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0.441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73cm"/>
    </style:style>
    <style:style style:name="co16" style:family="table-column">
      <style:table-column-properties fo:break-before="auto" style:column-width="0.766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679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2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a9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00a9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bf00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bf00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0">
      <style:table-cell-properties fo:background-color="#eeeeee" style:diagonal-bl-tr="none" style:diagonal-tl-br="none" fo:border="0.74pt solid #000000" style:rotation-align="none"/>
      <style:text-properties fo:color="#3faf4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d62e4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_wbloc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4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at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0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 Config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>
            <text:p>Melhores</text:p>
          </table:table-cell>
          <table:table-cell table:style-name="ce2" office:value-type="string" calcext:value-type="string">
            <text:p>Piores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Static 1</text:p>
          </table:table-cell>
          <table:table-cell table:style-name="ce26" table:formula="of:=COUNTIF([.$CO$5:.$CS$9];&quot;Static 1&quot;)" office:value-type="float" office:value="1" calcext:value-type="float">
            <text:p>1</text:p>
          </table:table-cell>
          <table:table-cell table:style-name="ce34" table:formula="of:=COUNTIF([.$CO$14:.$CS$18];&quot;Static 1&quot;)" office:value-type="float" office:value="5" calcext:value-type="float">
            <text:p>5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4]*2" office:value-type="float" office:value="40000" calcext:value-type="float">
            <text:p>40000</text:p>
          </table:table-cell>
          <table:table-cell table:style-name="ce1" table:formula="of:=[.C4]*2" office:value-type="float" office:value="80000" calcext:value-type="float">
            <text:p>80000</text:p>
          </table:table-cell>
          <table:table-cell table:style-name="ce1" table:formula="of:=[.D4]*2" office:value-type="float" office:value="160000" calcext:value-type="float">
            <text:p>160000</text:p>
          </table:table-cell>
          <table:table-cell table:style-name="ce1" table:formula="of:=[.E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I4]*2" office:value-type="float" office:value="40000" calcext:value-type="float">
            <text:p>40000</text:p>
          </table:table-cell>
          <table:table-cell table:style-name="ce1" table:formula="of:=[.J4]*2" office:value-type="float" office:value="80000" calcext:value-type="float">
            <text:p>80000</text:p>
          </table:table-cell>
          <table:table-cell table:style-name="ce1" table:formula="of:=[.K4]*2" office:value-type="float" office:value="160000" calcext:value-type="float">
            <text:p>160000</text:p>
          </table:table-cell>
          <table:table-cell table:style-name="ce1" table:formula="of:=[.L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P4]*2" office:value-type="float" office:value="40000" calcext:value-type="float">
            <text:p>40000</text:p>
          </table:table-cell>
          <table:table-cell table:style-name="ce1" table:formula="of:=[.Q4]*2" office:value-type="float" office:value="80000" calcext:value-type="float">
            <text:p>80000</text:p>
          </table:table-cell>
          <table:table-cell table:style-name="ce1" table:formula="of:=[.R4]*2" office:value-type="float" office:value="160000" calcext:value-type="float">
            <text:p>160000</text:p>
          </table:table-cell>
          <table:table-cell table:style-name="ce1" table:formula="of:=[.S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W4]*2" office:value-type="float" office:value="40000" calcext:value-type="float">
            <text:p>40000</text:p>
          </table:table-cell>
          <table:table-cell table:style-name="ce1" table:formula="of:=[.X4]*2" office:value-type="float" office:value="80000" calcext:value-type="float">
            <text:p>80000</text:p>
          </table:table-cell>
          <table:table-cell table:style-name="ce1" table:formula="of:=[.Y4]*2" office:value-type="float" office:value="160000" calcext:value-type="float">
            <text:p>160000</text:p>
          </table:table-cell>
          <table:table-cell table:style-name="ce1" table:formula="of:=[.Z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D4]*2" office:value-type="float" office:value="40000" calcext:value-type="float">
            <text:p>40000</text:p>
          </table:table-cell>
          <table:table-cell table:style-name="ce1" table:formula="of:=[.AE4]*2" office:value-type="float" office:value="80000" calcext:value-type="float">
            <text:p>80000</text:p>
          </table:table-cell>
          <table:table-cell table:style-name="ce1" table:formula="of:=[.AF4]*2" office:value-type="float" office:value="160000" calcext:value-type="float">
            <text:p>160000</text:p>
          </table:table-cell>
          <table:table-cell table:style-name="ce1" table:formula="of:=[.AG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K4]*2" office:value-type="float" office:value="40000" calcext:value-type="float">
            <text:p>40000</text:p>
          </table:table-cell>
          <table:table-cell table:style-name="ce1" table:formula="of:=[.AL4]*2" office:value-type="float" office:value="80000" calcext:value-type="float">
            <text:p>80000</text:p>
          </table:table-cell>
          <table:table-cell table:style-name="ce1" table:formula="of:=[.AM4]*2" office:value-type="float" office:value="160000" calcext:value-type="float">
            <text:p>160000</text:p>
          </table:table-cell>
          <table:table-cell table:style-name="ce1" table:formula="of:=[.AN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R4]*2" office:value-type="float" office:value="40000" calcext:value-type="float">
            <text:p>40000</text:p>
          </table:table-cell>
          <table:table-cell table:style-name="ce1" table:formula="of:=[.AS4]*2" office:value-type="float" office:value="80000" calcext:value-type="float">
            <text:p>80000</text:p>
          </table:table-cell>
          <table:table-cell table:style-name="ce1" table:formula="of:=[.AT4]*2" office:value-type="float" office:value="160000" calcext:value-type="float">
            <text:p>160000</text:p>
          </table:table-cell>
          <table:table-cell table:style-name="ce1" table:formula="of:=[.AU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Y4]*2" office:value-type="float" office:value="40000" calcext:value-type="float">
            <text:p>40000</text:p>
          </table:table-cell>
          <table:table-cell table:style-name="ce1" table:formula="of:=[.AZ4]*2" office:value-type="float" office:value="80000" calcext:value-type="float">
            <text:p>80000</text:p>
          </table:table-cell>
          <table:table-cell table:style-name="ce1" table:formula="of:=[.BA4]*2" office:value-type="float" office:value="160000" calcext:value-type="float">
            <text:p>160000</text:p>
          </table:table-cell>
          <table:table-cell table:style-name="ce1" table:formula="of:=[.BB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F4]*2" office:value-type="float" office:value="40000" calcext:value-type="float">
            <text:p>40000</text:p>
          </table:table-cell>
          <table:table-cell table:style-name="ce1" table:formula="of:=[.BG4]*2" office:value-type="float" office:value="80000" calcext:value-type="float">
            <text:p>80000</text:p>
          </table:table-cell>
          <table:table-cell table:style-name="ce1" table:formula="of:=[.BH4]*2" office:value-type="float" office:value="160000" calcext:value-type="float">
            <text:p>160000</text:p>
          </table:table-cell>
          <table:table-cell table:style-name="ce1" table:formula="of:=[.BI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M4]*2" office:value-type="float" office:value="40000" calcext:value-type="float">
            <text:p>40000</text:p>
          </table:table-cell>
          <table:table-cell table:style-name="ce1" table:formula="of:=[.BN4]*2" office:value-type="float" office:value="80000" calcext:value-type="float">
            <text:p>80000</text:p>
          </table:table-cell>
          <table:table-cell table:style-name="ce1" table:formula="of:=[.BO4]*2" office:value-type="float" office:value="160000" calcext:value-type="float">
            <text:p>160000</text:p>
          </table:table-cell>
          <table:table-cell table:style-name="ce1" table:formula="of:=[.BP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T4]*2" office:value-type="float" office:value="40000" calcext:value-type="float">
            <text:p>40000</text:p>
          </table:table-cell>
          <table:table-cell table:style-name="ce1" table:formula="of:=[.BU4]*2" office:value-type="float" office:value="80000" calcext:value-type="float">
            <text:p>80000</text:p>
          </table:table-cell>
          <table:table-cell table:style-name="ce1" table:formula="of:=[.BV4]*2" office:value-type="float" office:value="160000" calcext:value-type="float">
            <text:p>160000</text:p>
          </table:table-cell>
          <table:table-cell table:style-name="ce1" table:formula="of:=[.BW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A4]*2" office:value-type="float" office:value="40000" calcext:value-type="float">
            <text:p>40000</text:p>
          </table:table-cell>
          <table:table-cell table:style-name="ce1" table:formula="of:=[.CB4]*2" office:value-type="float" office:value="80000" calcext:value-type="float">
            <text:p>80000</text:p>
          </table:table-cell>
          <table:table-cell table:style-name="ce1" table:formula="of:=[.CC4]*2" office:value-type="float" office:value="160000" calcext:value-type="float">
            <text:p>160000</text:p>
          </table:table-cell>
          <table:table-cell table:style-name="ce1" table:formula="of:=[.CD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H4]*2" office:value-type="float" office:value="40000" calcext:value-type="float">
            <text:p>40000</text:p>
          </table:table-cell>
          <table:table-cell table:style-name="ce1" table:formula="of:=[.CI4]*2" office:value-type="float" office:value="80000" calcext:value-type="float">
            <text:p>80000</text:p>
          </table:table-cell>
          <table:table-cell table:style-name="ce1" table:formula="of:=[.CJ4]*2" office:value-type="float" office:value="160000" calcext:value-type="float">
            <text:p>160000</text:p>
          </table:table-cell>
          <table:table-cell table:style-name="ce1" table:formula="of:=[.CK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O4]*2" office:value-type="float" office:value="40000" calcext:value-type="float">
            <text:p>40000</text:p>
          </table:table-cell>
          <table:table-cell table:style-name="ce1" table:formula="of:=[.CP4]*2" office:value-type="float" office:value="80000" calcext:value-type="float">
            <text:p>80000</text:p>
          </table:table-cell>
          <table:table-cell table:style-name="ce1" table:formula="of:=[.CQ4]*2" office:value-type="float" office:value="160000" calcext:value-type="float">
            <text:p>160000</text:p>
          </table:table-cell>
          <table:table-cell table:style-name="ce1" table:formula="of:=[.CR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Static 2</text:p>
          </table:table-cell>
          <table:table-cell table:style-name="ce27" table:formula="of:=COUNTIF([.$CO$5:.$CS$9];&quot;Static 2&quot;)" office:value-type="float" office:value="1" calcext:value-type="float">
            <text:p>1</text:p>
          </table:table-cell>
          <table:table-cell table:style-name="ce27" table:formula="of:=COUNTIF([.$CO$14:.$CS$18];&quot;Stat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$E2]" office:value-type="float" office:value="1.71106866666667" calcext:value-type="float">
            <text:p>1,71107</text:p>
          </table:table-cell>
          <table:table-cell table:style-name="ce18" table:formula="of:=[$data.$E5]" office:value-type="float" office:value="6.78915" calcext:value-type="float">
            <text:p>6,78915</text:p>
          </table:table-cell>
          <table:table-cell table:style-name="ce18" table:formula="of:=[$data.$E8]" office:value-type="float" office:value="27.1654823333333" calcext:value-type="float">
            <text:p>27,16548</text:p>
          </table:table-cell>
          <table:table-cell table:style-name="ce18" table:formula="of:=[$data.$E11]" office:value-type="float" office:value="108.620541666667" calcext:value-type="float">
            <text:p>108,62054</text:p>
          </table:table-cell>
          <table:table-cell table:style-name="ce18" table:formula="of:=[$data.$E14]" office:value-type="float" office:value="434.446771666667" calcext:value-type="float">
            <text:p>434,4467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K2]" office:value-type="float" office:value="1.706045" calcext:value-type="float">
            <text:p>1,70605</text:p>
          </table:table-cell>
          <table:table-cell table:style-name="ce18" table:formula="of:=[$data.$K5]" office:value-type="float" office:value="6.80603033333333" calcext:value-type="float">
            <text:p>6,80603</text:p>
          </table:table-cell>
          <table:table-cell table:style-name="ce18" table:formula="of:=[$data.$K8]" office:value-type="float" office:value="27.165345" calcext:value-type="float">
            <text:p>27,16535</text:p>
          </table:table-cell>
          <table:table-cell table:style-name="ce18" table:formula="of:=[$data.$K11]" office:value-type="float" office:value="108.599995" calcext:value-type="float">
            <text:p>108,60000</text:p>
          </table:table-cell>
          <table:table-cell table:style-name="ce18" table:formula="of:=[$data.$K14]" office:value-type="float" office:value="434.334504333333" calcext:value-type="float">
            <text:p>434,334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Q2]" office:value-type="float" office:value="1.72539966666667" calcext:value-type="float">
            <text:p>1,72540</text:p>
          </table:table-cell>
          <table:table-cell table:style-name="ce18" table:formula="of:=[$data.$Q5]" office:value-type="float" office:value="6.79462966666667" calcext:value-type="float">
            <text:p>6,79463</text:p>
          </table:table-cell>
          <table:table-cell table:style-name="ce18" table:formula="of:=[$data.$Q8]" office:value-type="float" office:value="27.168857" calcext:value-type="float">
            <text:p>27,16886</text:p>
          </table:table-cell>
          <table:table-cell table:style-name="ce18" table:formula="of:=[$data.$Q11]" office:value-type="float" office:value="108.620642333333" calcext:value-type="float">
            <text:p>108,62064</text:p>
          </table:table-cell>
          <table:table-cell table:style-name="ce18" table:formula="of:=[$data.$Q14]" office:value-type="float" office:value="434.357698" calcext:value-type="float">
            <text:p>434,3577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W2]" office:value-type="float" office:value="1.71382833333333" calcext:value-type="float">
            <text:p>1,71383</text:p>
          </table:table-cell>
          <table:table-cell table:style-name="ce18" table:formula="of:=[$data.$W5]" office:value-type="float" office:value="6.82797566666667" calcext:value-type="float">
            <text:p>6,82798</text:p>
          </table:table-cell>
          <table:table-cell table:style-name="ce18" table:formula="of:=[$data.$W8]" office:value-type="float" office:value="27.1740726666667" calcext:value-type="float">
            <text:p>27,17407</text:p>
          </table:table-cell>
          <table:table-cell table:style-name="ce18" table:formula="of:=[$data.$W11]" office:value-type="float" office:value="108.682182333333" calcext:value-type="float">
            <text:p>108,68218</text:p>
          </table:table-cell>
          <table:table-cell table:style-name="ce18" table:formula="of:=[$data.$W14]" office:value-type="float" office:value="434.354021333333" calcext:value-type="float">
            <text:p>434,35402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C2]" office:value-type="float" office:value="1.70827633333333" calcext:value-type="float">
            <text:p>1,70828</text:p>
          </table:table-cell>
          <table:table-cell table:style-name="ce18" table:formula="of:=[$data.$AC5]" office:value-type="float" office:value="6.81664633333333" calcext:value-type="float">
            <text:p>6,81665</text:p>
          </table:table-cell>
          <table:table-cell table:style-name="ce18" table:formula="of:=[$data.$AC8]" office:value-type="float" office:value="27.1850206666667" calcext:value-type="float">
            <text:p>27,18502</text:p>
          </table:table-cell>
          <table:table-cell table:style-name="ce18" table:formula="of:=[$data.$AC11]" office:value-type="float" office:value="108.753414" calcext:value-type="float">
            <text:p>108,75341</text:p>
          </table:table-cell>
          <table:table-cell table:style-name="ce18" table:formula="of:=[$data.$AC14]" office:value-type="float" office:value="434.782399" calcext:value-type="float">
            <text:p>434,7824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I2]" office:value-type="float" office:value="1.70389133333333" calcext:value-type="float">
            <text:p>1,70389</text:p>
          </table:table-cell>
          <table:table-cell table:style-name="ce18" table:formula="of:=[$data.$AI5]" office:value-type="float" office:value="6.79643266666667" calcext:value-type="float">
            <text:p>6,79643</text:p>
          </table:table-cell>
          <table:table-cell table:style-name="ce18" table:formula="of:=[$data.$AI8]" office:value-type="float" office:value="27.1432593333333" calcext:value-type="float">
            <text:p>27,14326</text:p>
          </table:table-cell>
          <table:table-cell table:style-name="ce18" table:formula="of:=[$data.$AI11]" office:value-type="float" office:value="108.59533" calcext:value-type="float">
            <text:p>108,59533</text:p>
          </table:table-cell>
          <table:table-cell table:style-name="ce18" table:formula="of:=[$data.$AI14]" office:value-type="float" office:value="434.47579" calcext:value-type="float">
            <text:p>434,4757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O2]" office:value-type="float" office:value="1.71602333333333" calcext:value-type="float">
            <text:p>1,71602</text:p>
          </table:table-cell>
          <table:table-cell table:style-name="ce18" table:formula="of:=[$data.$AO5]" office:value-type="float" office:value="6.79396566666667" calcext:value-type="float">
            <text:p>6,79397</text:p>
          </table:table-cell>
          <table:table-cell table:style-name="ce18" table:formula="of:=[$data.$AO8]" office:value-type="float" office:value="27.1473233333333" calcext:value-type="float">
            <text:p>27,14732</text:p>
          </table:table-cell>
          <table:table-cell table:style-name="ce18" table:formula="of:=[$data.$AO11]" office:value-type="float" office:value="108.594992666667" calcext:value-type="float">
            <text:p>108,59499</text:p>
          </table:table-cell>
          <table:table-cell table:style-name="ce18" table:formula="of:=[$data.$AO14]" office:value-type="float" office:value="434.349837333333" calcext:value-type="float">
            <text:p>434,34984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U2]" office:value-type="float" office:value="1.70809233333333" calcext:value-type="float">
            <text:p>1,70809</text:p>
          </table:table-cell>
          <table:table-cell table:style-name="ce18" table:formula="of:=[$data.$AU5]" office:value-type="float" office:value="6.81381166666667" calcext:value-type="float">
            <text:p>6,81381</text:p>
          </table:table-cell>
          <table:table-cell table:style-name="ce18" table:formula="of:=[$data.$AU8]" office:value-type="float" office:value="27.150427" calcext:value-type="float">
            <text:p>27,15043</text:p>
          </table:table-cell>
          <table:table-cell table:style-name="ce18" table:formula="of:=[$data.$AU11]" office:value-type="float" office:value="108.611803" calcext:value-type="float">
            <text:p>108,61180</text:p>
          </table:table-cell>
          <table:table-cell table:style-name="ce18" table:formula="of:=[$data.$AU14]" office:value-type="float" office:value="434.359362333333" calcext:value-type="float">
            <text:p>434,35936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A2]" office:value-type="float" office:value="1.69803366666667" calcext:value-type="float">
            <text:p>1,69803</text:p>
          </table:table-cell>
          <table:table-cell table:style-name="ce18" table:formula="of:=[$data.$BA5]" office:value-type="float" office:value="6.794076" calcext:value-type="float">
            <text:p>6,79408</text:p>
          </table:table-cell>
          <table:table-cell table:style-name="ce18" table:formula="of:=[$data.$BA8]" office:value-type="float" office:value="27.1683993333333" calcext:value-type="float">
            <text:p>27,16840</text:p>
          </table:table-cell>
          <table:table-cell table:style-name="ce18" table:formula="of:=[$data.$BA11]" office:value-type="float" office:value="108.627151" calcext:value-type="float">
            <text:p>108,62715</text:p>
          </table:table-cell>
          <table:table-cell table:style-name="ce18" table:formula="of:=[$data.$BA14]" office:value-type="float" office:value="434.351711666667" calcext:value-type="float">
            <text:p>434,35171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G2]" office:value-type="float" office:value="1.72257966666667" calcext:value-type="float">
            <text:p>1,72258</text:p>
          </table:table-cell>
          <table:table-cell table:style-name="ce18" table:formula="of:=[$data.$BG5]" office:value-type="float" office:value="6.806376" calcext:value-type="float">
            <text:p>6,80638</text:p>
          </table:table-cell>
          <table:table-cell table:style-name="ce18" table:formula="of:=[$data.$BG8]" office:value-type="float" office:value="27.1720946666667" calcext:value-type="float">
            <text:p>27,17209</text:p>
          </table:table-cell>
          <table:table-cell table:style-name="ce18" table:formula="of:=[$data.$BG11]" office:value-type="float" office:value="108.612928666667" calcext:value-type="float">
            <text:p>108,61293</text:p>
          </table:table-cell>
          <table:table-cell table:style-name="ce18" table:formula="of:=[$data.$BG14]" office:value-type="float" office:value="434.388490666667" calcext:value-type="float">
            <text:p>434,3884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M2]" office:value-type="float" office:value="1.72075433333333" calcext:value-type="float">
            <text:p>1,72075</text:p>
          </table:table-cell>
          <table:table-cell table:style-name="ce18" table:formula="of:=[$data.$BM5]" office:value-type="float" office:value="6.816656" calcext:value-type="float">
            <text:p>6,81666</text:p>
          </table:table-cell>
          <table:table-cell table:style-name="ce18" table:formula="of:=[$data.$BM8]" office:value-type="float" office:value="27.1624356666667" calcext:value-type="float">
            <text:p>27,16244</text:p>
          </table:table-cell>
          <table:table-cell table:style-name="ce18" table:formula="of:=[$data.$BM11]" office:value-type="float" office:value="108.587092" calcext:value-type="float">
            <text:p>108,58709</text:p>
          </table:table-cell>
          <table:table-cell table:style-name="ce18" table:formula="of:=[$data.$BM14]" office:value-type="float" office:value="434.349894333333" calcext:value-type="float">
            <text:p>434,3498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S2]" office:value-type="float" office:value="1.716184" calcext:value-type="float">
            <text:p>1,71618</text:p>
          </table:table-cell>
          <table:table-cell table:style-name="ce18" table:formula="of:=[$data.$BS5]" office:value-type="float" office:value="6.816201" calcext:value-type="float">
            <text:p>6,81620</text:p>
          </table:table-cell>
          <table:table-cell table:style-name="ce18" table:formula="of:=[$data.$BS8]" office:value-type="float" office:value="27.1745356666667" calcext:value-type="float">
            <text:p>27,17454</text:p>
          </table:table-cell>
          <table:table-cell table:style-name="ce18" table:formula="of:=[$data.$BS11]" office:value-type="float" office:value="108.627516" calcext:value-type="float">
            <text:p>108,62752</text:p>
          </table:table-cell>
          <table:table-cell table:style-name="ce18" table:formula="of:=[$data.$BS14]" office:value-type="float" office:value="434.435669666667" calcext:value-type="float">
            <text:p>434,4356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IN([.B5];[.I5];[.P5];[.W5];[.AD5];[.AK5];[.AR5];[.AY5];[.BF5];[.BM5];[.BT5];[.CA5])" office:value-type="float" office:value="1.69803366666667" calcext:value-type="float">
            <text:p>1,69803</text:p>
          </table:table-cell>
          <table:table-cell table:style-name="ce18" table:formula="of:=MIN([.C5];[.J5];[.Q5];[.X5];[.AE5];[.AL5];[.AS5];[.AZ5];[.BG5];[.BN5];[.BU5];[.CB5])" office:value-type="float" office:value="6.78915" calcext:value-type="float">
            <text:p>6,78915</text:p>
          </table:table-cell>
          <table:table-cell table:style-name="ce18" table:formula="of:=MIN([.D5];[.K5];[.R5];[.Y5];[.AF5];[.AM5];[.AT5];[.BA5];[.BH5];[.BO5];[.BV5];[.CC5])" office:value-type="float" office:value="27.1432593333333" calcext:value-type="float">
            <text:p>27,14326</text:p>
          </table:table-cell>
          <table:table-cell table:style-name="ce18" table:formula="of:=MIN([.E5];[.L5];[.S5];[.Z5];[.AG5];[.AN5];[.AU5];[.BB5];[.BI5];[.BP5];[.BW5];[.CD5])" office:value-type="float" office:value="108.587092" calcext:value-type="float">
            <text:p>108,58709</text:p>
          </table:table-cell>
          <table:table-cell table:style-name="ce18" table:formula="of:=MIN([.F5];[.M5];[.T5];[.AA5];[.AH5];[.AO5];[.AV5];[.BC5];[.BJ5];[.BQ5];[.BX5];[.CE5])" office:value-type="float" office:value="434.334504333333" calcext:value-type="float">
            <text:p>434,3345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H5]=[.B5];[.$A$1];IF([.CH5]=[.I5];[.$H$1];IF([.CH5]=[.P5];[.$O$1];IF([.CH5]=[.W5];[.$V$1];IF([.CH5]=[.AD5];[.$AC$1];IF([.CH5]=[.AK5];[.$AJ$1];IF([.CH5]=[.AR5];[.$AQ$1];IF([.CH5]=[.AY5];[.$AX$1];IF([.CH5]=[.BF5];[.$BE$1];IF([.CH5]=[.BM5];[.$BL$1];IF([.CH5]=[.BT5];[.$BS$1];[.$BZ$1])))))))))))" office:value-type="string" office:string-value="Guided 1" calcext:value-type="string">
            <text:p>Guided 1</text:p>
          </table:table-cell>
          <table:table-cell table:style-name="ce18" table:formula="of:=IF([.CI5]=[.C5];[.$A$1];IF([.CI5]=[.J5];[.$H$1];IF([.CI5]=[.Q5];[.$O$1];IF([.CI5]=[.X5];[.$V$1];IF([.CI5]=[.AE5];[.$AC$1];IF([.CI5]=[.AL5];[.$AJ$1];IF([.CI5]=[.AS5];[.$AQ$1];IF([.CI5]=[.AZ5];[.$AX$1];IF([.CI5]=[.BG5];[.$BE$1];IF([.CI5]=[.BN5];[.$BL$1];IF([.CI5]=[.BU5];[.$BS$1];[.$BZ$1])))))))))))" office:value-type="string" office:string-value="Static 1" calcext:value-type="string">
            <text:p>Static 1</text:p>
          </table:table-cell>
          <table:table-cell table:style-name="ce18" table:formula="of:=IF([.CJ5]=[.D5];[.$A$1];IF([.CJ5]=[.K5];[.$H$1];IF([.CJ5]=[.R5];[.$O$1];IF([.CJ5]=[.Y5];[.$V$1];IF([.CJ5]=[.AF5];[.$AC$1];IF([.CJ5]=[.AM5];[.$AJ$1];IF([.CJ5]=[.AT5];[.$AQ$1];IF([.CJ5]=[.BA5];[.$AX$1];IF([.CJ5]=[.BH5];[.$BE$1];IF([.CJ5]=[.BO5];[.$BL$1];IF([.CJ5]=[.BV5];[.$BS$1];[.$BZ$1])))))))))))" office:value-type="string" office:string-value="Dynamic 2" calcext:value-type="string">
            <text:p>Dynamic 2</text:p>
          </table:table-cell>
          <table:table-cell table:style-name="ce18" table:formula="of:=IF([.CK5]=[.E5];[.$A$1];IF([.CK5]=[.L5];[.$H$1];IF([.CK5]=[.S5];[.$O$1];IF([.CK5]=[.Z5];[.$V$1];IF([.CK5]=[.AG5];[.$AC$1];IF([.CK5]=[.AN5];[.$AJ$1];IF([.CK5]=[.AU5];[.$AQ$1];IF([.CK5]=[.BB5];[.$AX$1];IF([.CK5]=[.BI5];[.$BE$1];IF([.CK5]=[.BP5];[.$BL$1];IF([.CK5]=[.BW5];[.$BS$1];[.$BZ$1])))))))))))" office:value-type="string" office:string-value="Guided 4" calcext:value-type="string">
            <text:p>Guided 4</text:p>
          </table:table-cell>
          <table:table-cell table:style-name="ce18" table:formula="of:=IF([.CL5]=[.F5];[.$A$1];IF([.CL5]=[.M5];[.$H$1];IF([.CL5]=[.T5];[.$O$1];IF([.CL5]=[.AA5];[.$V$1];IF([.CL5]=[.AH5];[.$AC$1];IF([.CL5]=[.AO5];[.$AJ$1];IF([.CL5]=[.AV5];[.$AQ$1];IF([.CL5]=[.BC5];[.$AX$1];IF([.CL5]=[.BJ5];[.$BE$1];IF([.CL5]=[.BQ5];[.$BL$1];IF([.CL5]=[.BX5];[.$BS$1];[.$BZ$1])))))))))))" office:value-type="string" office:string-value="Static 2" calcext:value-type="string">
            <text:p>Static 2</text:p>
          </table:table-cell>
          <table:table-cell/>
          <table:table-cell table:style-name="ce7" office:value-type="string" calcext:value-type="string">
            <text:p>Static 4</text:p>
          </table:table-cell>
          <table:table-cell table:style-name="ce26" table:formula="of:=COUNTIF([.$CO$5:.$CS$9];&quot;Static 4&quot;)" office:value-type="float" office:value="0" calcext:value-type="float">
            <text:p>0</text:p>
          </table:table-cell>
          <table:table-cell table:style-name="ce26" table:formula="of:=COUNTIF([.$CO$14:.$CS$18];&quot;Static 4&quot;)" office:value-type="float" office:value="3" calcext:value-type="float">
            <text:p>3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E17]" office:value-type="float" office:value="0.877285333333333" calcext:value-type="float">
            <text:p>0,87729</text:p>
          </table:table-cell>
          <table:table-cell table:style-name="ce19" table:formula="of:=[$data.$E20]" office:value-type="float" office:value="3.42204966666667" calcext:value-type="float">
            <text:p>3,42205</text:p>
          </table:table-cell>
          <table:table-cell table:style-name="ce19" table:formula="of:=[$data.$E23]" office:value-type="float" office:value="13.604178" calcext:value-type="float">
            <text:p>13,60418</text:p>
          </table:table-cell>
          <table:table-cell table:style-name="ce19" table:formula="of:=[$data.$E26]" office:value-type="float" office:value="54.3278103333333" calcext:value-type="float">
            <text:p>54,32781</text:p>
          </table:table-cell>
          <table:table-cell table:style-name="ce19" table:formula="of:=[$data.$E29]" office:value-type="float" office:value="217.237331" calcext:value-type="float">
            <text:p>217,2373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K17]" office:value-type="float" office:value="0.878363333333333" calcext:value-type="float">
            <text:p>0,87836</text:p>
          </table:table-cell>
          <table:table-cell table:style-name="ce19" table:formula="of:=[$data.$K20]" office:value-type="float" office:value="3.422657" calcext:value-type="float">
            <text:p>3,42266</text:p>
          </table:table-cell>
          <table:table-cell table:style-name="ce19" table:formula="of:=[$data.$K23]" office:value-type="float" office:value="13.6038013333333" calcext:value-type="float">
            <text:p>13,60380</text:p>
          </table:table-cell>
          <table:table-cell table:style-name="ce19" table:formula="of:=[$data.$K26]" office:value-type="float" office:value="54.3244616666667" calcext:value-type="float">
            <text:p>54,32446</text:p>
          </table:table-cell>
          <table:table-cell table:style-name="ce19" table:formula="of:=[$data.$K29]" office:value-type="float" office:value="217.267031666667" calcext:value-type="float">
            <text:p>217,2670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Q17]" office:value-type="float" office:value="0.87909" calcext:value-type="float">
            <text:p>0,87909</text:p>
          </table:table-cell>
          <table:table-cell table:style-name="ce19" table:formula="of:=[$data.$Q20]" office:value-type="float" office:value="3.41315966666667" calcext:value-type="float">
            <text:p>3,41316</text:p>
          </table:table-cell>
          <table:table-cell table:style-name="ce19" table:formula="of:=[$data.$Q23]" office:value-type="float" office:value="13.6014613333333" calcext:value-type="float">
            <text:p>13,60146</text:p>
          </table:table-cell>
          <table:table-cell table:style-name="ce19" table:formula="of:=[$data.$Q26]" office:value-type="float" office:value="54.322482" calcext:value-type="float">
            <text:p>54,32248</text:p>
          </table:table-cell>
          <table:table-cell table:style-name="ce19" table:formula="of:=[$data.$Q29]" office:value-type="float" office:value="217.202185666667" calcext:value-type="float">
            <text:p>217,2021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W17]" office:value-type="float" office:value="0.876897" calcext:value-type="float">
            <text:p>0,87690</text:p>
          </table:table-cell>
          <table:table-cell table:style-name="ce19" table:formula="of:=[$data.$W20]" office:value-type="float" office:value="3.42441033333333" calcext:value-type="float">
            <text:p>3,42441</text:p>
          </table:table-cell>
          <table:table-cell table:style-name="ce19" table:formula="of:=[$data.$W23]" office:value-type="float" office:value="13.60837" calcext:value-type="float">
            <text:p>13,60837</text:p>
          </table:table-cell>
          <table:table-cell table:style-name="ce19" table:formula="of:=[$data.$W26]" office:value-type="float" office:value="54.337215" calcext:value-type="float">
            <text:p>54,33722</text:p>
          </table:table-cell>
          <table:table-cell table:style-name="ce19" table:formula="of:=[$data.$W29]" office:value-type="float" office:value="217.209592333333" calcext:value-type="float">
            <text:p>217,209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C17]" office:value-type="float" office:value="0.874014666666667" calcext:value-type="float">
            <text:p>0,87401</text:p>
          </table:table-cell>
          <table:table-cell table:style-name="ce19" table:formula="of:=[$data.$AC20]" office:value-type="float" office:value="3.418057" calcext:value-type="float">
            <text:p>3,41806</text:p>
          </table:table-cell>
          <table:table-cell table:style-name="ce19" table:formula="of:=[$data.$AC23]" office:value-type="float" office:value="13.6389996666667" calcext:value-type="float">
            <text:p>13,63900</text:p>
          </table:table-cell>
          <table:table-cell table:style-name="ce19" table:formula="of:=[$data.$AC26]" office:value-type="float" office:value="54.507278" calcext:value-type="float">
            <text:p>54,50728</text:p>
          </table:table-cell>
          <table:table-cell table:style-name="ce19" table:formula="of:=[$data.$AC29]" office:value-type="float" office:value="218.302123" calcext:value-type="float">
            <text:p>218,30212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I17]" office:value-type="float" office:value="0.874121333333333" calcext:value-type="float">
            <text:p>0,87412</text:p>
          </table:table-cell>
          <table:table-cell table:style-name="ce19" table:formula="of:=[$data.$AI20]" office:value-type="float" office:value="3.40604466666667" calcext:value-type="float">
            <text:p>3,40604</text:p>
          </table:table-cell>
          <table:table-cell table:style-name="ce19" table:formula="of:=[$data.$AI23]" office:value-type="float" office:value="13.60765" calcext:value-type="float">
            <text:p>13,60765</text:p>
          </table:table-cell>
          <table:table-cell table:style-name="ce19" table:formula="of:=[$data.$AI26]" office:value-type="float" office:value="54.361088" calcext:value-type="float">
            <text:p>54,36109</text:p>
          </table:table-cell>
          <table:table-cell table:style-name="ce19" table:formula="of:=[$data.$AI29]" office:value-type="float" office:value="217.319797" calcext:value-type="float">
            <text:p>217,3198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O17]" office:value-type="float" office:value="0.877833" calcext:value-type="float">
            <text:p>0,87783</text:p>
          </table:table-cell>
          <table:table-cell table:style-name="ce19" table:formula="of:=[$data.$AO20]" office:value-type="float" office:value="3.41378366666667" calcext:value-type="float">
            <text:p>3,41378</text:p>
          </table:table-cell>
          <table:table-cell table:style-name="ce19" table:formula="of:=[$data.$AO23]" office:value-type="float" office:value="13.5988606666667" calcext:value-type="float">
            <text:p>13,59886</text:p>
          </table:table-cell>
          <table:table-cell table:style-name="ce19" table:formula="of:=[$data.$AO26]" office:value-type="float" office:value="54.3134033333333" calcext:value-type="float">
            <text:p>54,31340</text:p>
          </table:table-cell>
          <table:table-cell table:style-name="ce19" table:formula="of:=[$data.$AO29]" office:value-type="float" office:value="217.216974" calcext:value-type="float">
            <text:p>217,216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U17]" office:value-type="float" office:value="0.878173333333333" calcext:value-type="float">
            <text:p>0,87817</text:p>
          </table:table-cell>
          <table:table-cell table:style-name="ce19" table:formula="of:=[$data.$AU20]" office:value-type="float" office:value="3.41693" calcext:value-type="float">
            <text:p>3,41693</text:p>
          </table:table-cell>
          <table:table-cell table:style-name="ce19" table:formula="of:=[$data.$AU23]" office:value-type="float" office:value="13.5938946666667" calcext:value-type="float">
            <text:p>13,59389</text:p>
          </table:table-cell>
          <table:table-cell table:style-name="ce19" table:formula="of:=[$data.$AU26]" office:value-type="float" office:value="54.3108503333333" calcext:value-type="float">
            <text:p>54,31085</text:p>
          </table:table-cell>
          <table:table-cell table:style-name="ce19" table:formula="of:=[$data.$AU29]" office:value-type="float" office:value="217.231511666667" calcext:value-type="float">
            <text:p>217,2315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A17]" office:value-type="float" office:value="0.862993" calcext:value-type="float">
            <text:p>0,86299</text:p>
          </table:table-cell>
          <table:table-cell table:style-name="ce19" table:formula="of:=[$data.$BA20]" office:value-type="float" office:value="3.41310533333333" calcext:value-type="float">
            <text:p>3,41311</text:p>
          </table:table-cell>
          <table:table-cell table:style-name="ce19" table:formula="of:=[$data.$BA23]" office:value-type="float" office:value="13.6018106666667" calcext:value-type="float">
            <text:p>13,60181</text:p>
          </table:table-cell>
          <table:table-cell table:style-name="ce19" table:formula="of:=[$data.$BA26]" office:value-type="float" office:value="54.3091906666667" calcext:value-type="float">
            <text:p>54,30919</text:p>
          </table:table-cell>
          <table:table-cell table:style-name="ce19" table:formula="of:=[$data.$BA29]" office:value-type="float" office:value="217.197586" calcext:value-type="float">
            <text:p>217,197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G17]" office:value-type="float" office:value="0.878152333333333" calcext:value-type="float">
            <text:p>0,87815</text:p>
          </table:table-cell>
          <table:table-cell table:style-name="ce19" table:formula="of:=[$data.$BG20]" office:value-type="float" office:value="3.42338933333333" calcext:value-type="float">
            <text:p>3,42339</text:p>
          </table:table-cell>
          <table:table-cell table:style-name="ce19" table:formula="of:=[$data.$BG23]" office:value-type="float" office:value="13.6031506666667" calcext:value-type="float">
            <text:p>13,60315</text:p>
          </table:table-cell>
          <table:table-cell table:style-name="ce19" table:formula="of:=[$data.$BG26]" office:value-type="float" office:value="54.3200346666667" calcext:value-type="float">
            <text:p>54,32003</text:p>
          </table:table-cell>
          <table:table-cell table:style-name="ce19" table:formula="of:=[$data.$BG29]" office:value-type="float" office:value="217.184170666667" calcext:value-type="float">
            <text:p>217,184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M17]" office:value-type="float" office:value="0.873704333333333" calcext:value-type="float">
            <text:p>0,87370</text:p>
          </table:table-cell>
          <table:table-cell table:style-name="ce19" table:formula="of:=[$data.$BM20]" office:value-type="float" office:value="3.41297133333333" calcext:value-type="float">
            <text:p>3,41297</text:p>
          </table:table-cell>
          <table:table-cell table:style-name="ce19" table:formula="of:=[$data.$BM23]" office:value-type="float" office:value="13.597417" calcext:value-type="float">
            <text:p>13,59742</text:p>
          </table:table-cell>
          <table:table-cell table:style-name="ce19" table:formula="of:=[$data.$BM26]" office:value-type="float" office:value="54.314933" calcext:value-type="float">
            <text:p>54,31493</text:p>
          </table:table-cell>
          <table:table-cell table:style-name="ce19" table:formula="of:=[$data.$BM29]" office:value-type="float" office:value="217.197161666667" calcext:value-type="float">
            <text:p>217,1971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S17]" office:value-type="float" office:value="0.877714666666667" calcext:value-type="float">
            <text:p>0,87771</text:p>
          </table:table-cell>
          <table:table-cell table:style-name="ce19" table:formula="of:=[$data.$BS20]" office:value-type="float" office:value="3.41388133333333" calcext:value-type="float">
            <text:p>3,41388</text:p>
          </table:table-cell>
          <table:table-cell table:style-name="ce19" table:formula="of:=[$data.$BS23]" office:value-type="float" office:value="13.6000953333333" calcext:value-type="float">
            <text:p>13,60010</text:p>
          </table:table-cell>
          <table:table-cell table:style-name="ce19" table:formula="of:=[$data.$BS26]" office:value-type="float" office:value="54.3224176666667" calcext:value-type="float">
            <text:p>54,32242</text:p>
          </table:table-cell>
          <table:table-cell table:style-name="ce19" table:formula="of:=[$data.$BS29]" office:value-type="float" office:value="217.225065" calcext:value-type="float">
            <text:p>217,2250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IN([.B6];[.I6];[.P6];[.W6];[.AD6];[.AK6];[.AR6];[.AY6];[.BF6];[.BM6];[.BT6];[.CA6])" office:value-type="float" office:value="0.862993" calcext:value-type="float">
            <text:p>0,86299</text:p>
          </table:table-cell>
          <table:table-cell table:style-name="ce19" table:formula="of:=MIN([.C6];[.J6];[.Q6];[.X6];[.AE6];[.AL6];[.AS6];[.AZ6];[.BG6];[.BN6];[.BU6];[.CB6])" office:value-type="float" office:value="3.40604466666667" calcext:value-type="float">
            <text:p>3,40604</text:p>
          </table:table-cell>
          <table:table-cell table:style-name="ce19" table:formula="of:=MIN([.D6];[.K6];[.R6];[.Y6];[.AF6];[.AM6];[.AT6];[.BA6];[.BH6];[.BO6];[.BV6];[.CC6])" office:value-type="float" office:value="13.5938946666667" calcext:value-type="float">
            <text:p>13,59389</text:p>
          </table:table-cell>
          <table:table-cell table:style-name="ce19" table:formula="of:=MIN([.E6];[.L6];[.S6];[.Z6];[.AG6];[.AN6];[.AU6];[.BB6];[.BI6];[.BP6];[.BW6];[.CD6])" office:value-type="float" office:value="54.3091906666667" calcext:value-type="float">
            <text:p>54,30919</text:p>
          </table:table-cell>
          <table:table-cell table:style-name="ce19" table:formula="of:=MIN([.F6];[.M6];[.T6];[.AA6];[.AH6];[.AO6];[.AV6];[.BC6];[.BJ6];[.BQ6];[.BX6];[.CE6])" office:value-type="float" office:value="217.184170666667" calcext:value-type="float">
            <text:p>217,1841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H6]=[.B6];[.$A$1];IF([.CH6]=[.I6];[.$H$1];IF([.CH6]=[.P6];[.$O$1];IF([.CH6]=[.W6];[.$V$1];IF([.CH6]=[.AD6];[.$AC$1];IF([.CH6]=[.AK6];[.$AJ$1];IF([.CH6]=[.AR6];[.$AQ$1];IF([.CH6]=[.AY6];[.$AX$1];IF([.CH6]=[.BF6];[.$BE$1];IF([.CH6]=[.BM6];[.$BL$1];IF([.CH6]=[.BT6];[.$BS$1];[.$BZ$1])))))))))))" office:value-type="string" office:string-value="Guided 1" calcext:value-type="string">
            <text:p>Guided 1</text:p>
          </table:table-cell>
          <table:table-cell table:style-name="ce19" table:formula="of:=IF([.CI6]=[.C6];[.$A$1];IF([.CI6]=[.J6];[.$H$1];IF([.CI6]=[.Q6];[.$O$1];IF([.CI6]=[.X6];[.$V$1];IF([.CI6]=[.AE6];[.$AC$1];IF([.CI6]=[.AL6];[.$AJ$1];IF([.CI6]=[.AS6];[.$AQ$1];IF([.CI6]=[.AZ6];[.$AX$1];IF([.CI6]=[.BG6];[.$BE$1];IF([.CI6]=[.BN6];[.$BL$1];IF([.CI6]=[.BU6];[.$BS$1];[.$BZ$1])))))))))))" office:value-type="string" office:string-value="Dynamic 2" calcext:value-type="string">
            <text:p>Dynamic 2</text:p>
          </table:table-cell>
          <table:table-cell table:style-name="ce19" table:formula="of:=IF([.CJ6]=[.D6];[.$A$1];IF([.CJ6]=[.K6];[.$H$1];IF([.CJ6]=[.R6];[.$O$1];IF([.CJ6]=[.Y6];[.$V$1];IF([.CJ6]=[.AF6];[.$AC$1];IF([.CJ6]=[.AM6];[.$AJ$1];IF([.CJ6]=[.AT6];[.$AQ$1];IF([.CJ6]=[.BA6];[.$AX$1];IF([.CJ6]=[.BH6];[.$BE$1];IF([.CJ6]=[.BO6];[.$BL$1];IF([.CJ6]=[.BV6];[.$BS$1];[.$BZ$1])))))))))))" office:value-type="string" office:string-value="Dynamic 10" calcext:value-type="string">
            <text:p>Dynamic 10</text:p>
          </table:table-cell>
          <table:table-cell table:style-name="ce19" table:formula="of:=IF([.CK6]=[.E6];[.$A$1];IF([.CK6]=[.L6];[.$H$1];IF([.CK6]=[.S6];[.$O$1];IF([.CK6]=[.Z6];[.$V$1];IF([.CK6]=[.AG6];[.$AC$1];IF([.CK6]=[.AN6];[.$AJ$1];IF([.CK6]=[.AU6];[.$AQ$1];IF([.CK6]=[.BB6];[.$AX$1];IF([.CK6]=[.BI6];[.$BE$1];IF([.CK6]=[.BP6];[.$BL$1];IF([.CK6]=[.BW6];[.$BS$1];[.$BZ$1])))))))))))" office:value-type="string" office:string-value="Guided 1" calcext:value-type="string">
            <text:p>Guided 1</text:p>
          </table:table-cell>
          <table:table-cell table:style-name="ce19" table:formula="of:=IF([.CL6]=[.F6];[.$A$1];IF([.CL6]=[.M6];[.$H$1];IF([.CL6]=[.T6];[.$O$1];IF([.CL6]=[.AA6];[.$V$1];IF([.CL6]=[.AH6];[.$AC$1];IF([.CL6]=[.AO6];[.$AJ$1];IF([.CL6]=[.AV6];[.$AQ$1];IF([.CL6]=[.BC6];[.$AX$1];IF([.CL6]=[.BJ6];[.$BE$1];IF([.CL6]=[.BQ6];[.$BL$1];IF([.CL6]=[.BX6];[.$BS$1];[.$BZ$1])))))))))))" office:value-type="string" office:string-value="Guided 2" calcext:value-type="string">
            <text:p>Guided 2</text:p>
          </table:table-cell>
          <table:table-cell/>
          <table:table-cell table:style-name="ce7" office:value-type="string" calcext:value-type="string">
            <text:p>Static 10</text:p>
          </table:table-cell>
          <table:table-cell table:style-name="ce27" table:formula="of:=COUNTIF([.$CO$5:.$CS$9];&quot;Static 10&quot;)" office:value-type="float" office:value="0" calcext:value-type="float">
            <text:p>0</text:p>
          </table:table-cell>
          <table:table-cell table:style-name="ce31" table:formula="of:=COUNTIF([.$CO$14:.$CS$18];&quot;Static 10&quot;)" office:value-type="float" office:value="7" calcext:value-type="float">
            <text:p>7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E32]" office:value-type="float" office:value="0.462694666666667" calcext:value-type="float">
            <text:p>0,46269</text:p>
          </table:table-cell>
          <table:table-cell table:style-name="ce18" table:formula="of:=[$data.$E35]" office:value-type="float" office:value="1.74785833333333" calcext:value-type="float">
            <text:p>1,74786</text:p>
          </table:table-cell>
          <table:table-cell table:style-name="ce18" table:formula="of:=[$data.$E38]" office:value-type="float" office:value="6.91236766666667" calcext:value-type="float">
            <text:p>6,91237</text:p>
          </table:table-cell>
          <table:table-cell table:style-name="ce18" table:formula="of:=[$data.$E41]" office:value-type="float" office:value="27.551879" calcext:value-type="float">
            <text:p>27,55188</text:p>
          </table:table-cell>
          <table:table-cell table:style-name="ce18" table:formula="of:=[$data.$E44]" office:value-type="float" office:value="110.120430333333" calcext:value-type="float">
            <text:p>110,1204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K32]" office:value-type="float" office:value="0.458408666666667" calcext:value-type="float">
            <text:p>0,45841</text:p>
          </table:table-cell>
          <table:table-cell table:style-name="ce18" table:formula="of:=[$data.$K35]" office:value-type="float" office:value="1.74974666666667" calcext:value-type="float">
            <text:p>1,74975</text:p>
          </table:table-cell>
          <table:table-cell table:style-name="ce18" table:formula="of:=[$data.$K38]" office:value-type="float" office:value="6.91438266666667" calcext:value-type="float">
            <text:p>6,91438</text:p>
          </table:table-cell>
          <table:table-cell table:style-name="ce18" table:formula="of:=[$data.$K41]" office:value-type="float" office:value="27.5459453333333" calcext:value-type="float">
            <text:p>27,54595</text:p>
          </table:table-cell>
          <table:table-cell table:style-name="ce18" table:formula="of:=[$data.$K44]" office:value-type="float" office:value="110.160906" calcext:value-type="float">
            <text:p>110,1609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Q32]" office:value-type="float" office:value="0.458647333333333" calcext:value-type="float">
            <text:p>0,45865</text:p>
          </table:table-cell>
          <table:table-cell table:style-name="ce18" table:formula="of:=[$data.$Q35]" office:value-type="float" office:value="1.74953166666667" calcext:value-type="float">
            <text:p>1,74953</text:p>
          </table:table-cell>
          <table:table-cell table:style-name="ce18" table:formula="of:=[$data.$Q38]" office:value-type="float" office:value="6.91224033333333" calcext:value-type="float">
            <text:p>6,91224</text:p>
          </table:table-cell>
          <table:table-cell table:style-name="ce18" table:formula="of:=[$data.$Q41]" office:value-type="float" office:value="27.5441863333333" calcext:value-type="float">
            <text:p>27,54419</text:p>
          </table:table-cell>
          <table:table-cell table:style-name="ce18" table:formula="of:=[$data.$Q44]" office:value-type="float" office:value="110.087961" calcext:value-type="float">
            <text:p>110,0879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W32]" office:value-type="float" office:value="0.462916" calcext:value-type="float">
            <text:p>0,46292</text:p>
          </table:table-cell>
          <table:table-cell table:style-name="ce18" table:formula="of:=[$data.$W35]" office:value-type="float" office:value="1.75933966666667" calcext:value-type="float">
            <text:p>1,75934</text:p>
          </table:table-cell>
          <table:table-cell table:style-name="ce18" table:formula="of:=[$data.$W38]" office:value-type="float" office:value="6.909698" calcext:value-type="float">
            <text:p>6,90970</text:p>
          </table:table-cell>
          <table:table-cell table:style-name="ce18" table:formula="of:=[$data.$W41]" office:value-type="float" office:value="27.5596656666667" calcext:value-type="float">
            <text:p>27,55967</text:p>
          </table:table-cell>
          <table:table-cell table:style-name="ce18" table:formula="of:=[$data.$W44]" office:value-type="float" office:value="110.060228666667" calcext:value-type="float">
            <text:p>110,060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C32]" office:value-type="float" office:value="0.437817666666667" calcext:value-type="float">
            <text:p>0,43782</text:p>
          </table:table-cell>
          <table:table-cell table:style-name="ce18" table:formula="of:=[$data.$AC35]" office:value-type="float" office:value="1.74993166666667" calcext:value-type="float">
            <text:p>1,74993</text:p>
          </table:table-cell>
          <table:table-cell table:style-name="ce18" table:formula="of:=[$data.$AC38]" office:value-type="float" office:value="6.97351566666667" calcext:value-type="float">
            <text:p>6,97352</text:p>
          </table:table-cell>
          <table:table-cell table:style-name="ce18" table:formula="of:=[$data.$AC41]" office:value-type="float" office:value="27.860773" calcext:value-type="float">
            <text:p>27,86077</text:p>
          </table:table-cell>
          <table:table-cell table:style-name="ce18" table:formula="of:=[$data.$AC44]" office:value-type="float" office:value="110.893456" calcext:value-type="float">
            <text:p>110,8934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I32]" office:value-type="float" office:value="0.440351" calcext:value-type="float">
            <text:p>0,44035</text:p>
          </table:table-cell>
          <table:table-cell table:style-name="ce18" table:formula="of:=[$data.$AI35]" office:value-type="float" office:value="1.74846566666667" calcext:value-type="float">
            <text:p>1,74847</text:p>
          </table:table-cell>
          <table:table-cell table:style-name="ce18" table:formula="of:=[$data.$AI38]" office:value-type="float" office:value="6.919345" calcext:value-type="float">
            <text:p>6,91935</text:p>
          </table:table-cell>
          <table:table-cell table:style-name="ce18" table:formula="of:=[$data.$AI41]" office:value-type="float" office:value="27.6453673333333" calcext:value-type="float">
            <text:p>27,64537</text:p>
          </table:table-cell>
          <table:table-cell table:style-name="ce18" table:formula="of:=[$data.$AI44]" office:value-type="float" office:value="110.397844" calcext:value-type="float">
            <text:p>110,3978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O32]" office:value-type="float" office:value="0.453981333333333" calcext:value-type="float">
            <text:p>0,45398</text:p>
          </table:table-cell>
          <table:table-cell table:style-name="ce18" table:formula="of:=[$data.$AO35]" office:value-type="float" office:value="1.73772433333333" calcext:value-type="float">
            <text:p>1,73772</text:p>
          </table:table-cell>
          <table:table-cell table:style-name="ce18" table:formula="of:=[$data.$AO38]" office:value-type="float" office:value="6.89643666666667" calcext:value-type="float">
            <text:p>6,89644</text:p>
          </table:table-cell>
          <table:table-cell table:style-name="ce18" table:formula="of:=[$data.$AO41]" office:value-type="float" office:value="27.5322196666667" calcext:value-type="float">
            <text:p>27,53222</text:p>
          </table:table-cell>
          <table:table-cell table:style-name="ce18" table:formula="of:=[$data.$AO44]" office:value-type="float" office:value="110.182937" calcext:value-type="float">
            <text:p>110,1829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U32]" office:value-type="float" office:value="0.444232" calcext:value-type="float">
            <text:p>0,44423</text:p>
          </table:table-cell>
          <table:table-cell table:style-name="ce18" table:formula="of:=[$data.$AU35]" office:value-type="float" office:value="1.732351" calcext:value-type="float">
            <text:p>1,73235</text:p>
          </table:table-cell>
          <table:table-cell table:style-name="ce18" table:formula="of:=[$data.$AU38]" office:value-type="float" office:value="6.888143" calcext:value-type="float">
            <text:p>6,88814</text:p>
          </table:table-cell>
          <table:table-cell table:style-name="ce18" table:formula="of:=[$data.$AU41]" office:value-type="float" office:value="27.5303286666667" calcext:value-type="float">
            <text:p>27,53033</text:p>
          </table:table-cell>
          <table:table-cell table:style-name="ce18" table:formula="of:=[$data.$AU44]" office:value-type="float" office:value="110.095234" calcext:value-type="float">
            <text:p>110,095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A32]" office:value-type="float" office:value="0.444944666666667" calcext:value-type="float">
            <text:p>0,44494</text:p>
          </table:table-cell>
          <table:table-cell table:style-name="ce18" table:formula="of:=[$data.$BA35]" office:value-type="float" office:value="1.73491833333333" calcext:value-type="float">
            <text:p>1,73492</text:p>
          </table:table-cell>
          <table:table-cell table:style-name="ce18" table:formula="of:=[$data.$BA38]" office:value-type="float" office:value="6.90087933333333" calcext:value-type="float">
            <text:p>6,90088</text:p>
          </table:table-cell>
          <table:table-cell table:style-name="ce18" table:formula="of:=[$data.$BA41]" office:value-type="float" office:value="27.5279906666667" calcext:value-type="float">
            <text:p>27,52799</text:p>
          </table:table-cell>
          <table:table-cell table:style-name="ce18" table:formula="of:=[$data.$BA44]" office:value-type="float" office:value="110.080336" calcext:value-type="float">
            <text:p>110,0803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G32]" office:value-type="float" office:value="0.451128" calcext:value-type="float">
            <text:p>0,45113</text:p>
          </table:table-cell>
          <table:table-cell table:style-name="ce18" table:formula="of:=[$data.$BG35]" office:value-type="float" office:value="1.73356666666667" calcext:value-type="float">
            <text:p>1,73357</text:p>
          </table:table-cell>
          <table:table-cell table:style-name="ce18" table:formula="of:=[$data.$BG38]" office:value-type="float" office:value="6.89919766666667" calcext:value-type="float">
            <text:p>6,89920</text:p>
          </table:table-cell>
          <table:table-cell table:style-name="ce18" table:formula="of:=[$data.$BG41]" office:value-type="float" office:value="27.5388276666667" calcext:value-type="float">
            <text:p>27,53883</text:p>
          </table:table-cell>
          <table:table-cell table:style-name="ce18" table:formula="of:=[$data.$BG44]" office:value-type="float" office:value="110.086370666667" calcext:value-type="float">
            <text:p>110,0863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M32]" office:value-type="float" office:value="0.439918333333333" calcext:value-type="float">
            <text:p>0,43992</text:p>
          </table:table-cell>
          <table:table-cell table:style-name="ce18" table:formula="of:=[$data.$BM35]" office:value-type="float" office:value="1.742474" calcext:value-type="float">
            <text:p>1,74247</text:p>
          </table:table-cell>
          <table:table-cell table:style-name="ce18" table:formula="of:=[$data.$BM38]" office:value-type="float" office:value="6.895224" calcext:value-type="float">
            <text:p>6,89522</text:p>
          </table:table-cell>
          <table:table-cell table:style-name="ce18" table:formula="of:=[$data.$BM41]" office:value-type="float" office:value="27.52417" calcext:value-type="float">
            <text:p>27,52417</text:p>
          </table:table-cell>
          <table:table-cell table:style-name="ce18" table:formula="of:=[$data.$BM44]" office:value-type="float" office:value="110.091109333333" calcext:value-type="float">
            <text:p>110,0911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S32]" office:value-type="float" office:value="0.447001666666667" calcext:value-type="float">
            <text:p>0,44700</text:p>
          </table:table-cell>
          <table:table-cell table:style-name="ce18" table:formula="of:=[$data.$BS35]" office:value-type="float" office:value="1.73335966666667" calcext:value-type="float">
            <text:p>1,73336</text:p>
          </table:table-cell>
          <table:table-cell table:style-name="ce18" table:formula="of:=[$data.$BS38]" office:value-type="float" office:value="6.89934266666667" calcext:value-type="float">
            <text:p>6,89934</text:p>
          </table:table-cell>
          <table:table-cell table:style-name="ce18" table:formula="of:=[$data.$BS41]" office:value-type="float" office:value="27.5506033333333" calcext:value-type="float">
            <text:p>27,55060</text:p>
          </table:table-cell>
          <table:table-cell table:style-name="ce18" table:formula="of:=[$data.$BS44]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IN([.B7];[.I7];[.P7];[.W7];[.AD7];[.AK7];[.AR7];[.AY7];[.BF7];[.BM7];[.BT7];[.CA7])" office:value-type="float" office:value="0.437817666666667" calcext:value-type="float">
            <text:p>0,43782</text:p>
          </table:table-cell>
          <table:table-cell table:style-name="ce18" table:formula="of:=MIN([.C7];[.J7];[.Q7];[.X7];[.AE7];[.AL7];[.AS7];[.AZ7];[.BG7];[.BN7];[.BU7];[.CB7])" office:value-type="float" office:value="1.732351" calcext:value-type="float">
            <text:p>1,73235</text:p>
          </table:table-cell>
          <table:table-cell table:style-name="ce18" table:formula="of:=MIN([.D7];[.K7];[.R7];[.Y7];[.AF7];[.AM7];[.AT7];[.BA7];[.BH7];[.BO7];[.BV7];[.CC7])" office:value-type="float" office:value="6.888143" calcext:value-type="float">
            <text:p>6,88814</text:p>
          </table:table-cell>
          <table:table-cell table:style-name="ce18" table:formula="of:=MIN([.E7];[.L7];[.S7];[.Z7];[.AG7];[.AN7];[.AU7];[.BB7];[.BI7];[.BP7];[.BW7];[.CD7])" office:value-type="float" office:value="27.52417" calcext:value-type="float">
            <text:p>27,52417</text:p>
          </table:table-cell>
          <table:table-cell table:style-name="ce18" table:formula="of:=MIN([.F7];[.M7];[.T7];[.AA7];[.AH7];[.AO7];[.AV7];[.BC7];[.BJ7];[.BQ7];[.BX7];[.CE7])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H7]=[.B7];[.$A$1];IF([.CH7]=[.I7];[.$H$1];IF([.CH7]=[.P7];[.$O$1];IF([.CH7]=[.W7];[.$V$1];IF([.CH7]=[.AD7];[.$AC$1];IF([.CH7]=[.AK7];[.$AJ$1];IF([.CH7]=[.AR7];[.$AQ$1];IF([.CH7]=[.AY7];[.$AX$1];IF([.CH7]=[.BF7];[.$BE$1];IF([.CH7]=[.BM7];[.$BL$1];IF([.CH7]=[.BT7];[.$BS$1];[.$BZ$1])))))))))))" office:value-type="string" office:string-value="Dynamic 1" calcext:value-type="string">
            <text:p>Dynamic 1</text:p>
          </table:table-cell>
          <table:table-cell table:style-name="ce18" table:formula="of:=IF([.CI7]=[.C7];[.$A$1];IF([.CI7]=[.J7];[.$H$1];IF([.CI7]=[.Q7];[.$O$1];IF([.CI7]=[.X7];[.$V$1];IF([.CI7]=[.AE7];[.$AC$1];IF([.CI7]=[.AL7];[.$AJ$1];IF([.CI7]=[.AS7];[.$AQ$1];IF([.CI7]=[.AZ7];[.$AX$1];IF([.CI7]=[.BG7];[.$BE$1];IF([.CI7]=[.BN7];[.$BL$1];IF([.CI7]=[.BU7];[.$BS$1];[.$BZ$1])))))))))))" office:value-type="string" office:string-value="Dynamic 10" calcext:value-type="string">
            <text:p>Dynamic 10</text:p>
          </table:table-cell>
          <table:table-cell table:style-name="ce18" table:formula="of:=IF([.CJ7]=[.D7];[.$A$1];IF([.CJ7]=[.K7];[.$H$1];IF([.CJ7]=[.R7];[.$O$1];IF([.CJ7]=[.Y7];[.$V$1];IF([.CJ7]=[.AF7];[.$AC$1];IF([.CJ7]=[.AM7];[.$AJ$1];IF([.CJ7]=[.AT7];[.$AQ$1];IF([.CJ7]=[.BA7];[.$AX$1];IF([.CJ7]=[.BH7];[.$BE$1];IF([.CJ7]=[.BO7];[.$BL$1];IF([.CJ7]=[.BV7];[.$BS$1];[.$BZ$1])))))))))))" office:value-type="string" office:string-value="Dynamic 10" calcext:value-type="string">
            <text:p>Dynamic 10</text:p>
          </table:table-cell>
          <table:table-cell table:style-name="ce18" table:formula="of:=IF([.CK7]=[.E7];[.$A$1];IF([.CK7]=[.L7];[.$H$1];IF([.CK7]=[.S7];[.$O$1];IF([.CK7]=[.Z7];[.$V$1];IF([.CK7]=[.AG7];[.$AC$1];IF([.CK7]=[.AN7];[.$AJ$1];IF([.CK7]=[.AU7];[.$AQ$1];IF([.CK7]=[.BB7];[.$AX$1];IF([.CK7]=[.BI7];[.$BE$1];IF([.CK7]=[.BP7];[.$BL$1];IF([.CK7]=[.BW7];[.$BS$1];[.$BZ$1])))))))))))" office:value-type="string" office:string-value="Guided 4" calcext:value-type="string">
            <text:p>Guided 4</text:p>
          </table:table-cell>
          <table:table-cell table:style-name="ce18" table:formula="of:=IF([.CL7]=[.F7];[.$A$1];IF([.CL7]=[.M7];[.$H$1];IF([.CL7]=[.T7];[.$O$1];IF([.CL7]=[.AA7];[.$V$1];IF([.CL7]=[.AH7];[.$AC$1];IF([.CL7]=[.AO7];[.$AJ$1];IF([.CL7]=[.AV7];[.$AQ$1];IF([.CL7]=[.BC7];[.$AX$1];IF([.CL7]=[.BJ7];[.$BE$1];IF([.CL7]=[.BQ7];[.$BL$1];IF([.CL7]=[.BX7];[.$BS$1];[.$BZ$1])))))))))))" office:value-type="string" office:string-value="Guided 10" calcext:value-type="string">
            <text:p>Guided 10</text:p>
          </table:table-cell>
          <table:table-cell/>
          <table:table-cell table:style-name="ce7" office:value-type="string" calcext:value-type="string">
            <text:p>Dynamic 1</text:p>
          </table:table-cell>
          <table:table-cell table:style-name="ce26" table:formula="of:=COUNTIF([.$CO$5:.$CS$9];&quot;Dynamic 1&quot;)" office:value-type="float" office:value="1" calcext:value-type="float">
            <text:p>1</text:p>
          </table:table-cell>
          <table:table-cell table:style-name="ce34" table:formula="of:=COUNTIF([.$CO$14:.$CS$18];&quot;Dynamic 1&quot;)" office:value-type="float" office:value="9" calcext:value-type="float">
            <text:p>9</text:p>
          </table:table-cell>
          <table:table-cell table:number-columns-repeated="9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E47]" office:value-type="float" office:value="0.241614666666667" calcext:value-type="float">
            <text:p>0,24161</text:p>
          </table:table-cell>
          <table:table-cell table:style-name="ce19" table:formula="of:=[$data.$E50]" office:value-type="float" office:value="0.928081" calcext:value-type="float">
            <text:p>0,92808</text:p>
          </table:table-cell>
          <table:table-cell table:style-name="ce19" table:formula="of:=[$data.$E53]" office:value-type="float" office:value="3.72233833333333" calcext:value-type="float">
            <text:p>3,72234</text:p>
          </table:table-cell>
          <table:table-cell table:style-name="ce19" table:formula="of:=[$data.$E56]" office:value-type="float" office:value="14.7990473333333" calcext:value-type="float">
            <text:p>14,79905</text:p>
          </table:table-cell>
          <table:table-cell table:style-name="ce19" table:formula="of:=[$data.$E59]" office:value-type="float" office:value="59.1726823333333" calcext:value-type="float">
            <text:p>59,172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K47]" office:value-type="float" office:value="0.239794" calcext:value-type="float">
            <text:p>0,23979</text:p>
          </table:table-cell>
          <table:table-cell table:style-name="ce19" table:formula="of:=[$data.$K50]" office:value-type="float" office:value="0.923491333333333" calcext:value-type="float">
            <text:p>0,92349</text:p>
          </table:table-cell>
          <table:table-cell table:style-name="ce19" table:formula="of:=[$data.$K53]" office:value-type="float" office:value="3.70161" calcext:value-type="float">
            <text:p>3,70161</text:p>
          </table:table-cell>
          <table:table-cell table:style-name="ce19" table:formula="of:=[$data.$K56]" office:value-type="float" office:value="14.788031" calcext:value-type="float">
            <text:p>14,78803</text:p>
          </table:table-cell>
          <table:table-cell table:style-name="ce19" table:formula="of:=[$data.$K59]" office:value-type="float" office:value="59.1469123333333" calcext:value-type="float">
            <text:p>59,1469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Q47]" office:value-type="float" office:value="0.243148" calcext:value-type="float">
            <text:p>0,24315</text:p>
          </table:table-cell>
          <table:table-cell table:style-name="ce19" table:formula="of:=[$data.$Q50]" office:value-type="float" office:value="0.924701666666667" calcext:value-type="float">
            <text:p>0,92470</text:p>
          </table:table-cell>
          <table:table-cell table:style-name="ce19" table:formula="of:=[$data.$Q53]" office:value-type="float" office:value="3.708813" calcext:value-type="float">
            <text:p>3,70881</text:p>
          </table:table-cell>
          <table:table-cell table:style-name="ce19" table:formula="of:=[$data.$Q56]" office:value-type="float" office:value="14.8016353333333" calcext:value-type="float">
            <text:p>14,80164</text:p>
          </table:table-cell>
          <table:table-cell table:style-name="ce19" table:formula="of:=[$data.$Q59]" office:value-type="float" office:value="59.1601753333333" calcext:value-type="float">
            <text:p>59,1601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W47]" office:value-type="float" office:value="0.248471333333333" calcext:value-type="float">
            <text:p>0,24847</text:p>
          </table:table-cell>
          <table:table-cell table:style-name="ce19" table:formula="of:=[$data.$W50]" office:value-type="float" office:value="0.929125333333333" calcext:value-type="float">
            <text:p>0,92913</text:p>
          </table:table-cell>
          <table:table-cell table:style-name="ce19" table:formula="of:=[$data.$W53]" office:value-type="float" office:value="3.70395033333333" calcext:value-type="float">
            <text:p>3,70395</text:p>
          </table:table-cell>
          <table:table-cell table:style-name="ce19" table:formula="of:=[$data.$W56]" office:value-type="float" office:value="14.785875" calcext:value-type="float">
            <text:p>14,78588</text:p>
          </table:table-cell>
          <table:table-cell table:style-name="ce19" table:formula="of:=[$data.$W59]" office:value-type="float" office:value="59.2116703333333" calcext:value-type="float">
            <text:p>59,2116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C47]" office:value-type="float" office:value="0.237147333333333" calcext:value-type="float">
            <text:p>0,23715</text:p>
          </table:table-cell>
          <table:table-cell table:style-name="ce19" table:formula="of:=[$data.$AC50]" office:value-type="float" office:value="0.924354" calcext:value-type="float">
            <text:p>0,92435</text:p>
          </table:table-cell>
          <table:table-cell table:style-name="ce19" table:formula="of:=[$data.$AC53]" office:value-type="float" office:value="3.68642633333333" calcext:value-type="float">
            <text:p>3,68643</text:p>
          </table:table-cell>
          <table:table-cell table:style-name="ce19" table:formula="of:=[$data.$AC56]" office:value-type="float" office:value="14.7526866666667" calcext:value-type="float">
            <text:p>14,75269</text:p>
          </table:table-cell>
          <table:table-cell table:style-name="ce19" table:formula="of:=[$data.$AC59]" office:value-type="float" office:value="59.0230266666667" calcext:value-type="float">
            <text:p>59,02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I47]" office:value-type="float" office:value="0.236774333333333" calcext:value-type="float">
            <text:p>0,23677</text:p>
          </table:table-cell>
          <table:table-cell table:style-name="ce19" table:formula="of:=[$data.$AI50]" office:value-type="float" office:value="0.925096" calcext:value-type="float">
            <text:p>0,92510</text:p>
          </table:table-cell>
          <table:table-cell table:style-name="ce19" table:formula="of:=[$data.$AI53]" office:value-type="float" office:value="3.68899866666667" calcext:value-type="float">
            <text:p>3,68900</text:p>
          </table:table-cell>
          <table:table-cell table:style-name="ce19" table:formula="of:=[$data.$AI56]" office:value-type="float" office:value="14.7164656666667" calcext:value-type="float">
            <text:p>14,71647</text:p>
          </table:table-cell>
          <table:table-cell table:style-name="ce19" table:formula="of:=[$data.$AI59]" office:value-type="float" office:value="58.8978306666667" calcext:value-type="float">
            <text:p>58,8978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O47]" office:value-type="float" office:value="0.245314" calcext:value-type="float">
            <text:p>0,24531</text:p>
          </table:table-cell>
          <table:table-cell table:style-name="ce19" table:formula="of:=[$data.$AO50]" office:value-type="float" office:value="0.924692666666667" calcext:value-type="float">
            <text:p>0,92469</text:p>
          </table:table-cell>
          <table:table-cell table:style-name="ce19" table:formula="of:=[$data.$AO53]" office:value-type="float" office:value="3.67191166666667" calcext:value-type="float">
            <text:p>3,67191</text:p>
          </table:table-cell>
          <table:table-cell table:style-name="ce19" table:formula="of:=[$data.$AO56]" office:value-type="float" office:value="14.6513913333333" calcext:value-type="float">
            <text:p>14,65139</text:p>
          </table:table-cell>
          <table:table-cell table:style-name="ce19" table:formula="of:=[$data.$AO59]" office:value-type="float" office:value="58.8505406666667" calcext:value-type="float">
            <text:p>58,850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U47]" office:value-type="float" office:value="0.232873" calcext:value-type="float">
            <text:p>0,23287</text:p>
          </table:table-cell>
          <table:table-cell table:style-name="ce19" table:formula="of:=[$data.$AU50]" office:value-type="float" office:value="0.921333" calcext:value-type="float">
            <text:p>0,92133</text:p>
          </table:table-cell>
          <table:table-cell table:style-name="ce19" table:formula="of:=[$data.$AU53]" office:value-type="float" office:value="3.66723466666667" calcext:value-type="float">
            <text:p>3,66723</text:p>
          </table:table-cell>
          <table:table-cell table:style-name="ce19" table:formula="of:=[$data.$AU56]" office:value-type="float" office:value="14.678794" calcext:value-type="float">
            <text:p>14,67879</text:p>
          </table:table-cell>
          <table:table-cell table:style-name="ce19" table:formula="of:=[$data.$AU59]" office:value-type="float" office:value="58.705003" calcext:value-type="float">
            <text:p>58,7050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A47]" office:value-type="float" office:value="0.233215666666667" calcext:value-type="float">
            <text:p>0,23322</text:p>
          </table:table-cell>
          <table:table-cell table:style-name="ce19" table:formula="of:=[$data.$BA50]" office:value-type="float" office:value="0.917104666666667" calcext:value-type="float">
            <text:p>0,91710</text:p>
          </table:table-cell>
          <table:table-cell table:style-name="ce19" table:formula="of:=[$data.$BA53]" office:value-type="float" office:value="3.66136" calcext:value-type="float">
            <text:p>3,66136</text:p>
          </table:table-cell>
          <table:table-cell table:style-name="ce19" table:formula="of:=[$data.$BA56]" office:value-type="float" office:value="14.647195" calcext:value-type="float">
            <text:p>14,64720</text:p>
          </table:table-cell>
          <table:table-cell table:style-name="ce19" table:formula="of:=[$data.$BA59]" office:value-type="float" office:value="58.6827893333333" calcext:value-type="float">
            <text:p>58,6827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G47]" office:value-type="float" office:value="0.233501333333333" calcext:value-type="float">
            <text:p>0,23350</text:p>
          </table:table-cell>
          <table:table-cell table:style-name="ce19" table:formula="of:=[$data.$BG50]" office:value-type="float" office:value="0.921489333333333" calcext:value-type="float">
            <text:p>0,92149</text:p>
          </table:table-cell>
          <table:table-cell table:style-name="ce19" table:formula="of:=[$data.$BG53]" office:value-type="float" office:value="3.66304166666667" calcext:value-type="float">
            <text:p>3,66304</text:p>
          </table:table-cell>
          <table:table-cell table:style-name="ce19" table:formula="of:=[$data.$BG56]" office:value-type="float" office:value="14.6578793333333" calcext:value-type="float">
            <text:p>14,65788</text:p>
          </table:table-cell>
          <table:table-cell table:style-name="ce19" table:formula="of:=[$data.$BG59]" office:value-type="float" office:value="58.7468753333333" calcext:value-type="float">
            <text:p>58,7468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M47]" office:value-type="float" office:value="0.237922333333333" calcext:value-type="float">
            <text:p>0,23792</text:p>
          </table:table-cell>
          <table:table-cell table:style-name="ce19" table:formula="of:=[$data.$BM50]" office:value-type="float" office:value="0.920661" calcext:value-type="float">
            <text:p>0,92066</text:p>
          </table:table-cell>
          <table:table-cell table:style-name="ce19" table:formula="of:=[$data.$BM53]" office:value-type="float" office:value="3.66384133333333" calcext:value-type="float">
            <text:p>3,66384</text:p>
          </table:table-cell>
          <table:table-cell table:style-name="ce19" table:formula="of:=[$data.$BM56]" office:value-type="float" office:value="14.6655793333333" calcext:value-type="float">
            <text:p>14,66558</text:p>
          </table:table-cell>
          <table:table-cell table:style-name="ce19" table:formula="of:=[$data.$BM59]" office:value-type="float" office:value="58.5968673333333" calcext:value-type="float">
            <text:p>58,5968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S47]" office:value-type="float" office:value="0.232711666666667" calcext:value-type="float">
            <text:p>0,23271</text:p>
          </table:table-cell>
          <table:table-cell table:style-name="ce19" table:formula="of:=[$data.$BS50]" office:value-type="float" office:value="0.921836666666667" calcext:value-type="float">
            <text:p>0,92184</text:p>
          </table:table-cell>
          <table:table-cell table:style-name="ce19" table:formula="of:=[$data.$BS53]" office:value-type="float" office:value="3.67433866666667" calcext:value-type="float">
            <text:p>3,67434</text:p>
          </table:table-cell>
          <table:table-cell table:style-name="ce19" table:formula="of:=[$data.$BS56]" office:value-type="float" office:value="14.6625163333333" calcext:value-type="float">
            <text:p>14,66252</text:p>
          </table:table-cell>
          <table:table-cell table:style-name="ce19" table:formula="of:=[$data.$BS59]" office:value-type="float" office:value="58.680613" calcext:value-type="float">
            <text:p>58,6806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IN([.B8];[.I8];[.P8];[.W8];[.AD8];[.AK8];[.AR8];[.AY8];[.BF8];[.BM8];[.BT8];[.CA8])" office:value-type="float" office:value="0.232711666666667" calcext:value-type="float">
            <text:p>0,23271</text:p>
          </table:table-cell>
          <table:table-cell table:style-name="ce19" table:formula="of:=MIN([.C8];[.J8];[.Q8];[.X8];[.AE8];[.AL8];[.AS8];[.AZ8];[.BG8];[.BN8];[.BU8];[.CB8])" office:value-type="float" office:value="0.917104666666667" calcext:value-type="float">
            <text:p>0,91710</text:p>
          </table:table-cell>
          <table:table-cell table:style-name="ce19" table:formula="of:=MIN([.D8];[.K8];[.R8];[.Y8];[.AF8];[.AM8];[.AT8];[.BA8];[.BH8];[.BO8];[.BV8];[.CC8])" office:value-type="float" office:value="3.66136" calcext:value-type="float">
            <text:p>3,66136</text:p>
          </table:table-cell>
          <table:table-cell table:style-name="ce19" table:formula="of:=MIN([.E8];[.L8];[.S8];[.Z8];[.AG8];[.AN8];[.AU8];[.BB8];[.BI8];[.BP8];[.BW8];[.CD8])" office:value-type="float" office:value="14.647195" calcext:value-type="float">
            <text:p>14,64720</text:p>
          </table:table-cell>
          <table:table-cell table:style-name="ce19" table:formula="of:=MIN([.F8];[.M8];[.T8];[.AA8];[.AH8];[.AO8];[.AV8];[.BC8];[.BJ8];[.BQ8];[.BX8];[.CE8])" office:value-type="float" office:value="58.5968673333333" calcext:value-type="float">
            <text:p>58,5968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H8]=[.B8];[.$A$1];IF([.CH8]=[.I8];[.$H$1];IF([.CH8]=[.P8];[.$O$1];IF([.CH8]=[.W8];[.$V$1];IF([.CH8]=[.AD8];[.$AC$1];IF([.CH8]=[.AK8];[.$AJ$1];IF([.CH8]=[.AR8];[.$AQ$1];IF([.CH8]=[.AY8];[.$AX$1];IF([.CH8]=[.BF8];[.$BE$1];IF([.CH8]=[.BM8];[.$BL$1];IF([.CH8]=[.BT8];[.$BS$1];[.$BZ$1])))))))))))" office:value-type="string" office:string-value="Guided 10" calcext:value-type="string">
            <text:p>Guided 10</text:p>
          </table:table-cell>
          <table:table-cell table:style-name="ce19" table:formula="of:=IF([.CI8]=[.C8];[.$A$1];IF([.CI8]=[.J8];[.$H$1];IF([.CI8]=[.Q8];[.$O$1];IF([.CI8]=[.X8];[.$V$1];IF([.CI8]=[.AE8];[.$AC$1];IF([.CI8]=[.AL8];[.$AJ$1];IF([.CI8]=[.AS8];[.$AQ$1];IF([.CI8]=[.AZ8];[.$AX$1];IF([.CI8]=[.BG8];[.$BE$1];IF([.CI8]=[.BN8];[.$BL$1];IF([.CI8]=[.BU8];[.$BS$1];[.$BZ$1])))))))))))" office:value-type="string" office:string-value="Guided 1" calcext:value-type="string">
            <text:p>Guided 1</text:p>
          </table:table-cell>
          <table:table-cell table:style-name="ce19" table:formula="of:=IF([.CJ8]=[.D8];[.$A$1];IF([.CJ8]=[.K8];[.$H$1];IF([.CJ8]=[.R8];[.$O$1];IF([.CJ8]=[.Y8];[.$V$1];IF([.CJ8]=[.AF8];[.$AC$1];IF([.CJ8]=[.AM8];[.$AJ$1];IF([.CJ8]=[.AT8];[.$AQ$1];IF([.CJ8]=[.BA8];[.$AX$1];IF([.CJ8]=[.BH8];[.$BE$1];IF([.CJ8]=[.BO8];[.$BL$1];IF([.CJ8]=[.BV8];[.$BS$1];[.$BZ$1])))))))))))" office:value-type="string" office:string-value="Guided 1" calcext:value-type="string">
            <text:p>Guided 1</text:p>
          </table:table-cell>
          <table:table-cell table:style-name="ce19" table:formula="of:=IF([.CK8]=[.E8];[.$A$1];IF([.CK8]=[.L8];[.$H$1];IF([.CK8]=[.S8];[.$O$1];IF([.CK8]=[.Z8];[.$V$1];IF([.CK8]=[.AG8];[.$AC$1];IF([.CK8]=[.AN8];[.$AJ$1];IF([.CK8]=[.AU8];[.$AQ$1];IF([.CK8]=[.BB8];[.$AX$1];IF([.CK8]=[.BI8];[.$BE$1];IF([.CK8]=[.BP8];[.$BL$1];IF([.CK8]=[.BW8];[.$BS$1];[.$BZ$1])))))))))))" office:value-type="string" office:string-value="Guided 1" calcext:value-type="string">
            <text:p>Guided 1</text:p>
          </table:table-cell>
          <table:table-cell table:style-name="ce19" table:formula="of:=IF([.CL8]=[.F8];[.$A$1];IF([.CL8]=[.M8];[.$H$1];IF([.CL8]=[.T8];[.$O$1];IF([.CL8]=[.AA8];[.$V$1];IF([.CL8]=[.AH8];[.$AC$1];IF([.CL8]=[.AO8];[.$AJ$1];IF([.CL8]=[.AV8];[.$AQ$1];IF([.CL8]=[.BC8];[.$AX$1];IF([.CL8]=[.BJ8];[.$BE$1];IF([.CL8]=[.BQ8];[.$BL$1];IF([.CL8]=[.BX8];[.$BS$1];[.$BZ$1])))))))))))" office:value-type="string" office:string-value="Guided 4" calcext:value-type="string">
            <text:p>Guided 4</text:p>
          </table:table-cell>
          <table:table-cell/>
          <table:table-cell table:style-name="ce7" office:value-type="string" calcext:value-type="string">
            <text:p>Dynamic 2</text:p>
          </table:table-cell>
          <table:table-cell table:style-name="ce27" table:formula="of:=COUNTIF([.$CO$5:.$CS$9];&quot;Dynamic 2&quot;)" office:value-type="float" office:value="2" calcext:value-type="float">
            <text:p>2</text:p>
          </table:table-cell>
          <table:table-cell table:style-name="ce27" table:formula="of:=COUNTIF([.$CO$14:.$CS$18];&quot;Dynam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E62]" office:value-type="float" office:value="0.200036666666667" calcext:value-type="float">
            <text:p>0,20004</text:p>
          </table:table-cell>
          <table:table-cell table:style-name="ce18" table:formula="of:=[$data.$E65]" office:value-type="float" office:value="0.732631666666667" calcext:value-type="float">
            <text:p>0,73263</text:p>
          </table:table-cell>
          <table:table-cell table:style-name="ce18" table:formula="of:=[$data.$E68]" office:value-type="float" office:value="2.73085866666667" calcext:value-type="float">
            <text:p>2,73086</text:p>
          </table:table-cell>
          <table:table-cell table:style-name="ce18" table:formula="of:=[$data.$E71]" office:value-type="float" office:value="10.496631" calcext:value-type="float">
            <text:p>10,49663</text:p>
          </table:table-cell>
          <table:table-cell table:style-name="ce18" table:formula="of:=[$data.$E74]" office:value-type="float" office:value="40.5670496666667" calcext:value-type="float">
            <text:p>40,5670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K62]" office:value-type="float" office:value="0.187547" calcext:value-type="float">
            <text:p>0,18755</text:p>
          </table:table-cell>
          <table:table-cell table:style-name="ce18" table:formula="of:=[$data.$K65]" office:value-type="float" office:value="0.727467" calcext:value-type="float">
            <text:p>0,72747</text:p>
          </table:table-cell>
          <table:table-cell table:style-name="ce18" table:formula="of:=[$data.$K68]" office:value-type="float" office:value="2.730728" calcext:value-type="float">
            <text:p>2,73073</text:p>
          </table:table-cell>
          <table:table-cell table:style-name="ce18" table:formula="of:=[$data.$K71]" office:value-type="float" office:value="10.3099773333333" calcext:value-type="float">
            <text:p>10,30998</text:p>
          </table:table-cell>
          <table:table-cell table:style-name="ce18" table:formula="of:=[$data.$K74]" office:value-type="float" office:value="40.411185" calcext:value-type="float">
            <text:p>40,4111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Q62]" office:value-type="float" office:value="0.190801666666667" calcext:value-type="float">
            <text:p>0,19080</text:p>
          </table:table-cell>
          <table:table-cell table:style-name="ce18" table:formula="of:=[$data.$Q65]" office:value-type="float" office:value="0.707563" calcext:value-type="float">
            <text:p>0,70756</text:p>
          </table:table-cell>
          <table:table-cell table:style-name="ce18" table:formula="of:=[$data.$Q68]" office:value-type="float" office:value="2.72099366666667" calcext:value-type="float">
            <text:p>2,72099</text:p>
          </table:table-cell>
          <table:table-cell table:style-name="ce18" table:formula="of:=[$data.$Q71]" office:value-type="float" office:value="10.2879966666667" calcext:value-type="float">
            <text:p>10,28800</text:p>
          </table:table-cell>
          <table:table-cell table:style-name="ce18" table:formula="of:=[$data.$Q74]" office:value-type="float" office:value="40.3682883333333" calcext:value-type="float">
            <text:p>40,3682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W62]" office:value-type="float" office:value="0.188543333333333" calcext:value-type="float">
            <text:p>0,18854</text:p>
          </table:table-cell>
          <table:table-cell table:style-name="ce18" table:formula="of:=[$data.$W65]" office:value-type="float" office:value="0.729983" calcext:value-type="float">
            <text:p>0,72998</text:p>
          </table:table-cell>
          <table:table-cell table:style-name="ce18" table:formula="of:=[$data.$W68]" office:value-type="float" office:value="2.69538366666667" calcext:value-type="float">
            <text:p>2,69538</text:p>
          </table:table-cell>
          <table:table-cell table:style-name="ce18" table:formula="of:=[$data.$W71]" office:value-type="float" office:value="10.402039" calcext:value-type="float">
            <text:p>10,40204</text:p>
          </table:table-cell>
          <table:table-cell table:style-name="ce18" table:formula="of:=[$data.$W74]" office:value-type="float" office:value="40.7497033333333" calcext:value-type="float">
            <text:p>40,7497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C62]" office:value-type="float" office:value="0.165473333333333" calcext:value-type="float">
            <text:p>0,16547</text:p>
          </table:table-cell>
          <table:table-cell table:style-name="ce18" table:formula="of:=[$data.$AC65]" office:value-type="float" office:value="0.636382333333333" calcext:value-type="float">
            <text:p>0,63638</text:p>
          </table:table-cell>
          <table:table-cell table:style-name="ce18" table:formula="of:=[$data.$AC68]" office:value-type="float" office:value="2.528593" calcext:value-type="float">
            <text:p>2,52859</text:p>
          </table:table-cell>
          <table:table-cell table:style-name="ce18" table:formula="of:=[$data.$AC71]" office:value-type="float" office:value="9.97843233333333" calcext:value-type="float">
            <text:p>9,97843</text:p>
          </table:table-cell>
          <table:table-cell table:style-name="ce18" table:formula="of:=[$data.$AC74]" office:value-type="float" office:value="39.7582833333333" calcext:value-type="float">
            <text:p>39,7582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I62]" office:value-type="float" office:value="0.167408" calcext:value-type="float">
            <text:p>0,16741</text:p>
          </table:table-cell>
          <table:table-cell table:style-name="ce18" table:formula="of:=[$data.$AI65]" office:value-type="float" office:value="0.640524333333333" calcext:value-type="float">
            <text:p>0,64052</text:p>
          </table:table-cell>
          <table:table-cell table:style-name="ce18" table:formula="of:=[$data.$AI68]" office:value-type="float" office:value="2.52287866666667" calcext:value-type="float">
            <text:p>2,52288</text:p>
          </table:table-cell>
          <table:table-cell table:style-name="ce18" table:formula="of:=[$data.$AI71]" office:value-type="float" office:value="10.039376" calcext:value-type="float">
            <text:p>10,03938</text:p>
          </table:table-cell>
          <table:table-cell table:style-name="ce18" table:formula="of:=[$data.$AI74]" office:value-type="float" office:value="40.1517213333333" calcext:value-type="float">
            <text:p>40,1517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O62]" office:value-type="float" office:value="0.16188" calcext:value-type="float">
            <text:p>0,16188</text:p>
          </table:table-cell>
          <table:table-cell table:style-name="ce18" table:formula="of:=[$data.$AO65]" office:value-type="float" office:value="0.635450666666667" calcext:value-type="float">
            <text:p>0,63545</text:p>
          </table:table-cell>
          <table:table-cell table:style-name="ce18" table:formula="of:=[$data.$AO68]" office:value-type="float" office:value="2.49484333333333" calcext:value-type="float">
            <text:p>2,49484</text:p>
          </table:table-cell>
          <table:table-cell table:style-name="ce18" table:formula="of:=[$data.$AO71]" office:value-type="float" office:value="9.95005833333333" calcext:value-type="float">
            <text:p>9,95006</text:p>
          </table:table-cell>
          <table:table-cell table:style-name="ce18" table:formula="of:=[$data.$AO74]" office:value-type="float" office:value="39.7508173333333" calcext:value-type="float">
            <text:p>39,7508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U62]" office:value-type="float" office:value="0.162045333333333" calcext:value-type="float">
            <text:p>0,16205</text:p>
          </table:table-cell>
          <table:table-cell table:style-name="ce18" table:formula="of:=[$data.$AU65]" office:value-type="float" office:value="0.629385333333333" calcext:value-type="float">
            <text:p>0,62939</text:p>
          </table:table-cell>
          <table:table-cell table:style-name="ce18" table:formula="of:=[$data.$AU68]" office:value-type="float" office:value="2.50097866666667" calcext:value-type="float">
            <text:p>2,50098</text:p>
          </table:table-cell>
          <table:table-cell table:style-name="ce18" table:formula="of:=[$data.$AU71]" office:value-type="float" office:value="9.95571633333333" calcext:value-type="float">
            <text:p>9,95572</text:p>
          </table:table-cell>
          <table:table-cell table:style-name="ce18" table:formula="of:=[$data.$AU74]" office:value-type="float" office:value="39.7799226666667" calcext:value-type="float">
            <text:p>39,779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A62]" office:value-type="float" office:value="0.171760666666667" calcext:value-type="float">
            <text:p>0,17176</text:p>
          </table:table-cell>
          <table:table-cell table:style-name="ce18" table:formula="of:=[$data.$BA65]" office:value-type="float" office:value="0.64734" calcext:value-type="float">
            <text:p>0,64734</text:p>
          </table:table-cell>
          <table:table-cell table:style-name="ce18" table:formula="of:=[$data.$BA68]" office:value-type="float" office:value="2.513983" calcext:value-type="float">
            <text:p>2,51398</text:p>
          </table:table-cell>
          <table:table-cell table:style-name="ce18" table:formula="of:=[$data.$BA71]" office:value-type="float" office:value="9.960484" calcext:value-type="float">
            <text:p>9,96048</text:p>
          </table:table-cell>
          <table:table-cell table:style-name="ce18" table:formula="of:=[$data.$BA74]" office:value-type="float" office:value="39.7925663333333" calcext:value-type="float">
            <text:p>39,7925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G62]" office:value-type="float" office:value="0.165024333333333" calcext:value-type="float">
            <text:p>0,16502</text:p>
          </table:table-cell>
          <table:table-cell table:style-name="ce18" table:formula="of:=[$data.$BG65]" office:value-type="float" office:value="0.635365666666667" calcext:value-type="float">
            <text:p>0,63537</text:p>
          </table:table-cell>
          <table:table-cell table:style-name="ce18" table:formula="of:=[$data.$BG68]" office:value-type="float" office:value="2.510027" calcext:value-type="float">
            <text:p>2,51003</text:p>
          </table:table-cell>
          <table:table-cell table:style-name="ce18" table:formula="of:=[$data.$BG71]" office:value-type="float" office:value="9.95718666666667" calcext:value-type="float">
            <text:p>9,95719</text:p>
          </table:table-cell>
          <table:table-cell table:style-name="ce18" table:formula="of:=[$data.$BG74]" office:value-type="float" office:value="43.265482" calcext:value-type="float">
            <text:p>43,2654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M62]" office:value-type="float" office:value="0.180714333333333" calcext:value-type="float">
            <text:p>0,18071</text:p>
          </table:table-cell>
          <table:table-cell table:style-name="ce18" table:formula="of:=[$data.$BM65]" office:value-type="float" office:value="0.639611333333333" calcext:value-type="float">
            <text:p>0,63961</text:p>
          </table:table-cell>
          <table:table-cell table:style-name="ce18" table:formula="of:=[$data.$BM68]" office:value-type="float" office:value="2.502613" calcext:value-type="float">
            <text:p>2,50261</text:p>
          </table:table-cell>
          <table:table-cell table:style-name="ce18" table:formula="of:=[$data.$BM71]" office:value-type="float" office:value="9.96018533333333" calcext:value-type="float">
            <text:p>9,96019</text:p>
          </table:table-cell>
          <table:table-cell table:style-name="ce18" table:formula="of:=[$data.$BM74]" office:value-type="float" office:value="39.775392" calcext:value-type="float">
            <text:p>39,7753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S62]" office:value-type="float" office:value="0.169477333333333" calcext:value-type="float">
            <text:p>0,16948</text:p>
          </table:table-cell>
          <table:table-cell table:style-name="ce18" table:formula="of:=[$data.$BS65]" office:value-type="float" office:value="0.639924666666667" calcext:value-type="float">
            <text:p>0,63992</text:p>
          </table:table-cell>
          <table:table-cell table:style-name="ce18" table:formula="of:=[$data.$BS68]" office:value-type="float" office:value="2.498312" calcext:value-type="float">
            <text:p>2,49831</text:p>
          </table:table-cell>
          <table:table-cell table:style-name="ce18" table:formula="of:=[$data.$BS71]" office:value-type="float" office:value="9.96218766666667" calcext:value-type="float">
            <text:p>9,96219</text:p>
          </table:table-cell>
          <table:table-cell table:style-name="ce18" table:formula="of:=[$data.$BS74]" office:value-type="float" office:value="39.8002006666667" calcext:value-type="float">
            <text:p>39,80020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IN([.B9];[.I9];[.P9];[.W9];[.AD9];[.AK9];[.AR9];[.AY9];[.BF9];[.BM9];[.BT9];[.CA9])" office:value-type="float" office:value="0.16188" calcext:value-type="float">
            <text:p>0,16188</text:p>
          </table:table-cell>
          <table:table-cell table:style-name="ce18" table:formula="of:=MIN([.C9];[.J9];[.Q9];[.X9];[.AE9];[.AL9];[.AS9];[.AZ9];[.BG9];[.BN9];[.BU9];[.CB9])" office:value-type="float" office:value="0.629385333333333" calcext:value-type="float">
            <text:p>0,62939</text:p>
          </table:table-cell>
          <table:table-cell table:style-name="ce18" table:formula="of:=MIN([.D9];[.K9];[.R9];[.Y9];[.AF9];[.AM9];[.AT9];[.BA9];[.BH9];[.BO9];[.BV9];[.CC9])" office:value-type="float" office:value="2.49484333333333" calcext:value-type="float">
            <text:p>2,49484</text:p>
          </table:table-cell>
          <table:table-cell table:style-name="ce18" table:formula="of:=MIN([.E9];[.L9];[.S9];[.Z9];[.AG9];[.AN9];[.AU9];[.BB9];[.BI9];[.BP9];[.BW9];[.CD9])" office:value-type="float" office:value="9.95005833333333" calcext:value-type="float">
            <text:p>9,95006</text:p>
          </table:table-cell>
          <table:table-cell table:style-name="ce18" table:formula="of:=MIN([.F9];[.M9];[.T9];[.AA9];[.AH9];[.AO9];[.AV9];[.BC9];[.BJ9];[.BQ9];[.BX9];[.CE9])" office:value-type="float" office:value="39.7508173333333" calcext:value-type="float">
            <text:p>39,7508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H9]=[.B9];[.$A$1];IF([.CH9]=[.I9];[.$H$1];IF([.CH9]=[.P9];[.$O$1];IF([.CH9]=[.W9];[.$V$1];IF([.CH9]=[.AD9];[.$AC$1];IF([.CH9]=[.AK9];[.$AJ$1];IF([.CH9]=[.AR9];[.$AQ$1];IF([.CH9]=[.AY9];[.$AX$1];IF([.CH9]=[.BF9];[.$BE$1];IF([.CH9]=[.BM9];[.$BL$1];IF([.CH9]=[.BT9];[.$BS$1];[.$BZ$1])))))))))))" office:value-type="string" office:string-value="Dynamic 4" calcext:value-type="string">
            <text:p>Dynamic 4</text:p>
          </table:table-cell>
          <table:table-cell table:style-name="ce18" table:formula="of:=IF([.CI9]=[.C9];[.$A$1];IF([.CI9]=[.J9];[.$H$1];IF([.CI9]=[.Q9];[.$O$1];IF([.CI9]=[.X9];[.$V$1];IF([.CI9]=[.AE9];[.$AC$1];IF([.CI9]=[.AL9];[.$AJ$1];IF([.CI9]=[.AS9];[.$AQ$1];IF([.CI9]=[.AZ9];[.$AX$1];IF([.CI9]=[.BG9];[.$BE$1];IF([.CI9]=[.BN9];[.$BL$1];IF([.CI9]=[.BU9];[.$BS$1];[.$BZ$1])))))))))))" office:value-type="string" office:string-value="Dynamic 10" calcext:value-type="string">
            <text:p>Dynamic 10</text:p>
          </table:table-cell>
          <table:table-cell table:style-name="ce18" table:formula="of:=IF([.CJ9]=[.D9];[.$A$1];IF([.CJ9]=[.K9];[.$H$1];IF([.CJ9]=[.R9];[.$O$1];IF([.CJ9]=[.Y9];[.$V$1];IF([.CJ9]=[.AF9];[.$AC$1];IF([.CJ9]=[.AM9];[.$AJ$1];IF([.CJ9]=[.AT9];[.$AQ$1];IF([.CJ9]=[.BA9];[.$AX$1];IF([.CJ9]=[.BH9];[.$BE$1];IF([.CJ9]=[.BO9];[.$BL$1];IF([.CJ9]=[.BV9];[.$BS$1];[.$BZ$1])))))))))))" office:value-type="string" office:string-value="Dynamic 4" calcext:value-type="string">
            <text:p>Dynamic 4</text:p>
          </table:table-cell>
          <table:table-cell table:style-name="ce18" table:formula="of:=IF([.CK9]=[.E9];[.$A$1];IF([.CK9]=[.L9];[.$H$1];IF([.CK9]=[.S9];[.$O$1];IF([.CK9]=[.Z9];[.$V$1];IF([.CK9]=[.AG9];[.$AC$1];IF([.CK9]=[.AN9];[.$AJ$1];IF([.CK9]=[.AU9];[.$AQ$1];IF([.CK9]=[.BB9];[.$AX$1];IF([.CK9]=[.BI9];[.$BE$1];IF([.CK9]=[.BP9];[.$BL$1];IF([.CK9]=[.BW9];[.$BS$1];[.$BZ$1])))))))))))" office:value-type="string" office:string-value="Dynamic 4" calcext:value-type="string">
            <text:p>Dynamic 4</text:p>
          </table:table-cell>
          <table:table-cell table:style-name="ce18" table:formula="of:=IF([.CL9]=[.F9];[.$A$1];IF([.CL9]=[.M9];[.$H$1];IF([.CL9]=[.T9];[.$O$1];IF([.CL9]=[.AA9];[.$V$1];IF([.CL9]=[.AH9];[.$AC$1];IF([.CL9]=[.AO9];[.$AJ$1];IF([.CL9]=[.AV9];[.$AQ$1];IF([.CL9]=[.BC9];[.$AX$1];IF([.CL9]=[.BJ9];[.$BE$1];IF([.CL9]=[.BQ9];[.$BL$1];IF([.CL9]=[.BX9];[.$BS$1];[.$BZ$1])))))))))))" office:value-type="string" office:string-value="Dynamic 4" calcext:value-type="string">
            <text:p>Dynamic 4</text:p>
          </table:table-cell>
          <table:table-cell/>
          <table:table-cell table:style-name="ce7" office:value-type="string" calcext:value-type="string">
            <text:p>Dynamic 4</text:p>
          </table:table-cell>
          <table:table-cell table:style-name="ce32" table:formula="of:=COUNTIF([.$CO$5:.$CS$9];&quot;Dynamic 4&quot;)" office:value-type="float" office:value="4" calcext:value-type="float">
            <text:p>4</text:p>
          </table:table-cell>
          <table:table-cell table:style-name="ce26" table:formula="of:=COUNTIF([.$CO$14:.$CS$18];&quot;Dynamic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7" office:value-type="string" calcext:value-type="string">
            <text:p>Dynamic 10</text:p>
          </table:table-cell>
          <table:table-cell table:style-name="ce33" table:formula="of:=COUNTIF([.$CO$5:.$CS$9];&quot;Dynamic 10&quot;)" office:value-type="float" office:value="4" calcext:value-type="float">
            <text:p>4</text:p>
          </table:table-cell>
          <table:table-cell table:style-name="ce27" table:formula="of:=COUNTIF([.$CO$14:.$CS$18];&quot;Dynamic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 Config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1</text:p>
          </table:table-cell>
          <table:table-cell table:style-name="ce32" table:formula="of:=COUNTIF([.$CO$5:.$CS$9];&quot;Guided 1&quot;)" office:value-type="float" office:value="6" calcext:value-type="float">
            <text:p>6</text:p>
          </table:table-cell>
          <table:table-cell table:style-name="ce26" table:formula="of:=COUNTIF([.$CO$14:.$CS$18];&quot;Guided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2</text:p>
          </table:table-cell>
          <table:table-cell table:style-name="ce27" table:formula="of:=COUNTIF([.$CO$5:.$CS$9];&quot;Guided 2&quot;)" office:value-type="float" office:value="1" calcext:value-type="float">
            <text:p>1</text:p>
          </table:table-cell>
          <table:table-cell table:style-name="ce27" table:formula="of:=COUNTIF([.$CO$14:.$CS$18];&quot;Guided 2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20000" calcext:value-type="float">
            <text:p>20000</text:p>
          </table:table-cell>
          <table:table-cell table:style-name="ce16" table:formula="of:=[.C4]" office:value-type="float" office:value="40000" calcext:value-type="float">
            <text:p>40000</text:p>
          </table:table-cell>
          <table:table-cell table:style-name="ce16" table:formula="of:=[.D4]" office:value-type="float" office:value="80000" calcext:value-type="float">
            <text:p>80000</text:p>
          </table:table-cell>
          <table:table-cell table:style-name="ce16" table:formula="of:=[.E4]" office:value-type="float" office:value="160000" calcext:value-type="float">
            <text:p>160000</text:p>
          </table:table-cell>
          <table:table-cell table:style-name="ce16" table:formula="of:=[.F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20000" calcext:value-type="float">
            <text:p>20000</text:p>
          </table:table-cell>
          <table:table-cell table:style-name="ce16" table:formula="of:=[.J4]" office:value-type="float" office:value="40000" calcext:value-type="float">
            <text:p>40000</text:p>
          </table:table-cell>
          <table:table-cell table:style-name="ce16" table:formula="of:=[.K4]" office:value-type="float" office:value="80000" calcext:value-type="float">
            <text:p>80000</text:p>
          </table:table-cell>
          <table:table-cell table:style-name="ce16" table:formula="of:=[.L4]" office:value-type="float" office:value="160000" calcext:value-type="float">
            <text:p>160000</text:p>
          </table:table-cell>
          <table:table-cell table:style-name="ce16" table:formula="of:=[.M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P4]" office:value-type="float" office:value="20000" calcext:value-type="float">
            <text:p>20000</text:p>
          </table:table-cell>
          <table:table-cell table:style-name="ce16" table:formula="of:=[.Q4]" office:value-type="float" office:value="40000" calcext:value-type="float">
            <text:p>40000</text:p>
          </table:table-cell>
          <table:table-cell table:style-name="ce16" table:formula="of:=[.R4]" office:value-type="float" office:value="80000" calcext:value-type="float">
            <text:p>80000</text:p>
          </table:table-cell>
          <table:table-cell table:style-name="ce16" table:formula="of:=[.S4]" office:value-type="float" office:value="160000" calcext:value-type="float">
            <text:p>160000</text:p>
          </table:table-cell>
          <table:table-cell table:style-name="ce16" table:formula="of:=[.T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W4]" office:value-type="float" office:value="20000" calcext:value-type="float">
            <text:p>20000</text:p>
          </table:table-cell>
          <table:table-cell table:style-name="ce16" table:formula="of:=[.X4]" office:value-type="float" office:value="40000" calcext:value-type="float">
            <text:p>40000</text:p>
          </table:table-cell>
          <table:table-cell table:style-name="ce16" table:formula="of:=[.Y4]" office:value-type="float" office:value="80000" calcext:value-type="float">
            <text:p>80000</text:p>
          </table:table-cell>
          <table:table-cell table:style-name="ce16" table:formula="of:=[.Z4]" office:value-type="float" office:value="160000" calcext:value-type="float">
            <text:p>160000</text:p>
          </table:table-cell>
          <table:table-cell table:style-name="ce16" table:formula="of:=[.AA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D4]" office:value-type="float" office:value="20000" calcext:value-type="float">
            <text:p>20000</text:p>
          </table:table-cell>
          <table:table-cell table:style-name="ce16" table:formula="of:=[.AE4]" office:value-type="float" office:value="40000" calcext:value-type="float">
            <text:p>40000</text:p>
          </table:table-cell>
          <table:table-cell table:style-name="ce16" table:formula="of:=[.AF4]" office:value-type="float" office:value="80000" calcext:value-type="float">
            <text:p>80000</text:p>
          </table:table-cell>
          <table:table-cell table:style-name="ce16" table:formula="of:=[.AG4]" office:value-type="float" office:value="160000" calcext:value-type="float">
            <text:p>160000</text:p>
          </table:table-cell>
          <table:table-cell table:style-name="ce16" table:formula="of:=[.AH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K4]" office:value-type="float" office:value="20000" calcext:value-type="float">
            <text:p>20000</text:p>
          </table:table-cell>
          <table:table-cell table:style-name="ce16" table:formula="of:=[.AL4]" office:value-type="float" office:value="40000" calcext:value-type="float">
            <text:p>40000</text:p>
          </table:table-cell>
          <table:table-cell table:style-name="ce16" table:formula="of:=[.AM4]" office:value-type="float" office:value="80000" calcext:value-type="float">
            <text:p>80000</text:p>
          </table:table-cell>
          <table:table-cell table:style-name="ce16" table:formula="of:=[.AN4]" office:value-type="float" office:value="160000" calcext:value-type="float">
            <text:p>16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R4]" office:value-type="float" office:value="20000" calcext:value-type="float">
            <text:p>20000</text:p>
          </table:table-cell>
          <table:table-cell table:style-name="ce16" table:formula="of:=[.AS4]" office:value-type="float" office:value="40000" calcext:value-type="float">
            <text:p>40000</text:p>
          </table:table-cell>
          <table:table-cell table:style-name="ce16" table:formula="of:=[.AT4]" office:value-type="float" office:value="80000" calcext:value-type="float">
            <text:p>80000</text:p>
          </table:table-cell>
          <table:table-cell table:style-name="ce16" table:formula="of:=[.AU4]" office:value-type="float" office:value="160000" calcext:value-type="float">
            <text:p>160000</text:p>
          </table:table-cell>
          <table:table-cell table:style-name="ce16" table:formula="of:=[.AV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Y4]" office:value-type="float" office:value="20000" calcext:value-type="float">
            <text:p>20000</text:p>
          </table:table-cell>
          <table:table-cell table:style-name="ce16" table:formula="of:=[.AZ4]" office:value-type="float" office:value="40000" calcext:value-type="float">
            <text:p>40000</text:p>
          </table:table-cell>
          <table:table-cell table:style-name="ce16" table:formula="of:=[.BA4]" office:value-type="float" office:value="80000" calcext:value-type="float">
            <text:p>80000</text:p>
          </table:table-cell>
          <table:table-cell table:style-name="ce16" table:formula="of:=[.BB4]" office:value-type="float" office:value="160000" calcext:value-type="float">
            <text:p>160000</text:p>
          </table:table-cell>
          <table:table-cell table:style-name="ce16" table:formula="of:=[.BC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F4]" office:value-type="float" office:value="20000" calcext:value-type="float">
            <text:p>2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table-cell table:style-name="ce16" table:formula="of:=[.BH4]" office:value-type="float" office:value="80000" calcext:value-type="float">
            <text:p>80000</text:p>
          </table:table-cell>
          <table:table-cell table:style-name="ce16" table:formula="of:=[.BI4]" office:value-type="float" office:value="160000" calcext:value-type="float">
            <text:p>160000</text:p>
          </table:table-cell>
          <table:table-cell table:style-name="ce16" table:formula="of:=[.BJ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M4]" office:value-type="float" office:value="20000" calcext:value-type="float">
            <text:p>20000</text:p>
          </table:table-cell>
          <table:table-cell table:style-name="ce16" table:formula="of:=[.BN4]" office:value-type="float" office:value="40000" calcext:value-type="float">
            <text:p>40000</text:p>
          </table:table-cell>
          <table:table-cell table:style-name="ce16" table:formula="of:=[.BO4]" office:value-type="float" office:value="80000" calcext:value-type="float">
            <text:p>80000</text:p>
          </table:table-cell>
          <table:table-cell table:style-name="ce16" table:formula="of:=[.BP4]" office:value-type="float" office:value="160000" calcext:value-type="float">
            <text:p>160000</text:p>
          </table:table-cell>
          <table:table-cell table:style-name="ce16" table:formula="of:=[.BQ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T4]" office:value-type="float" office:value="20000" calcext:value-type="float">
            <text:p>20000</text:p>
          </table:table-cell>
          <table:table-cell table:style-name="ce16" table:formula="of:=[.BU4]" office:value-type="float" office:value="40000" calcext:value-type="float">
            <text:p>40000</text:p>
          </table:table-cell>
          <table:table-cell table:style-name="ce16" table:formula="of:=[.BV4]" office:value-type="float" office:value="80000" calcext:value-type="float">
            <text:p>80000</text:p>
          </table:table-cell>
          <table:table-cell table:style-name="ce16" table:formula="of:=[.BW4]" office:value-type="float" office:value="160000" calcext:value-type="float">
            <text:p>160000</text:p>
          </table:table-cell>
          <table:table-cell table:style-name="ce16" table:formula="of:=[.BX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A4]" office:value-type="float" office:value="20000" calcext:value-type="float">
            <text:p>20000</text:p>
          </table:table-cell>
          <table:table-cell table:style-name="ce16" table:formula="of:=[.CB4]" office:value-type="float" office:value="40000" calcext:value-type="float">
            <text:p>40000</text:p>
          </table:table-cell>
          <table:table-cell table:style-name="ce16" table:formula="of:=[.CC4]" office:value-type="float" office:value="80000" calcext:value-type="float">
            <text:p>80000</text:p>
          </table:table-cell>
          <table:table-cell table:style-name="ce16" table:formula="of:=[.CD4]" office:value-type="float" office:value="160000" calcext:value-type="float">
            <text:p>160000</text:p>
          </table:table-cell>
          <table:table-cell table:style-name="ce16" table:formula="of:=[.CE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H4]" office:value-type="float" office:value="20000" calcext:value-type="float">
            <text:p>20000</text:p>
          </table:table-cell>
          <table:table-cell table:style-name="ce16" table:formula="of:=[.CI4]" office:value-type="float" office:value="40000" calcext:value-type="float">
            <text:p>40000</text:p>
          </table:table-cell>
          <table:table-cell table:style-name="ce16" table:formula="of:=[.CJ4]" office:value-type="float" office:value="80000" calcext:value-type="float">
            <text:p>80000</text:p>
          </table:table-cell>
          <table:table-cell table:style-name="ce16" table:formula="of:=[.CK4]" office:value-type="float" office:value="160000" calcext:value-type="float">
            <text:p>160000</text:p>
          </table:table-cell>
          <table:table-cell table:style-name="ce16" table:formula="of:=[.CL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O4]" office:value-type="float" office:value="20000" calcext:value-type="float">
            <text:p>20000</text:p>
          </table:table-cell>
          <table:table-cell table:style-name="ce16" table:formula="of:=[.CP4]" office:value-type="float" office:value="40000" calcext:value-type="float">
            <text:p>40000</text:p>
          </table:table-cell>
          <table:table-cell table:style-name="ce16" table:formula="of:=[.CQ4]" office:value-type="float" office:value="80000" calcext:value-type="float">
            <text:p>80000</text:p>
          </table:table-cell>
          <table:table-cell table:style-name="ce16" table:formula="of:=[.CR4]" office:value-type="float" office:value="160000" calcext:value-type="float">
            <text:p>160000</text:p>
          </table:table-cell>
          <table:table-cell table:style-name="ce16" table:formula="of:=[.CS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Guided 4</text:p>
          </table:table-cell>
          <table:table-cell table:style-name="ce26" table:formula="of:=COUNTIF([.$CO$5:.$CS$9];&quot;Guided 4&quot;)" office:value-type="float" office:value="3" calcext:value-type="float">
            <text:p>3</text:p>
          </table:table-cell>
          <table:table-cell table:style-name="ce26" table:formula="of:=COUNTIF([.$CO$14:.$CS$18];&quot;Guided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5]/[.P5]" office:value-type="float" office:value="1" calcext:value-type="float">
            <text:p>1,0000</text:p>
          </table:table-cell>
          <table:table-cell table:style-name="ce12" table:formula="of:=[.Q5]/[.Q5]" office:value-type="float" office:value="1" calcext:value-type="float">
            <text:p>1,0000</text:p>
          </table:table-cell>
          <table:table-cell table:style-name="ce12" table:formula="of:=[.R5]/[.R5]" office:value-type="float" office:value="1" calcext:value-type="float">
            <text:p>1,0000</text:p>
          </table:table-cell>
          <table:table-cell table:style-name="ce12" table:formula="of:=[.S5]/[.S5]" office:value-type="float" office:value="1" calcext:value-type="float">
            <text:p>1,0000</text:p>
          </table:table-cell>
          <table:table-cell table:style-name="ce12" table:formula="of:=[.T5]/[.T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5]/[.W5]" office:value-type="float" office:value="1" calcext:value-type="float">
            <text:p>1,0000</text:p>
          </table:table-cell>
          <table:table-cell table:style-name="ce12" table:formula="of:=[.X5]/[.X5]" office:value-type="float" office:value="1" calcext:value-type="float">
            <text:p>1,0000</text:p>
          </table:table-cell>
          <table:table-cell table:style-name="ce12" table:formula="of:=[.Y5]/[.Y5]" office:value-type="float" office:value="1" calcext:value-type="float">
            <text:p>1,0000</text:p>
          </table:table-cell>
          <table:table-cell table:style-name="ce12" table:formula="of:=[.Z5]/[.Z5]" office:value-type="float" office:value="1" calcext:value-type="float">
            <text:p>1,0000</text:p>
          </table:table-cell>
          <table:table-cell table:style-name="ce12" table:formula="of:=[.AA5]/[.AA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5]/[.AD5]" office:value-type="float" office:value="1" calcext:value-type="float">
            <text:p>1,0000</text:p>
          </table:table-cell>
          <table:table-cell table:style-name="ce12" table:formula="of:=[.AE5]/[.AE5]" office:value-type="float" office:value="1" calcext:value-type="float">
            <text:p>1,0000</text:p>
          </table:table-cell>
          <table:table-cell table:style-name="ce12" table:formula="of:=[.AF5]/[.AF5]" office:value-type="float" office:value="1" calcext:value-type="float">
            <text:p>1,0000</text:p>
          </table:table-cell>
          <table:table-cell table:style-name="ce12" table:formula="of:=[.AG5]/[.AG5]" office:value-type="float" office:value="1" calcext:value-type="float">
            <text:p>1,0000</text:p>
          </table:table-cell>
          <table:table-cell table:style-name="ce12" table:formula="of:=[.AH5]/[.AH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5]/[.AK5]" office:value-type="float" office:value="1" calcext:value-type="float">
            <text:p>1,0000</text:p>
          </table:table-cell>
          <table:table-cell table:style-name="ce12" table:formula="of:=[.AL5]/[.AL5]" office:value-type="float" office:value="1" calcext:value-type="float">
            <text:p>1,0000</text:p>
          </table:table-cell>
          <table:table-cell table:style-name="ce12" table:formula="of:=[.AM5]/[.AM5]" office:value-type="float" office:value="1" calcext:value-type="float">
            <text:p>1,0000</text:p>
          </table:table-cell>
          <table:table-cell table:style-name="ce12" table:formula="of:=[.AN5]/[.AN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5]/[.AR5]" office:value-type="float" office:value="1" calcext:value-type="float">
            <text:p>1,0000</text:p>
          </table:table-cell>
          <table:table-cell table:style-name="ce12" table:formula="of:=[.AS5]/[.AS5]" office:value-type="float" office:value="1" calcext:value-type="float">
            <text:p>1,0000</text:p>
          </table:table-cell>
          <table:table-cell table:style-name="ce12" table:formula="of:=[.AT5]/[.AT5]" office:value-type="float" office:value="1" calcext:value-type="float">
            <text:p>1,0000</text:p>
          </table:table-cell>
          <table:table-cell table:style-name="ce12" table:formula="of:=[.AU5]/[.AU5]" office:value-type="float" office:value="1" calcext:value-type="float">
            <text:p>1,0000</text:p>
          </table:table-cell>
          <table:table-cell table:style-name="ce12" table:formula="of:=[.AV5]/[.AV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5]/[.AY5]" office:value-type="float" office:value="1" calcext:value-type="float">
            <text:p>1,0000</text:p>
          </table:table-cell>
          <table:table-cell table:style-name="ce12" table:formula="of:=[.AZ5]/[.AZ5]" office:value-type="float" office:value="1" calcext:value-type="float">
            <text:p>1,0000</text:p>
          </table:table-cell>
          <table:table-cell table:style-name="ce12" table:formula="of:=[.BA5]/[.BA5]" office:value-type="float" office:value="1" calcext:value-type="float">
            <text:p>1,0000</text:p>
          </table:table-cell>
          <table:table-cell table:style-name="ce12" table:formula="of:=[.BB5]/[.BB5]" office:value-type="float" office:value="1" calcext:value-type="float">
            <text:p>1,0000</text:p>
          </table:table-cell>
          <table:table-cell table:style-name="ce12" table:formula="of:=[.BC5]/[.BC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5]/[.BF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table-cell table:style-name="ce12" table:formula="of:=[.BH5]/[.BH5]" office:value-type="float" office:value="1" calcext:value-type="float">
            <text:p>1,0000</text:p>
          </table:table-cell>
          <table:table-cell table:style-name="ce12" table:formula="of:=[.BI5]/[.BI5]" office:value-type="float" office:value="1" calcext:value-type="float">
            <text:p>1,0000</text:p>
          </table:table-cell>
          <table:table-cell table:style-name="ce12" table:formula="of:=[.BJ5]/[.BJ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5]/[.BM5]" office:value-type="float" office:value="1" calcext:value-type="float">
            <text:p>1,0000</text:p>
          </table:table-cell>
          <table:table-cell table:style-name="ce12" table:formula="of:=[.BN5]/[.BN5]" office:value-type="float" office:value="1" calcext:value-type="float">
            <text:p>1,0000</text:p>
          </table:table-cell>
          <table:table-cell table:style-name="ce12" table:formula="of:=[.BO5]/[.BO5]" office:value-type="float" office:value="1" calcext:value-type="float">
            <text:p>1,0000</text:p>
          </table:table-cell>
          <table:table-cell table:style-name="ce12" table:formula="of:=[.BP5]/[.BP5]" office:value-type="float" office:value="1" calcext:value-type="float">
            <text:p>1,0000</text:p>
          </table:table-cell>
          <table:table-cell table:style-name="ce12" table:formula="of:=[.BQ5]/[.BQ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5]/[.BT5]" office:value-type="float" office:value="1" calcext:value-type="float">
            <text:p>1,0000</text:p>
          </table:table-cell>
          <table:table-cell table:style-name="ce12" table:formula="of:=[.BU5]/[.BU5]" office:value-type="float" office:value="1" calcext:value-type="float">
            <text:p>1,0000</text:p>
          </table:table-cell>
          <table:table-cell table:style-name="ce12" table:formula="of:=[.BV5]/[.BV5]" office:value-type="float" office:value="1" calcext:value-type="float">
            <text:p>1,0000</text:p>
          </table:table-cell>
          <table:table-cell table:style-name="ce12" table:formula="of:=[.BW5]/[.BW5]" office:value-type="float" office:value="1" calcext:value-type="float">
            <text:p>1,0000</text:p>
          </table:table-cell>
          <table:table-cell table:style-name="ce12" table:formula="of:=[.BX5]/[.BX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5]/[.CA5]" office:value-type="float" office:value="1" calcext:value-type="float">
            <text:p>1,0000</text:p>
          </table:table-cell>
          <table:table-cell table:style-name="ce12" table:formula="of:=[.CB5]/[.CB5]" office:value-type="float" office:value="1" calcext:value-type="float">
            <text:p>1,0000</text:p>
          </table:table-cell>
          <table:table-cell table:style-name="ce12" table:formula="of:=[.CC5]/[.CC5]" office:value-type="float" office:value="1" calcext:value-type="float">
            <text:p>1,0000</text:p>
          </table:table-cell>
          <table:table-cell table:style-name="ce12" table:formula="of:=[.CD5]/[.CD5]" office:value-type="float" office:value="1" calcext:value-type="float">
            <text:p>1,0000</text:p>
          </table:table-cell>
          <table:table-cell table:style-name="ce12" table:formula="of:=[.CE5]/[.CE5]" office:value-type="float" office:value="1" calcext:value-type="float">
            <text:p>1,00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AX([.B5];[.I5];[.P5];[.W5];[.AD5];[.AK5];[.AR5];[.AY5];[.BF5];[.BM5];[.BT5];[.CA5])" office:value-type="float" office:value="1.72539966666667" calcext:value-type="float">
            <text:p>1,72540</text:p>
          </table:table-cell>
          <table:table-cell table:style-name="ce18" table:formula="of:=MAX([.C5];[.J5];[.Q5];[.X5];[.AE5];[.AL5];[.AS5];[.AZ5];[.BG5];[.BN5];[.BU5];[.CB5])" office:value-type="float" office:value="6.82797566666667" calcext:value-type="float">
            <text:p>6,82798</text:p>
          </table:table-cell>
          <table:table-cell table:style-name="ce18" table:formula="of:=MAX([.D5];[.K5];[.R5];[.Y5];[.AF5];[.AM5];[.AT5];[.BA5];[.BH5];[.BO5];[.BV5];[.CC5])" office:value-type="float" office:value="27.1850206666667" calcext:value-type="float">
            <text:p>27,18502</text:p>
          </table:table-cell>
          <table:table-cell table:style-name="ce18" table:formula="of:=MAX([.E5];[.L5];[.S5];[.Z5];[.AG5];[.AN5];[.AU5];[.BB5];[.BI5];[.BP5];[.BW5];[.CD5])" office:value-type="float" office:value="108.753414" calcext:value-type="float">
            <text:p>108,75341</text:p>
          </table:table-cell>
          <table:table-cell table:style-name="ce18" table:formula="of:=MAX([.F5];[.M5];[.T5];[.AA5];[.AH5];[.AO5];[.AV5];[.BC5];[.BJ5];[.BQ5];[.BX5];[.CE5])" office:value-type="float" office:value="434.782399" calcext:value-type="float">
            <text:p>434,7824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H14]=[.B5];[.$A$1];IF([.CH14]=[.I5];[.$H$1];IF([.CH14]=[.P5];[.$O$1];IF([.CH14]=[.W5];[.$V$1];IF([.CH14]=[.AD5];[.$AC$1];IF([.CH14]=[.AK5];[.$AJ$1];IF([.CH14]=[.AR5];[.$AQ$1];IF([.CH14]=[.AY5];[.$AX$1];IF([.CH14]=[.BF5];[.$BE$1];IF([.CH14]=[.BM5];[.$BL$1];IF([.CH14]=[.BT5];[.$BS$1];[.$CA$5])))))))))))" office:value-type="string" office:string-value="Static 4" calcext:value-type="string">
            <text:p>Static 4</text:p>
          </table:table-cell>
          <table:table-cell table:style-name="ce18" table:formula="of:=IF([.CI14]=[.C5];[.$A$1];IF([.CI14]=[.J5];[.$H$1];IF([.CI14]=[.Q5];[.$O$1];IF([.CI14]=[.X5];[.$V$1];IF([.CI14]=[.AE5];[.$AC$1];IF([.CI14]=[.AL5];[.$AJ$1];IF([.CI14]=[.AS5];[.$AQ$1];IF([.CI14]=[.AZ5];[.$AX$1];IF([.CI14]=[.BG5];[.$BE$1];IF([.CI14]=[.BN5];[.$BL$1];IF([.CI14]=[.BU5];[.$BS$1];[.$CA$5])))))))))))" office:value-type="string" office:string-value="Static 10" calcext:value-type="string">
            <text:p>Static 10</text:p>
          </table:table-cell>
          <table:table-cell table:style-name="ce18" table:formula="of:=IF([.CJ14]=[.D5];[.$A$1];IF([.CJ14]=[.K5];[.$H$1];IF([.CJ14]=[.R5];[.$O$1];IF([.CJ14]=[.Y5];[.$V$1];IF([.CJ14]=[.AF5];[.$AC$1];IF([.CJ14]=[.AM5];[.$AJ$1];IF([.CJ14]=[.AT5];[.$AQ$1];IF([.CJ14]=[.BA5];[.$AX$1];IF([.CJ14]=[.BH5];[.$BE$1];IF([.CJ14]=[.BO5];[.$BL$1];IF([.CJ14]=[.BV5];[.$BS$1];[.$CA$5])))))))))))" office:value-type="string" office:string-value="Dynamic 1" calcext:value-type="string">
            <text:p>Dynamic 1</text:p>
          </table:table-cell>
          <table:table-cell table:style-name="ce18" table:formula="of:=IF([.CK14]=[.E5];[.$A$1];IF([.CK14]=[.L5];[.$H$1];IF([.CK14]=[.S5];[.$O$1];IF([.CK14]=[.Z5];[.$V$1];IF([.CK14]=[.AG5];[.$AC$1];IF([.CK14]=[.AN5];[.$AJ$1];IF([.CK14]=[.AU5];[.$AQ$1];IF([.CK14]=[.BB5];[.$AX$1];IF([.CK14]=[.BI5];[.$BE$1];IF([.CK14]=[.BP5];[.$BL$1];IF([.CK14]=[.BW5];[.$BS$1];[.$CA$5])))))))))))" office:value-type="string" office:string-value="Dynamic 1" calcext:value-type="string">
            <text:p>Dynamic 1</text:p>
          </table:table-cell>
          <table:table-cell table:style-name="ce18" table:formula="of:=IF([.CL14]=[.F5];[.$A$1];IF([.CL14]=[.M5];[.$H$1];IF([.CL14]=[.T5];[.$O$1];IF([.CL14]=[.AA5];[.$V$1];IF([.CL14]=[.AH5];[.$AC$1];IF([.CL14]=[.AO5];[.$AJ$1];IF([.CL14]=[.AV5];[.$AQ$1];IF([.CL14]=[.BC5];[.$AX$1];IF([.CL14]=[.BJ5];[.$BE$1];IF([.CL14]=[.BQ5];[.$BL$1];IF([.CL14]=[.BX5];[.$BS$1];[.$CA$5])))))))))))" office:value-type="string" office:string-value="Dynamic 1" calcext:value-type="string">
            <text:p>Dynamic 1</text:p>
          </table:table-cell>
          <table:table-cell/>
          <table:table-cell table:style-name="ce7" office:value-type="string" calcext:value-type="string">
            <text:p>Guided 10</text:p>
          </table:table-cell>
          <table:table-cell table:style-name="ce27" table:formula="of:=COUNTIF([.$CO$5:.$CS$9];&quot;Guided 10&quot;)" office:value-type="float" office:value="2" calcext:value-type="float">
            <text:p>2</text:p>
          </table:table-cell>
          <table:table-cell table:style-name="ce27" table:formula="of:=COUNTIF([.$CO$14:.$CS$18];&quot;Guided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5041294052562" calcext:value-type="float">
            <text:p>1,9504</text:p>
          </table:table-cell>
          <table:table-cell table:style-name="ce4" table:formula="of:=[.C5]/[.C6]" office:value-type="float" office:value="1.98394256697424" calcext:value-type="float">
            <text:p>1,9839</text:p>
          </table:table-cell>
          <table:table-cell table:style-name="ce4" table:formula="of:=[.D5]/[.D6]" office:value-type="float" office:value="1.99684849267139" calcext:value-type="float">
            <text:p>1,9968</text:p>
          </table:table-cell>
          <table:table-cell table:style-name="ce4" table:formula="of:=[.E5]/[.E6]" office:value-type="float" office:value="1.9993543085984" calcext:value-type="float">
            <text:p>1,9994</text:p>
          </table:table-cell>
          <table:table-cell table:style-name="ce4" table:formula="of:=[.F5]/[.F6]" office:value-type="float" office:value="1.99987161353343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1.94229988349544" calcext:value-type="float">
            <text:p>1,9423</text:p>
          </table:table-cell>
          <table:table-cell table:style-name="ce4" table:formula="of:=[.J5]/[.J6]" office:value-type="float" office:value="1.9885224646622" calcext:value-type="float">
            <text:p>1,9885</text:p>
          </table:table-cell>
          <table:table-cell table:style-name="ce4" table:formula="of:=[.K5]/[.K6]" office:value-type="float" office:value="1.99689368687242" calcext:value-type="float">
            <text:p>1,9969</text:p>
          </table:table-cell>
          <table:table-cell table:style-name="ce4" table:formula="of:=[.L5]/[.L6]" office:value-type="float" office:value="1.99909933146446" calcext:value-type="float">
            <text:p>1,9991</text:p>
          </table:table-cell>
          <table:table-cell table:style-name="ce4" table:formula="of:=[.M5]/[.M6]" office:value-type="float" office:value="1.99908150353752" calcext:value-type="float">
            <text:p>1,999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5]/[.P6]" office:value-type="float" office:value="1.96271106105935" calcext:value-type="float">
            <text:p>1,9627</text:p>
          </table:table-cell>
          <table:table-cell table:style-name="ce4" table:formula="of:=[.Q5]/[.Q6]" office:value-type="float" office:value="1.99071544558078" calcext:value-type="float">
            <text:p>1,9907</text:p>
          </table:table-cell>
          <table:table-cell table:style-name="ce4" table:formula="of:=[.R5]/[.R6]" office:value-type="float" office:value="1.99749544068598" calcext:value-type="float">
            <text:p>1,9975</text:p>
          </table:table-cell>
          <table:table-cell table:style-name="ce4" table:formula="of:=[.S5]/[.S6]" office:value-type="float" office:value="1.99955227254405" calcext:value-type="float">
            <text:p>1,9996</text:p>
          </table:table-cell>
          <table:table-cell table:style-name="ce4" table:formula="of:=[.T5]/[.T6]" office:value-type="float" office:value="1.99978511572897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5]/[.W6]" office:value-type="float" office:value="1.95442376166566" calcext:value-type="float">
            <text:p>1,9544</text:p>
          </table:table-cell>
          <table:table-cell table:style-name="ce4" table:formula="of:=[.X5]/[.X6]" office:value-type="float" office:value="1.99391282061116" calcext:value-type="float">
            <text:p>1,9939</text:p>
          </table:table-cell>
          <table:table-cell table:style-name="ce4" table:formula="of:=[.Y5]/[.Y6]" office:value-type="float" office:value="1.99686462571687" calcext:value-type="float">
            <text:p>1,9969</text:p>
          </table:table-cell>
          <table:table-cell table:style-name="ce4" table:formula="of:=[.Z5]/[.Z6]" office:value-type="float" office:value="2.00014267078895" calcext:value-type="float">
            <text:p>2,0001</text:p>
          </table:table-cell>
          <table:table-cell table:style-name="ce4" table:formula="of:=[.AA5]/[.AA6]" office:value-type="float" office:value="1.99969999790233" calcext:value-type="float">
            <text:p>1,99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5]/[.AD6]" office:value-type="float" office:value="1.95451678156431" calcext:value-type="float">
            <text:p>1,9545</text:p>
          </table:table-cell>
          <table:table-cell table:style-name="ce4" table:formula="of:=[.AE5]/[.AE6]" office:value-type="float" office:value="1.99430446400787" calcext:value-type="float">
            <text:p>1,9943</text:p>
          </table:table-cell>
          <table:table-cell table:style-name="ce4" table:formula="of:=[.AF5]/[.AF6]" office:value-type="float" office:value="1.9931828822539" calcext:value-type="float">
            <text:p>1,9932</text:p>
          </table:table-cell>
          <table:table-cell table:style-name="ce4" table:formula="of:=[.AG5]/[.AG6]" office:value-type="float" office:value="1.99520904346021" calcext:value-type="float">
            <text:p>1,9952</text:p>
          </table:table-cell>
          <table:table-cell table:style-name="ce4" table:formula="of:=[.AH5]/[.AH6]" office:value-type="float" office:value="1.99165446961778" calcext:value-type="float">
            <text:p>1,99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5]/[.AK6]" office:value-type="float" office:value="1.94926181109869" calcext:value-type="float">
            <text:p>1,9493</text:p>
          </table:table-cell>
          <table:table-cell table:style-name="ce4" table:formula="of:=[.AL5]/[.AL6]" office:value-type="float" office:value="1.99540327030356" calcext:value-type="float">
            <text:p>1,9954</text:p>
          </table:table-cell>
          <table:table-cell table:style-name="ce4" table:formula="of:=[.AM5]/[.AM6]" office:value-type="float" office:value="1.99470587010493" calcext:value-type="float">
            <text:p>1,9947</text:p>
          </table:table-cell>
          <table:table-cell table:style-name="ce4" table:formula="of:=[.AN5]/[.AN6]" office:value-type="float" office:value="1.99766660299367" calcext:value-type="float">
            <text:p>1,9977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5]/[.AR6]" office:value-type="float" office:value="1.95484030941345" calcext:value-type="float">
            <text:p>1,9548</text:p>
          </table:table-cell>
          <table:table-cell table:style-name="ce4" table:formula="of:=[.AS5]/[.AS6]" office:value-type="float" office:value="1.99015706033315" calcext:value-type="float">
            <text:p>1,9902</text:p>
          </table:table-cell>
          <table:table-cell table:style-name="ce4" table:formula="of:=[.AT5]/[.AT6]" office:value-type="float" office:value="1.99629395423371" calcext:value-type="float">
            <text:p>1,9963</text:p>
          </table:table-cell>
          <table:table-cell table:style-name="ce4" table:formula="of:=[.AU5]/[.AU6]" office:value-type="float" office:value="1.99941425139933" calcext:value-type="float">
            <text:p>1,9994</text:p>
          </table:table-cell>
          <table:table-cell table:style-name="ce4" table:formula="of:=[.AV5]/[.AV6]" office:value-type="float" office:value="1.99961278041436" calcext:value-type="float">
            <text:p>1,999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5]/[.AY6]" office:value-type="float" office:value="1.9450514704766" calcext:value-type="float">
            <text:p>1,9451</text:p>
          </table:table-cell>
          <table:table-cell table:style-name="ce4" table:formula="of:=[.AZ5]/[.AZ6]" office:value-type="float" office:value="1.99413264733742" calcext:value-type="float">
            <text:p>1,9941</text:p>
          </table:table-cell>
          <table:table-cell table:style-name="ce4" table:formula="of:=[.BA5]/[.BA6]" office:value-type="float" office:value="1.99725153576297" calcext:value-type="float">
            <text:p>1,9973</text:p>
          </table:table-cell>
          <table:table-cell table:style-name="ce4" table:formula="of:=[.BB5]/[.BB6]" office:value-type="float" office:value="1.99981775894493" calcext:value-type="float">
            <text:p>1,9998</text:p>
          </table:table-cell>
          <table:table-cell table:style-name="ce4" table:formula="of:=[.BC5]/[.BC6]" office:value-type="float" office:value="1.99952280864224" calcext:value-type="float">
            <text:p>1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5]/[.BF6]" office:value-type="float" office:value="1.96761001151419" calcext:value-type="float">
            <text:p>1,9676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table-cell table:style-name="ce4" table:formula="of:=[.BH5]/[.BH6]" office:value-type="float" office:value="1.99741049181883" calcext:value-type="float">
            <text:p>1,9974</text:p>
          </table:table-cell>
          <table:table-cell table:style-name="ce4" table:formula="of:=[.BI5]/[.BI6]" office:value-type="float" office:value="2.00016147665909" calcext:value-type="float">
            <text:p>2,0002</text:p>
          </table:table-cell>
          <table:table-cell table:style-name="ce4" table:formula="of:=[.BJ5]/[.BJ6]" office:value-type="float" office:value="1.99979990416038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5]/[.BM6]" office:value-type="float" office:value="1.96159550146387" calcext:value-type="float">
            <text:p>1,9616</text:p>
          </table:table-cell>
          <table:table-cell table:style-name="ce4" table:formula="of:=[.BN5]/[.BN6]" office:value-type="float" office:value="1.98819805089849" calcext:value-type="float">
            <text:p>1,9882</text:p>
          </table:table-cell>
          <table:table-cell table:style-name="ce4" table:formula="of:=[.BO5]/[.BO6]" office:value-type="float" office:value="1.9974853864737" calcext:value-type="float">
            <text:p>1,9975</text:p>
          </table:table-cell>
          <table:table-cell table:style-name="ce4" table:formula="of:=[.BP5]/[.BP6]" office:value-type="float" office:value="1.99950035623443" calcext:value-type="float">
            <text:p>1,9995</text:p>
          </table:table-cell>
          <table:table-cell table:style-name="ce4" table:formula="of:=[.BQ5]/[.BQ6]" office:value-type="float" office:value="2.00009277533105" calcext:value-type="float">
            <text:p>2,000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5]/[.BT6]" office:value-type="float" office:value="1.9694927307598" calcext:value-type="float">
            <text:p>1,9695</text:p>
          </table:table-cell>
          <table:table-cell table:style-name="ce4" table:formula="of:=[.BU5]/[.BU6]" office:value-type="float" office:value="1.99727900830108" calcext:value-type="float">
            <text:p>1,9973</text:p>
          </table:table-cell>
          <table:table-cell table:style-name="ce4" table:formula="of:=[.BV5]/[.BV6]" office:value-type="float" office:value="1.99761731707328" calcext:value-type="float">
            <text:p>1,9976</text:p>
          </table:table-cell>
          <table:table-cell table:style-name="ce4" table:formula="of:=[.BW5]/[.BW6]" office:value-type="float" office:value="1.99921248176814" calcext:value-type="float">
            <text:p>1,9992</text:p>
          </table:table-cell>
          <table:table-cell table:style-name="ce4" table:formula="of:=[.BX5]/[.BX6]" office:value-type="float" office:value="1.9997954439199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5]/[.CA6]" office:value-type="float" office:value="1.95528691176783" calcext:value-type="float">
            <text:p>1,9553</text:p>
          </table:table-cell>
          <table:table-cell table:style-name="ce4" table:formula="of:=[.CB5]/[.CB6]" office:value-type="float" office:value="1.99661333668696" calcext:value-type="float">
            <text:p>1,9966</text:p>
          </table:table-cell>
          <table:table-cell table:style-name="ce4" table:formula="of:=[.CC5]/[.CC6]" office:value-type="float" office:value="1.99811361616436" calcext:value-type="float">
            <text:p>1,9981</text:p>
          </table:table-cell>
          <table:table-cell table:style-name="ce4" table:formula="of:=[.CD5]/[.CD6]" office:value-type="float" office:value="1.99968117521132" calcext:value-type="float">
            <text:p>1,9997</text:p>
          </table:table-cell>
          <table:table-cell table:style-name="ce4" table:formula="of:=[.CE5]/[.CE6]" office:value-type="float" office:value="1.99993343156172" calcext:value-type="float">
            <text:p>1,9999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AX([.B6];[.I6];[.P6];[.W6];[.AD6];[.AK6];[.AR6];[.AY6];[.BF6];[.BM6];[.BT6];[.CA6])" office:value-type="float" office:value="0.87909" calcext:value-type="float">
            <text:p>0,87909</text:p>
          </table:table-cell>
          <table:table-cell table:style-name="ce19" table:formula="of:=MAX([.C6];[.J6];[.Q6];[.X6];[.AE6];[.AL6];[.AS6];[.AZ6];[.BG6];[.BN6];[.BU6];[.CB6])" office:value-type="float" office:value="3.42441033333333" calcext:value-type="float">
            <text:p>3,42441</text:p>
          </table:table-cell>
          <table:table-cell table:style-name="ce19" table:formula="of:=MAX([.D6];[.K6];[.R6];[.Y6];[.AF6];[.AM6];[.AT6];[.BA6];[.BH6];[.BO6];[.BV6];[.CC6])" office:value-type="float" office:value="13.6389996666667" calcext:value-type="float">
            <text:p>13,63900</text:p>
          </table:table-cell>
          <table:table-cell table:style-name="ce19" table:formula="of:=MAX([.E6];[.L6];[.S6];[.Z6];[.AG6];[.AN6];[.AU6];[.BB6];[.BI6];[.BP6];[.BW6];[.CD6])" office:value-type="float" office:value="54.507278" calcext:value-type="float">
            <text:p>54,50728</text:p>
          </table:table-cell>
          <table:table-cell table:style-name="ce19" table:formula="of:=MAX([.F6];[.M6];[.T6];[.AA6];[.AH6];[.AO6];[.AV6];[.BC6];[.BJ6];[.BQ6];[.BX6];[.CE6])" office:value-type="float" office:value="218.302123" calcext:value-type="float">
            <text:p>218,302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H15]=[.B6];[.$A$1];IF([.CH15]=[.I6];[.$H$1];IF([.CH15]=[.P6];[.$O$1];IF([.CH15]=[.W6];[.$V$1];IF([.CH15]=[.AD6];[.$AC$1];IF([.CH15]=[.AK6];[.$AJ$1];IF([.CH15]=[.AR6];[.$AQ$1];IF([.CH15]=[.AY6];[.$AX$1];IF([.CH15]=[.BF6];[.$BE$1];IF([.CH15]=[.BM6];[.$BL$1];IF([.CH15]=[.BT6];[.$BS$1];[.$CA$5])))))))))))" office:value-type="string" office:string-value="Static 4" calcext:value-type="string">
            <text:p>Static 4</text:p>
          </table:table-cell>
          <table:table-cell table:style-name="ce19" table:formula="of:=IF([.CI15]=[.C6];[.$A$1];IF([.CI15]=[.J6];[.$H$1];IF([.CI15]=[.Q6];[.$O$1];IF([.CI15]=[.X6];[.$V$1];IF([.CI15]=[.AE6];[.$AC$1];IF([.CI15]=[.AL6];[.$AJ$1];IF([.CI15]=[.AS6];[.$AQ$1];IF([.CI15]=[.AZ6];[.$AX$1];IF([.CI15]=[.BG6];[.$BE$1];IF([.CI15]=[.BN6];[.$BL$1];IF([.CI15]=[.BU6];[.$BS$1];[.$CA$5])))))))))))" office:value-type="string" office:string-value="Static 10" calcext:value-type="string">
            <text:p>Static 10</text:p>
          </table:table-cell>
          <table:table-cell table:style-name="ce19" table:formula="of:=IF([.CJ15]=[.D6];[.$A$1];IF([.CJ15]=[.K6];[.$H$1];IF([.CJ15]=[.R6];[.$O$1];IF([.CJ15]=[.Y6];[.$V$1];IF([.CJ15]=[.AF6];[.$AC$1];IF([.CJ15]=[.AM6];[.$AJ$1];IF([.CJ15]=[.AT6];[.$AQ$1];IF([.CJ15]=[.BA6];[.$AX$1];IF([.CJ15]=[.BH6];[.$BE$1];IF([.CJ15]=[.BO6];[.$BL$1];IF([.CJ15]=[.BV6];[.$BS$1];[.$CA$5])))))))))))" office:value-type="string" office:string-value="Dynamic 1" calcext:value-type="string">
            <text:p>Dynamic 1</text:p>
          </table:table-cell>
          <table:table-cell table:style-name="ce19" table:formula="of:=IF([.CK15]=[.E6];[.$A$1];IF([.CK15]=[.L6];[.$H$1];IF([.CK15]=[.S6];[.$O$1];IF([.CK15]=[.Z6];[.$V$1];IF([.CK15]=[.AG6];[.$AC$1];IF([.CK15]=[.AN6];[.$AJ$1];IF([.CK15]=[.AU6];[.$AQ$1];IF([.CK15]=[.BB6];[.$AX$1];IF([.CK15]=[.BI6];[.$BE$1];IF([.CK15]=[.BP6];[.$BL$1];IF([.CK15]=[.BW6];[.$BS$1];[.$CA$5])))))))))))" office:value-type="string" office:string-value="Dynamic 1" calcext:value-type="string">
            <text:p>Dynamic 1</text:p>
          </table:table-cell>
          <table:table-cell table:style-name="ce19" table:formula="of:=IF([.CL15]=[.F6];[.$A$1];IF([.CL15]=[.M6];[.$H$1];IF([.CL15]=[.T6];[.$O$1];IF([.CL15]=[.AA6];[.$V$1];IF([.CL15]=[.AH6];[.$AC$1];IF([.CL15]=[.AO6];[.$AJ$1];IF([.CL15]=[.AV6];[.$AQ$1];IF([.CL15]=[.BC6];[.$AX$1];IF([.CL15]=[.BJ6];[.$BE$1];IF([.CL15]=[.BQ6];[.$BL$1];IF([.CL15]=[.BX6];[.$BS$1];[.$CA$5])))))))))))" office:value-type="string" office:string-value="Dynamic 1" calcext:value-type="string">
            <text:p>Dynamic 1</text:p>
          </table:table-cell>
          <table:table-cell table:number-columns-repeated="920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69805141475588" calcext:value-type="float">
            <text:p>3,6981</text:p>
          </table:table-cell>
          <table:table-cell table:style-name="ce12" table:formula="of:=[.C5]/[.C7]" office:value-type="float" office:value="3.88426788975079" calcext:value-type="float">
            <text:p>3,8843</text:p>
          </table:table-cell>
          <table:table-cell table:style-name="ce12" table:formula="of:=[.D5]/[.D7]" office:value-type="float" office:value="3.92998226415715" calcext:value-type="float">
            <text:p>3,9300</text:p>
          </table:table-cell>
          <table:table-cell table:style-name="ce12" table:formula="of:=[.E5]/[.E7]" office:value-type="float" office:value="3.94240050439633" calcext:value-type="float">
            <text:p>3,9424</text:p>
          </table:table-cell>
          <table:table-cell table:style-name="ce12" table:formula="of:=[.F5]/[.F7]" office:value-type="float" office:value="3.9451968208951" calcext:value-type="float">
            <text:p>3,945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3.72166829306601" calcext:value-type="float">
            <text:p>3,7217</text:p>
          </table:table-cell>
          <table:table-cell table:style-name="ce12" table:formula="of:=[.J5]/[.J7]" office:value-type="float" office:value="3.88972327422636" calcext:value-type="float">
            <text:p>3,8897</text:p>
          </table:table-cell>
          <table:table-cell table:style-name="ce12" table:formula="of:=[.K5]/[.K7]" office:value-type="float" office:value="3.92881712071861" calcext:value-type="float">
            <text:p>3,9288</text:p>
          </table:table-cell>
          <table:table-cell table:style-name="ce12" table:formula="of:=[.L5]/[.L7]" office:value-type="float" office:value="3.94250383081183" calcext:value-type="float">
            <text:p>3,9425</text:p>
          </table:table-cell>
          <table:table-cell table:style-name="ce12" table:formula="of:=[.M5]/[.M7]" office:value-type="float" office:value="3.94272814289793" calcext:value-type="float">
            <text:p>3,942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5]/[.P7]" office:value-type="float" office:value="3.76193109883992" calcext:value-type="float">
            <text:p>3,7619</text:p>
          </table:table-cell>
          <table:table-cell table:style-name="ce12" table:formula="of:=[.Q5]/[.Q7]" office:value-type="float" office:value="3.88368487185618" calcext:value-type="float">
            <text:p>3,8837</text:p>
          </table:table-cell>
          <table:table-cell table:style-name="ce12" table:formula="of:=[.R5]/[.R7]" office:value-type="float" office:value="3.93054287608923" calcext:value-type="float">
            <text:p>3,9305</text:p>
          </table:table-cell>
          <table:table-cell table:style-name="ce12" table:formula="of:=[.S5]/[.S7]" office:value-type="float" office:value="3.94350521082132" calcext:value-type="float">
            <text:p>3,9435</text:p>
          </table:table-cell>
          <table:table-cell table:style-name="ce12" table:formula="of:=[.T5]/[.T7]" office:value-type="float" office:value="3.94555130328919" calcext:value-type="float">
            <text:p>3,945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5]/[.W7]" office:value-type="float" office:value="3.70224475570802" calcext:value-type="float">
            <text:p>3,7022</text:p>
          </table:table-cell>
          <table:table-cell table:style-name="ce12" table:formula="of:=[.X5]/[.X7]" office:value-type="float" office:value="3.88098773422377" calcext:value-type="float">
            <text:p>3,8810</text:p>
          </table:table-cell>
          <table:table-cell table:style-name="ce12" table:formula="of:=[.Y5]/[.Y7]" office:value-type="float" office:value="3.9327439009153" calcext:value-type="float">
            <text:p>3,9327</text:p>
          </table:table-cell>
          <table:table-cell table:style-name="ce12" table:formula="of:=[.Z5]/[.Z7]" office:value-type="float" office:value="3.94352325053" calcext:value-type="float">
            <text:p>3,9435</text:p>
          </table:table-cell>
          <table:table-cell table:style-name="ce12" table:formula="of:=[.AA5]/[.AA7]" office:value-type="float" office:value="3.94651207430104" calcext:value-type="float">
            <text:p>3,94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5]/[.AD7]" office:value-type="float" office:value="3.90179854170648" calcext:value-type="float">
            <text:p>3,9018</text:p>
          </table:table-cell>
          <table:table-cell table:style-name="ce12" table:formula="of:=[.AE5]/[.AE7]" office:value-type="float" office:value="3.89537858144937" calcext:value-type="float">
            <text:p>3,8954</text:p>
          </table:table-cell>
          <table:table-cell table:style-name="ce12" table:formula="of:=[.AF5]/[.AF7]" office:value-type="float" office:value="3.89832359545857" calcext:value-type="float">
            <text:p>3,8983</text:p>
          </table:table-cell>
          <table:table-cell table:style-name="ce12" table:formula="of:=[.AG5]/[.AG7]" office:value-type="float" office:value="3.90346003680515" calcext:value-type="float">
            <text:p>3,9035</text:p>
          </table:table-cell>
          <table:table-cell table:style-name="ce12" table:formula="of:=[.AH5]/[.AH7]" office:value-type="float" office:value="3.92072187740276" calcext:value-type="float">
            <text:p>3,920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5]/[.AK7]" office:value-type="float" office:value="3.86939358224083" calcext:value-type="float">
            <text:p>3,8694</text:p>
          </table:table-cell>
          <table:table-cell table:style-name="ce12" table:formula="of:=[.AL5]/[.AL7]" office:value-type="float" office:value="3.88708385656986" calcext:value-type="float">
            <text:p>3,8871</text:p>
          </table:table-cell>
          <table:table-cell table:style-name="ce12" table:formula="of:=[.AM5]/[.AM7]" office:value-type="float" office:value="3.92280762605902" calcext:value-type="float">
            <text:p>3,9228</text:p>
          </table:table-cell>
          <table:table-cell table:style-name="ce12" table:formula="of:=[.AN5]/[.AN7]" office:value-type="float" office:value="3.92815652223443" calcext:value-type="float">
            <text:p>3,9282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5]/[.AR7]" office:value-type="float" office:value="3.77994249396451" calcext:value-type="float">
            <text:p>3,7799</text:p>
          </table:table-cell>
          <table:table-cell table:style-name="ce12" table:formula="of:=[.AS5]/[.AS7]" office:value-type="float" office:value="3.90969127631099" calcext:value-type="float">
            <text:p>3,9097</text:p>
          </table:table-cell>
          <table:table-cell table:style-name="ce12" table:formula="of:=[.AT5]/[.AT7]" office:value-type="float" office:value="3.93642755606639" calcext:value-type="float">
            <text:p>3,9364</text:p>
          </table:table-cell>
          <table:table-cell table:style-name="ce12" table:formula="of:=[.AU5]/[.AU7]" office:value-type="float" office:value="3.94428760126968" calcext:value-type="float">
            <text:p>3,9443</text:p>
          </table:table-cell>
          <table:table-cell table:style-name="ce12" table:formula="of:=[.AV5]/[.AV7]" office:value-type="float" office:value="3.94207895668395" calcext:value-type="float">
            <text:p>3,942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5]/[.AY7]" office:value-type="float" office:value="3.84504568183592" calcext:value-type="float">
            <text:p>3,8450</text:p>
          </table:table-cell>
          <table:table-cell table:style-name="ce12" table:formula="of:=[.AZ5]/[.AZ7]" office:value-type="float" office:value="3.93327429987726" calcext:value-type="float">
            <text:p>3,9333</text:p>
          </table:table-cell>
          <table:table-cell table:style-name="ce12" table:formula="of:=[.BA5]/[.BA7]" office:value-type="float" office:value="3.9416177916167" calcext:value-type="float">
            <text:p>3,9416</text:p>
          </table:table-cell>
          <table:table-cell table:style-name="ce12" table:formula="of:=[.BB5]/[.BB7]" office:value-type="float" office:value="3.94516913746495" calcext:value-type="float">
            <text:p>3,9452</text:p>
          </table:table-cell>
          <table:table-cell table:style-name="ce12" table:formula="of:=[.BC5]/[.BC7]" office:value-type="float" office:value="3.94530577348456" calcext:value-type="float">
            <text:p>3,945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5]/[.BF7]" office:value-type="float" office:value="3.81628052626769" calcext:value-type="float">
            <text:p>3,8163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table-cell table:style-name="ce12" table:formula="of:=[.BH5]/[.BH7]" office:value-type="float" office:value="3.93694745568174" calcext:value-type="float">
            <text:p>3,9369</text:p>
          </table:table-cell>
          <table:table-cell table:style-name="ce12" table:formula="of:=[.BI5]/[.BI7]" office:value-type="float" office:value="3.94606174912488" calcext:value-type="float">
            <text:p>3,9461</text:p>
          </table:table-cell>
          <table:table-cell table:style-name="ce12" table:formula="of:=[.BJ5]/[.BJ7]" office:value-type="float" office:value="3.94577022063838" calcext:value-type="float">
            <text:p>3,945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5]/[.BM7]" office:value-type="float" office:value="3.81838340042442" calcext:value-type="float">
            <text:p>3,8184</text:p>
          </table:table-cell>
          <table:table-cell table:style-name="ce12" table:formula="of:=[.BN5]/[.BN7]" office:value-type="float" office:value="3.92622685407734" calcext:value-type="float">
            <text:p>3,9262</text:p>
          </table:table-cell>
          <table:table-cell table:style-name="ce12" table:formula="of:=[.BO5]/[.BO7]" office:value-type="float" office:value="3.9384426971774" calcext:value-type="float">
            <text:p>3,9384</text:p>
          </table:table-cell>
          <table:table-cell table:style-name="ce12" table:formula="of:=[.BP5]/[.BP7]" office:value-type="float" office:value="3.94399245971291" calcext:value-type="float">
            <text:p>3,9440</text:p>
          </table:table-cell>
          <table:table-cell table:style-name="ce12" table:formula="of:=[.BQ5]/[.BQ7]" office:value-type="float" office:value="3.94588801534717" calcext:value-type="float">
            <text:p>3,945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5]/[.BT7]" office:value-type="float" office:value="3.91153130694712" calcext:value-type="float">
            <text:p>3,9115</text:p>
          </table:table-cell>
          <table:table-cell table:style-name="ce12" table:formula="of:=[.BU5]/[.BU7]" office:value-type="float" office:value="3.91205607658995" calcext:value-type="float">
            <text:p>3,9121</text:p>
          </table:table-cell>
          <table:table-cell table:style-name="ce12" table:formula="of:=[.BV5]/[.BV7]" office:value-type="float" office:value="3.93931156792972" calcext:value-type="float">
            <text:p>3,9393</text:p>
          </table:table-cell>
          <table:table-cell table:style-name="ce12" table:formula="of:=[.BW5]/[.BW7]" office:value-type="float" office:value="3.94515409547318" calcext:value-type="float">
            <text:p>3,9452</text:p>
          </table:table-cell>
          <table:table-cell table:style-name="ce12" table:formula="of:=[.BX5]/[.BX7]" office:value-type="float" office:value="3.9453675865706" calcext:value-type="float">
            <text:p>3,945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5]/[.CA7]" office:value-type="float" office:value="3.83932349245529" calcext:value-type="float">
            <text:p>3,8393</text:p>
          </table:table-cell>
          <table:table-cell table:style-name="ce12" table:formula="of:=[.CB5]/[.CB7]" office:value-type="float" office:value="3.93236391216364" calcext:value-type="float">
            <text:p>3,9324</text:p>
          </table:table-cell>
          <table:table-cell table:style-name="ce12" table:formula="of:=[.CC5]/[.CC7]" office:value-type="float" office:value="3.93871372673764" calcext:value-type="float">
            <text:p>3,9387</text:p>
          </table:table-cell>
          <table:table-cell table:style-name="ce12" table:formula="of:=[.CD5]/[.CD7]" office:value-type="float" office:value="3.94283619439187" calcext:value-type="float">
            <text:p>3,9428</text:p>
          </table:table-cell>
          <table:table-cell table:style-name="ce12" table:formula="of:=[.CE5]/[.CE7]" office:value-type="float" office:value="3.94744773495089" calcext:value-type="float">
            <text:p>3,947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AX([.B7];[.I7];[.P7];[.W7];[.AD7];[.AK7];[.AR7];[.AY7];[.BF7];[.BM7];[.BT7];[.CA7])" office:value-type="float" office:value="0.462916" calcext:value-type="float">
            <text:p>0,46292</text:p>
          </table:table-cell>
          <table:table-cell table:style-name="ce18" table:formula="of:=MAX([.C7];[.J7];[.Q7];[.X7];[.AE7];[.AL7];[.AS7];[.AZ7];[.BG7];[.BN7];[.BU7];[.CB7])" office:value-type="float" office:value="1.75933966666667" calcext:value-type="float">
            <text:p>1,75934</text:p>
          </table:table-cell>
          <table:table-cell table:style-name="ce18" table:formula="of:=MAX([.D7];[.K7];[.R7];[.Y7];[.AF7];[.AM7];[.AT7];[.BA7];[.BH7];[.BO7];[.BV7];[.CC7])" office:value-type="float" office:value="6.97351566666667" calcext:value-type="float">
            <text:p>6,97352</text:p>
          </table:table-cell>
          <table:table-cell table:style-name="ce18" table:formula="of:=MAX([.E7];[.L7];[.S7];[.Z7];[.AG7];[.AN7];[.AU7];[.BB7];[.BI7];[.BP7];[.BW7];[.CD7])" office:value-type="float" office:value="27.860773" calcext:value-type="float">
            <text:p>27,86077</text:p>
          </table:table-cell>
          <table:table-cell table:style-name="ce18" table:formula="of:=MAX([.F7];[.M7];[.T7];[.AA7];[.AH7];[.AO7];[.AV7];[.BC7];[.BJ7];[.BQ7];[.BX7];[.CE7])" office:value-type="float" office:value="110.893456" calcext:value-type="float">
            <text:p>110,8934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H16]=[.B7];[.$A$1];IF([.CH16]=[.I7];[.$H$1];IF([.CH16]=[.P7];[.$O$1];IF([.CH16]=[.W7];[.$V$1];IF([.CH16]=[.AD7];[.$AC$1];IF([.CH16]=[.AK7];[.$AJ$1];IF([.CH16]=[.AR7];[.$AQ$1];IF([.CH16]=[.AY7];[.$AX$1];IF([.CH16]=[.BF7];[.$BE$1];IF([.CH16]=[.BM7];[.$BL$1];IF([.CH16]=[.BT7];[.$BS$1];[.$CA$5])))))))))))" office:value-type="string" office:string-value="Static 10" calcext:value-type="string">
            <text:p>Static 10</text:p>
          </table:table-cell>
          <table:table-cell table:style-name="ce18" table:formula="of:=IF([.CI16]=[.C7];[.$A$1];IF([.CI16]=[.J7];[.$H$1];IF([.CI16]=[.Q7];[.$O$1];IF([.CI16]=[.X7];[.$V$1];IF([.CI16]=[.AE7];[.$AC$1];IF([.CI16]=[.AL7];[.$AJ$1];IF([.CI16]=[.AS7];[.$AQ$1];IF([.CI16]=[.AZ7];[.$AX$1];IF([.CI16]=[.BG7];[.$BE$1];IF([.CI16]=[.BN7];[.$BL$1];IF([.CI16]=[.BU7];[.$BS$1];[.$CA$5])))))))))))" office:value-type="string" office:string-value="Static 10" calcext:value-type="string">
            <text:p>Static 10</text:p>
          </table:table-cell>
          <table:table-cell table:style-name="ce18" table:formula="of:=IF([.CJ16]=[.D7];[.$A$1];IF([.CJ16]=[.K7];[.$H$1];IF([.CJ16]=[.R7];[.$O$1];IF([.CJ16]=[.Y7];[.$V$1];IF([.CJ16]=[.AF7];[.$AC$1];IF([.CJ16]=[.AM7];[.$AJ$1];IF([.CJ16]=[.AT7];[.$AQ$1];IF([.CJ16]=[.BA7];[.$AX$1];IF([.CJ16]=[.BH7];[.$BE$1];IF([.CJ16]=[.BO7];[.$BL$1];IF([.CJ16]=[.BV7];[.$BS$1];[.$CA$5])))))))))))" office:value-type="string" office:string-value="Dynamic 1" calcext:value-type="string">
            <text:p>Dynamic 1</text:p>
          </table:table-cell>
          <table:table-cell table:style-name="ce18" table:formula="of:=IF([.CK16]=[.E7];[.$A$1];IF([.CK16]=[.L7];[.$H$1];IF([.CK16]=[.S7];[.$O$1];IF([.CK16]=[.Z7];[.$V$1];IF([.CK16]=[.AG7];[.$AC$1];IF([.CK16]=[.AN7];[.$AJ$1];IF([.CK16]=[.AU7];[.$AQ$1];IF([.CK16]=[.BB7];[.$AX$1];IF([.CK16]=[.BI7];[.$BE$1];IF([.CK16]=[.BP7];[.$BL$1];IF([.CK16]=[.BW7];[.$BS$1];[.$CA$5])))))))))))" office:value-type="string" office:string-value="Dynamic 1" calcext:value-type="string">
            <text:p>Dynamic 1</text:p>
          </table:table-cell>
          <table:table-cell table:style-name="ce18" table:formula="of:=IF([.CL16]=[.F7];[.$A$1];IF([.CL16]=[.M7];[.$H$1];IF([.CL16]=[.T7];[.$O$1];IF([.CL16]=[.AA7];[.$V$1];IF([.CL16]=[.AH7];[.$AC$1];IF([.CL16]=[.AO7];[.$AJ$1];IF([.CL16]=[.AV7];[.$AQ$1];IF([.CL16]=[.BC7];[.$AX$1];IF([.CL16]=[.BJ7];[.$BE$1];IF([.CL16]=[.BQ7];[.$BL$1];IF([.CL16]=[.BX7];[.$BS$1];[.$CA$5])))))))))))" office:value-type="string" office:string-value="Dynamic 1" calcext:value-type="string">
            <text:p>Dynamic 1</text:p>
          </table:table-cell>
          <table:table-cell table:number-columns-repeated="92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7.08180794764115" calcext:value-type="float">
            <text:p>7,0818</text:p>
          </table:table-cell>
          <table:table-cell table:style-name="ce4" table:formula="of:=[.C5]/[.C8]" office:value-type="float" office:value="7.31525588822527" calcext:value-type="float">
            <text:p>7,3153</text:p>
          </table:table-cell>
          <table:table-cell table:style-name="ce4" table:formula="of:=[.D5]/[.D8]" office:value-type="float" office:value="7.29796163074913" calcext:value-type="float">
            <text:p>7,2980</text:p>
          </table:table-cell>
          <table:table-cell table:style-name="ce4" table:formula="of:=[.E5]/[.E8]" office:value-type="float" office:value="7.33969824003536" calcext:value-type="float">
            <text:p>7,3397</text:p>
          </table:table-cell>
          <table:table-cell table:style-name="ce4" table:formula="of:=[.F5]/[.F8]" office:value-type="float" office:value="7.34201585149255" calcext:value-type="float">
            <text:p>7,342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7.11462755531831" calcext:value-type="float">
            <text:p>7,1146</text:p>
          </table:table-cell>
          <table:table-cell table:style-name="ce4" table:formula="of:=[.J5]/[.J8]" office:value-type="float" office:value="7.36989085622172" calcext:value-type="float">
            <text:p>7,3699</text:p>
          </table:table-cell>
          <table:table-cell table:style-name="ce4" table:formula="of:=[.K5]/[.K8]" office:value-type="float" office:value="7.33879176898701" calcext:value-type="float">
            <text:p>7,3388</text:p>
          </table:table-cell>
          <table:table-cell table:style-name="ce4" table:formula="of:=[.L5]/[.L8]" office:value-type="float" office:value="7.34377653116902" calcext:value-type="float">
            <text:p>7,3438</text:p>
          </table:table-cell>
          <table:table-cell table:style-name="ce4" table:formula="of:=[.M5]/[.M8]" office:value-type="float" office:value="7.34331661956521" calcext:value-type="float">
            <text:p>7,343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5]/[.P8]" office:value-type="float" office:value="7.09608825351912" calcext:value-type="float">
            <text:p>7,0961</text:p>
          </table:table-cell>
          <table:table-cell table:style-name="ce4" table:formula="of:=[.Q5]/[.Q8]" office:value-type="float" office:value="7.34791545381303" calcext:value-type="float">
            <text:p>7,3479</text:p>
          </table:table-cell>
          <table:table-cell table:style-name="ce4" table:formula="of:=[.R5]/[.R8]" office:value-type="float" office:value="7.32548580907153" calcext:value-type="float">
            <text:p>7,3255</text:p>
          </table:table-cell>
          <table:table-cell table:style-name="ce4" table:formula="of:=[.S5]/[.S8]" office:value-type="float" office:value="7.33842172754515" calcext:value-type="float">
            <text:p>7,3384</text:p>
          </table:table-cell>
          <table:table-cell table:style-name="ce4" table:formula="of:=[.T5]/[.T8]" office:value-type="float" office:value="7.34206238491766" calcext:value-type="float">
            <text:p>7,342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5]/[.W8]" office:value-type="float" office:value="6.89748918050909" calcext:value-type="float">
            <text:p>6,8975</text:p>
          </table:table-cell>
          <table:table-cell table:style-name="ce4" table:formula="of:=[.X5]/[.X8]" office:value-type="float" office:value="7.34882089822112" calcext:value-type="float">
            <text:p>7,3488</text:p>
          </table:table-cell>
          <table:table-cell table:style-name="ce4" table:formula="of:=[.Y5]/[.Y8]" office:value-type="float" office:value="7.33651108172707" calcext:value-type="float">
            <text:p>7,3365</text:p>
          </table:table-cell>
          <table:table-cell table:style-name="ce4" table:formula="of:=[.Z5]/[.Z8]" office:value-type="float" office:value="7.35040586595878" calcext:value-type="float">
            <text:p>7,3504</text:p>
          </table:table-cell>
          <table:table-cell table:style-name="ce4" table:formula="of:=[.AA5]/[.AA8]" office:value-type="float" office:value="7.33561507196349" calcext:value-type="float">
            <text:p>7,335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5]/[.AD8]" office:value-type="float" office:value="7.20343893107239" calcext:value-type="float">
            <text:p>7,2034</text:p>
          </table:table-cell>
          <table:table-cell table:style-name="ce4" table:formula="of:=[.AE5]/[.AE8]" office:value-type="float" office:value="7.3744975770466" calcext:value-type="float">
            <text:p>7,3745</text:p>
          </table:table-cell>
          <table:table-cell table:style-name="ce4" table:formula="of:=[.AF5]/[.AF8]" office:value-type="float" office:value="7.37435614021493" calcext:value-type="float">
            <text:p>7,3744</text:p>
          </table:table-cell>
          <table:table-cell table:style-name="ce4" table:formula="of:=[.AG5]/[.AG8]" office:value-type="float" office:value="7.37177006854797" calcext:value-type="float">
            <text:p>7,3718</text:p>
          </table:table-cell>
          <table:table-cell table:style-name="ce4" table:formula="of:=[.AH5]/[.AH8]" office:value-type="float" office:value="7.3663182583882" calcext:value-type="float">
            <text:p>7,366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5]/[.AK8]" office:value-type="float" office:value="7.19626705034189" calcext:value-type="float">
            <text:p>7,1963</text:p>
          </table:table-cell>
          <table:table-cell table:style-name="ce4" table:formula="of:=[.AL5]/[.AL8]" office:value-type="float" office:value="7.34673230309791" calcext:value-type="float">
            <text:p>7,3467</text:p>
          </table:table-cell>
          <table:table-cell table:style-name="ce4" table:formula="of:=[.AM5]/[.AM8]" office:value-type="float" office:value="7.35789350606072" calcext:value-type="float">
            <text:p>7,3579</text:p>
          </table:table-cell>
          <table:table-cell table:style-name="ce4" table:formula="of:=[.AN5]/[.AN8]" office:value-type="float" office:value="7.37917190579069" calcext:value-type="float">
            <text:p>7,3792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5]/[.AR8]" office:value-type="float" office:value="6.99521157917336" calcext:value-type="float">
            <text:p>6,9952</text:p>
          </table:table-cell>
          <table:table-cell table:style-name="ce4" table:formula="of:=[.AS5]/[.AS8]" office:value-type="float" office:value="7.34726889438581" calcext:value-type="float">
            <text:p>7,3473</text:p>
          </table:table-cell>
          <table:table-cell table:style-name="ce4" table:formula="of:=[.AT5]/[.AT8]" office:value-type="float" office:value="7.39323976112352" calcext:value-type="float">
            <text:p>7,3932</text:p>
          </table:table-cell>
          <table:table-cell table:style-name="ce4" table:formula="of:=[.AU5]/[.AU8]" office:value-type="float" office:value="7.41192356384629" calcext:value-type="float">
            <text:p>7,4119</text:p>
          </table:table-cell>
          <table:table-cell table:style-name="ce4" table:formula="of:=[.AV5]/[.AV8]" office:value-type="float" office:value="7.38055814633071" calcext:value-type="float">
            <text:p>7,380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5]/[.AY8]" office:value-type="float" office:value="7.33486635777155" calcext:value-type="float">
            <text:p>7,3349</text:p>
          </table:table-cell>
          <table:table-cell table:style-name="ce4" table:formula="of:=[.AZ5]/[.AZ8]" office:value-type="float" office:value="7.39560144558663" calcext:value-type="float">
            <text:p>7,3956</text:p>
          </table:table-cell>
          <table:table-cell table:style-name="ce4" table:formula="of:=[.BA5]/[.BA8]" office:value-type="float" office:value="7.40351503730695" calcext:value-type="float">
            <text:p>7,4035</text:p>
          </table:table-cell>
          <table:table-cell table:style-name="ce4" table:formula="of:=[.BB5]/[.BB8]" office:value-type="float" office:value="7.39923204862743" calcext:value-type="float">
            <text:p>7,3992</text:p>
          </table:table-cell>
          <table:table-cell table:style-name="ce4" table:formula="of:=[.BC5]/[.BC8]" office:value-type="float" office:value="7.39901780319019" calcext:value-type="float">
            <text:p>7,399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5]/[.BF8]" office:value-type="float" office:value="7.28095882637959" calcext:value-type="float">
            <text:p>7,2810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table-cell table:style-name="ce4" table:formula="of:=[.BH5]/[.BH8]" office:value-type="float" office:value="7.42030265620789" calcext:value-type="float">
            <text:p>7,4203</text:p>
          </table:table-cell>
          <table:table-cell table:style-name="ce4" table:formula="of:=[.BI5]/[.BI8]" office:value-type="float" office:value="7.41624256384926" calcext:value-type="float">
            <text:p>7,4162</text:p>
          </table:table-cell>
          <table:table-cell table:style-name="ce4" table:formula="of:=[.BJ5]/[.BJ8]" office:value-type="float" office:value="7.4016882394502" calcext:value-type="float">
            <text:p>7,401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5]/[.BM8]" office:value-type="float" office:value="7.37717272135491" calcext:value-type="float">
            <text:p>7,3772</text:p>
          </table:table-cell>
          <table:table-cell table:style-name="ce4" table:formula="of:=[.BN5]/[.BN8]" office:value-type="float" office:value="7.38627757673448" calcext:value-type="float">
            <text:p>7,3863</text:p>
          </table:table-cell>
          <table:table-cell table:style-name="ce4" table:formula="of:=[.BO5]/[.BO8]" office:value-type="float" office:value="7.41790488323684" calcext:value-type="float">
            <text:p>7,4179</text:p>
          </table:table-cell>
          <table:table-cell table:style-name="ce4" table:formula="of:=[.BP5]/[.BP8]" office:value-type="float" office:value="7.40986647500032" calcext:value-type="float">
            <text:p>7,4099</text:p>
          </table:table-cell>
          <table:table-cell table:style-name="ce4" table:formula="of:=[.BQ5]/[.BQ8]" office:value-type="float" office:value="7.39423991832621" calcext:value-type="float">
            <text:p>7,394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5]/[.BT8]" office:value-type="float" office:value="7.23242038368263" calcext:value-type="float">
            <text:p>7,2324</text:p>
          </table:table-cell>
          <table:table-cell table:style-name="ce4" table:formula="of:=[.BU5]/[.BU8]" office:value-type="float" office:value="7.40408901865073" calcext:value-type="float">
            <text:p>7,4041</text:p>
          </table:table-cell>
          <table:table-cell table:style-name="ce4" table:formula="of:=[.BV5]/[.BV8]" office:value-type="float" office:value="7.4136495539654" calcext:value-type="float">
            <text:p>7,4136</text:p>
          </table:table-cell>
          <table:table-cell table:style-name="ce4" table:formula="of:=[.BW5]/[.BW8]" office:value-type="float" office:value="7.40421428515905" calcext:value-type="float">
            <text:p>7,4042</text:p>
          </table:table-cell>
          <table:table-cell table:style-name="ce4" table:formula="of:=[.BX5]/[.BX8]" office:value-type="float" office:value="7.41251049928141" calcext:value-type="float">
            <text:p>7,4125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5]/[.CA8]" office:value-type="float" office:value="7.37472265392797" calcext:value-type="float">
            <text:p>7,3747</text:p>
          </table:table-cell>
          <table:table-cell table:style-name="ce4" table:formula="of:=[.CB5]/[.CB8]" office:value-type="float" office:value="7.39415261561159" calcext:value-type="float">
            <text:p>7,3942</text:p>
          </table:table-cell>
          <table:table-cell table:style-name="ce4" table:formula="of:=[.CC5]/[.CC8]" office:value-type="float" office:value="7.39576237574181" calcext:value-type="float">
            <text:p>7,3958</text:p>
          </table:table-cell>
          <table:table-cell table:style-name="ce4" table:formula="of:=[.CD5]/[.CD8]" office:value-type="float" office:value="7.40851798766965" calcext:value-type="float">
            <text:p>7,4085</text:p>
          </table:table-cell>
          <table:table-cell table:style-name="ce4" table:formula="of:=[.CE5]/[.CE8]" office:value-type="float" office:value="7.40339351374306" calcext:value-type="float">
            <text:p>7,4034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AX([.B8];[.I8];[.P8];[.W8];[.AD8];[.AK8];[.AR8];[.AY8];[.BF8];[.BM8];[.BT8];[.CA8])" office:value-type="float" office:value="0.248471333333333" calcext:value-type="float">
            <text:p>0,24847</text:p>
          </table:table-cell>
          <table:table-cell table:style-name="ce19" table:formula="of:=MAX([.C8];[.J8];[.Q8];[.X8];[.AE8];[.AL8];[.AS8];[.AZ8];[.BG8];[.BN8];[.BU8];[.CB8])" office:value-type="float" office:value="0.929125333333333" calcext:value-type="float">
            <text:p>0,92913</text:p>
          </table:table-cell>
          <table:table-cell table:style-name="ce19" table:formula="of:=MAX([.D8];[.K8];[.R8];[.Y8];[.AF8];[.AM8];[.AT8];[.BA8];[.BH8];[.BO8];[.BV8];[.CC8])" office:value-type="float" office:value="3.72233833333333" calcext:value-type="float">
            <text:p>3,72234</text:p>
          </table:table-cell>
          <table:table-cell table:style-name="ce19" table:formula="of:=MAX([.E8];[.L8];[.S8];[.Z8];[.AG8];[.AN8];[.AU8];[.BB8];[.BI8];[.BP8];[.BW8];[.CD8])" office:value-type="float" office:value="14.8016353333333" calcext:value-type="float">
            <text:p>14,80164</text:p>
          </table:table-cell>
          <table:table-cell table:style-name="ce19" table:formula="of:=MAX([.F8];[.M8];[.T8];[.AA8];[.AH8];[.AO8];[.AV8];[.BC8];[.BJ8];[.BQ8];[.BX8];[.CE8])" office:value-type="float" office:value="59.2116703333333" calcext:value-type="float">
            <text:p>59,2116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H17]=[.B8];[.$A$1];IF([.CH17]=[.I8];[.$H$1];IF([.CH17]=[.P8];[.$O$1];IF([.CH17]=[.W8];[.$V$1];IF([.CH17]=[.AD8];[.$AC$1];IF([.CH17]=[.AK8];[.$AJ$1];IF([.CH17]=[.AR8];[.$AQ$1];IF([.CH17]=[.AY8];[.$AX$1];IF([.CH17]=[.BF8];[.$BE$1];IF([.CH17]=[.BM8];[.$BL$1];IF([.CH17]=[.BT8];[.$BS$1];[.$CA$5])))))))))))" office:value-type="string" office:string-value="Static 10" calcext:value-type="string">
            <text:p>Static 10</text:p>
          </table:table-cell>
          <table:table-cell table:style-name="ce19" table:formula="of:=IF([.CI17]=[.C8];[.$A$1];IF([.CI17]=[.J8];[.$H$1];IF([.CI17]=[.Q8];[.$O$1];IF([.CI17]=[.X8];[.$V$1];IF([.CI17]=[.AE8];[.$AC$1];IF([.CI17]=[.AL8];[.$AJ$1];IF([.CI17]=[.AS8];[.$AQ$1];IF([.CI17]=[.AZ8];[.$AX$1];IF([.CI17]=[.BG8];[.$BE$1];IF([.CI17]=[.BN8];[.$BL$1];IF([.CI17]=[.BU8];[.$BS$1];[.$CA$5])))))))))))" office:value-type="string" office:string-value="Static 10" calcext:value-type="string">
            <text:p>Static 10</text:p>
          </table:table-cell>
          <table:table-cell table:style-name="ce19" table:formula="of:=IF([.CJ17]=[.D8];[.$A$1];IF([.CJ17]=[.K8];[.$H$1];IF([.CJ17]=[.R8];[.$O$1];IF([.CJ17]=[.Y8];[.$V$1];IF([.CJ17]=[.AF8];[.$AC$1];IF([.CJ17]=[.AM8];[.$AJ$1];IF([.CJ17]=[.AT8];[.$AQ$1];IF([.CJ17]=[.BA8];[.$AX$1];IF([.CJ17]=[.BH8];[.$BE$1];IF([.CJ17]=[.BO8];[.$BL$1];IF([.CJ17]=[.BV8];[.$BS$1];[.$CA$5])))))))))))" office:value-type="string" office:string-value="Static 1" calcext:value-type="string">
            <text:p>Static 1</text:p>
          </table:table-cell>
          <table:table-cell table:style-name="ce19" table:formula="of:=IF([.CK17]=[.E8];[.$A$1];IF([.CK17]=[.L8];[.$H$1];IF([.CK17]=[.S8];[.$O$1];IF([.CK17]=[.Z8];[.$V$1];IF([.CK17]=[.AG8];[.$AC$1];IF([.CK17]=[.AN8];[.$AJ$1];IF([.CK17]=[.AU8];[.$AQ$1];IF([.CK17]=[.BB8];[.$AX$1];IF([.CK17]=[.BI8];[.$BE$1];IF([.CK17]=[.BP8];[.$BL$1];IF([.CK17]=[.BW8];[.$BS$1];[.$CA$5])))))))))))" office:value-type="string" office:string-value="Static 4" calcext:value-type="string">
            <text:p>Static 4</text:p>
          </table:table-cell>
          <table:table-cell table:style-name="ce19" table:formula="of:=IF([.CL17]=[.F8];[.$A$1];IF([.CL17]=[.M8];[.$H$1];IF([.CL17]=[.T8];[.$O$1];IF([.CL17]=[.AA8];[.$V$1];IF([.CL17]=[.AH8];[.$AC$1];IF([.CL17]=[.AO8];[.$AJ$1];IF([.CL17]=[.AV8];[.$AQ$1];IF([.CL17]=[.BC8];[.$AX$1];IF([.CL17]=[.BJ8];[.$BE$1];IF([.CL17]=[.BQ8];[.$BL$1];IF([.CL17]=[.BX8];[.$BS$1];[.$CA$5])))))))))))" office:value-type="string" office:string-value="Static 10" calcext:value-type="string">
            <text:p>Static 10</text:p>
          </table:table-cell>
          <table:table-cell table:number-columns-repeated="920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8.55377514122411" calcext:value-type="float">
            <text:p>8,5538</text:p>
          </table:table-cell>
          <table:table-cell table:style-name="ce12" table:formula="of:=[.C5]/[.C9]" office:value-type="float" office:value="9.26679845943505" calcext:value-type="float">
            <text:p>9,2668</text:p>
          </table:table-cell>
          <table:table-cell table:style-name="ce12" table:formula="of:=[.D5]/[.D9]" office:value-type="float" office:value="9.94759731249365" calcext:value-type="float">
            <text:p>9,9476</text:p>
          </table:table-cell>
          <table:table-cell table:style-name="ce12" table:formula="of:=[.E5]/[.E9]" office:value-type="float" office:value="10.3481337646971" calcext:value-type="float">
            <text:p>10,3481</text:p>
          </table:table-cell>
          <table:table-cell table:style-name="ce12" table:formula="of:=[.F5]/[.F9]" office:value-type="float" office:value="10.7093509445831" calcext:value-type="float">
            <text:p>10,709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9.09662644563763" calcext:value-type="float">
            <text:p>9,0966</text:p>
          </table:table-cell>
          <table:table-cell table:style-name="ce12" table:formula="of:=[.J5]/[.J9]" office:value-type="float" office:value="9.35579254225049" calcext:value-type="float">
            <text:p>9,3558</text:p>
          </table:table-cell>
          <table:table-cell table:style-name="ce12" table:formula="of:=[.K5]/[.K9]" office:value-type="float" office:value="9.94802301803768" calcext:value-type="float">
            <text:p>9,9480</text:p>
          </table:table-cell>
          <table:table-cell table:style-name="ce12" table:formula="of:=[.L5]/[.L9]" office:value-type="float" office:value="10.5334853306499" calcext:value-type="float">
            <text:p>10,5335</text:p>
          </table:table-cell>
          <table:table-cell table:style-name="ce12" table:formula="of:=[.M5]/[.M9]" office:value-type="float" office:value="10.7478784483388" calcext:value-type="float">
            <text:p>10,747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5]/[.P9]" office:value-type="float" office:value="9.04289620111634" calcext:value-type="float">
            <text:p>9,0429</text:p>
          </table:table-cell>
          <table:table-cell table:style-name="ce12" table:formula="of:=[.Q5]/[.Q9]" office:value-type="float" office:value="9.60286174752872" calcext:value-type="float">
            <text:p>9,6029</text:p>
          </table:table-cell>
          <table:table-cell table:style-name="ce12" table:formula="of:=[.R5]/[.R9]" office:value-type="float" office:value="9.98490269669867" calcext:value-type="float">
            <text:p>9,9849</text:p>
          </table:table-cell>
          <table:table-cell table:style-name="ce12" table:formula="of:=[.S5]/[.S9]" office:value-type="float" office:value="10.5579974267747" calcext:value-type="float">
            <text:p>10,5580</text:p>
          </table:table-cell>
          <table:table-cell table:style-name="ce12" table:formula="of:=[.T5]/[.T9]" office:value-type="float" office:value="10.7598740479996" calcext:value-type="float">
            <text:p>10,759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5]/[.W9]" office:value-type="float" office:value="9.08983787988615" calcext:value-type="float">
            <text:p>9,0898</text:p>
          </table:table-cell>
          <table:table-cell table:style-name="ce12" table:formula="of:=[.X5]/[.X9]" office:value-type="float" office:value="9.35360914797559" calcext:value-type="float">
            <text:p>9,3536</text:p>
          </table:table-cell>
          <table:table-cell table:style-name="ce12" table:formula="of:=[.Y5]/[.Y9]" office:value-type="float" office:value="10.0817085904035" calcext:value-type="float">
            <text:p>10,0817</text:p>
          </table:table-cell>
          <table:table-cell table:style-name="ce12" table:formula="of:=[.Z5]/[.Z9]" office:value-type="float" office:value="10.4481613973312" calcext:value-type="float">
            <text:p>10,4482</text:p>
          </table:table-cell>
          <table:table-cell table:style-name="ce12" table:formula="of:=[.AA5]/[.AA9]" office:value-type="float" office:value="10.6590719883359" calcext:value-type="float">
            <text:p>10,65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5]/[.AD9]" office:value-type="float" office:value="10.323574795536" calcext:value-type="float">
            <text:p>10,3236</text:p>
          </table:table-cell>
          <table:table-cell table:style-name="ce12" table:formula="of:=[.AE5]/[.AE9]" office:value-type="float" office:value="10.7115580937455" calcext:value-type="float">
            <text:p>10,7116</text:p>
          </table:table-cell>
          <table:table-cell table:style-name="ce12" table:formula="of:=[.AF5]/[.AF9]" office:value-type="float" office:value="10.7510463987944" calcext:value-type="float">
            <text:p>10,7510</text:p>
          </table:table-cell>
          <table:table-cell table:style-name="ce12" table:formula="of:=[.AG5]/[.AG9]" office:value-type="float" office:value="10.8988476713627" calcext:value-type="float">
            <text:p>10,8988</text:p>
          </table:table-cell>
          <table:table-cell table:style-name="ce12" table:formula="of:=[.AH5]/[.AH9]" office:value-type="float" office:value="10.9356431552838" calcext:value-type="float">
            <text:p>10,935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5]/[.AK9]" office:value-type="float" office:value="10.1780759183153" calcext:value-type="float">
            <text:p>10,1781</text:p>
          </table:table-cell>
          <table:table-cell table:style-name="ce12" table:formula="of:=[.AL5]/[.AL9]" office:value-type="float" office:value="10.6107329776178" calcext:value-type="float">
            <text:p>10,6107</text:p>
          </table:table-cell>
          <table:table-cell table:style-name="ce12" table:formula="of:=[.AM5]/[.AM9]" office:value-type="float" office:value="10.7588445262792" calcext:value-type="float">
            <text:p>10,7588</text:p>
          </table:table-cell>
          <table:table-cell table:style-name="ce12" table:formula="of:=[.AN5]/[.AN9]" office:value-type="float" office:value="10.8169402162047" calcext:value-type="float">
            <text:p>10,8169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5]/[.AR9]" office:value-type="float" office:value="10.6005889135986" calcext:value-type="float">
            <text:p>10,6006</text:p>
          </table:table-cell>
          <table:table-cell table:style-name="ce12" table:formula="of:=[.AS5]/[.AS9]" office:value-type="float" office:value="10.6915706018616" calcext:value-type="float">
            <text:p>10,6916</text:p>
          </table:table-cell>
          <table:table-cell table:style-name="ce12" table:formula="of:=[.AT5]/[.AT9]" office:value-type="float" office:value="10.8813739807309" calcext:value-type="float">
            <text:p>10,8814</text:p>
          </table:table-cell>
          <table:table-cell table:style-name="ce12" table:formula="of:=[.AU5]/[.AU9]" office:value-type="float" office:value="10.9140056297827" calcext:value-type="float">
            <text:p>10,9140</text:p>
          </table:table-cell>
          <table:table-cell table:style-name="ce12" table:formula="of:=[.AV5]/[.AV9]" office:value-type="float" office:value="10.9268152574339" calcext:value-type="float">
            <text:p>10,926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5]/[.AY9]" office:value-type="float" office:value="10.5408301380684" calcext:value-type="float">
            <text:p>10,5408</text:p>
          </table:table-cell>
          <table:table-cell table:style-name="ce12" table:formula="of:=[.AZ5]/[.AZ9]" office:value-type="float" office:value="10.826136717517" calcext:value-type="float">
            <text:p>10,8261</text:p>
          </table:table-cell>
          <table:table-cell table:style-name="ce12" table:formula="of:=[.BA5]/[.BA9]" office:value-type="float" office:value="10.8559210687656" calcext:value-type="float">
            <text:p>10,8559</text:p>
          </table:table-cell>
          <table:table-cell table:style-name="ce12" table:formula="of:=[.BB5]/[.BB9]" office:value-type="float" office:value="10.9094915286357" calcext:value-type="float">
            <text:p>10,9095</text:p>
          </table:table-cell>
          <table:table-cell table:style-name="ce12" table:formula="of:=[.BC5]/[.BC9]" office:value-type="float" office:value="10.9190599985078" calcext:value-type="float">
            <text:p>10,91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5]/[.BF9]" office:value-type="float" office:value="9.88604492297422" calcext:value-type="float">
            <text:p>9,8860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table-cell table:style-name="ce12" table:formula="of:=[.BH5]/[.BH9]" office:value-type="float" office:value="10.8069144991567" calcext:value-type="float">
            <text:p>10,8069</text:p>
          </table:table-cell>
          <table:table-cell table:style-name="ce12" table:formula="of:=[.BI5]/[.BI9]" office:value-type="float" office:value="10.9058105007749" calcext:value-type="float">
            <text:p>10,9058</text:p>
          </table:table-cell>
          <table:table-cell table:style-name="ce12" table:formula="of:=[.BJ5]/[.BJ9]" office:value-type="float" office:value="10.915398319078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5]/[.BM9]" office:value-type="float" office:value="10.4383373765081" calcext:value-type="float">
            <text:p>10,4383</text:p>
          </table:table-cell>
          <table:table-cell table:style-name="ce12" table:formula="of:=[.BN5]/[.BN9]" office:value-type="float" office:value="10.7125335174443" calcext:value-type="float">
            <text:p>10,7125</text:p>
          </table:table-cell>
          <table:table-cell table:style-name="ce12" table:formula="of:=[.BO5]/[.BO9]" office:value-type="float" office:value="10.8254192750383" calcext:value-type="float">
            <text:p>10,8254</text:p>
          </table:table-cell>
          <table:table-cell table:style-name="ce12" table:formula="of:=[.BP5]/[.BP9]" office:value-type="float" office:value="10.9079936233662" calcext:value-type="float">
            <text:p>10,9080</text:p>
          </table:table-cell>
          <table:table-cell table:style-name="ce12" table:formula="of:=[.BQ5]/[.BQ9]" office:value-type="float" office:value="10.0400705270466" calcext:value-type="float">
            <text:p>10,04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5]/[.BT9]" office:value-type="float" office:value="9.52195822873301" calcext:value-type="float">
            <text:p>9,5220</text:p>
          </table:table-cell>
          <table:table-cell table:style-name="ce12" table:formula="of:=[.BU5]/[.BU9]" office:value-type="float" office:value="10.6574972092427" calcext:value-type="float">
            <text:p>10,6575</text:p>
          </table:table-cell>
          <table:table-cell table:style-name="ce12" table:formula="of:=[.BV5]/[.BV9]" office:value-type="float" office:value="10.8536300525358" calcext:value-type="float">
            <text:p>10,8536</text:p>
          </table:table-cell>
          <table:table-cell table:style-name="ce12" table:formula="of:=[.BW5]/[.BW9]" office:value-type="float" office:value="10.902115609897" calcext:value-type="float">
            <text:p>10,9021</text:p>
          </table:table-cell>
          <table:table-cell table:style-name="ce12" table:formula="of:=[.BX5]/[.BX9]" office:value-type="float" office:value="10.9200657113155" calcext:value-type="float">
            <text:p>10,92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5]/[.CA9]" office:value-type="float" office:value="10.1263335116594" calcext:value-type="float">
            <text:p>10,1263</text:p>
          </table:table-cell>
          <table:table-cell table:style-name="ce12" table:formula="of:=[.CB5]/[.CB9]" office:value-type="float" office:value="10.6515678407979" calcext:value-type="float">
            <text:p>10,6516</text:p>
          </table:table-cell>
          <table:table-cell table:style-name="ce12" table:formula="of:=[.CC5]/[.CC9]" office:value-type="float" office:value="10.8771585241021" calcext:value-type="float">
            <text:p>10,8772</text:p>
          </table:table-cell>
          <table:table-cell table:style-name="ce12" table:formula="of:=[.CD5]/[.CD9]" office:value-type="float" office:value="10.9039821005848" calcext:value-type="float">
            <text:p>10,9040</text:p>
          </table:table-cell>
          <table:table-cell table:style-name="ce12" table:formula="of:=[.CE5]/[.CE9]" office:value-type="float" office:value="10.9154140529375" calcext:value-type="float">
            <text:p>10,9154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AX([.B9];[.I9];[.P9];[.W9];[.AD9];[.AK9];[.AR9];[.AY9];[.BF9];[.BM9];[.BT9];[.CA9])" office:value-type="float" office:value="0.200036666666667" calcext:value-type="float">
            <text:p>0,20004</text:p>
          </table:table-cell>
          <table:table-cell table:style-name="ce18" table:formula="of:=MAX([.C9];[.J9];[.Q9];[.X9];[.AE9];[.AL9];[.AS9];[.AZ9];[.BG9];[.BN9];[.BU9];[.CB9])" office:value-type="float" office:value="0.732631666666667" calcext:value-type="float">
            <text:p>0,73263</text:p>
          </table:table-cell>
          <table:table-cell table:style-name="ce18" table:formula="of:=MAX([.D9];[.K9];[.R9];[.Y9];[.AF9];[.AM9];[.AT9];[.BA9];[.BH9];[.BO9];[.BV9];[.CC9])" office:value-type="float" office:value="2.73085866666667" calcext:value-type="float">
            <text:p>2,73086</text:p>
          </table:table-cell>
          <table:table-cell table:style-name="ce18" table:formula="of:=MAX([.E9];[.L9];[.S9];[.Z9];[.AG9];[.AN9];[.AU9];[.BB9];[.BI9];[.BP9];[.BW9];[.CD9])" office:value-type="float" office:value="10.496631" calcext:value-type="float">
            <text:p>10,49663</text:p>
          </table:table-cell>
          <table:table-cell table:style-name="ce18" table:formula="of:=MAX([.F9];[.M9];[.T9];[.AA9];[.AH9];[.AO9];[.AV9];[.BC9];[.BJ9];[.BQ9];[.BX9];[.CE9])" office:value-type="float" office:value="43.265482" calcext:value-type="float">
            <text:p>43,26548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H18]=[.B9];[.$A$1];IF([.CH18]=[.I9];[.$H$1];IF([.CH18]=[.P9];[.$O$1];IF([.CH18]=[.W9];[.$V$1];IF([.CH18]=[.AD9];[.$AC$1];IF([.CH18]=[.AK9];[.$AJ$1];IF([.CH18]=[.AR9];[.$AQ$1];IF([.CH18]=[.AY9];[.$AX$1];IF([.CH18]=[.BF9];[.$BE$1];IF([.CH18]=[.BM9];[.$BL$1];IF([.CH18]=[.BT9];[.$BS$1];[.$CA$5])))))))))))" office:value-type="string" office:string-value="Static 1" calcext:value-type="string">
            <text:p>Static 1</text:p>
          </table:table-cell>
          <table:table-cell table:style-name="ce18" table:formula="of:=IF([.CI18]=[.C9];[.$A$1];IF([.CI18]=[.J9];[.$H$1];IF([.CI18]=[.Q9];[.$O$1];IF([.CI18]=[.X9];[.$V$1];IF([.CI18]=[.AE9];[.$AC$1];IF([.CI18]=[.AL9];[.$AJ$1];IF([.CI18]=[.AS9];[.$AQ$1];IF([.CI18]=[.AZ9];[.$AX$1];IF([.CI18]=[.BG9];[.$BE$1];IF([.CI18]=[.BN9];[.$BL$1];IF([.CI18]=[.BU9];[.$BS$1];[.$CA$5])))))))))))" office:value-type="string" office:string-value="Static 1" calcext:value-type="string">
            <text:p>Static 1</text:p>
          </table:table-cell>
          <table:table-cell table:style-name="ce18" table:formula="of:=IF([.CJ18]=[.D9];[.$A$1];IF([.CJ18]=[.K9];[.$H$1];IF([.CJ18]=[.R9];[.$O$1];IF([.CJ18]=[.Y9];[.$V$1];IF([.CJ18]=[.AF9];[.$AC$1];IF([.CJ18]=[.AM9];[.$AJ$1];IF([.CJ18]=[.AT9];[.$AQ$1];IF([.CJ18]=[.BA9];[.$AX$1];IF([.CJ18]=[.BH9];[.$BE$1];IF([.CJ18]=[.BO9];[.$BL$1];IF([.CJ18]=[.BV9];[.$BS$1];[.$CA$5])))))))))))" office:value-type="string" office:string-value="Static 1" calcext:value-type="string">
            <text:p>Static 1</text:p>
          </table:table-cell>
          <table:table-cell table:style-name="ce18" table:formula="of:=IF([.CK18]=[.E9];[.$A$1];IF([.CK18]=[.L9];[.$H$1];IF([.CK18]=[.S9];[.$O$1];IF([.CK18]=[.Z9];[.$V$1];IF([.CK18]=[.AG9];[.$AC$1];IF([.CK18]=[.AN9];[.$AJ$1];IF([.CK18]=[.AU9];[.$AQ$1];IF([.CK18]=[.BB9];[.$AX$1];IF([.CK18]=[.BI9];[.$BE$1];IF([.CK18]=[.BP9];[.$BL$1];IF([.CK18]=[.BW9];[.$BS$1];[.$CA$5])))))))))))" office:value-type="string" office:string-value="Static 1" calcext:value-type="string">
            <text:p>Static 1</text:p>
          </table:table-cell>
          <table:table-cell table:style-name="ce18" table:formula="of:=IF([.CL18]=[.F9];[.$A$1];IF([.CL18]=[.M9];[.$H$1];IF([.CL18]=[.T9];[.$O$1];IF([.CL18]=[.AA9];[.$V$1];IF([.CL18]=[.AH9];[.$AC$1];IF([.CL18]=[.AO9];[.$AJ$1];IF([.CL18]=[.AV9];[.$AQ$1];IF([.CL18]=[.BC9];[.$AX$1];IF([.CL18]=[.BJ9];[.$BE$1];IF([.CL18]=[.BQ9];[.$BL$1];IF([.CL18]=[.BX9];[.$BS$1];[.$CA$5])))))))))))" office:value-type="string" office:string-value="Guided 2" calcext:value-type="string">
            <text:p>Guided 2</text:p>
          </table:table-cell>
          <table:table-cell table:number-columns-repeated="920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 table:number-columns-repeated="920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20000" calcext:value-type="float">
            <text:p>20000</text:p>
          </table:table-cell>
          <table:table-cell table:style-name="ce1" table:formula="of:=[.C13]" office:value-type="float" office:value="40000" calcext:value-type="float">
            <text:p>40000</text:p>
          </table:table-cell>
          <table:table-cell table:style-name="ce1" table:formula="of:=[.D13]" office:value-type="float" office:value="80000" calcext:value-type="float">
            <text:p>80000</text:p>
          </table:table-cell>
          <table:table-cell table:style-name="ce1" table:formula="of:=[.E13]" office:value-type="float" office:value="160000" calcext:value-type="float">
            <text:p>160000</text:p>
          </table:table-cell>
          <table:table-cell table:style-name="ce1" table:formula="of:=[.F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20000" calcext:value-type="float">
            <text:p>20000</text:p>
          </table:table-cell>
          <table:table-cell table:style-name="ce1" table:formula="of:=[.J13]" office:value-type="float" office:value="40000" calcext:value-type="float">
            <text:p>40000</text:p>
          </table:table-cell>
          <table:table-cell table:style-name="ce1" table:formula="of:=[.K13]" office:value-type="float" office:value="80000" calcext:value-type="float">
            <text:p>80000</text:p>
          </table:table-cell>
          <table:table-cell table:style-name="ce1" table:formula="of:=[.L13]" office:value-type="float" office:value="160000" calcext:value-type="float">
            <text:p>160000</text:p>
          </table:table-cell>
          <table:table-cell table:style-name="ce1" table:formula="of:=[.M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P13]" office:value-type="float" office:value="20000" calcext:value-type="float">
            <text:p>20000</text:p>
          </table:table-cell>
          <table:table-cell table:style-name="ce1" table:formula="of:=[.Q13]" office:value-type="float" office:value="40000" calcext:value-type="float">
            <text:p>40000</text:p>
          </table:table-cell>
          <table:table-cell table:style-name="ce1" table:formula="of:=[.R13]" office:value-type="float" office:value="80000" calcext:value-type="float">
            <text:p>80000</text:p>
          </table:table-cell>
          <table:table-cell table:style-name="ce1" table:formula="of:=[.S13]" office:value-type="float" office:value="160000" calcext:value-type="float">
            <text:p>160000</text:p>
          </table:table-cell>
          <table:table-cell table:style-name="ce1" table:formula="of:=[.T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W13]" office:value-type="float" office:value="20000" calcext:value-type="float">
            <text:p>20000</text:p>
          </table:table-cell>
          <table:table-cell table:style-name="ce1" table:formula="of:=[.X13]" office:value-type="float" office:value="40000" calcext:value-type="float">
            <text:p>40000</text:p>
          </table:table-cell>
          <table:table-cell table:style-name="ce1" table:formula="of:=[.Y13]" office:value-type="float" office:value="80000" calcext:value-type="float">
            <text:p>80000</text:p>
          </table:table-cell>
          <table:table-cell table:style-name="ce1" table:formula="of:=[.Z13]" office:value-type="float" office:value="160000" calcext:value-type="float">
            <text:p>160000</text:p>
          </table:table-cell>
          <table:table-cell table:style-name="ce1" table:formula="of:=[.AA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D13]" office:value-type="float" office:value="20000" calcext:value-type="float">
            <text:p>20000</text:p>
          </table:table-cell>
          <table:table-cell table:style-name="ce1" table:formula="of:=[.AE13]" office:value-type="float" office:value="40000" calcext:value-type="float">
            <text:p>40000</text:p>
          </table:table-cell>
          <table:table-cell table:style-name="ce1" table:formula="of:=[.AF13]" office:value-type="float" office:value="80000" calcext:value-type="float">
            <text:p>80000</text:p>
          </table:table-cell>
          <table:table-cell table:style-name="ce1" table:formula="of:=[.AG13]" office:value-type="float" office:value="160000" calcext:value-type="float">
            <text:p>160000</text:p>
          </table:table-cell>
          <table:table-cell table:style-name="ce1" table:formula="of:=[.AH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K13]" office:value-type="float" office:value="20000" calcext:value-type="float">
            <text:p>20000</text:p>
          </table:table-cell>
          <table:table-cell table:style-name="ce1" table:formula="of:=[.AL13]" office:value-type="float" office:value="40000" calcext:value-type="float">
            <text:p>40000</text:p>
          </table:table-cell>
          <table:table-cell table:style-name="ce1" table:formula="of:=[.AM13]" office:value-type="float" office:value="80000" calcext:value-type="float">
            <text:p>80000</text:p>
          </table:table-cell>
          <table:table-cell table:style-name="ce1" table:formula="of:=[.AN13]" office:value-type="float" office:value="160000" calcext:value-type="float">
            <text:p>16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R13]" office:value-type="float" office:value="20000" calcext:value-type="float">
            <text:p>20000</text:p>
          </table:table-cell>
          <table:table-cell table:style-name="ce1" table:formula="of:=[.AS13]" office:value-type="float" office:value="40000" calcext:value-type="float">
            <text:p>40000</text:p>
          </table:table-cell>
          <table:table-cell table:style-name="ce1" table:formula="of:=[.AT13]" office:value-type="float" office:value="80000" calcext:value-type="float">
            <text:p>80000</text:p>
          </table:table-cell>
          <table:table-cell table:style-name="ce1" table:formula="of:=[.AU13]" office:value-type="float" office:value="160000" calcext:value-type="float">
            <text:p>160000</text:p>
          </table:table-cell>
          <table:table-cell table:style-name="ce1" table:formula="of:=[.AV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Y13]" office:value-type="float" office:value="20000" calcext:value-type="float">
            <text:p>20000</text:p>
          </table:table-cell>
          <table:table-cell table:style-name="ce1" table:formula="of:=[.AZ13]" office:value-type="float" office:value="40000" calcext:value-type="float">
            <text:p>40000</text:p>
          </table:table-cell>
          <table:table-cell table:style-name="ce1" table:formula="of:=[.BA13]" office:value-type="float" office:value="80000" calcext:value-type="float">
            <text:p>80000</text:p>
          </table:table-cell>
          <table:table-cell table:style-name="ce1" table:formula="of:=[.BB13]" office:value-type="float" office:value="160000" calcext:value-type="float">
            <text:p>160000</text:p>
          </table:table-cell>
          <table:table-cell table:style-name="ce1" table:formula="of:=[.BC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F13]" office:value-type="float" office:value="20000" calcext:value-type="float">
            <text:p>2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table-cell table:style-name="ce1" table:formula="of:=[.BH13]" office:value-type="float" office:value="80000" calcext:value-type="float">
            <text:p>80000</text:p>
          </table:table-cell>
          <table:table-cell table:style-name="ce1" table:formula="of:=[.BI13]" office:value-type="float" office:value="160000" calcext:value-type="float">
            <text:p>160000</text:p>
          </table:table-cell>
          <table:table-cell table:style-name="ce1" table:formula="of:=[.BJ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M13]" office:value-type="float" office:value="20000" calcext:value-type="float">
            <text:p>20000</text:p>
          </table:table-cell>
          <table:table-cell table:style-name="ce1" table:formula="of:=[.BN13]" office:value-type="float" office:value="40000" calcext:value-type="float">
            <text:p>40000</text:p>
          </table:table-cell>
          <table:table-cell table:style-name="ce1" table:formula="of:=[.BO13]" office:value-type="float" office:value="80000" calcext:value-type="float">
            <text:p>80000</text:p>
          </table:table-cell>
          <table:table-cell table:style-name="ce1" table:formula="of:=[.BP13]" office:value-type="float" office:value="160000" calcext:value-type="float">
            <text:p>160000</text:p>
          </table:table-cell>
          <table:table-cell table:style-name="ce1" table:formula="of:=[.BQ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T13]" office:value-type="float" office:value="20000" calcext:value-type="float">
            <text:p>20000</text:p>
          </table:table-cell>
          <table:table-cell table:style-name="ce1" table:formula="of:=[.BU13]" office:value-type="float" office:value="40000" calcext:value-type="float">
            <text:p>40000</text:p>
          </table:table-cell>
          <table:table-cell table:style-name="ce1" table:formula="of:=[.BV13]" office:value-type="float" office:value="80000" calcext:value-type="float">
            <text:p>80000</text:p>
          </table:table-cell>
          <table:table-cell table:style-name="ce1" table:formula="of:=[.BW13]" office:value-type="float" office:value="160000" calcext:value-type="float">
            <text:p>160000</text:p>
          </table:table-cell>
          <table:table-cell table:style-name="ce1" table:formula="of:=[.BX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A13]" office:value-type="float" office:value="20000" calcext:value-type="float">
            <text:p>20000</text:p>
          </table:table-cell>
          <table:table-cell table:style-name="ce1" table:formula="of:=[.CB13]" office:value-type="float" office:value="40000" calcext:value-type="float">
            <text:p>40000</text:p>
          </table:table-cell>
          <table:table-cell table:style-name="ce1" table:formula="of:=[.CC13]" office:value-type="float" office:value="80000" calcext:value-type="float">
            <text:p>80000</text:p>
          </table:table-cell>
          <table:table-cell table:style-name="ce1" table:formula="of:=[.CD13]" office:value-type="float" office:value="160000" calcext:value-type="float">
            <text:p>160000</text:p>
          </table:table-cell>
          <table:table-cell table:style-name="ce1" table:formula="of:=[.CE13]" office:value-type="float" office:value="320000" calcext:value-type="float">
            <text:p>320000</text:p>
          </table:table-cell>
          <table:table-cell table:number-columns-repeated="93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14]/[.$A$23]" office:value-type="float" office:value="1" calcext:value-type="float">
            <text:p>1,0000</text:p>
          </table:table-cell>
          <table:table-cell table:style-name="ce12" table:formula="of:=[.Q14]/[.$A$23]" office:value-type="float" office:value="1" calcext:value-type="float">
            <text:p>1,0000</text:p>
          </table:table-cell>
          <table:table-cell table:style-name="ce12" table:formula="of:=[.R14]/[.$A$23]" office:value-type="float" office:value="1" calcext:value-type="float">
            <text:p>1,0000</text:p>
          </table:table-cell>
          <table:table-cell table:style-name="ce12" table:formula="of:=[.S14]/[.$A$23]" office:value-type="float" office:value="1" calcext:value-type="float">
            <text:p>1,0000</text:p>
          </table:table-cell>
          <table:table-cell table:style-name="ce12" table:formula="of:=[.T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14]/[.$A$23]" office:value-type="float" office:value="1" calcext:value-type="float">
            <text:p>1,0000</text:p>
          </table:table-cell>
          <table:table-cell table:style-name="ce12" table:formula="of:=[.X14]/[.$A$23]" office:value-type="float" office:value="1" calcext:value-type="float">
            <text:p>1,0000</text:p>
          </table:table-cell>
          <table:table-cell table:style-name="ce12" table:formula="of:=[.Y14]/[.$A$23]" office:value-type="float" office:value="1" calcext:value-type="float">
            <text:p>1,0000</text:p>
          </table:table-cell>
          <table:table-cell table:style-name="ce12" table:formula="of:=[.Z14]/[.$A$23]" office:value-type="float" office:value="1" calcext:value-type="float">
            <text:p>1,0000</text:p>
          </table:table-cell>
          <table:table-cell table:style-name="ce12" table:formula="of:=[.AA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14]/[.$A$23]" office:value-type="float" office:value="1" calcext:value-type="float">
            <text:p>1,0000</text:p>
          </table:table-cell>
          <table:table-cell table:style-name="ce12" table:formula="of:=[.AE14]/[.$A$23]" office:value-type="float" office:value="1" calcext:value-type="float">
            <text:p>1,0000</text:p>
          </table:table-cell>
          <table:table-cell table:style-name="ce12" table:formula="of:=[.AF14]/[.$A$23]" office:value-type="float" office:value="1" calcext:value-type="float">
            <text:p>1,0000</text:p>
          </table:table-cell>
          <table:table-cell table:style-name="ce12" table:formula="of:=[.AG14]/[.$A$23]" office:value-type="float" office:value="1" calcext:value-type="float">
            <text:p>1,0000</text:p>
          </table:table-cell>
          <table:table-cell table:style-name="ce12" table:formula="of:=[.AH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14]/[.$A$23]" office:value-type="float" office:value="1" calcext:value-type="float">
            <text:p>1,0000</text:p>
          </table:table-cell>
          <table:table-cell table:style-name="ce12" table:formula="of:=[.AL14]/[.$A$23]" office:value-type="float" office:value="1" calcext:value-type="float">
            <text:p>1,0000</text:p>
          </table:table-cell>
          <table:table-cell table:style-name="ce12" table:formula="of:=[.AM14]/[.$A$23]" office:value-type="float" office:value="1" calcext:value-type="float">
            <text:p>1,0000</text:p>
          </table:table-cell>
          <table:table-cell table:style-name="ce12" table:formula="of:=[.AN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14]/[.$A$23]" office:value-type="float" office:value="1" calcext:value-type="float">
            <text:p>1,0000</text:p>
          </table:table-cell>
          <table:table-cell table:style-name="ce12" table:formula="of:=[.AS14]/[.$A$23]" office:value-type="float" office:value="1" calcext:value-type="float">
            <text:p>1,0000</text:p>
          </table:table-cell>
          <table:table-cell table:style-name="ce12" table:formula="of:=[.AT14]/[.$A$23]" office:value-type="float" office:value="1" calcext:value-type="float">
            <text:p>1,0000</text:p>
          </table:table-cell>
          <table:table-cell table:style-name="ce12" table:formula="of:=[.AU14]/[.$A$23]" office:value-type="float" office:value="1" calcext:value-type="float">
            <text:p>1,0000</text:p>
          </table:table-cell>
          <table:table-cell table:style-name="ce12" table:formula="of:=[.AV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14]/[.$A$23]" office:value-type="float" office:value="1" calcext:value-type="float">
            <text:p>1,0000</text:p>
          </table:table-cell>
          <table:table-cell table:style-name="ce12" table:formula="of:=[.AZ14]/[.$A$23]" office:value-type="float" office:value="1" calcext:value-type="float">
            <text:p>1,0000</text:p>
          </table:table-cell>
          <table:table-cell table:style-name="ce12" table:formula="of:=[.BA14]/[.$A$23]" office:value-type="float" office:value="1" calcext:value-type="float">
            <text:p>1,0000</text:p>
          </table:table-cell>
          <table:table-cell table:style-name="ce12" table:formula="of:=[.BB14]/[.$A$23]" office:value-type="float" office:value="1" calcext:value-type="float">
            <text:p>1,0000</text:p>
          </table:table-cell>
          <table:table-cell table:style-name="ce12" table:formula="of:=[.BC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table-cell table:style-name="ce12" table:formula="of:=[.BH14]/[.$A$23]" office:value-type="float" office:value="1" calcext:value-type="float">
            <text:p>1,0000</text:p>
          </table:table-cell>
          <table:table-cell table:style-name="ce12" table:formula="of:=[.BI14]/[.$A$23]" office:value-type="float" office:value="1" calcext:value-type="float">
            <text:p>1,0000</text:p>
          </table:table-cell>
          <table:table-cell table:style-name="ce12" table:formula="of:=[.BJ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14]/[.$A$23]" office:value-type="float" office:value="1" calcext:value-type="float">
            <text:p>1,0000</text:p>
          </table:table-cell>
          <table:table-cell table:style-name="ce12" table:formula="of:=[.BN14]/[.$A$23]" office:value-type="float" office:value="1" calcext:value-type="float">
            <text:p>1,0000</text:p>
          </table:table-cell>
          <table:table-cell table:style-name="ce12" table:formula="of:=[.BO14]/[.$A$23]" office:value-type="float" office:value="1" calcext:value-type="float">
            <text:p>1,0000</text:p>
          </table:table-cell>
          <table:table-cell table:style-name="ce12" table:formula="of:=[.BP14]/[.$A$23]" office:value-type="float" office:value="1" calcext:value-type="float">
            <text:p>1,0000</text:p>
          </table:table-cell>
          <table:table-cell table:style-name="ce12" table:formula="of:=[.BQ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14]/[.$A$23]" office:value-type="float" office:value="1" calcext:value-type="float">
            <text:p>1,0000</text:p>
          </table:table-cell>
          <table:table-cell table:style-name="ce12" table:formula="of:=[.BU14]/[.$A$23]" office:value-type="float" office:value="1" calcext:value-type="float">
            <text:p>1,0000</text:p>
          </table:table-cell>
          <table:table-cell table:style-name="ce12" table:formula="of:=[.BV14]/[.$A$23]" office:value-type="float" office:value="1" calcext:value-type="float">
            <text:p>1,0000</text:p>
          </table:table-cell>
          <table:table-cell table:style-name="ce12" table:formula="of:=[.BW14]/[.$A$23]" office:value-type="float" office:value="1" calcext:value-type="float">
            <text:p>1,0000</text:p>
          </table:table-cell>
          <table:table-cell table:style-name="ce12" table:formula="of:=[.BX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14]/[.$A$23]" office:value-type="float" office:value="1" calcext:value-type="float">
            <text:p>1,0000</text:p>
          </table:table-cell>
          <table:table-cell table:style-name="ce12" table:formula="of:=[.CB14]/[.$A$23]" office:value-type="float" office:value="1" calcext:value-type="float">
            <text:p>1,0000</text:p>
          </table:table-cell>
          <table:table-cell table:style-name="ce12" table:formula="of:=[.CC14]/[.$A$23]" office:value-type="float" office:value="1" calcext:value-type="float">
            <text:p>1,0000</text:p>
          </table:table-cell>
          <table:table-cell table:style-name="ce12" table:formula="of:=[.CD14]/[.$A$23]" office:value-type="float" office:value="1" calcext:value-type="float">
            <text:p>1,0000</text:p>
          </table:table-cell>
          <table:table-cell table:style-name="ce12" table:formula="of:=[.CE14]/[.$A$23]" office:value-type="float" office:value="1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75206470262811" calcext:value-type="float">
            <text:p>0,9752</text:p>
          </table:table-cell>
          <table:table-cell table:style-name="ce4" table:formula="of:=[.C15]/[.$A$24]" office:value-type="float" office:value="0.991971283487119" calcext:value-type="float">
            <text:p>0,9920</text:p>
          </table:table-cell>
          <table:table-cell table:style-name="ce4" table:formula="of:=[.D15]/[.$A$24]" office:value-type="float" office:value="0.998424246335697" calcext:value-type="float">
            <text:p>0,9984</text:p>
          </table:table-cell>
          <table:table-cell table:style-name="ce4" table:formula="of:=[.E15]/[.$A$24]" office:value-type="float" office:value="0.9996771542992" calcext:value-type="float">
            <text:p>0,9997</text:p>
          </table:table-cell>
          <table:table-cell table:style-name="ce4" table:formula="of:=[.F15]/[.$A$24]" office:value-type="float" office:value="0.999935806766717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0.97114994174772" calcext:value-type="float">
            <text:p>0,9711</text:p>
          </table:table-cell>
          <table:table-cell table:style-name="ce4" table:formula="of:=[.J15]/[.$A$24]" office:value-type="float" office:value="0.9942612323311" calcext:value-type="float">
            <text:p>0,9943</text:p>
          </table:table-cell>
          <table:table-cell table:style-name="ce4" table:formula="of:=[.K15]/[.$A$24]" office:value-type="float" office:value="0.998446843436212" calcext:value-type="float">
            <text:p>0,9984</text:p>
          </table:table-cell>
          <table:table-cell table:style-name="ce4" table:formula="of:=[.L15]/[.$A$24]" office:value-type="float" office:value="0.99954966573223" calcext:value-type="float">
            <text:p>0,9995</text:p>
          </table:table-cell>
          <table:table-cell table:style-name="ce4" table:formula="of:=[.M15]/[.$A$24]" office:value-type="float" office:value="0.999540751768758" calcext:value-type="float">
            <text:p>0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15]/[.$A$24]" office:value-type="float" office:value="0.981355530529677" calcext:value-type="float">
            <text:p>0,9814</text:p>
          </table:table-cell>
          <table:table-cell table:style-name="ce4" table:formula="of:=[.Q15]/[.$A$24]" office:value-type="float" office:value="0.995357722790388" calcext:value-type="float">
            <text:p>0,9954</text:p>
          </table:table-cell>
          <table:table-cell table:style-name="ce4" table:formula="of:=[.R15]/[.$A$24]" office:value-type="float" office:value="0.998747720342991" calcext:value-type="float">
            <text:p>0,9987</text:p>
          </table:table-cell>
          <table:table-cell table:style-name="ce4" table:formula="of:=[.S15]/[.$A$24]" office:value-type="float" office:value="0.999776136272026" calcext:value-type="float">
            <text:p>0,9998</text:p>
          </table:table-cell>
          <table:table-cell table:style-name="ce4" table:formula="of:=[.T15]/[.$A$24]" office:value-type="float" office:value="0.999892557864485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15]/[.$A$24]" office:value-type="float" office:value="0.977211880832831" calcext:value-type="float">
            <text:p>0,9772</text:p>
          </table:table-cell>
          <table:table-cell table:style-name="ce4" table:formula="of:=[.X15]/[.$A$24]" office:value-type="float" office:value="0.99695641030558" calcext:value-type="float">
            <text:p>0,9970</text:p>
          </table:table-cell>
          <table:table-cell table:style-name="ce4" table:formula="of:=[.Y15]/[.$A$24]" office:value-type="float" office:value="0.998432312858434" calcext:value-type="float">
            <text:p>0,9984</text:p>
          </table:table-cell>
          <table:table-cell table:style-name="ce4" table:formula="of:=[.Z15]/[.$A$24]" office:value-type="float" office:value="1.00007133539447" calcext:value-type="float">
            <text:p>1,0001</text:p>
          </table:table-cell>
          <table:table-cell table:style-name="ce4" table:formula="of:=[.AA15]/[.$A$24]" office:value-type="float" office:value="0.999849998951166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15]/[.$A$24]" office:value-type="float" office:value="0.977258390782153" calcext:value-type="float">
            <text:p>0,9773</text:p>
          </table:table-cell>
          <table:table-cell table:style-name="ce4" table:formula="of:=[.AE15]/[.$A$24]" office:value-type="float" office:value="0.997152232003933" calcext:value-type="float">
            <text:p>0,9972</text:p>
          </table:table-cell>
          <table:table-cell table:style-name="ce4" table:formula="of:=[.AF15]/[.$A$24]" office:value-type="float" office:value="0.99659144112695" calcext:value-type="float">
            <text:p>0,9966</text:p>
          </table:table-cell>
          <table:table-cell table:style-name="ce4" table:formula="of:=[.AG15]/[.$A$24]" office:value-type="float" office:value="0.997604521730107" calcext:value-type="float">
            <text:p>0,9976</text:p>
          </table:table-cell>
          <table:table-cell table:style-name="ce4" table:formula="of:=[.AH15]/[.$A$24]" office:value-type="float" office:value="0.995827234808889" calcext:value-type="float">
            <text:p>0,995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15]/[.$A$24]" office:value-type="float" office:value="0.974630905549344" calcext:value-type="float">
            <text:p>0,9746</text:p>
          </table:table-cell>
          <table:table-cell table:style-name="ce4" table:formula="of:=[.AL15]/[.$A$24]" office:value-type="float" office:value="0.99770163515178" calcext:value-type="float">
            <text:p>0,9977</text:p>
          </table:table-cell>
          <table:table-cell table:style-name="ce4" table:formula="of:=[.AM15]/[.$A$24]" office:value-type="float" office:value="0.997352935052464" calcext:value-type="float">
            <text:p>0,9974</text:p>
          </table:table-cell>
          <table:table-cell table:style-name="ce4" table:formula="of:=[.AN15]/[.$A$24]" office:value-type="float" office:value="0.998833301496835" calcext:value-type="float">
            <text:p>0,998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15]/[.$A$24]" office:value-type="float" office:value="0.977420154706723" calcext:value-type="float">
            <text:p>0,9774</text:p>
          </table:table-cell>
          <table:table-cell table:style-name="ce4" table:formula="of:=[.AS15]/[.$A$24]" office:value-type="float" office:value="0.995078530166576" calcext:value-type="float">
            <text:p>0,9951</text:p>
          </table:table-cell>
          <table:table-cell table:style-name="ce4" table:formula="of:=[.AT15]/[.$A$24]" office:value-type="float" office:value="0.998146977116857" calcext:value-type="float">
            <text:p>0,9981</text:p>
          </table:table-cell>
          <table:table-cell table:style-name="ce4" table:formula="of:=[.AU15]/[.$A$24]" office:value-type="float" office:value="0.999707125699666" calcext:value-type="float">
            <text:p>0,9997</text:p>
          </table:table-cell>
          <table:table-cell table:style-name="ce4" table:formula="of:=[.AV15]/[.$A$24]" office:value-type="float" office:value="0.999806390207179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15]/[.$A$24]" office:value-type="float" office:value="0.972525735238298" calcext:value-type="float">
            <text:p>0,9725</text:p>
          </table:table-cell>
          <table:table-cell table:style-name="ce4" table:formula="of:=[.AZ15]/[.$A$24]" office:value-type="float" office:value="0.997066323668712" calcext:value-type="float">
            <text:p>0,9971</text:p>
          </table:table-cell>
          <table:table-cell table:style-name="ce4" table:formula="of:=[.BA15]/[.$A$24]" office:value-type="float" office:value="0.998625767881483" calcext:value-type="float">
            <text:p>0,9986</text:p>
          </table:table-cell>
          <table:table-cell table:style-name="ce4" table:formula="of:=[.BB15]/[.$A$24]" office:value-type="float" office:value="0.999908879472464" calcext:value-type="float">
            <text:p>0,9999</text:p>
          </table:table-cell>
          <table:table-cell table:style-name="ce4" table:formula="of:=[.BC15]/[.$A$24]" office:value-type="float" office:value="0.999761404321121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15]/[.$A$24]" office:value-type="float" office:value="0.983805005757096" calcext:value-type="float">
            <text:p>0,983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table-cell table:style-name="ce4" table:formula="of:=[.BH15]/[.$A$24]" office:value-type="float" office:value="0.998705245909417" calcext:value-type="float">
            <text:p>0,9987</text:p>
          </table:table-cell>
          <table:table-cell table:style-name="ce4" table:formula="of:=[.BI15]/[.$A$24]" office:value-type="float" office:value="1.00008073832954" calcext:value-type="float">
            <text:p>1,0001</text:p>
          </table:table-cell>
          <table:table-cell table:style-name="ce4" table:formula="of:=[.BJ15]/[.$A$24]" office:value-type="float" office:value="0.999899952080192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15]/[.$A$24]" office:value-type="float" office:value="0.980797750731934" calcext:value-type="float">
            <text:p>0,9808</text:p>
          </table:table-cell>
          <table:table-cell table:style-name="ce4" table:formula="of:=[.BN15]/[.$A$24]" office:value-type="float" office:value="0.994099025449243" calcext:value-type="float">
            <text:p>0,9941</text:p>
          </table:table-cell>
          <table:table-cell table:style-name="ce4" table:formula="of:=[.BO15]/[.$A$24]" office:value-type="float" office:value="0.998742693236851" calcext:value-type="float">
            <text:p>0,9987</text:p>
          </table:table-cell>
          <table:table-cell table:style-name="ce4" table:formula="of:=[.BP15]/[.$A$24]" office:value-type="float" office:value="0.999750178117216" calcext:value-type="float">
            <text:p>0,9998</text:p>
          </table:table-cell>
          <table:table-cell table:style-name="ce4" table:formula="of:=[.BQ15]/[.$A$24]" office:value-type="float" office:value="1.00004638766553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15]/[.$A$24]" office:value-type="float" office:value="0.984746365379898" calcext:value-type="float">
            <text:p>0,9847</text:p>
          </table:table-cell>
          <table:table-cell table:style-name="ce4" table:formula="of:=[.BU15]/[.$A$24]" office:value-type="float" office:value="0.998639504150538" calcext:value-type="float">
            <text:p>0,9986</text:p>
          </table:table-cell>
          <table:table-cell table:style-name="ce4" table:formula="of:=[.BV15]/[.$A$24]" office:value-type="float" office:value="0.998808658536642" calcext:value-type="float">
            <text:p>0,9988</text:p>
          </table:table-cell>
          <table:table-cell table:style-name="ce4" table:formula="of:=[.BW15]/[.$A$24]" office:value-type="float" office:value="0.999606240884068" calcext:value-type="float">
            <text:p>0,9996</text:p>
          </table:table-cell>
          <table:table-cell table:style-name="ce4" table:formula="of:=[.BX15]/[.$A$24]" office:value-type="float" office:value="0.999897721959949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15]/[.$A$24]" office:value-type="float" office:value="0.977643455883917" calcext:value-type="float">
            <text:p>0,9776</text:p>
          </table:table-cell>
          <table:table-cell table:style-name="ce4" table:formula="of:=[.CB15]/[.$A$24]" office:value-type="float" office:value="0.998306668343481" calcext:value-type="float">
            <text:p>0,9983</text:p>
          </table:table-cell>
          <table:table-cell table:style-name="ce4" table:formula="of:=[.CC15]/[.$A$24]" office:value-type="float" office:value="0.999056808082179" calcext:value-type="float">
            <text:p>0,9991</text:p>
          </table:table-cell>
          <table:table-cell table:style-name="ce4" table:formula="of:=[.CD15]/[.$A$24]" office:value-type="float" office:value="0.999840587605658" calcext:value-type="float">
            <text:p>0,9998</text:p>
          </table:table-cell>
          <table:table-cell table:style-name="ce4" table:formula="of:=[.CE15]/[.$A$24]" office:value-type="float" office:value="0.999966715780858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92451285368897" calcext:value-type="float">
            <text:p>0,9245</text:p>
          </table:table-cell>
          <table:table-cell table:style-name="ce12" table:formula="of:=[.C16]/[.$A$25]" office:value-type="float" office:value="0.971066972437698" calcext:value-type="float">
            <text:p>0,9711</text:p>
          </table:table-cell>
          <table:table-cell table:style-name="ce12" table:formula="of:=[.D16]/[.$A$25]" office:value-type="float" office:value="0.982495566039287" calcext:value-type="float">
            <text:p>0,9825</text:p>
          </table:table-cell>
          <table:table-cell table:style-name="ce12" table:formula="of:=[.E16]/[.$A$25]" office:value-type="float" office:value="0.985600126099083" calcext:value-type="float">
            <text:p>0,9856</text:p>
          </table:table-cell>
          <table:table-cell table:style-name="ce12" table:formula="of:=[.F16]/[.$A$25]" office:value-type="float" office:value="0.986299205223774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0.930417073266503" calcext:value-type="float">
            <text:p>0,9304</text:p>
          </table:table-cell>
          <table:table-cell table:style-name="ce12" table:formula="of:=[.J16]/[.$A$25]" office:value-type="float" office:value="0.972430818556591" calcext:value-type="float">
            <text:p>0,9724</text:p>
          </table:table-cell>
          <table:table-cell table:style-name="ce12" table:formula="of:=[.K16]/[.$A$25]" office:value-type="float" office:value="0.982204280179653" calcext:value-type="float">
            <text:p>0,9822</text:p>
          </table:table-cell>
          <table:table-cell table:style-name="ce12" table:formula="of:=[.L16]/[.$A$25]" office:value-type="float" office:value="0.985625957702958" calcext:value-type="float">
            <text:p>0,9856</text:p>
          </table:table-cell>
          <table:table-cell table:style-name="ce12" table:formula="of:=[.M16]/[.$A$25]" office:value-type="float" office:value="0.985682035724482" calcext:value-type="float">
            <text:p>0,985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16]/[.$A$25]" office:value-type="float" office:value="0.940482774709981" calcext:value-type="float">
            <text:p>0,9405</text:p>
          </table:table-cell>
          <table:table-cell table:style-name="ce12" table:formula="of:=[.Q16]/[.$A$25]" office:value-type="float" office:value="0.970921217964045" calcext:value-type="float">
            <text:p>0,9709</text:p>
          </table:table-cell>
          <table:table-cell table:style-name="ce12" table:formula="of:=[.R16]/[.$A$25]" office:value-type="float" office:value="0.982635719022308" calcext:value-type="float">
            <text:p>0,9826</text:p>
          </table:table-cell>
          <table:table-cell table:style-name="ce12" table:formula="of:=[.S16]/[.$A$25]" office:value-type="float" office:value="0.985876302705329" calcext:value-type="float">
            <text:p>0,9859</text:p>
          </table:table-cell>
          <table:table-cell table:style-name="ce12" table:formula="of:=[.T16]/[.$A$25]" office:value-type="float" office:value="0.986387825822299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16]/[.$A$25]" office:value-type="float" office:value="0.925561188927005" calcext:value-type="float">
            <text:p>0,9256</text:p>
          </table:table-cell>
          <table:table-cell table:style-name="ce12" table:formula="of:=[.X16]/[.$A$25]" office:value-type="float" office:value="0.970246933555942" calcext:value-type="float">
            <text:p>0,9702</text:p>
          </table:table-cell>
          <table:table-cell table:style-name="ce12" table:formula="of:=[.Y16]/[.$A$25]" office:value-type="float" office:value="0.983185975228826" calcext:value-type="float">
            <text:p>0,9832</text:p>
          </table:table-cell>
          <table:table-cell table:style-name="ce12" table:formula="of:=[.Z16]/[.$A$25]" office:value-type="float" office:value="0.9858808126325" calcext:value-type="float">
            <text:p>0,9859</text:p>
          </table:table-cell>
          <table:table-cell table:style-name="ce12" table:formula="of:=[.AA16]/[.$A$25]" office:value-type="float" office:value="0.98662801857526" calcext:value-type="float">
            <text:p>0,986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16]/[.$A$25]" office:value-type="float" office:value="0.97544963542662" calcext:value-type="float">
            <text:p>0,9754</text:p>
          </table:table-cell>
          <table:table-cell table:style-name="ce12" table:formula="of:=[.AE16]/[.$A$25]" office:value-type="float" office:value="0.973844645362343" calcext:value-type="float">
            <text:p>0,9738</text:p>
          </table:table-cell>
          <table:table-cell table:style-name="ce12" table:formula="of:=[.AF16]/[.$A$25]" office:value-type="float" office:value="0.974580898864642" calcext:value-type="float">
            <text:p>0,9746</text:p>
          </table:table-cell>
          <table:table-cell table:style-name="ce12" table:formula="of:=[.AG16]/[.$A$25]" office:value-type="float" office:value="0.975865009201288" calcext:value-type="float">
            <text:p>0,9759</text:p>
          </table:table-cell>
          <table:table-cell table:style-name="ce12" table:formula="of:=[.AH16]/[.$A$25]" office:value-type="float" office:value="0.980180469350689" calcext:value-type="float">
            <text:p>0,980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16]/[.$A$25]" office:value-type="float" office:value="0.967348395560208" calcext:value-type="float">
            <text:p>0,9673</text:p>
          </table:table-cell>
          <table:table-cell table:style-name="ce12" table:formula="of:=[.AL16]/[.$A$25]" office:value-type="float" office:value="0.971770964142466" calcext:value-type="float">
            <text:p>0,9718</text:p>
          </table:table-cell>
          <table:table-cell table:style-name="ce12" table:formula="of:=[.AM16]/[.$A$25]" office:value-type="float" office:value="0.980701906514754" calcext:value-type="float">
            <text:p>0,9807</text:p>
          </table:table-cell>
          <table:table-cell table:style-name="ce12" table:formula="of:=[.AN16]/[.$A$25]" office:value-type="float" office:value="0.982039130558607" calcext:value-type="float">
            <text:p>0,9820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16]/[.$A$25]" office:value-type="float" office:value="0.944985623491128" calcext:value-type="float">
            <text:p>0,9450</text:p>
          </table:table-cell>
          <table:table-cell table:style-name="ce12" table:formula="of:=[.AS16]/[.$A$25]" office:value-type="float" office:value="0.977422819077748" calcext:value-type="float">
            <text:p>0,9774</text:p>
          </table:table-cell>
          <table:table-cell table:style-name="ce12" table:formula="of:=[.AT16]/[.$A$25]" office:value-type="float" office:value="0.984106889016598" calcext:value-type="float">
            <text:p>0,9841</text:p>
          </table:table-cell>
          <table:table-cell table:style-name="ce12" table:formula="of:=[.AU16]/[.$A$25]" office:value-type="float" office:value="0.986071900317421" calcext:value-type="float">
            <text:p>0,9861</text:p>
          </table:table-cell>
          <table:table-cell table:style-name="ce12" table:formula="of:=[.AV16]/[.$A$25]" office:value-type="float" office:value="0.985519739170987" calcext:value-type="float">
            <text:p>0,98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16]/[.$A$25]" office:value-type="float" office:value="0.961261420458979" calcext:value-type="float">
            <text:p>0,9613</text:p>
          </table:table-cell>
          <table:table-cell table:style-name="ce12" table:formula="of:=[.AZ16]/[.$A$25]" office:value-type="float" office:value="0.983318574969314" calcext:value-type="float">
            <text:p>0,9833</text:p>
          </table:table-cell>
          <table:table-cell table:style-name="ce12" table:formula="of:=[.BA16]/[.$A$25]" office:value-type="float" office:value="0.985404447904174" calcext:value-type="float">
            <text:p>0,9854</text:p>
          </table:table-cell>
          <table:table-cell table:style-name="ce12" table:formula="of:=[.BB16]/[.$A$25]" office:value-type="float" office:value="0.986292284366238" calcext:value-type="float">
            <text:p>0,9863</text:p>
          </table:table-cell>
          <table:table-cell table:style-name="ce12" table:formula="of:=[.BC16]/[.$A$25]" office:value-type="float" office:value="0.986326443371139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16]/[.$A$25]" office:value-type="float" office:value="0.954070131566922" calcext:value-type="float">
            <text:p>0,9541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table-cell table:style-name="ce12" table:formula="of:=[.BH16]/[.$A$25]" office:value-type="float" office:value="0.984236863920434" calcext:value-type="float">
            <text:p>0,9842</text:p>
          </table:table-cell>
          <table:table-cell table:style-name="ce12" table:formula="of:=[.BI16]/[.$A$25]" office:value-type="float" office:value="0.986515437281219" calcext:value-type="float">
            <text:p>0,9865</text:p>
          </table:table-cell>
          <table:table-cell table:style-name="ce12" table:formula="of:=[.BJ16]/[.$A$25]" office:value-type="float" office:value="0.986442555159594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16]/[.$A$25]" office:value-type="float" office:value="0.954595850106104" calcext:value-type="float">
            <text:p>0,9546</text:p>
          </table:table-cell>
          <table:table-cell table:style-name="ce12" table:formula="of:=[.BN16]/[.$A$25]" office:value-type="float" office:value="0.981556713519334" calcext:value-type="float">
            <text:p>0,9816</text:p>
          </table:table-cell>
          <table:table-cell table:style-name="ce12" table:formula="of:=[.BO16]/[.$A$25]" office:value-type="float" office:value="0.984610674294349" calcext:value-type="float">
            <text:p>0,9846</text:p>
          </table:table-cell>
          <table:table-cell table:style-name="ce12" table:formula="of:=[.BP16]/[.$A$25]" office:value-type="float" office:value="0.985998114928228" calcext:value-type="float">
            <text:p>0,9860</text:p>
          </table:table-cell>
          <table:table-cell table:style-name="ce12" table:formula="of:=[.BQ16]/[.$A$25]" office:value-type="float" office:value="0.986472003836794" calcext:value-type="float">
            <text:p>0,98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16]/[.$A$25]" office:value-type="float" office:value="0.977882826736781" calcext:value-type="float">
            <text:p>0,9779</text:p>
          </table:table-cell>
          <table:table-cell table:style-name="ce12" table:formula="of:=[.BU16]/[.$A$25]" office:value-type="float" office:value="0.978014019147488" calcext:value-type="float">
            <text:p>0,9780</text:p>
          </table:table-cell>
          <table:table-cell table:style-name="ce12" table:formula="of:=[.BV16]/[.$A$25]" office:value-type="float" office:value="0.984827891982431" calcext:value-type="float">
            <text:p>0,9848</text:p>
          </table:table-cell>
          <table:table-cell table:style-name="ce12" table:formula="of:=[.BW16]/[.$A$25]" office:value-type="float" office:value="0.986288523868295" calcext:value-type="float">
            <text:p>0,9863</text:p>
          </table:table-cell>
          <table:table-cell table:style-name="ce12" table:formula="of:=[.BX16]/[.$A$25]" office:value-type="float" office:value="0.98634189664265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16]/[.$A$25]" office:value-type="float" office:value="0.959830873113821" calcext:value-type="float">
            <text:p>0,9598</text:p>
          </table:table-cell>
          <table:table-cell table:style-name="ce12" table:formula="of:=[.CB16]/[.$A$25]" office:value-type="float" office:value="0.98309097804091" calcext:value-type="float">
            <text:p>0,9831</text:p>
          </table:table-cell>
          <table:table-cell table:style-name="ce12" table:formula="of:=[.CC16]/[.$A$25]" office:value-type="float" office:value="0.98467843168441" calcext:value-type="float">
            <text:p>0,9847</text:p>
          </table:table-cell>
          <table:table-cell table:style-name="ce12" table:formula="of:=[.CD16]/[.$A$25]" office:value-type="float" office:value="0.985709048597968" calcext:value-type="float">
            <text:p>0,9857</text:p>
          </table:table-cell>
          <table:table-cell table:style-name="ce12" table:formula="of:=[.CE16]/[.$A$25]" office:value-type="float" office:value="0.986861933737723" calcext:value-type="float">
            <text:p>0,9869</text:p>
          </table:table-cell>
          <table:table-cell table:number-columns-repeated="934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6" office:value-type="float" office:value="1.18030132460686" calcext:value-type="float">
            <text:p>1,1803</text:p>
          </table:table-cell>
          <table:table-cell table:style-name="ce4" table:formula="of:=[.C17]/6" office:value-type="float" office:value="1.21920931470421" calcext:value-type="float">
            <text:p>1,2192</text:p>
          </table:table-cell>
          <table:table-cell table:style-name="ce4" table:formula="of:=[.D17]/6" office:value-type="float" office:value="1.21632693845819" calcext:value-type="float">
            <text:p>1,2163</text:p>
          </table:table-cell>
          <table:table-cell table:style-name="ce4" table:formula="of:=[.E17]/6" office:value-type="float" office:value="1.22328304000589" calcext:value-type="float">
            <text:p>1,2233</text:p>
          </table:table-cell>
          <table:table-cell table:style-name="ce4" table:formula="of:=[.F17]/6" office:value-type="float" office:value="1.22366930858209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6" office:value-type="float" office:value="1.18577125921972" calcext:value-type="float">
            <text:p>1,1858</text:p>
          </table:table-cell>
          <table:table-cell table:style-name="ce4" table:formula="of:=[.J17]/6" office:value-type="float" office:value="1.22831514270362" calcext:value-type="float">
            <text:p>1,2283</text:p>
          </table:table-cell>
          <table:table-cell table:style-name="ce4" table:formula="of:=[.K17]/6" office:value-type="float" office:value="1.22313196149783" calcext:value-type="float">
            <text:p>1,2231</text:p>
          </table:table-cell>
          <table:table-cell table:style-name="ce4" table:formula="of:=[.L17]/6" office:value-type="float" office:value="1.22396275519484" calcext:value-type="float">
            <text:p>1,2240</text:p>
          </table:table-cell>
          <table:table-cell table:style-name="ce4" table:formula="of:=[.M17]/6" office:value-type="float" office:value="1.22388610326087" calcext:value-type="float">
            <text:p>1,22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17]/6" office:value-type="float" office:value="1.18268137558652" calcext:value-type="float">
            <text:p>1,1827</text:p>
          </table:table-cell>
          <table:table-cell table:style-name="ce4" table:formula="of:=[.Q17]/6" office:value-type="float" office:value="1.22465257563551" calcext:value-type="float">
            <text:p>1,2247</text:p>
          </table:table-cell>
          <table:table-cell table:style-name="ce4" table:formula="of:=[.R17]/6" office:value-type="float" office:value="1.22091430151192" calcext:value-type="float">
            <text:p>1,2209</text:p>
          </table:table-cell>
          <table:table-cell table:style-name="ce4" table:formula="of:=[.S17]/6" office:value-type="float" office:value="1.22307028792419" calcext:value-type="float">
            <text:p>1,2231</text:p>
          </table:table-cell>
          <table:table-cell table:style-name="ce4" table:formula="of:=[.T17]/6" office:value-type="float" office:value="1.22367706415294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17]/6" office:value-type="float" office:value="1.14958153008485" calcext:value-type="float">
            <text:p>1,1496</text:p>
          </table:table-cell>
          <table:table-cell table:style-name="ce4" table:formula="of:=[.X17]/6" office:value-type="float" office:value="1.22480348303685" calcext:value-type="float">
            <text:p>1,2248</text:p>
          </table:table-cell>
          <table:table-cell table:style-name="ce4" table:formula="of:=[.Y17]/6" office:value-type="float" office:value="1.22275184695451" calcext:value-type="float">
            <text:p>1,2228</text:p>
          </table:table-cell>
          <table:table-cell table:style-name="ce4" table:formula="of:=[.Z17]/6" office:value-type="float" office:value="1.22506764432646" calcext:value-type="float">
            <text:p>1,2251</text:p>
          </table:table-cell>
          <table:table-cell table:style-name="ce4" table:formula="of:=[.AA17]/6" office:value-type="float" office:value="1.22260251199391" calcext:value-type="float">
            <text:p>1,222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17]/6" office:value-type="float" office:value="1.20057315517873" calcext:value-type="float">
            <text:p>1,2006</text:p>
          </table:table-cell>
          <table:table-cell table:style-name="ce4" table:formula="of:=[.AE17]/6" office:value-type="float" office:value="1.22908292950777" calcext:value-type="float">
            <text:p>1,2291</text:p>
          </table:table-cell>
          <table:table-cell table:style-name="ce4" table:formula="of:=[.AF17]/6" office:value-type="float" office:value="1.22905935670249" calcext:value-type="float">
            <text:p>1,2291</text:p>
          </table:table-cell>
          <table:table-cell table:style-name="ce4" table:formula="of:=[.AG17]/6" office:value-type="float" office:value="1.22862834475799" calcext:value-type="float">
            <text:p>1,2286</text:p>
          </table:table-cell>
          <table:table-cell table:style-name="ce4" table:formula="of:=[.AH17]/6" office:value-type="float" office:value="1.22771970973137" calcext:value-type="float">
            <text:p>1,227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17]/6" office:value-type="float" office:value="1.19937784172365" calcext:value-type="float">
            <text:p>1,1994</text:p>
          </table:table-cell>
          <table:table-cell table:style-name="ce4" table:formula="of:=[.AL17]/6" office:value-type="float" office:value="1.22445538384965" calcext:value-type="float">
            <text:p>1,2245</text:p>
          </table:table-cell>
          <table:table-cell table:style-name="ce4" table:formula="of:=[.AM17]/6" office:value-type="float" office:value="1.22631558434345" calcext:value-type="float">
            <text:p>1,2263</text:p>
          </table:table-cell>
          <table:table-cell table:style-name="ce4" table:formula="of:=[.AN17]/6" office:value-type="float" office:value="1.22986198429845" calcext:value-type="float">
            <text:p>1,2299</text:p>
          </table:table-cell>
          <table:table-cell table:style-name="ce4" table:formula="of:=[.AO17]/6" office:value-type="float" office:value="1.23469658497721" calcext:value-type="float">
            <text:p>1,234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17]/6" office:value-type="float" office:value="1.16586859652889" calcext:value-type="float">
            <text:p>1,1659</text:p>
          </table:table-cell>
          <table:table-cell table:style-name="ce4" table:formula="of:=[.AS17]/6" office:value-type="float" office:value="1.22454481573097" calcext:value-type="float">
            <text:p>1,2245</text:p>
          </table:table-cell>
          <table:table-cell table:style-name="ce4" table:formula="of:=[.AT17]/6" office:value-type="float" office:value="1.23220662685392" calcext:value-type="float">
            <text:p>1,2322</text:p>
          </table:table-cell>
          <table:table-cell table:style-name="ce4" table:formula="of:=[.AU17]/6" office:value-type="float" office:value="1.23532059397438" calcext:value-type="float">
            <text:p>1,2353</text:p>
          </table:table-cell>
          <table:table-cell table:style-name="ce4" table:formula="of:=[.AV17]/6" office:value-type="float" office:value="1.23009302438845" calcext:value-type="float">
            <text:p>1,230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17]/6" office:value-type="float" office:value="1.22247772629526" calcext:value-type="float">
            <text:p>1,2225</text:p>
          </table:table-cell>
          <table:table-cell table:style-name="ce4" table:formula="of:=[.AZ17]/6" office:value-type="float" office:value="1.2326002409311" calcext:value-type="float">
            <text:p>1,2326</text:p>
          </table:table-cell>
          <table:table-cell table:style-name="ce4" table:formula="of:=[.BA17]/6" office:value-type="float" office:value="1.23391917288449" calcext:value-type="float">
            <text:p>1,2339</text:p>
          </table:table-cell>
          <table:table-cell table:style-name="ce4" table:formula="of:=[.BB17]/6" office:value-type="float" office:value="1.2332053414379" calcext:value-type="float">
            <text:p>1,2332</text:p>
          </table:table-cell>
          <table:table-cell table:style-name="ce4" table:formula="of:=[.BC17]/6" office:value-type="float" office:value="1.23316963386503" calcext:value-type="float">
            <text:p>1,233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17]/6" office:value-type="float" office:value="1.21349313772993" calcext:value-type="float">
            <text:p>1,2135</text:p>
          </table:table-cell>
          <table:table-cell table:style-name="ce4" table:formula="of:=[.BG17]/6" office:value-type="float" office:value="1.23469658497721" calcext:value-type="float">
            <text:p>1,2347</text:p>
          </table:table-cell>
          <table:table-cell table:style-name="ce4" table:formula="of:=[.BH17]/6" office:value-type="float" office:value="1.23671710936798" calcext:value-type="float">
            <text:p>1,2367</text:p>
          </table:table-cell>
          <table:table-cell table:style-name="ce4" table:formula="of:=[.BI17]/6" office:value-type="float" office:value="1.23604042730821" calcext:value-type="float">
            <text:p>1,2360</text:p>
          </table:table-cell>
          <table:table-cell table:style-name="ce4" table:formula="of:=[.BJ17]/6" office:value-type="float" office:value="1.23361470657503" calcext:value-type="float">
            <text:p>1,233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17]/6" office:value-type="float" office:value="1.22952878689249" calcext:value-type="float">
            <text:p>1,2295</text:p>
          </table:table-cell>
          <table:table-cell table:style-name="ce4" table:formula="of:=[.BN17]/6" office:value-type="float" office:value="1.23104626278908" calcext:value-type="float">
            <text:p>1,2310</text:p>
          </table:table-cell>
          <table:table-cell table:style-name="ce4" table:formula="of:=[.BO17]/6" office:value-type="float" office:value="1.23631748053947" calcext:value-type="float">
            <text:p>1,2363</text:p>
          </table:table-cell>
          <table:table-cell table:style-name="ce4" table:formula="of:=[.BP17]/6" office:value-type="float" office:value="1.23497774583339" calcext:value-type="float">
            <text:p>1,2350</text:p>
          </table:table-cell>
          <table:table-cell table:style-name="ce4" table:formula="of:=[.BQ17]/6" office:value-type="float" office:value="1.23237331972104" calcext:value-type="float">
            <text:p>1,232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17]/6" office:value-type="float" office:value="1.20540339728044" calcext:value-type="float">
            <text:p>1,2054</text:p>
          </table:table-cell>
          <table:table-cell table:style-name="ce4" table:formula="of:=[.BU17]/6" office:value-type="float" office:value="1.23401483644179" calcext:value-type="float">
            <text:p>1,2340</text:p>
          </table:table-cell>
          <table:table-cell table:style-name="ce4" table:formula="of:=[.BV17]/6" office:value-type="float" office:value="1.23560825899423" calcext:value-type="float">
            <text:p>1,2356</text:p>
          </table:table-cell>
          <table:table-cell table:style-name="ce4" table:formula="of:=[.BW17]/6" office:value-type="float" office:value="1.23403571419318" calcext:value-type="float">
            <text:p>1,2340</text:p>
          </table:table-cell>
          <table:table-cell table:style-name="ce4" table:formula="of:=[.BX17]/6" office:value-type="float" office:value="1.2354184165469" calcext:value-type="float">
            <text:p>1,23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17]/6" office:value-type="float" office:value="1.22912044232133" calcext:value-type="float">
            <text:p>1,2291</text:p>
          </table:table-cell>
          <table:table-cell table:style-name="ce4" table:formula="of:=[.CB17]/6" office:value-type="float" office:value="1.2323587692686" calcext:value-type="float">
            <text:p>1,2324</text:p>
          </table:table-cell>
          <table:table-cell table:style-name="ce4" table:formula="of:=[.CC17]/6" office:value-type="float" office:value="1.23262706262364" calcext:value-type="float">
            <text:p>1,2326</text:p>
          </table:table-cell>
          <table:table-cell table:style-name="ce4" table:formula="of:=[.CD17]/6" office:value-type="float" office:value="1.23475299794494" calcext:value-type="float">
            <text:p>1,2348</text:p>
          </table:table-cell>
          <table:table-cell table:style-name="ce4" table:formula="of:=[.CE17]/6" office:value-type="float" office:value="1.23389891895718" calcext:value-type="float">
            <text:p>1,2339</text:p>
          </table:table-cell>
          <table:table-cell table:number-columns-repeated="934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6" office:value-type="float" office:value="1.42562919020402" calcext:value-type="float">
            <text:p>1,4256</text:p>
          </table:table-cell>
          <table:table-cell table:style-name="ce12" table:formula="of:=[.C18]/6" office:value-type="float" office:value="1.54446640990584" calcext:value-type="float">
            <text:p>1,5445</text:p>
          </table:table-cell>
          <table:table-cell table:style-name="ce12" table:formula="of:=[.D18]/6" office:value-type="float" office:value="1.65793288541561" calcext:value-type="float">
            <text:p>1,6579</text:p>
          </table:table-cell>
          <table:table-cell table:style-name="ce12" table:formula="of:=[.E18]/6" office:value-type="float" office:value="1.72468896078286" calcext:value-type="float">
            <text:p>1,7247</text:p>
          </table:table-cell>
          <table:table-cell table:style-name="ce12" table:formula="of:=[.F18]/6" office:value-type="float" office:value="1.78489182409719" calcext:value-type="float">
            <text:p>1,784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6" office:value-type="float" office:value="1.51610440760627" calcext:value-type="float">
            <text:p>1,5161</text:p>
          </table:table-cell>
          <table:table-cell table:style-name="ce12" table:formula="of:=[.J18]/6" office:value-type="float" office:value="1.55929875704175" calcext:value-type="float">
            <text:p>1,5593</text:p>
          </table:table-cell>
          <table:table-cell table:style-name="ce12" table:formula="of:=[.K18]/6" office:value-type="float" office:value="1.65800383633961" calcext:value-type="float">
            <text:p>1,6580</text:p>
          </table:table-cell>
          <table:table-cell table:style-name="ce12" table:formula="of:=[.L18]/6" office:value-type="float" office:value="1.75558088844166" calcext:value-type="float">
            <text:p>1,7556</text:p>
          </table:table-cell>
          <table:table-cell table:style-name="ce12" table:formula="of:=[.M18]/6" office:value-type="float" office:value="1.79131307472314" calcext:value-type="float">
            <text:p>1,791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18]/6" office:value-type="float" office:value="1.50714936685272" calcext:value-type="float">
            <text:p>1,5071</text:p>
          </table:table-cell>
          <table:table-cell table:style-name="ce12" table:formula="of:=[.Q18]/6" office:value-type="float" office:value="1.60047695792145" calcext:value-type="float">
            <text:p>1,6005</text:p>
          </table:table-cell>
          <table:table-cell table:style-name="ce12" table:formula="of:=[.R18]/6" office:value-type="float" office:value="1.66415044944978" calcext:value-type="float">
            <text:p>1,6642</text:p>
          </table:table-cell>
          <table:table-cell table:style-name="ce12" table:formula="of:=[.S18]/6" office:value-type="float" office:value="1.75966623779578" calcext:value-type="float">
            <text:p>1,7597</text:p>
          </table:table-cell>
          <table:table-cell table:style-name="ce12" table:formula="of:=[.T18]/6" office:value-type="float" office:value="1.79331234133327" calcext:value-type="float">
            <text:p>1,79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18]/6" office:value-type="float" office:value="1.51497297998102" calcext:value-type="float">
            <text:p>1,5150</text:p>
          </table:table-cell>
          <table:table-cell table:style-name="ce12" table:formula="of:=[.X18]/6" office:value-type="float" office:value="1.55893485799593" calcext:value-type="float">
            <text:p>1,5589</text:p>
          </table:table-cell>
          <table:table-cell table:style-name="ce12" table:formula="of:=[.Y18]/6" office:value-type="float" office:value="1.68028476506725" calcext:value-type="float">
            <text:p>1,6803</text:p>
          </table:table-cell>
          <table:table-cell table:style-name="ce12" table:formula="of:=[.Z18]/6" office:value-type="float" office:value="1.74136023288853" calcext:value-type="float">
            <text:p>1,7414</text:p>
          </table:table-cell>
          <table:table-cell table:style-name="ce12" table:formula="of:=[.AA18]/6" office:value-type="float" office:value="1.77651199805599" calcext:value-type="float">
            <text:p>1,776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18]/6" office:value-type="float" office:value="1.72059579925601" calcext:value-type="float">
            <text:p>1,7206</text:p>
          </table:table-cell>
          <table:table-cell table:style-name="ce12" table:formula="of:=[.AE18]/6" office:value-type="float" office:value="1.78525968229092" calcext:value-type="float">
            <text:p>1,7853</text:p>
          </table:table-cell>
          <table:table-cell table:style-name="ce12" table:formula="of:=[.AF18]/6" office:value-type="float" office:value="1.79184106646573" calcext:value-type="float">
            <text:p>1,7918</text:p>
          </table:table-cell>
          <table:table-cell table:style-name="ce12" table:formula="of:=[.AG18]/6" office:value-type="float" office:value="1.81647461189378" calcext:value-type="float">
            <text:p>1,8165</text:p>
          </table:table-cell>
          <table:table-cell table:style-name="ce12" table:formula="of:=[.AH18]/6" office:value-type="float" office:value="1.8226071925473" calcext:value-type="float">
            <text:p>1,822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18]/6" office:value-type="float" office:value="1.69634598638589" calcext:value-type="float">
            <text:p>1,6963</text:p>
          </table:table-cell>
          <table:table-cell table:style-name="ce12" table:formula="of:=[.AL18]/6" office:value-type="float" office:value="1.76845549626964" calcext:value-type="float">
            <text:p>1,7685</text:p>
          </table:table-cell>
          <table:table-cell table:style-name="ce12" table:formula="of:=[.AM18]/6" office:value-type="float" office:value="1.79314075437987" calcext:value-type="float">
            <text:p>1,7931</text:p>
          </table:table-cell>
          <table:table-cell table:style-name="ce12" table:formula="of:=[.AN18]/6" office:value-type="float" office:value="1.80282336936745" calcext:value-type="float">
            <text:p>1,8028</text:p>
          </table:table-cell>
          <table:table-cell table:style-name="ce12" table:formula="of:=[.AO18]/6" office:value-type="float" office:value="1.74922915314981" calcext:value-type="float">
            <text:p>1,74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18]/6" office:value-type="float" office:value="1.76676481893309" calcext:value-type="float">
            <text:p>1,7668</text:p>
          </table:table-cell>
          <table:table-cell table:style-name="ce12" table:formula="of:=[.AS18]/6" office:value-type="float" office:value="1.78192843364359" calcext:value-type="float">
            <text:p>1,7819</text:p>
          </table:table-cell>
          <table:table-cell table:style-name="ce12" table:formula="of:=[.AT18]/6" office:value-type="float" office:value="1.81356233012182" calcext:value-type="float">
            <text:p>1,8136</text:p>
          </table:table-cell>
          <table:table-cell table:style-name="ce12" table:formula="of:=[.AU18]/6" office:value-type="float" office:value="1.81900093829712" calcext:value-type="float">
            <text:p>1,8190</text:p>
          </table:table-cell>
          <table:table-cell table:style-name="ce12" table:formula="of:=[.AV18]/6" office:value-type="float" office:value="1.82113587623898" calcext:value-type="float">
            <text:p>1,821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18]/6" office:value-type="float" office:value="1.75680502301139" calcext:value-type="float">
            <text:p>1,7568</text:p>
          </table:table-cell>
          <table:table-cell table:style-name="ce12" table:formula="of:=[.AZ18]/6" office:value-type="float" office:value="1.80435611958616" calcext:value-type="float">
            <text:p>1,8044</text:p>
          </table:table-cell>
          <table:table-cell table:style-name="ce12" table:formula="of:=[.BA18]/6" office:value-type="float" office:value="1.8093201781276" calcext:value-type="float">
            <text:p>1,8093</text:p>
          </table:table-cell>
          <table:table-cell table:style-name="ce12" table:formula="of:=[.BB18]/6" office:value-type="float" office:value="1.81824858810595" calcext:value-type="float">
            <text:p>1,8182</text:p>
          </table:table-cell>
          <table:table-cell table:style-name="ce12" table:formula="of:=[.BC18]/6" office:value-type="float" office:value="1.81984333308463" calcext:value-type="float">
            <text:p>1,819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18]/6" office:value-type="float" office:value="1.64767415382904" calcext:value-type="float">
            <text:p>1,6477</text:p>
          </table:table-cell>
          <table:table-cell table:style-name="ce12" table:formula="of:=[.BG18]/6" office:value-type="float" office:value="1.74922915314981" calcext:value-type="float">
            <text:p>1,7492</text:p>
          </table:table-cell>
          <table:table-cell table:style-name="ce12" table:formula="of:=[.BH18]/6" office:value-type="float" office:value="1.80115241652611" calcext:value-type="float">
            <text:p>1,8012</text:p>
          </table:table-cell>
          <table:table-cell table:style-name="ce12" table:formula="of:=[.BI18]/6" office:value-type="float" office:value="1.81763508346248" calcext:value-type="float">
            <text:p>1,8176</text:p>
          </table:table-cell>
          <table:table-cell table:style-name="ce12" table:formula="of:=[.BJ18]/6" office:value-type="float" office:value="1.81923305317967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18]/6" office:value-type="float" office:value="1.73972289608469" calcext:value-type="float">
            <text:p>1,7397</text:p>
          </table:table-cell>
          <table:table-cell table:style-name="ce12" table:formula="of:=[.BN18]/6" office:value-type="float" office:value="1.78542225290738" calcext:value-type="float">
            <text:p>1,7854</text:p>
          </table:table-cell>
          <table:table-cell table:style-name="ce12" table:formula="of:=[.BO18]/6" office:value-type="float" office:value="1.80423654583972" calcext:value-type="float">
            <text:p>1,8042</text:p>
          </table:table-cell>
          <table:table-cell table:style-name="ce12" table:formula="of:=[.BP18]/6" office:value-type="float" office:value="1.8179989372277" calcext:value-type="float">
            <text:p>1,8180</text:p>
          </table:table-cell>
          <table:table-cell table:style-name="ce12" table:formula="of:=[.BQ18]/6" office:value-type="float" office:value="1.67334508784111" calcext:value-type="float">
            <text:p>1,67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18]/6" office:value-type="float" office:value="1.58699303812217" calcext:value-type="float">
            <text:p>1,5870</text:p>
          </table:table-cell>
          <table:table-cell table:style-name="ce12" table:formula="of:=[.BU18]/6" office:value-type="float" office:value="1.77624953487378" calcext:value-type="float">
            <text:p>1,7762</text:p>
          </table:table-cell>
          <table:table-cell table:style-name="ce12" table:formula="of:=[.BV18]/6" office:value-type="float" office:value="1.80893834208929" calcext:value-type="float">
            <text:p>1,8089</text:p>
          </table:table-cell>
          <table:table-cell table:style-name="ce12" table:formula="of:=[.BW18]/6" office:value-type="float" office:value="1.81701926831616" calcext:value-type="float">
            <text:p>1,8170</text:p>
          </table:table-cell>
          <table:table-cell table:style-name="ce12" table:formula="of:=[.BX18]/6" office:value-type="float" office:value="1.82001095188592" calcext:value-type="float">
            <text:p>1,820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18]/6" office:value-type="float" office:value="1.68772225194323" calcext:value-type="float">
            <text:p>1,6877</text:p>
          </table:table-cell>
          <table:table-cell table:style-name="ce12" table:formula="of:=[.CB18]/6" office:value-type="float" office:value="1.77526130679965" calcext:value-type="float">
            <text:p>1,7753</text:p>
          </table:table-cell>
          <table:table-cell table:style-name="ce12" table:formula="of:=[.CC18]/6" office:value-type="float" office:value="1.81285975401702" calcext:value-type="float">
            <text:p>1,8129</text:p>
          </table:table-cell>
          <table:table-cell table:style-name="ce12" table:formula="of:=[.CD18]/6" office:value-type="float" office:value="1.81733035009747" calcext:value-type="float">
            <text:p>1,8173</text:p>
          </table:table-cell>
          <table:table-cell table:style-name="ce12" table:formula="of:=[.CE18]/6" office:value-type="float" office:value="1.81923567548959" calcext:value-type="float">
            <text:p>1,8192</text:p>
          </table:table-cell>
          <table:table-cell table:number-columns-repeated="934"/>
        </table:table-row>
        <table:table-row table:style-name="ro3" table:number-rows-repeated="1048547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94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Stat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Stat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Dynamic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2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4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Guided 10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Block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M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Melhor Config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2"/>
          <table:table-cell table:style-name="ce2" office:value-type="string" calcext:value-type="string">
            <text:p>Melhores</text:p>
          </table:table-cell>
          <table:table-cell table:style-name="ce2" office:value-type="string" calcext:value-type="string">
            <text:p>Piores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Static 1</text:p>
          </table:table-cell>
          <table:table-cell table:style-name="ce26" table:formula="of:=COUNTIF([.$CV$5:.$CZ$9];&quot;Static 1&quot;)" office:value-type="float" office:value="1" calcext:value-type="float">
            <text:p>1</text:p>
          </table:table-cell>
          <table:table-cell table:style-name="ce26" table:formula="of:=COUNTIF([.$CV$14:.$CZ$18];&quot;Static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4]*2" office:value-type="float" office:value="40000" calcext:value-type="float">
            <text:p>40000</text:p>
          </table:table-cell>
          <table:table-cell table:style-name="ce1" table:formula="of:=[.C4]*2" office:value-type="float" office:value="80000" calcext:value-type="float">
            <text:p>80000</text:p>
          </table:table-cell>
          <table:table-cell table:style-name="ce1" table:formula="of:=[.D4]*2" office:value-type="float" office:value="160000" calcext:value-type="float">
            <text:p>160000</text:p>
          </table:table-cell>
          <table:table-cell table:style-name="ce1" table:formula="of:=[.E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I4]*2" office:value-type="float" office:value="40000" calcext:value-type="float">
            <text:p>40000</text:p>
          </table:table-cell>
          <table:table-cell table:style-name="ce1" table:formula="of:=[.J4]*2" office:value-type="float" office:value="80000" calcext:value-type="float">
            <text:p>80000</text:p>
          </table:table-cell>
          <table:table-cell table:style-name="ce1" table:formula="of:=[.K4]*2" office:value-type="float" office:value="160000" calcext:value-type="float">
            <text:p>160000</text:p>
          </table:table-cell>
          <table:table-cell table:style-name="ce1" table:formula="of:=[.L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P4]*2" office:value-type="float" office:value="40000" calcext:value-type="float">
            <text:p>40000</text:p>
          </table:table-cell>
          <table:table-cell table:style-name="ce1" table:formula="of:=[.Q4]*2" office:value-type="float" office:value="80000" calcext:value-type="float">
            <text:p>80000</text:p>
          </table:table-cell>
          <table:table-cell table:style-name="ce1" table:formula="of:=[.R4]*2" office:value-type="float" office:value="160000" calcext:value-type="float">
            <text:p>160000</text:p>
          </table:table-cell>
          <table:table-cell table:style-name="ce1" table:formula="of:=[.S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W4]*2" office:value-type="float" office:value="40000" calcext:value-type="float">
            <text:p>40000</text:p>
          </table:table-cell>
          <table:table-cell table:style-name="ce1" table:formula="of:=[.X4]*2" office:value-type="float" office:value="80000" calcext:value-type="float">
            <text:p>80000</text:p>
          </table:table-cell>
          <table:table-cell table:style-name="ce1" table:formula="of:=[.Y4]*2" office:value-type="float" office:value="160000" calcext:value-type="float">
            <text:p>160000</text:p>
          </table:table-cell>
          <table:table-cell table:style-name="ce1" table:formula="of:=[.Z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D4]*2" office:value-type="float" office:value="40000" calcext:value-type="float">
            <text:p>40000</text:p>
          </table:table-cell>
          <table:table-cell table:style-name="ce1" table:formula="of:=[.AE4]*2" office:value-type="float" office:value="80000" calcext:value-type="float">
            <text:p>80000</text:p>
          </table:table-cell>
          <table:table-cell table:style-name="ce1" table:formula="of:=[.AF4]*2" office:value-type="float" office:value="160000" calcext:value-type="float">
            <text:p>160000</text:p>
          </table:table-cell>
          <table:table-cell table:style-name="ce1" table:formula="of:=[.AG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K4]*2" office:value-type="float" office:value="40000" calcext:value-type="float">
            <text:p>40000</text:p>
          </table:table-cell>
          <table:table-cell table:style-name="ce1" table:formula="of:=[.AL4]*2" office:value-type="float" office:value="80000" calcext:value-type="float">
            <text:p>80000</text:p>
          </table:table-cell>
          <table:table-cell table:style-name="ce1" table:formula="of:=[.AM4]*2" office:value-type="float" office:value="160000" calcext:value-type="float">
            <text:p>160000</text:p>
          </table:table-cell>
          <table:table-cell table:style-name="ce1" table:formula="of:=[.AN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R4]*2" office:value-type="float" office:value="40000" calcext:value-type="float">
            <text:p>40000</text:p>
          </table:table-cell>
          <table:table-cell table:style-name="ce1" table:formula="of:=[.AS4]*2" office:value-type="float" office:value="80000" calcext:value-type="float">
            <text:p>80000</text:p>
          </table:table-cell>
          <table:table-cell table:style-name="ce1" table:formula="of:=[.AT4]*2" office:value-type="float" office:value="160000" calcext:value-type="float">
            <text:p>160000</text:p>
          </table:table-cell>
          <table:table-cell table:style-name="ce1" table:formula="of:=[.AU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AY4]*2" office:value-type="float" office:value="40000" calcext:value-type="float">
            <text:p>40000</text:p>
          </table:table-cell>
          <table:table-cell table:style-name="ce1" table:formula="of:=[.AZ4]*2" office:value-type="float" office:value="80000" calcext:value-type="float">
            <text:p>80000</text:p>
          </table:table-cell>
          <table:table-cell table:style-name="ce1" table:formula="of:=[.BA4]*2" office:value-type="float" office:value="160000" calcext:value-type="float">
            <text:p>160000</text:p>
          </table:table-cell>
          <table:table-cell table:style-name="ce1" table:formula="of:=[.BB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F4]*2" office:value-type="float" office:value="40000" calcext:value-type="float">
            <text:p>40000</text:p>
          </table:table-cell>
          <table:table-cell table:style-name="ce1" table:formula="of:=[.BG4]*2" office:value-type="float" office:value="80000" calcext:value-type="float">
            <text:p>80000</text:p>
          </table:table-cell>
          <table:table-cell table:style-name="ce1" table:formula="of:=[.BH4]*2" office:value-type="float" office:value="160000" calcext:value-type="float">
            <text:p>160000</text:p>
          </table:table-cell>
          <table:table-cell table:style-name="ce1" table:formula="of:=[.BI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M4]*2" office:value-type="float" office:value="40000" calcext:value-type="float">
            <text:p>40000</text:p>
          </table:table-cell>
          <table:table-cell table:style-name="ce1" table:formula="of:=[.BN4]*2" office:value-type="float" office:value="80000" calcext:value-type="float">
            <text:p>80000</text:p>
          </table:table-cell>
          <table:table-cell table:style-name="ce1" table:formula="of:=[.BO4]*2" office:value-type="float" office:value="160000" calcext:value-type="float">
            <text:p>160000</text:p>
          </table:table-cell>
          <table:table-cell table:style-name="ce1" table:formula="of:=[.BP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T4]*2" office:value-type="float" office:value="40000" calcext:value-type="float">
            <text:p>40000</text:p>
          </table:table-cell>
          <table:table-cell table:style-name="ce1" table:formula="of:=[.BU4]*2" office:value-type="float" office:value="80000" calcext:value-type="float">
            <text:p>80000</text:p>
          </table:table-cell>
          <table:table-cell table:style-name="ce1" table:formula="of:=[.BV4]*2" office:value-type="float" office:value="160000" calcext:value-type="float">
            <text:p>160000</text:p>
          </table:table-cell>
          <table:table-cell table:style-name="ce1" table:formula="of:=[.BW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A4]*2" office:value-type="float" office:value="40000" calcext:value-type="float">
            <text:p>40000</text:p>
          </table:table-cell>
          <table:table-cell table:style-name="ce1" table:formula="of:=[.CB4]*2" office:value-type="float" office:value="80000" calcext:value-type="float">
            <text:p>80000</text:p>
          </table:table-cell>
          <table:table-cell table:style-name="ce1" table:formula="of:=[.CC4]*2" office:value-type="float" office:value="160000" calcext:value-type="float">
            <text:p>160000</text:p>
          </table:table-cell>
          <table:table-cell table:style-name="ce1" table:formula="of:=[.CD4]*2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H4]*2" office:value-type="float" office:value="40000" calcext:value-type="float">
            <text:p>40000</text:p>
          </table:table-cell>
          <table:table-cell table:style-name="ce1" table:formula="of:=[.CI4]*2" office:value-type="float" office:value="80000" calcext:value-type="float">
            <text:p>80000</text:p>
          </table:table-cell>
          <table:table-cell table:style-name="ce1" table:formula="of:=[.CJ4]*2" office:value-type="float" office:value="160000" calcext:value-type="float">
            <text:p>160000</text:p>
          </table:table-cell>
          <table:table-cell table:style-name="ce1" table:formula="of:=[.CK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O4]*2" office:value-type="float" office:value="40000" calcext:value-type="float">
            <text:p>40000</text:p>
          </table:table-cell>
          <table:table-cell table:style-name="ce1" table:formula="of:=[.CP4]*2" office:value-type="float" office:value="80000" calcext:value-type="float">
            <text:p>80000</text:p>
          </table:table-cell>
          <table:table-cell table:style-name="ce1" table:formula="of:=[.CQ4]*2" office:value-type="float" office:value="160000" calcext:value-type="float">
            <text:p>160000</text:p>
          </table:table-cell>
          <table:table-cell table:style-name="ce1" table:formula="of:=[.CR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CV4]*2" office:value-type="float" office:value="40000" calcext:value-type="float">
            <text:p>40000</text:p>
          </table:table-cell>
          <table:table-cell table:style-name="ce1" table:formula="of:=[.CW4]*2" office:value-type="float" office:value="80000" calcext:value-type="float">
            <text:p>80000</text:p>
          </table:table-cell>
          <table:table-cell table:style-name="ce1" table:formula="of:=[.CX4]*2" office:value-type="float" office:value="160000" calcext:value-type="float">
            <text:p>160000</text:p>
          </table:table-cell>
          <table:table-cell table:style-name="ce1" table:formula="of:=[.CY4]*2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Static 2</text:p>
          </table:table-cell>
          <table:table-cell table:style-name="ce27" table:formula="of:=COUNTIF([.$CV$5:.$CZ$9];&quot;Static 2&quot;)" office:value-type="float" office:value="1" calcext:value-type="float">
            <text:p>1</text:p>
          </table:table-cell>
          <table:table-cell table:style-name="ce27" table:formula="of:=COUNTIF([.$CV$14:.$CZ$18];&quot;Stat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table:formula="of:=[$data.$E2]" office:value-type="float" office:value="1.71106866666667" calcext:value-type="float">
            <text:p>1,71107</text:p>
          </table:table-cell>
          <table:table-cell table:style-name="ce18" table:formula="of:=[$data.$E5]" office:value-type="float" office:value="6.78915" calcext:value-type="float">
            <text:p>6,78915</text:p>
          </table:table-cell>
          <table:table-cell table:style-name="ce18" table:formula="of:=[$data.$E8]" office:value-type="float" office:value="27.1654823333333" calcext:value-type="float">
            <text:p>27,16548</text:p>
          </table:table-cell>
          <table:table-cell table:style-name="ce18" table:formula="of:=[$data.$E11]" office:value-type="float" office:value="108.620541666667" calcext:value-type="float">
            <text:p>108,62054</text:p>
          </table:table-cell>
          <table:table-cell table:style-name="ce18" table:formula="of:=[$data.$E14]" office:value-type="float" office:value="434.446771666667" calcext:value-type="float">
            <text:p>434,4467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K2]" office:value-type="float" office:value="1.706045" calcext:value-type="float">
            <text:p>1,70605</text:p>
          </table:table-cell>
          <table:table-cell table:style-name="ce18" table:formula="of:=[$data.$K5]" office:value-type="float" office:value="6.80603033333333" calcext:value-type="float">
            <text:p>6,80603</text:p>
          </table:table-cell>
          <table:table-cell table:style-name="ce18" table:formula="of:=[$data.$K8]" office:value-type="float" office:value="27.165345" calcext:value-type="float">
            <text:p>27,16535</text:p>
          </table:table-cell>
          <table:table-cell table:style-name="ce18" table:formula="of:=[$data.$K11]" office:value-type="float" office:value="108.599995" calcext:value-type="float">
            <text:p>108,60000</text:p>
          </table:table-cell>
          <table:table-cell table:style-name="ce18" table:formula="of:=[$data.$K14]" office:value-type="float" office:value="434.334504333333" calcext:value-type="float">
            <text:p>434,3345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Q2]" office:value-type="float" office:value="1.72539966666667" calcext:value-type="float">
            <text:p>1,72540</text:p>
          </table:table-cell>
          <table:table-cell table:style-name="ce18" table:formula="of:=[$data.$Q5]" office:value-type="float" office:value="6.79462966666667" calcext:value-type="float">
            <text:p>6,79463</text:p>
          </table:table-cell>
          <table:table-cell table:style-name="ce18" table:formula="of:=[$data.$Q8]" office:value-type="float" office:value="27.168857" calcext:value-type="float">
            <text:p>27,16886</text:p>
          </table:table-cell>
          <table:table-cell table:style-name="ce18" table:formula="of:=[$data.$Q11]" office:value-type="float" office:value="108.620642333333" calcext:value-type="float">
            <text:p>108,62064</text:p>
          </table:table-cell>
          <table:table-cell table:style-name="ce18" table:formula="of:=[$data.$Q14]" office:value-type="float" office:value="434.357698" calcext:value-type="float">
            <text:p>434,3577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W2]" office:value-type="float" office:value="1.71382833333333" calcext:value-type="float">
            <text:p>1,71383</text:p>
          </table:table-cell>
          <table:table-cell table:style-name="ce18" table:formula="of:=[$data.$W5]" office:value-type="float" office:value="6.82797566666667" calcext:value-type="float">
            <text:p>6,82798</text:p>
          </table:table-cell>
          <table:table-cell table:style-name="ce18" table:formula="of:=[$data.$W8]" office:value-type="float" office:value="27.1740726666667" calcext:value-type="float">
            <text:p>27,17407</text:p>
          </table:table-cell>
          <table:table-cell table:style-name="ce18" table:formula="of:=[$data.$W11]" office:value-type="float" office:value="108.682182333333" calcext:value-type="float">
            <text:p>108,68218</text:p>
          </table:table-cell>
          <table:table-cell table:style-name="ce18" table:formula="of:=[$data.$W14]" office:value-type="float" office:value="434.354021333333" calcext:value-type="float">
            <text:p>434,35402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C2]" office:value-type="float" office:value="1.70827633333333" calcext:value-type="float">
            <text:p>1,70828</text:p>
          </table:table-cell>
          <table:table-cell table:style-name="ce18" table:formula="of:=[$data.$AC5]" office:value-type="float" office:value="6.81664633333333" calcext:value-type="float">
            <text:p>6,81665</text:p>
          </table:table-cell>
          <table:table-cell table:style-name="ce18" table:formula="of:=[$data.$AC8]" office:value-type="float" office:value="27.1850206666667" calcext:value-type="float">
            <text:p>27,18502</text:p>
          </table:table-cell>
          <table:table-cell table:style-name="ce18" table:formula="of:=[$data.$AC11]" office:value-type="float" office:value="108.753414" calcext:value-type="float">
            <text:p>108,75341</text:p>
          </table:table-cell>
          <table:table-cell table:style-name="ce18" table:formula="of:=[$data.$AC14]" office:value-type="float" office:value="434.782399" calcext:value-type="float">
            <text:p>434,7824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I2]" office:value-type="float" office:value="1.70389133333333" calcext:value-type="float">
            <text:p>1,70389</text:p>
          </table:table-cell>
          <table:table-cell table:style-name="ce18" table:formula="of:=[$data.$AI5]" office:value-type="float" office:value="6.79643266666667" calcext:value-type="float">
            <text:p>6,79643</text:p>
          </table:table-cell>
          <table:table-cell table:style-name="ce18" table:formula="of:=[$data.$AI8]" office:value-type="float" office:value="27.1432593333333" calcext:value-type="float">
            <text:p>27,14326</text:p>
          </table:table-cell>
          <table:table-cell table:style-name="ce18" table:formula="of:=[$data.$AI11]" office:value-type="float" office:value="108.59533" calcext:value-type="float">
            <text:p>108,59533</text:p>
          </table:table-cell>
          <table:table-cell table:style-name="ce18" table:formula="of:=[$data.$AI14]" office:value-type="float" office:value="434.47579" calcext:value-type="float">
            <text:p>434,4757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O2]" office:value-type="float" office:value="1.71602333333333" calcext:value-type="float">
            <text:p>1,71602</text:p>
          </table:table-cell>
          <table:table-cell table:style-name="ce18" table:formula="of:=[$data.$AO5]" office:value-type="float" office:value="6.79396566666667" calcext:value-type="float">
            <text:p>6,79397</text:p>
          </table:table-cell>
          <table:table-cell table:style-name="ce18" table:formula="of:=[$data.$AO8]" office:value-type="float" office:value="27.1473233333333" calcext:value-type="float">
            <text:p>27,14732</text:p>
          </table:table-cell>
          <table:table-cell table:style-name="ce18" table:formula="of:=[$data.$AO11]" office:value-type="float" office:value="108.594992666667" calcext:value-type="float">
            <text:p>108,59499</text:p>
          </table:table-cell>
          <table:table-cell table:style-name="ce18" table:formula="of:=[$data.$AO14]" office:value-type="float" office:value="434.349837333333" calcext:value-type="float">
            <text:p>434,34984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AU2]" office:value-type="float" office:value="1.70809233333333" calcext:value-type="float">
            <text:p>1,70809</text:p>
          </table:table-cell>
          <table:table-cell table:style-name="ce18" table:formula="of:=[$data.$AU5]" office:value-type="float" office:value="6.81381166666667" calcext:value-type="float">
            <text:p>6,81381</text:p>
          </table:table-cell>
          <table:table-cell table:style-name="ce18" table:formula="of:=[$data.$AU8]" office:value-type="float" office:value="27.150427" calcext:value-type="float">
            <text:p>27,15043</text:p>
          </table:table-cell>
          <table:table-cell table:style-name="ce18" table:formula="of:=[$data.$AU11]" office:value-type="float" office:value="108.611803" calcext:value-type="float">
            <text:p>108,61180</text:p>
          </table:table-cell>
          <table:table-cell table:style-name="ce18" table:formula="of:=[$data.$AU14]" office:value-type="float" office:value="434.359362333333" calcext:value-type="float">
            <text:p>434,35936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A2]" office:value-type="float" office:value="1.69803366666667" calcext:value-type="float">
            <text:p>1,69803</text:p>
          </table:table-cell>
          <table:table-cell table:style-name="ce18" table:formula="of:=[$data.$BA5]" office:value-type="float" office:value="6.794076" calcext:value-type="float">
            <text:p>6,79408</text:p>
          </table:table-cell>
          <table:table-cell table:style-name="ce18" table:formula="of:=[$data.$BA8]" office:value-type="float" office:value="27.1683993333333" calcext:value-type="float">
            <text:p>27,16840</text:p>
          </table:table-cell>
          <table:table-cell table:style-name="ce18" table:formula="of:=[$data.$BA11]" office:value-type="float" office:value="108.627151" calcext:value-type="float">
            <text:p>108,62715</text:p>
          </table:table-cell>
          <table:table-cell table:style-name="ce18" table:formula="of:=[$data.$BA14]" office:value-type="float" office:value="434.351711666667" calcext:value-type="float">
            <text:p>434,35171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G2]" office:value-type="float" office:value="1.72257966666667" calcext:value-type="float">
            <text:p>1,72258</text:p>
          </table:table-cell>
          <table:table-cell table:style-name="ce18" table:formula="of:=[$data.$BG5]" office:value-type="float" office:value="6.806376" calcext:value-type="float">
            <text:p>6,80638</text:p>
          </table:table-cell>
          <table:table-cell table:style-name="ce18" table:formula="of:=[$data.$BG8]" office:value-type="float" office:value="27.1720946666667" calcext:value-type="float">
            <text:p>27,17209</text:p>
          </table:table-cell>
          <table:table-cell table:style-name="ce18" table:formula="of:=[$data.$BG11]" office:value-type="float" office:value="108.612928666667" calcext:value-type="float">
            <text:p>108,61293</text:p>
          </table:table-cell>
          <table:table-cell table:style-name="ce18" table:formula="of:=[$data.$BG14]" office:value-type="float" office:value="434.388490666667" calcext:value-type="float">
            <text:p>434,3884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M2]" office:value-type="float" office:value="1.72075433333333" calcext:value-type="float">
            <text:p>1,72075</text:p>
          </table:table-cell>
          <table:table-cell table:style-name="ce18" table:formula="of:=[$data.$BM5]" office:value-type="float" office:value="6.816656" calcext:value-type="float">
            <text:p>6,81666</text:p>
          </table:table-cell>
          <table:table-cell table:style-name="ce18" table:formula="of:=[$data.$BM8]" office:value-type="float" office:value="27.1624356666667" calcext:value-type="float">
            <text:p>27,16244</text:p>
          </table:table-cell>
          <table:table-cell table:style-name="ce18" table:formula="of:=[$data.$BM11]" office:value-type="float" office:value="108.587092" calcext:value-type="float">
            <text:p>108,58709</text:p>
          </table:table-cell>
          <table:table-cell table:style-name="ce18" table:formula="of:=[$data.$BM14]" office:value-type="float" office:value="434.349894333333" calcext:value-type="float">
            <text:p>434,34989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S2]" office:value-type="float" office:value="1.716184" calcext:value-type="float">
            <text:p>1,71618</text:p>
          </table:table-cell>
          <table:table-cell table:style-name="ce18" table:formula="of:=[$data.$BS5]" office:value-type="float" office:value="6.816201" calcext:value-type="float">
            <text:p>6,81620</text:p>
          </table:table-cell>
          <table:table-cell table:style-name="ce18" table:formula="of:=[$data.$BS8]" office:value-type="float" office:value="27.1745356666667" calcext:value-type="float">
            <text:p>27,17454</text:p>
          </table:table-cell>
          <table:table-cell table:style-name="ce18" table:formula="of:=[$data.$BS11]" office:value-type="float" office:value="108.627516" calcext:value-type="float">
            <text:p>108,62752</text:p>
          </table:table-cell>
          <table:table-cell table:style-name="ce18" table:formula="of:=[$data.$BS14]" office:value-type="float" office:value="434.435669666667" calcext:value-type="float">
            <text:p>434,43567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BY2]" office:value-type="float" office:value="1.71945433333333" calcext:value-type="float">
            <text:p>1,71945</text:p>
          </table:table-cell>
          <table:table-cell table:style-name="ce18" table:formula="of:=[$data.$BY5]" office:value-type="float" office:value="6.80752133333333" calcext:value-type="float">
            <text:p>6,80752</text:p>
          </table:table-cell>
          <table:table-cell table:style-name="ce18" table:formula="of:=[$data.$BY8]" office:value-type="float" office:value="27.179518" calcext:value-type="float">
            <text:p>27,17952</text:p>
          </table:table-cell>
          <table:table-cell table:style-name="ce18" table:formula="of:=[$data.$BY11]" office:value-type="float" office:value="108.660731" calcext:value-type="float">
            <text:p>108,66073</text:p>
          </table:table-cell>
          <table:table-cell table:style-name="ce18" table:formula="of:=[$data.$BY14]" office:value-type="float" office:value="436.003011666667" calcext:value-type="float">
            <text:p>436,0030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IN([.B5];[.I5];[.P5];[.W5];[.AD5];[.AK5];[.AR5];[.AY5];[.BF5];[.BM5];[.BT5];[.CA5];[.CH5])" office:value-type="float" office:value="1.69803366666667" calcext:value-type="float">
            <text:p>1,69803</text:p>
          </table:table-cell>
          <table:table-cell table:style-name="ce18" table:formula="of:=MIN([.C5];[.J5];[.Q5];[.X5];[.AE5];[.AL5];[.AS5];[.AZ5];[.BG5];[.BN5];[.BU5];[.CB5];[.CI5])" office:value-type="float" office:value="6.78915" calcext:value-type="float">
            <text:p>6,78915</text:p>
          </table:table-cell>
          <table:table-cell table:style-name="ce18" table:formula="of:=MIN([.D5];[.K5];[.R5];[.Y5];[.AF5];[.AM5];[.AT5];[.BA5];[.BH5];[.BO5];[.BV5];[.CC5];[.CJ5])" office:value-type="float" office:value="27.1432593333333" calcext:value-type="float">
            <text:p>27,14326</text:p>
          </table:table-cell>
          <table:table-cell table:style-name="ce18" table:formula="of:=MIN([.E5];[.L5];[.S5];[.Z5];[.AG5];[.AN5];[.AU5];[.BB5];[.BI5];[.BP5];[.BW5];[.CD5];[.CK5])" office:value-type="float" office:value="108.587092" calcext:value-type="float">
            <text:p>108,58709</text:p>
          </table:table-cell>
          <table:table-cell table:style-name="ce18" table:formula="of:=MIN([.F5];[.M5];[.T5];[.AA5];[.AH5];[.AO5];[.AV5];[.BC5];[.BJ5];[.BQ5];[.BX5];[.CE5];[.CL5])" office:value-type="float" office:value="434.334504333333" calcext:value-type="float">
            <text:p>434,3345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O5]=[.B5];[.$A$1];IF([.CO5]=[.I5];[.$H$1];IF([.CO5]=[.P5];[.$O$1];IF([.CO5]=[.W5];[.$V$1];IF([.CO5]=[.AD5];[.$AC$1];IF([.CO5]=[.AK5];[.$AJ$1];IF([.CO5]=[.AR5];[.$AQ$1];IF([.CO5]=[.AY5];[.$AX$1];IF([.CO5]=[.BF5];[.$BE$1];IF([.CO5]=[.BM5];[.$BL$1];IF([.CO5]=[.BT5];[.$BS$1];IF([.CO5]=[.CA5];[.$BZ$1];[.$CG$1]))))))))))))" office:value-type="string" office:string-value="Guided 1" calcext:value-type="string">
            <text:p>Guided 1</text:p>
          </table:table-cell>
          <table:table-cell table:style-name="ce18" table:formula="of:=IF([.CP5]=[.C5];[.$A$1];IF([.CP5]=[.J5];[.$H$1];IF([.CP5]=[.Q5];[.$O$1];IF([.CP5]=[.X5];[.$V$1];IF([.CP5]=[.AE5];[.$AC$1];IF([.CP5]=[.AL5];[.$AJ$1];IF([.CP5]=[.AS5];[.$AQ$1];IF([.CP5]=[.AZ5];[.$AX$1];IF([.CP5]=[.BG5];[.$BE$1];IF([.CP5]=[.BN5];[.$BL$1];IF([.CP5]=[.BU5];[.$BS$1];IF([.CP5]=[.CB5];[.$BZ$1];[.$CG$1]))))))))))))" office:value-type="string" office:string-value="Static 1" calcext:value-type="string">
            <text:p>Static 1</text:p>
          </table:table-cell>
          <table:table-cell table:style-name="ce18" table:formula="of:=IF([.CQ5]=[.D5];[.$A$1];IF([.CQ5]=[.K5];[.$H$1];IF([.CQ5]=[.R5];[.$O$1];IF([.CQ5]=[.Y5];[.$V$1];IF([.CQ5]=[.AF5];[.$AC$1];IF([.CQ5]=[.AM5];[.$AJ$1];IF([.CQ5]=[.AT5];[.$AQ$1];IF([.CQ5]=[.BA5];[.$AX$1];IF([.CQ5]=[.BH5];[.$BE$1];IF([.CQ5]=[.BO5];[.$BL$1];IF([.CQ5]=[.BV5];[.$BS$1];IF([.CQ5]=[.CC5];[.$BZ$1];[.$CG$1]))))))))))))" office:value-type="string" office:string-value="Dynamic 2" calcext:value-type="string">
            <text:p>Dynamic 2</text:p>
          </table:table-cell>
          <table:table-cell table:style-name="ce18" table:formula="of:=IF([.CR5]=[.E5];[.$A$1];IF([.CR5]=[.L5];[.$H$1];IF([.CR5]=[.S5];[.$O$1];IF([.CR5]=[.Z5];[.$V$1];IF([.CR5]=[.AG5];[.$AC$1];IF([.CR5]=[.AN5];[.$AJ$1];IF([.CR5]=[.AU5];[.$AQ$1];IF([.CR5]=[.BB5];[.$AX$1];IF([.CR5]=[.BI5];[.$BE$1];IF([.CR5]=[.BP5];[.$BL$1];IF([.CR5]=[.BW5];[.$BS$1];IF([.CR5]=[.CD5];[.$BZ$1];[.$CG$1]))))))))))))" office:value-type="string" office:string-value="Guided 4" calcext:value-type="string">
            <text:p>Guided 4</text:p>
          </table:table-cell>
          <table:table-cell table:style-name="ce18" table:formula="of:=IF([.CS5]=[.F5];[.$A$1];IF([.CS5]=[.M5];[.$H$1];IF([.CS5]=[.T5];[.$O$1];IF([.CS5]=[.AA5];[.$V$1];IF([.CS5]=[.AH5];[.$AC$1];IF([.CS5]=[.AO5];[.$AJ$1];IF([.CS5]=[.AV5];[.$AQ$1];IF([.CS5]=[.BC5];[.$AX$1];IF([.CS5]=[.BJ5];[.$BE$1];IF([.CS5]=[.BQ5];[.$BL$1];IF([.CS5]=[.BX5];[.$BS$1];IF([.CS5]=[.CE5];[.$BZ$1];[.$CG$1]))))))))))))" office:value-type="string" office:string-value="Static 2" calcext:value-type="string">
            <text:p>Static 2</text:p>
          </table:table-cell>
          <table:table-cell/>
          <table:table-cell table:style-name="ce7" office:value-type="string" calcext:value-type="string">
            <text:p>Static 4</text:p>
          </table:table-cell>
          <table:table-cell table:style-name="ce26" table:formula="of:=COUNTIF([.$CV$5:.$CZ$9];&quot;Static 4&quot;)" office:value-type="float" office:value="0" calcext:value-type="float">
            <text:p>0</text:p>
          </table:table-cell>
          <table:table-cell table:style-name="ce26" table:formula="of:=COUNTIF([.$CV$14:.$CZ$18];&quot;Static 4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E17]" office:value-type="float" office:value="0.877285333333333" calcext:value-type="float">
            <text:p>0,87729</text:p>
          </table:table-cell>
          <table:table-cell table:style-name="ce19" table:formula="of:=[$data.$E20]" office:value-type="float" office:value="3.42204966666667" calcext:value-type="float">
            <text:p>3,42205</text:p>
          </table:table-cell>
          <table:table-cell table:style-name="ce19" table:formula="of:=[$data.$E23]" office:value-type="float" office:value="13.604178" calcext:value-type="float">
            <text:p>13,60418</text:p>
          </table:table-cell>
          <table:table-cell table:style-name="ce19" table:formula="of:=[$data.$E26]" office:value-type="float" office:value="54.3278103333333" calcext:value-type="float">
            <text:p>54,32781</text:p>
          </table:table-cell>
          <table:table-cell table:style-name="ce19" table:formula="of:=[$data.$E29]" office:value-type="float" office:value="217.237331" calcext:value-type="float">
            <text:p>217,2373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K17]" office:value-type="float" office:value="0.878363333333333" calcext:value-type="float">
            <text:p>0,87836</text:p>
          </table:table-cell>
          <table:table-cell table:style-name="ce19" table:formula="of:=[$data.$K20]" office:value-type="float" office:value="3.422657" calcext:value-type="float">
            <text:p>3,42266</text:p>
          </table:table-cell>
          <table:table-cell table:style-name="ce19" table:formula="of:=[$data.$K23]" office:value-type="float" office:value="13.6038013333333" calcext:value-type="float">
            <text:p>13,60380</text:p>
          </table:table-cell>
          <table:table-cell table:style-name="ce19" table:formula="of:=[$data.$K26]" office:value-type="float" office:value="54.3244616666667" calcext:value-type="float">
            <text:p>54,32446</text:p>
          </table:table-cell>
          <table:table-cell table:style-name="ce19" table:formula="of:=[$data.$K29]" office:value-type="float" office:value="217.267031666667" calcext:value-type="float">
            <text:p>217,2670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Q17]" office:value-type="float" office:value="0.87909" calcext:value-type="float">
            <text:p>0,87909</text:p>
          </table:table-cell>
          <table:table-cell table:style-name="ce19" table:formula="of:=[$data.$Q20]" office:value-type="float" office:value="3.41315966666667" calcext:value-type="float">
            <text:p>3,41316</text:p>
          </table:table-cell>
          <table:table-cell table:style-name="ce19" table:formula="of:=[$data.$Q23]" office:value-type="float" office:value="13.6014613333333" calcext:value-type="float">
            <text:p>13,60146</text:p>
          </table:table-cell>
          <table:table-cell table:style-name="ce19" table:formula="of:=[$data.$Q26]" office:value-type="float" office:value="54.322482" calcext:value-type="float">
            <text:p>54,32248</text:p>
          </table:table-cell>
          <table:table-cell table:style-name="ce19" table:formula="of:=[$data.$Q29]" office:value-type="float" office:value="217.202185666667" calcext:value-type="float">
            <text:p>217,2021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W17]" office:value-type="float" office:value="0.876897" calcext:value-type="float">
            <text:p>0,87690</text:p>
          </table:table-cell>
          <table:table-cell table:style-name="ce19" table:formula="of:=[$data.$W20]" office:value-type="float" office:value="3.42441033333333" calcext:value-type="float">
            <text:p>3,42441</text:p>
          </table:table-cell>
          <table:table-cell table:style-name="ce19" table:formula="of:=[$data.$W23]" office:value-type="float" office:value="13.60837" calcext:value-type="float">
            <text:p>13,60837</text:p>
          </table:table-cell>
          <table:table-cell table:style-name="ce19" table:formula="of:=[$data.$W26]" office:value-type="float" office:value="54.337215" calcext:value-type="float">
            <text:p>54,33722</text:p>
          </table:table-cell>
          <table:table-cell table:style-name="ce19" table:formula="of:=[$data.$W29]" office:value-type="float" office:value="217.209592333333" calcext:value-type="float">
            <text:p>217,209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C17]" office:value-type="float" office:value="0.874014666666667" calcext:value-type="float">
            <text:p>0,87401</text:p>
          </table:table-cell>
          <table:table-cell table:style-name="ce19" table:formula="of:=[$data.$AC20]" office:value-type="float" office:value="3.418057" calcext:value-type="float">
            <text:p>3,41806</text:p>
          </table:table-cell>
          <table:table-cell table:style-name="ce19" table:formula="of:=[$data.$AC23]" office:value-type="float" office:value="13.6389996666667" calcext:value-type="float">
            <text:p>13,63900</text:p>
          </table:table-cell>
          <table:table-cell table:style-name="ce19" table:formula="of:=[$data.$AC26]" office:value-type="float" office:value="54.507278" calcext:value-type="float">
            <text:p>54,50728</text:p>
          </table:table-cell>
          <table:table-cell table:style-name="ce19" table:formula="of:=[$data.$AC29]" office:value-type="float" office:value="218.302123" calcext:value-type="float">
            <text:p>218,30212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I17]" office:value-type="float" office:value="0.874121333333333" calcext:value-type="float">
            <text:p>0,87412</text:p>
          </table:table-cell>
          <table:table-cell table:style-name="ce19" table:formula="of:=[$data.$AI20]" office:value-type="float" office:value="3.40604466666667" calcext:value-type="float">
            <text:p>3,40604</text:p>
          </table:table-cell>
          <table:table-cell table:style-name="ce19" table:formula="of:=[$data.$AI23]" office:value-type="float" office:value="13.60765" calcext:value-type="float">
            <text:p>13,60765</text:p>
          </table:table-cell>
          <table:table-cell table:style-name="ce19" table:formula="of:=[$data.$AI26]" office:value-type="float" office:value="54.361088" calcext:value-type="float">
            <text:p>54,36109</text:p>
          </table:table-cell>
          <table:table-cell table:style-name="ce19" table:formula="of:=[$data.$AI29]" office:value-type="float" office:value="217.319797" calcext:value-type="float">
            <text:p>217,3198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O17]" office:value-type="float" office:value="0.877833" calcext:value-type="float">
            <text:p>0,87783</text:p>
          </table:table-cell>
          <table:table-cell table:style-name="ce19" table:formula="of:=[$data.$AO20]" office:value-type="float" office:value="3.41378366666667" calcext:value-type="float">
            <text:p>3,41378</text:p>
          </table:table-cell>
          <table:table-cell table:style-name="ce19" table:formula="of:=[$data.$AO23]" office:value-type="float" office:value="13.5988606666667" calcext:value-type="float">
            <text:p>13,59886</text:p>
          </table:table-cell>
          <table:table-cell table:style-name="ce19" table:formula="of:=[$data.$AO26]" office:value-type="float" office:value="54.3134033333333" calcext:value-type="float">
            <text:p>54,31340</text:p>
          </table:table-cell>
          <table:table-cell table:style-name="ce19" table:formula="of:=[$data.$AO29]" office:value-type="float" office:value="217.216974" calcext:value-type="float">
            <text:p>217,216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AU17]" office:value-type="float" office:value="0.878173333333333" calcext:value-type="float">
            <text:p>0,87817</text:p>
          </table:table-cell>
          <table:table-cell table:style-name="ce19" table:formula="of:=[$data.$AU20]" office:value-type="float" office:value="3.41693" calcext:value-type="float">
            <text:p>3,41693</text:p>
          </table:table-cell>
          <table:table-cell table:style-name="ce19" table:formula="of:=[$data.$AU23]" office:value-type="float" office:value="13.5938946666667" calcext:value-type="float">
            <text:p>13,59389</text:p>
          </table:table-cell>
          <table:table-cell table:style-name="ce19" table:formula="of:=[$data.$AU26]" office:value-type="float" office:value="54.3108503333333" calcext:value-type="float">
            <text:p>54,31085</text:p>
          </table:table-cell>
          <table:table-cell table:style-name="ce19" table:formula="of:=[$data.$AU29]" office:value-type="float" office:value="217.231511666667" calcext:value-type="float">
            <text:p>217,2315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A17]" office:value-type="float" office:value="0.862993" calcext:value-type="float">
            <text:p>0,86299</text:p>
          </table:table-cell>
          <table:table-cell table:style-name="ce19" table:formula="of:=[$data.$BA20]" office:value-type="float" office:value="3.41310533333333" calcext:value-type="float">
            <text:p>3,41311</text:p>
          </table:table-cell>
          <table:table-cell table:style-name="ce19" table:formula="of:=[$data.$BA23]" office:value-type="float" office:value="13.6018106666667" calcext:value-type="float">
            <text:p>13,60181</text:p>
          </table:table-cell>
          <table:table-cell table:style-name="ce19" table:formula="of:=[$data.$BA26]" office:value-type="float" office:value="54.3091906666667" calcext:value-type="float">
            <text:p>54,30919</text:p>
          </table:table-cell>
          <table:table-cell table:style-name="ce19" table:formula="of:=[$data.$BA29]" office:value-type="float" office:value="217.197586" calcext:value-type="float">
            <text:p>217,1975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G17]" office:value-type="float" office:value="0.878152333333333" calcext:value-type="float">
            <text:p>0,87815</text:p>
          </table:table-cell>
          <table:table-cell table:style-name="ce19" table:formula="of:=[$data.$BG20]" office:value-type="float" office:value="3.42338933333333" calcext:value-type="float">
            <text:p>3,42339</text:p>
          </table:table-cell>
          <table:table-cell table:style-name="ce19" table:formula="of:=[$data.$BG23]" office:value-type="float" office:value="13.6031506666667" calcext:value-type="float">
            <text:p>13,60315</text:p>
          </table:table-cell>
          <table:table-cell table:style-name="ce19" table:formula="of:=[$data.$BG26]" office:value-type="float" office:value="54.3200346666667" calcext:value-type="float">
            <text:p>54,32003</text:p>
          </table:table-cell>
          <table:table-cell table:style-name="ce19" table:formula="of:=[$data.$BG29]" office:value-type="float" office:value="217.184170666667" calcext:value-type="float">
            <text:p>217,184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M17]" office:value-type="float" office:value="0.873704333333333" calcext:value-type="float">
            <text:p>0,87370</text:p>
          </table:table-cell>
          <table:table-cell table:style-name="ce19" table:formula="of:=[$data.$BM20]" office:value-type="float" office:value="3.41297133333333" calcext:value-type="float">
            <text:p>3,41297</text:p>
          </table:table-cell>
          <table:table-cell table:style-name="ce19" table:formula="of:=[$data.$BM23]" office:value-type="float" office:value="13.597417" calcext:value-type="float">
            <text:p>13,59742</text:p>
          </table:table-cell>
          <table:table-cell table:style-name="ce19" table:formula="of:=[$data.$BM26]" office:value-type="float" office:value="54.314933" calcext:value-type="float">
            <text:p>54,31493</text:p>
          </table:table-cell>
          <table:table-cell table:style-name="ce19" table:formula="of:=[$data.$BM29]" office:value-type="float" office:value="217.197161666667" calcext:value-type="float">
            <text:p>217,1971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S17]" office:value-type="float" office:value="0.877714666666667" calcext:value-type="float">
            <text:p>0,87771</text:p>
          </table:table-cell>
          <table:table-cell table:style-name="ce19" table:formula="of:=[$data.$BS20]" office:value-type="float" office:value="3.41388133333333" calcext:value-type="float">
            <text:p>3,41388</text:p>
          </table:table-cell>
          <table:table-cell table:style-name="ce19" table:formula="of:=[$data.$BS23]" office:value-type="float" office:value="13.6000953333333" calcext:value-type="float">
            <text:p>13,60010</text:p>
          </table:table-cell>
          <table:table-cell table:style-name="ce19" table:formula="of:=[$data.$BS26]" office:value-type="float" office:value="54.3224176666667" calcext:value-type="float">
            <text:p>54,32242</text:p>
          </table:table-cell>
          <table:table-cell table:style-name="ce19" table:formula="of:=[$data.$BS29]" office:value-type="float" office:value="217.225065" calcext:value-type="float">
            <text:p>217,2250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19" table:formula="of:=[$data.$BY17]" office:value-type="float" office:value="1.30335566666667" calcext:value-type="float">
            <text:p>1,30336</text:p>
          </table:table-cell>
          <table:table-cell table:style-name="ce19" table:formula="of:=[$data.$BY20]" office:value-type="float" office:value="5.11248466666667" calcext:value-type="float">
            <text:p>5,11248</text:p>
          </table:table-cell>
          <table:table-cell table:style-name="ce19" table:formula="of:=[$data.$BY23]" office:value-type="float" office:value="20.4188416666667" calcext:value-type="float">
            <text:p>20,41884</text:p>
          </table:table-cell>
          <table:table-cell table:style-name="ce19" table:formula="of:=[$data.$BY26]" office:value-type="float" office:value="81.5992133333333" calcext:value-type="float">
            <text:p>81,59921</text:p>
          </table:table-cell>
          <table:table-cell table:style-name="ce19" table:formula="of:=[$data.$BY29]" office:value-type="float" office:value="326.201369666667" calcext:value-type="float">
            <text:p>326,2013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IN([.B6];[.I6];[.P6];[.W6];[.AD6];[.AK6];[.AR6];[.AY6];[.BF6];[.BM6];[.BT6];[.CA6];[.CH6])" office:value-type="float" office:value="0.862993" calcext:value-type="float">
            <text:p>0,86299</text:p>
          </table:table-cell>
          <table:table-cell table:style-name="ce19" table:formula="of:=MIN([.C6];[.J6];[.Q6];[.X6];[.AE6];[.AL6];[.AS6];[.AZ6];[.BG6];[.BN6];[.BU6];[.CB6];[.CI6])" office:value-type="float" office:value="3.40604466666667" calcext:value-type="float">
            <text:p>3,40604</text:p>
          </table:table-cell>
          <table:table-cell table:style-name="ce19" table:formula="of:=MIN([.D6];[.K6];[.R6];[.Y6];[.AF6];[.AM6];[.AT6];[.BA6];[.BH6];[.BO6];[.BV6];[.CC6];[.CJ6])" office:value-type="float" office:value="13.5938946666667" calcext:value-type="float">
            <text:p>13,59389</text:p>
          </table:table-cell>
          <table:table-cell table:style-name="ce19" table:formula="of:=MIN([.E6];[.L6];[.S6];[.Z6];[.AG6];[.AN6];[.AU6];[.BB6];[.BI6];[.BP6];[.BW6];[.CD6];[.CK6])" office:value-type="float" office:value="54.3091906666667" calcext:value-type="float">
            <text:p>54,30919</text:p>
          </table:table-cell>
          <table:table-cell table:style-name="ce19" table:formula="of:=MIN([.F6];[.M6];[.T6];[.AA6];[.AH6];[.AO6];[.AV6];[.BC6];[.BJ6];[.BQ6];[.BX6];[.CE6];[.CL6])" office:value-type="float" office:value="217.184170666667" calcext:value-type="float">
            <text:p>217,1841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O6]=[.B6];[.$A$1];IF([.CO6]=[.I6];[.$H$1];IF([.CO6]=[.P6];[.$O$1];IF([.CO6]=[.W6];[.$V$1];IF([.CO6]=[.AD6];[.$AC$1];IF([.CO6]=[.AK6];[.$AJ$1];IF([.CO6]=[.AR6];[.$AQ$1];IF([.CO6]=[.AY6];[.$AX$1];IF([.CO6]=[.BF6];[.$BE$1];IF([.CO6]=[.BM6];[.$BL$1];IF([.CO6]=[.BT6];[.$BS$1];IF([.CO6]=[.CA6];[.$BZ$1];[.$CG$1]))))))))))))" office:value-type="string" office:string-value="Guided 1" calcext:value-type="string">
            <text:p>Guided 1</text:p>
          </table:table-cell>
          <table:table-cell table:style-name="ce19" table:formula="of:=IF([.CP6]=[.C6];[.$A$1];IF([.CP6]=[.J6];[.$H$1];IF([.CP6]=[.Q6];[.$O$1];IF([.CP6]=[.X6];[.$V$1];IF([.CP6]=[.AE6];[.$AC$1];IF([.CP6]=[.AL6];[.$AJ$1];IF([.CP6]=[.AS6];[.$AQ$1];IF([.CP6]=[.AZ6];[.$AX$1];IF([.CP6]=[.BG6];[.$BE$1];IF([.CP6]=[.BN6];[.$BL$1];IF([.CP6]=[.BU6];[.$BS$1];IF([.CP6]=[.CB6];[.$BZ$1];[.$CG$1]))))))))))))" office:value-type="string" office:string-value="Dynamic 2" calcext:value-type="string">
            <text:p>Dynamic 2</text:p>
          </table:table-cell>
          <table:table-cell table:style-name="ce19" table:formula="of:=IF([.CQ6]=[.D6];[.$A$1];IF([.CQ6]=[.K6];[.$H$1];IF([.CQ6]=[.R6];[.$O$1];IF([.CQ6]=[.Y6];[.$V$1];IF([.CQ6]=[.AF6];[.$AC$1];IF([.CQ6]=[.AM6];[.$AJ$1];IF([.CQ6]=[.AT6];[.$AQ$1];IF([.CQ6]=[.BA6];[.$AX$1];IF([.CQ6]=[.BH6];[.$BE$1];IF([.CQ6]=[.BO6];[.$BL$1];IF([.CQ6]=[.BV6];[.$BS$1];IF([.CQ6]=[.CC6];[.$BZ$1];[.$CG$1]))))))))))))" office:value-type="string" office:string-value="Dynamic 10" calcext:value-type="string">
            <text:p>Dynamic 10</text:p>
          </table:table-cell>
          <table:table-cell table:style-name="ce19" table:formula="of:=IF([.CR6]=[.E6];[.$A$1];IF([.CR6]=[.L6];[.$H$1];IF([.CR6]=[.S6];[.$O$1];IF([.CR6]=[.Z6];[.$V$1];IF([.CR6]=[.AG6];[.$AC$1];IF([.CR6]=[.AN6];[.$AJ$1];IF([.CR6]=[.AU6];[.$AQ$1];IF([.CR6]=[.BB6];[.$AX$1];IF([.CR6]=[.BI6];[.$BE$1];IF([.CR6]=[.BP6];[.$BL$1];IF([.CR6]=[.BW6];[.$BS$1];IF([.CR6]=[.CD6];[.$BZ$1];[.$CG$1]))))))))))))" office:value-type="string" office:string-value="Guided 1" calcext:value-type="string">
            <text:p>Guided 1</text:p>
          </table:table-cell>
          <table:table-cell table:style-name="ce19" table:formula="of:=IF([.CS6]=[.F6];[.$A$1];IF([.CS6]=[.M6];[.$H$1];IF([.CS6]=[.T6];[.$O$1];IF([.CS6]=[.AA6];[.$V$1];IF([.CS6]=[.AH6];[.$AC$1];IF([.CS6]=[.AO6];[.$AJ$1];IF([.CS6]=[.AV6];[.$AQ$1];IF([.CS6]=[.BC6];[.$AX$1];IF([.CS6]=[.BJ6];[.$BE$1];IF([.CS6]=[.BQ6];[.$BL$1];IF([.CS6]=[.BX6];[.$BS$1];IF([.CS6]=[.CE6];[.$BZ$1];[.$CG$1]))))))))))))" office:value-type="string" office:string-value="Guided 2" calcext:value-type="string">
            <text:p>Guided 2</text:p>
          </table:table-cell>
          <table:table-cell/>
          <table:table-cell table:style-name="ce7" office:value-type="string" calcext:value-type="string">
            <text:p>Static 10</text:p>
          </table:table-cell>
          <table:table-cell table:style-name="ce27" table:formula="of:=COUNTIF([.$CV$5:.$CZ$9];&quot;Static 10&quot;)" office:value-type="float" office:value="0" calcext:value-type="float">
            <text:p>0</text:p>
          </table:table-cell>
          <table:table-cell table:style-name="ce27" table:formula="of:=COUNTIF([.$CV$14:.$CZ$18];&quot;Static 10&quot;)" office:value-type="float" office:value="1" calcext:value-type="float">
            <text:p>1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E32]" office:value-type="float" office:value="0.462694666666667" calcext:value-type="float">
            <text:p>0,46269</text:p>
          </table:table-cell>
          <table:table-cell table:style-name="ce18" table:formula="of:=[$data.$E35]" office:value-type="float" office:value="1.74785833333333" calcext:value-type="float">
            <text:p>1,74786</text:p>
          </table:table-cell>
          <table:table-cell table:style-name="ce18" table:formula="of:=[$data.$E38]" office:value-type="float" office:value="6.91236766666667" calcext:value-type="float">
            <text:p>6,91237</text:p>
          </table:table-cell>
          <table:table-cell table:style-name="ce18" table:formula="of:=[$data.$E41]" office:value-type="float" office:value="27.551879" calcext:value-type="float">
            <text:p>27,55188</text:p>
          </table:table-cell>
          <table:table-cell table:style-name="ce18" table:formula="of:=[$data.$E44]" office:value-type="float" office:value="110.120430333333" calcext:value-type="float">
            <text:p>110,1204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K32]" office:value-type="float" office:value="0.458408666666667" calcext:value-type="float">
            <text:p>0,45841</text:p>
          </table:table-cell>
          <table:table-cell table:style-name="ce18" table:formula="of:=[$data.$K35]" office:value-type="float" office:value="1.74974666666667" calcext:value-type="float">
            <text:p>1,74975</text:p>
          </table:table-cell>
          <table:table-cell table:style-name="ce18" table:formula="of:=[$data.$K38]" office:value-type="float" office:value="6.91438266666667" calcext:value-type="float">
            <text:p>6,91438</text:p>
          </table:table-cell>
          <table:table-cell table:style-name="ce18" table:formula="of:=[$data.$K41]" office:value-type="float" office:value="27.5459453333333" calcext:value-type="float">
            <text:p>27,54595</text:p>
          </table:table-cell>
          <table:table-cell table:style-name="ce18" table:formula="of:=[$data.$K44]" office:value-type="float" office:value="110.160906" calcext:value-type="float">
            <text:p>110,1609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Q32]" office:value-type="float" office:value="0.458647333333333" calcext:value-type="float">
            <text:p>0,45865</text:p>
          </table:table-cell>
          <table:table-cell table:style-name="ce18" table:formula="of:=[$data.$Q35]" office:value-type="float" office:value="1.74953166666667" calcext:value-type="float">
            <text:p>1,74953</text:p>
          </table:table-cell>
          <table:table-cell table:style-name="ce18" table:formula="of:=[$data.$Q38]" office:value-type="float" office:value="6.91224033333333" calcext:value-type="float">
            <text:p>6,91224</text:p>
          </table:table-cell>
          <table:table-cell table:style-name="ce18" table:formula="of:=[$data.$Q41]" office:value-type="float" office:value="27.5441863333333" calcext:value-type="float">
            <text:p>27,54419</text:p>
          </table:table-cell>
          <table:table-cell table:style-name="ce18" table:formula="of:=[$data.$Q44]" office:value-type="float" office:value="110.087961" calcext:value-type="float">
            <text:p>110,0879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W32]" office:value-type="float" office:value="0.462916" calcext:value-type="float">
            <text:p>0,46292</text:p>
          </table:table-cell>
          <table:table-cell table:style-name="ce18" table:formula="of:=[$data.$W35]" office:value-type="float" office:value="1.75933966666667" calcext:value-type="float">
            <text:p>1,75934</text:p>
          </table:table-cell>
          <table:table-cell table:style-name="ce18" table:formula="of:=[$data.$W38]" office:value-type="float" office:value="6.909698" calcext:value-type="float">
            <text:p>6,90970</text:p>
          </table:table-cell>
          <table:table-cell table:style-name="ce18" table:formula="of:=[$data.$W41]" office:value-type="float" office:value="27.5596656666667" calcext:value-type="float">
            <text:p>27,55967</text:p>
          </table:table-cell>
          <table:table-cell table:style-name="ce18" table:formula="of:=[$data.$W44]" office:value-type="float" office:value="110.060228666667" calcext:value-type="float">
            <text:p>110,060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C32]" office:value-type="float" office:value="0.437817666666667" calcext:value-type="float">
            <text:p>0,43782</text:p>
          </table:table-cell>
          <table:table-cell table:style-name="ce18" table:formula="of:=[$data.$AC35]" office:value-type="float" office:value="1.74993166666667" calcext:value-type="float">
            <text:p>1,74993</text:p>
          </table:table-cell>
          <table:table-cell table:style-name="ce18" table:formula="of:=[$data.$AC38]" office:value-type="float" office:value="6.97351566666667" calcext:value-type="float">
            <text:p>6,97352</text:p>
          </table:table-cell>
          <table:table-cell table:style-name="ce18" table:formula="of:=[$data.$AC41]" office:value-type="float" office:value="27.860773" calcext:value-type="float">
            <text:p>27,86077</text:p>
          </table:table-cell>
          <table:table-cell table:style-name="ce18" table:formula="of:=[$data.$AC44]" office:value-type="float" office:value="110.893456" calcext:value-type="float">
            <text:p>110,8934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I32]" office:value-type="float" office:value="0.440351" calcext:value-type="float">
            <text:p>0,44035</text:p>
          </table:table-cell>
          <table:table-cell table:style-name="ce18" table:formula="of:=[$data.$AI35]" office:value-type="float" office:value="1.74846566666667" calcext:value-type="float">
            <text:p>1,74847</text:p>
          </table:table-cell>
          <table:table-cell table:style-name="ce18" table:formula="of:=[$data.$AI38]" office:value-type="float" office:value="6.919345" calcext:value-type="float">
            <text:p>6,91935</text:p>
          </table:table-cell>
          <table:table-cell table:style-name="ce18" table:formula="of:=[$data.$AI41]" office:value-type="float" office:value="27.6453673333333" calcext:value-type="float">
            <text:p>27,64537</text:p>
          </table:table-cell>
          <table:table-cell table:style-name="ce18" table:formula="of:=[$data.$AI44]" office:value-type="float" office:value="110.397844" calcext:value-type="float">
            <text:p>110,3978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O32]" office:value-type="float" office:value="0.453981333333333" calcext:value-type="float">
            <text:p>0,45398</text:p>
          </table:table-cell>
          <table:table-cell table:style-name="ce18" table:formula="of:=[$data.$AO35]" office:value-type="float" office:value="1.73772433333333" calcext:value-type="float">
            <text:p>1,73772</text:p>
          </table:table-cell>
          <table:table-cell table:style-name="ce18" table:formula="of:=[$data.$AO38]" office:value-type="float" office:value="6.89643666666667" calcext:value-type="float">
            <text:p>6,89644</text:p>
          </table:table-cell>
          <table:table-cell table:style-name="ce18" table:formula="of:=[$data.$AO41]" office:value-type="float" office:value="27.5322196666667" calcext:value-type="float">
            <text:p>27,53222</text:p>
          </table:table-cell>
          <table:table-cell table:style-name="ce18" table:formula="of:=[$data.$AO44]" office:value-type="float" office:value="110.182937" calcext:value-type="float">
            <text:p>110,1829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AU32]" office:value-type="float" office:value="0.444232" calcext:value-type="float">
            <text:p>0,44423</text:p>
          </table:table-cell>
          <table:table-cell table:style-name="ce18" table:formula="of:=[$data.$AU35]" office:value-type="float" office:value="1.732351" calcext:value-type="float">
            <text:p>1,73235</text:p>
          </table:table-cell>
          <table:table-cell table:style-name="ce18" table:formula="of:=[$data.$AU38]" office:value-type="float" office:value="6.888143" calcext:value-type="float">
            <text:p>6,88814</text:p>
          </table:table-cell>
          <table:table-cell table:style-name="ce18" table:formula="of:=[$data.$AU41]" office:value-type="float" office:value="27.5303286666667" calcext:value-type="float">
            <text:p>27,53033</text:p>
          </table:table-cell>
          <table:table-cell table:style-name="ce18" table:formula="of:=[$data.$AU44]" office:value-type="float" office:value="110.095234" calcext:value-type="float">
            <text:p>110,0952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A32]" office:value-type="float" office:value="0.444944666666667" calcext:value-type="float">
            <text:p>0,44494</text:p>
          </table:table-cell>
          <table:table-cell table:style-name="ce18" table:formula="of:=[$data.$BA35]" office:value-type="float" office:value="1.73491833333333" calcext:value-type="float">
            <text:p>1,73492</text:p>
          </table:table-cell>
          <table:table-cell table:style-name="ce18" table:formula="of:=[$data.$BA38]" office:value-type="float" office:value="6.90087933333333" calcext:value-type="float">
            <text:p>6,90088</text:p>
          </table:table-cell>
          <table:table-cell table:style-name="ce18" table:formula="of:=[$data.$BA41]" office:value-type="float" office:value="27.5279906666667" calcext:value-type="float">
            <text:p>27,52799</text:p>
          </table:table-cell>
          <table:table-cell table:style-name="ce18" table:formula="of:=[$data.$BA44]" office:value-type="float" office:value="110.080336" calcext:value-type="float">
            <text:p>110,0803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G32]" office:value-type="float" office:value="0.451128" calcext:value-type="float">
            <text:p>0,45113</text:p>
          </table:table-cell>
          <table:table-cell table:style-name="ce18" table:formula="of:=[$data.$BG35]" office:value-type="float" office:value="1.73356666666667" calcext:value-type="float">
            <text:p>1,73357</text:p>
          </table:table-cell>
          <table:table-cell table:style-name="ce18" table:formula="of:=[$data.$BG38]" office:value-type="float" office:value="6.89919766666667" calcext:value-type="float">
            <text:p>6,89920</text:p>
          </table:table-cell>
          <table:table-cell table:style-name="ce18" table:formula="of:=[$data.$BG41]" office:value-type="float" office:value="27.5388276666667" calcext:value-type="float">
            <text:p>27,53883</text:p>
          </table:table-cell>
          <table:table-cell table:style-name="ce18" table:formula="of:=[$data.$BG44]" office:value-type="float" office:value="110.086370666667" calcext:value-type="float">
            <text:p>110,0863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M32]" office:value-type="float" office:value="0.439918333333333" calcext:value-type="float">
            <text:p>0,43992</text:p>
          </table:table-cell>
          <table:table-cell table:style-name="ce18" table:formula="of:=[$data.$BM35]" office:value-type="float" office:value="1.742474" calcext:value-type="float">
            <text:p>1,74247</text:p>
          </table:table-cell>
          <table:table-cell table:style-name="ce18" table:formula="of:=[$data.$BM38]" office:value-type="float" office:value="6.895224" calcext:value-type="float">
            <text:p>6,89522</text:p>
          </table:table-cell>
          <table:table-cell table:style-name="ce18" table:formula="of:=[$data.$BM41]" office:value-type="float" office:value="27.52417" calcext:value-type="float">
            <text:p>27,52417</text:p>
          </table:table-cell>
          <table:table-cell table:style-name="ce18" table:formula="of:=[$data.$BM44]" office:value-type="float" office:value="110.091109333333" calcext:value-type="float">
            <text:p>110,0911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S32]" office:value-type="float" office:value="0.447001666666667" calcext:value-type="float">
            <text:p>0,44700</text:p>
          </table:table-cell>
          <table:table-cell table:style-name="ce18" table:formula="of:=[$data.$BS35]" office:value-type="float" office:value="1.73335966666667" calcext:value-type="float">
            <text:p>1,73336</text:p>
          </table:table-cell>
          <table:table-cell table:style-name="ce18" table:formula="of:=[$data.$BS38]" office:value-type="float" office:value="6.89934266666667" calcext:value-type="float">
            <text:p>6,89934</text:p>
          </table:table-cell>
          <table:table-cell table:style-name="ce18" table:formula="of:=[$data.$BS41]" office:value-type="float" office:value="27.5506033333333" calcext:value-type="float">
            <text:p>27,55060</text:p>
          </table:table-cell>
          <table:table-cell table:style-name="ce18" table:formula="of:=[$data.$BS44]" office:value-type="float" office:value="110.054825" calcext:value-type="float">
            <text:p>110,0548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8" table:formula="of:=[$data.$BY32]" office:value-type="float" office:value="0.769831" calcext:value-type="float">
            <text:p>0,76983</text:p>
          </table:table-cell>
          <table:table-cell table:style-name="ce18" table:formula="of:=[$data.$BY35]" office:value-type="float" office:value="2.991804" calcext:value-type="float">
            <text:p>2,99180</text:p>
          </table:table-cell>
          <table:table-cell table:style-name="ce18" table:formula="of:=[$data.$BY38]" office:value-type="float" office:value="11.9353673333333" calcext:value-type="float">
            <text:p>11,93537</text:p>
          </table:table-cell>
          <table:table-cell table:style-name="ce18" table:formula="of:=[$data.$BY41]" office:value-type="float" office:value="47.6810263333333" calcext:value-type="float">
            <text:p>47,68103</text:p>
          </table:table-cell>
          <table:table-cell table:style-name="ce18" table:formula="of:=[$data.$BY44]" office:value-type="float" office:value="191.039327" calcext:value-type="float">
            <text:p>191,0393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IN([.B7];[.I7];[.P7];[.W7];[.AD7];[.AK7];[.AR7];[.AY7];[.BF7];[.BM7];[.BT7];[.CA7];[.CH7])" office:value-type="float" office:value="0.437817666666667" calcext:value-type="float">
            <text:p>0,43782</text:p>
          </table:table-cell>
          <table:table-cell table:style-name="ce18" table:formula="of:=MIN([.C7];[.J7];[.Q7];[.X7];[.AE7];[.AL7];[.AS7];[.AZ7];[.BG7];[.BN7];[.BU7];[.CB7];[.CI7])" office:value-type="float" office:value="1.732351" calcext:value-type="float">
            <text:p>1,73235</text:p>
          </table:table-cell>
          <table:table-cell table:style-name="ce18" table:formula="of:=MIN([.D7];[.K7];[.R7];[.Y7];[.AF7];[.AM7];[.AT7];[.BA7];[.BH7];[.BO7];[.BV7];[.CC7];[.CJ7])" office:value-type="float" office:value="6.888143" calcext:value-type="float">
            <text:p>6,88814</text:p>
          </table:table-cell>
          <table:table-cell table:style-name="ce18" table:formula="of:=MIN([.E7];[.L7];[.S7];[.Z7];[.AG7];[.AN7];[.AU7];[.BB7];[.BI7];[.BP7];[.BW7];[.CD7];[.CK7])" office:value-type="float" office:value="27.52417" calcext:value-type="float">
            <text:p>27,52417</text:p>
          </table:table-cell>
          <table:table-cell table:style-name="ce18" table:formula="of:=MIN([.F7];[.M7];[.T7];[.AA7];[.AH7];[.AO7];[.AV7];[.BC7];[.BJ7];[.BQ7];[.BX7];[.CE7];[.CL7])" office:value-type="float" office:value="110.054825" calcext:value-type="float">
            <text:p>110,054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O7]=[.B7];[.$A$1];IF([.CO7]=[.I7];[.$H$1];IF([.CO7]=[.P7];[.$O$1];IF([.CO7]=[.W7];[.$V$1];IF([.CO7]=[.AD7];[.$AC$1];IF([.CO7]=[.AK7];[.$AJ$1];IF([.CO7]=[.AR7];[.$AQ$1];IF([.CO7]=[.AY7];[.$AX$1];IF([.CO7]=[.BF7];[.$BE$1];IF([.CO7]=[.BM7];[.$BL$1];IF([.CO7]=[.BT7];[.$BS$1];IF([.CO7]=[.CA7];[.$BZ$1];[.$CG$1]))))))))))))" office:value-type="string" office:string-value="Dynamic 1" calcext:value-type="string">
            <text:p>Dynamic 1</text:p>
          </table:table-cell>
          <table:table-cell table:style-name="ce18" table:formula="of:=IF([.CP7]=[.C7];[.$A$1];IF([.CP7]=[.J7];[.$H$1];IF([.CP7]=[.Q7];[.$O$1];IF([.CP7]=[.X7];[.$V$1];IF([.CP7]=[.AE7];[.$AC$1];IF([.CP7]=[.AL7];[.$AJ$1];IF([.CP7]=[.AS7];[.$AQ$1];IF([.CP7]=[.AZ7];[.$AX$1];IF([.CP7]=[.BG7];[.$BE$1];IF([.CP7]=[.BN7];[.$BL$1];IF([.CP7]=[.BU7];[.$BS$1];IF([.CP7]=[.CB7];[.$BZ$1];[.$CG$1]))))))))))))" office:value-type="string" office:string-value="Dynamic 10" calcext:value-type="string">
            <text:p>Dynamic 10</text:p>
          </table:table-cell>
          <table:table-cell table:style-name="ce18" table:formula="of:=IF([.CQ7]=[.D7];[.$A$1];IF([.CQ7]=[.K7];[.$H$1];IF([.CQ7]=[.R7];[.$O$1];IF([.CQ7]=[.Y7];[.$V$1];IF([.CQ7]=[.AF7];[.$AC$1];IF([.CQ7]=[.AM7];[.$AJ$1];IF([.CQ7]=[.AT7];[.$AQ$1];IF([.CQ7]=[.BA7];[.$AX$1];IF([.CQ7]=[.BH7];[.$BE$1];IF([.CQ7]=[.BO7];[.$BL$1];IF([.CQ7]=[.BV7];[.$BS$1];IF([.CQ7]=[.CC7];[.$BZ$1];[.$CG$1]))))))))))))" office:value-type="string" office:string-value="Dynamic 10" calcext:value-type="string">
            <text:p>Dynamic 10</text:p>
          </table:table-cell>
          <table:table-cell table:style-name="ce18" table:formula="of:=IF([.CR7]=[.E7];[.$A$1];IF([.CR7]=[.L7];[.$H$1];IF([.CR7]=[.S7];[.$O$1];IF([.CR7]=[.Z7];[.$V$1];IF([.CR7]=[.AG7];[.$AC$1];IF([.CR7]=[.AN7];[.$AJ$1];IF([.CR7]=[.AU7];[.$AQ$1];IF([.CR7]=[.BB7];[.$AX$1];IF([.CR7]=[.BI7];[.$BE$1];IF([.CR7]=[.BP7];[.$BL$1];IF([.CR7]=[.BW7];[.$BS$1];IF([.CR7]=[.CD7];[.$BZ$1];[.$CG$1]))))))))))))" office:value-type="string" office:string-value="Guided 4" calcext:value-type="string">
            <text:p>Guided 4</text:p>
          </table:table-cell>
          <table:table-cell table:style-name="ce18" table:formula="of:=IF([.CS7]=[.F7];[.$A$1];IF([.CS7]=[.M7];[.$H$1];IF([.CS7]=[.T7];[.$O$1];IF([.CS7]=[.AA7];[.$V$1];IF([.CS7]=[.AH7];[.$AC$1];IF([.CS7]=[.AO7];[.$AJ$1];IF([.CS7]=[.AV7];[.$AQ$1];IF([.CS7]=[.BC7];[.$AX$1];IF([.CS7]=[.BJ7];[.$BE$1];IF([.CS7]=[.BQ7];[.$BL$1];IF([.CS7]=[.BX7];[.$BS$1];IF([.CS7]=[.CE7];[.$BZ$1];[.$CG$1]))))))))))))" office:value-type="string" office:string-value="Guided 10" calcext:value-type="string">
            <text:p>Guided 10</text:p>
          </table:table-cell>
          <table:table-cell/>
          <table:table-cell table:style-name="ce7" office:value-type="string" calcext:value-type="string">
            <text:p>Dynamic 1</text:p>
          </table:table-cell>
          <table:table-cell table:style-name="ce26" table:formula="of:=COUNTIF([.$CV$5:.$CZ$9];&quot;Dynamic 1&quot;)" office:value-type="float" office:value="1" calcext:value-type="float">
            <text:p>1</text:p>
          </table:table-cell>
          <table:table-cell table:style-name="ce26" table:formula="of:=COUNTIF([.$CV$14:.$CZ$18];&quot;Dynamic 1&quot;)" office:value-type="float" office:value="2" calcext:value-type="float">
            <text:p>2</text:p>
          </table:table-cell>
          <table:table-cell table:number-columns-repeated="9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E47]" office:value-type="float" office:value="0.241614666666667" calcext:value-type="float">
            <text:p>0,24161</text:p>
          </table:table-cell>
          <table:table-cell table:style-name="ce19" table:formula="of:=[$data.$E50]" office:value-type="float" office:value="0.928081" calcext:value-type="float">
            <text:p>0,92808</text:p>
          </table:table-cell>
          <table:table-cell table:style-name="ce19" table:formula="of:=[$data.$E53]" office:value-type="float" office:value="3.72233833333333" calcext:value-type="float">
            <text:p>3,72234</text:p>
          </table:table-cell>
          <table:table-cell table:style-name="ce19" table:formula="of:=[$data.$E56]" office:value-type="float" office:value="14.7990473333333" calcext:value-type="float">
            <text:p>14,79905</text:p>
          </table:table-cell>
          <table:table-cell table:style-name="ce19" table:formula="of:=[$data.$E59]" office:value-type="float" office:value="59.1726823333333" calcext:value-type="float">
            <text:p>59,1726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K47]" office:value-type="float" office:value="0.239794" calcext:value-type="float">
            <text:p>0,23979</text:p>
          </table:table-cell>
          <table:table-cell table:style-name="ce19" table:formula="of:=[$data.$K50]" office:value-type="float" office:value="0.923491333333333" calcext:value-type="float">
            <text:p>0,92349</text:p>
          </table:table-cell>
          <table:table-cell table:style-name="ce19" table:formula="of:=[$data.$K53]" office:value-type="float" office:value="3.70161" calcext:value-type="float">
            <text:p>3,70161</text:p>
          </table:table-cell>
          <table:table-cell table:style-name="ce19" table:formula="of:=[$data.$K56]" office:value-type="float" office:value="14.788031" calcext:value-type="float">
            <text:p>14,78803</text:p>
          </table:table-cell>
          <table:table-cell table:style-name="ce19" table:formula="of:=[$data.$K59]" office:value-type="float" office:value="59.1469123333333" calcext:value-type="float">
            <text:p>59,1469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Q47]" office:value-type="float" office:value="0.243148" calcext:value-type="float">
            <text:p>0,24315</text:p>
          </table:table-cell>
          <table:table-cell table:style-name="ce19" table:formula="of:=[$data.$Q50]" office:value-type="float" office:value="0.924701666666667" calcext:value-type="float">
            <text:p>0,92470</text:p>
          </table:table-cell>
          <table:table-cell table:style-name="ce19" table:formula="of:=[$data.$Q53]" office:value-type="float" office:value="3.708813" calcext:value-type="float">
            <text:p>3,70881</text:p>
          </table:table-cell>
          <table:table-cell table:style-name="ce19" table:formula="of:=[$data.$Q56]" office:value-type="float" office:value="14.8016353333333" calcext:value-type="float">
            <text:p>14,80164</text:p>
          </table:table-cell>
          <table:table-cell table:style-name="ce19" table:formula="of:=[$data.$Q59]" office:value-type="float" office:value="59.1601753333333" calcext:value-type="float">
            <text:p>59,1601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W47]" office:value-type="float" office:value="0.248471333333333" calcext:value-type="float">
            <text:p>0,24847</text:p>
          </table:table-cell>
          <table:table-cell table:style-name="ce19" table:formula="of:=[$data.$W50]" office:value-type="float" office:value="0.929125333333333" calcext:value-type="float">
            <text:p>0,92913</text:p>
          </table:table-cell>
          <table:table-cell table:style-name="ce19" table:formula="of:=[$data.$W53]" office:value-type="float" office:value="3.70395033333333" calcext:value-type="float">
            <text:p>3,70395</text:p>
          </table:table-cell>
          <table:table-cell table:style-name="ce19" table:formula="of:=[$data.$W56]" office:value-type="float" office:value="14.785875" calcext:value-type="float">
            <text:p>14,78588</text:p>
          </table:table-cell>
          <table:table-cell table:style-name="ce19" table:formula="of:=[$data.$W59]" office:value-type="float" office:value="59.2116703333333" calcext:value-type="float">
            <text:p>59,2116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C47]" office:value-type="float" office:value="0.237147333333333" calcext:value-type="float">
            <text:p>0,23715</text:p>
          </table:table-cell>
          <table:table-cell table:style-name="ce19" table:formula="of:=[$data.$AC50]" office:value-type="float" office:value="0.924354" calcext:value-type="float">
            <text:p>0,92435</text:p>
          </table:table-cell>
          <table:table-cell table:style-name="ce19" table:formula="of:=[$data.$AC53]" office:value-type="float" office:value="3.68642633333333" calcext:value-type="float">
            <text:p>3,68643</text:p>
          </table:table-cell>
          <table:table-cell table:style-name="ce19" table:formula="of:=[$data.$AC56]" office:value-type="float" office:value="14.7526866666667" calcext:value-type="float">
            <text:p>14,75269</text:p>
          </table:table-cell>
          <table:table-cell table:style-name="ce19" table:formula="of:=[$data.$AC59]" office:value-type="float" office:value="59.0230266666667" calcext:value-type="float">
            <text:p>59,02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I47]" office:value-type="float" office:value="0.236774333333333" calcext:value-type="float">
            <text:p>0,23677</text:p>
          </table:table-cell>
          <table:table-cell table:style-name="ce19" table:formula="of:=[$data.$AI50]" office:value-type="float" office:value="0.925096" calcext:value-type="float">
            <text:p>0,92510</text:p>
          </table:table-cell>
          <table:table-cell table:style-name="ce19" table:formula="of:=[$data.$AI53]" office:value-type="float" office:value="3.68899866666667" calcext:value-type="float">
            <text:p>3,68900</text:p>
          </table:table-cell>
          <table:table-cell table:style-name="ce19" table:formula="of:=[$data.$AI56]" office:value-type="float" office:value="14.7164656666667" calcext:value-type="float">
            <text:p>14,71647</text:p>
          </table:table-cell>
          <table:table-cell table:style-name="ce19" table:formula="of:=[$data.$AI59]" office:value-type="float" office:value="58.8978306666667" calcext:value-type="float">
            <text:p>58,8978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O47]" office:value-type="float" office:value="0.245314" calcext:value-type="float">
            <text:p>0,24531</text:p>
          </table:table-cell>
          <table:table-cell table:style-name="ce19" table:formula="of:=[$data.$AO50]" office:value-type="float" office:value="0.924692666666667" calcext:value-type="float">
            <text:p>0,92469</text:p>
          </table:table-cell>
          <table:table-cell table:style-name="ce19" table:formula="of:=[$data.$AO53]" office:value-type="float" office:value="3.67191166666667" calcext:value-type="float">
            <text:p>3,67191</text:p>
          </table:table-cell>
          <table:table-cell table:style-name="ce19" table:formula="of:=[$data.$AO56]" office:value-type="float" office:value="14.6513913333333" calcext:value-type="float">
            <text:p>14,65139</text:p>
          </table:table-cell>
          <table:table-cell table:style-name="ce19" table:formula="of:=[$data.$AO59]" office:value-type="float" office:value="58.8505406666667" calcext:value-type="float">
            <text:p>58,850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AU47]" office:value-type="float" office:value="0.232873" calcext:value-type="float">
            <text:p>0,23287</text:p>
          </table:table-cell>
          <table:table-cell table:style-name="ce19" table:formula="of:=[$data.$AU50]" office:value-type="float" office:value="0.921333" calcext:value-type="float">
            <text:p>0,92133</text:p>
          </table:table-cell>
          <table:table-cell table:style-name="ce19" table:formula="of:=[$data.$AU53]" office:value-type="float" office:value="3.66723466666667" calcext:value-type="float">
            <text:p>3,66723</text:p>
          </table:table-cell>
          <table:table-cell table:style-name="ce19" table:formula="of:=[$data.$AU56]" office:value-type="float" office:value="14.678794" calcext:value-type="float">
            <text:p>14,67879</text:p>
          </table:table-cell>
          <table:table-cell table:style-name="ce19" table:formula="of:=[$data.$AU59]" office:value-type="float" office:value="58.705003" calcext:value-type="float">
            <text:p>58,7050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A47]" office:value-type="float" office:value="0.233215666666667" calcext:value-type="float">
            <text:p>0,23322</text:p>
          </table:table-cell>
          <table:table-cell table:style-name="ce19" table:formula="of:=[$data.$BA50]" office:value-type="float" office:value="0.917104666666667" calcext:value-type="float">
            <text:p>0,91710</text:p>
          </table:table-cell>
          <table:table-cell table:style-name="ce19" table:formula="of:=[$data.$BA53]" office:value-type="float" office:value="3.66136" calcext:value-type="float">
            <text:p>3,66136</text:p>
          </table:table-cell>
          <table:table-cell table:style-name="ce19" table:formula="of:=[$data.$BA56]" office:value-type="float" office:value="14.647195" calcext:value-type="float">
            <text:p>14,64720</text:p>
          </table:table-cell>
          <table:table-cell table:style-name="ce19" table:formula="of:=[$data.$BA59]" office:value-type="float" office:value="58.6827893333333" calcext:value-type="float">
            <text:p>58,6827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G47]" office:value-type="float" office:value="0.233501333333333" calcext:value-type="float">
            <text:p>0,23350</text:p>
          </table:table-cell>
          <table:table-cell table:style-name="ce19" table:formula="of:=[$data.$BG50]" office:value-type="float" office:value="0.921489333333333" calcext:value-type="float">
            <text:p>0,92149</text:p>
          </table:table-cell>
          <table:table-cell table:style-name="ce19" table:formula="of:=[$data.$BG53]" office:value-type="float" office:value="3.66304166666667" calcext:value-type="float">
            <text:p>3,66304</text:p>
          </table:table-cell>
          <table:table-cell table:style-name="ce19" table:formula="of:=[$data.$BG56]" office:value-type="float" office:value="14.6578793333333" calcext:value-type="float">
            <text:p>14,65788</text:p>
          </table:table-cell>
          <table:table-cell table:style-name="ce19" table:formula="of:=[$data.$BG59]" office:value-type="float" office:value="58.7468753333333" calcext:value-type="float">
            <text:p>58,7468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M47]" office:value-type="float" office:value="0.237922333333333" calcext:value-type="float">
            <text:p>0,23792</text:p>
          </table:table-cell>
          <table:table-cell table:style-name="ce19" table:formula="of:=[$data.$BM50]" office:value-type="float" office:value="0.920661" calcext:value-type="float">
            <text:p>0,92066</text:p>
          </table:table-cell>
          <table:table-cell table:style-name="ce19" table:formula="of:=[$data.$BM53]" office:value-type="float" office:value="3.66384133333333" calcext:value-type="float">
            <text:p>3,66384</text:p>
          </table:table-cell>
          <table:table-cell table:style-name="ce19" table:formula="of:=[$data.$BM56]" office:value-type="float" office:value="14.6655793333333" calcext:value-type="float">
            <text:p>14,66558</text:p>
          </table:table-cell>
          <table:table-cell table:style-name="ce19" table:formula="of:=[$data.$BM59]" office:value-type="float" office:value="58.5968673333333" calcext:value-type="float">
            <text:p>58,5968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S47]" office:value-type="float" office:value="0.232711666666667" calcext:value-type="float">
            <text:p>0,23271</text:p>
          </table:table-cell>
          <table:table-cell table:style-name="ce19" table:formula="of:=[$data.$BS50]" office:value-type="float" office:value="0.921836666666667" calcext:value-type="float">
            <text:p>0,92184</text:p>
          </table:table-cell>
          <table:table-cell table:style-name="ce19" table:formula="of:=[$data.$BS53]" office:value-type="float" office:value="3.67433866666667" calcext:value-type="float">
            <text:p>3,67434</text:p>
          </table:table-cell>
          <table:table-cell table:style-name="ce19" table:formula="of:=[$data.$BS56]" office:value-type="float" office:value="14.6625163333333" calcext:value-type="float">
            <text:p>14,66252</text:p>
          </table:table-cell>
          <table:table-cell table:style-name="ce19" table:formula="of:=[$data.$BS59]" office:value-type="float" office:value="58.680613" calcext:value-type="float">
            <text:p>58,6806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19" table:formula="of:=[$data.$BY47]" office:value-type="float" office:value="0.427951" calcext:value-type="float">
            <text:p>0,42795</text:p>
          </table:table-cell>
          <table:table-cell table:style-name="ce19" table:formula="of:=[$data.$BY50]" office:value-type="float" office:value="1.66179933333333" calcext:value-type="float">
            <text:p>1,66180</text:p>
          </table:table-cell>
          <table:table-cell table:style-name="ce19" table:formula="of:=[$data.$BY53]" office:value-type="float" office:value="6.615722" calcext:value-type="float">
            <text:p>6,61572</text:p>
          </table:table-cell>
          <table:table-cell table:style-name="ce19" table:formula="of:=[$data.$BY56]" office:value-type="float" office:value="26.388315" calcext:value-type="float">
            <text:p>26,38832</text:p>
          </table:table-cell>
          <table:table-cell table:style-name="ce19" table:formula="of:=[$data.$BY59]" office:value-type="float" office:value="105.733966333333" calcext:value-type="float">
            <text:p>105,7339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IN([.B8];[.I8];[.P8];[.W8];[.AD8];[.AK8];[.AR8];[.AY8];[.BF8];[.BM8];[.BT8];[.CA8];[.CH8])" office:value-type="float" office:value="0.232711666666667" calcext:value-type="float">
            <text:p>0,23271</text:p>
          </table:table-cell>
          <table:table-cell table:style-name="ce19" table:formula="of:=MIN([.C8];[.J8];[.Q8];[.X8];[.AE8];[.AL8];[.AS8];[.AZ8];[.BG8];[.BN8];[.BU8];[.CB8];[.CI8])" office:value-type="float" office:value="0.917104666666667" calcext:value-type="float">
            <text:p>0,91710</text:p>
          </table:table-cell>
          <table:table-cell table:style-name="ce19" table:formula="of:=MIN([.D8];[.K8];[.R8];[.Y8];[.AF8];[.AM8];[.AT8];[.BA8];[.BH8];[.BO8];[.BV8];[.CC8];[.CJ8])" office:value-type="float" office:value="3.66136" calcext:value-type="float">
            <text:p>3,66136</text:p>
          </table:table-cell>
          <table:table-cell table:style-name="ce19" table:formula="of:=MIN([.E8];[.L8];[.S8];[.Z8];[.AG8];[.AN8];[.AU8];[.BB8];[.BI8];[.BP8];[.BW8];[.CD8];[.CK8])" office:value-type="float" office:value="14.647195" calcext:value-type="float">
            <text:p>14,64720</text:p>
          </table:table-cell>
          <table:table-cell table:style-name="ce19" table:formula="of:=MIN([.F8];[.M8];[.T8];[.AA8];[.AH8];[.AO8];[.AV8];[.BC8];[.BJ8];[.BQ8];[.BX8];[.CE8];[.CL8])" office:value-type="float" office:value="58.5968673333333" calcext:value-type="float">
            <text:p>58,5968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O8]=[.B8];[.$A$1];IF([.CO8]=[.I8];[.$H$1];IF([.CO8]=[.P8];[.$O$1];IF([.CO8]=[.W8];[.$V$1];IF([.CO8]=[.AD8];[.$AC$1];IF([.CO8]=[.AK8];[.$AJ$1];IF([.CO8]=[.AR8];[.$AQ$1];IF([.CO8]=[.AY8];[.$AX$1];IF([.CO8]=[.BF8];[.$BE$1];IF([.CO8]=[.BM8];[.$BL$1];IF([.CO8]=[.BT8];[.$BS$1];IF([.CO8]=[.CA8];[.$BZ$1];[.$CG$1]))))))))))))" office:value-type="string" office:string-value="Guided 10" calcext:value-type="string">
            <text:p>Guided 10</text:p>
          </table:table-cell>
          <table:table-cell table:style-name="ce19" table:formula="of:=IF([.CP8]=[.C8];[.$A$1];IF([.CP8]=[.J8];[.$H$1];IF([.CP8]=[.Q8];[.$O$1];IF([.CP8]=[.X8];[.$V$1];IF([.CP8]=[.AE8];[.$AC$1];IF([.CP8]=[.AL8];[.$AJ$1];IF([.CP8]=[.AS8];[.$AQ$1];IF([.CP8]=[.AZ8];[.$AX$1];IF([.CP8]=[.BG8];[.$BE$1];IF([.CP8]=[.BN8];[.$BL$1];IF([.CP8]=[.BU8];[.$BS$1];IF([.CP8]=[.CB8];[.$BZ$1];[.$CG$1]))))))))))))" office:value-type="string" office:string-value="Guided 1" calcext:value-type="string">
            <text:p>Guided 1</text:p>
          </table:table-cell>
          <table:table-cell table:style-name="ce19" table:formula="of:=IF([.CQ8]=[.D8];[.$A$1];IF([.CQ8]=[.K8];[.$H$1];IF([.CQ8]=[.R8];[.$O$1];IF([.CQ8]=[.Y8];[.$V$1];IF([.CQ8]=[.AF8];[.$AC$1];IF([.CQ8]=[.AM8];[.$AJ$1];IF([.CQ8]=[.AT8];[.$AQ$1];IF([.CQ8]=[.BA8];[.$AX$1];IF([.CQ8]=[.BH8];[.$BE$1];IF([.CQ8]=[.BO8];[.$BL$1];IF([.CQ8]=[.BV8];[.$BS$1];IF([.CQ8]=[.CC8];[.$BZ$1];[.$CG$1]))))))))))))" office:value-type="string" office:string-value="Guided 1" calcext:value-type="string">
            <text:p>Guided 1</text:p>
          </table:table-cell>
          <table:table-cell table:style-name="ce19" table:formula="of:=IF([.CR8]=[.E8];[.$A$1];IF([.CR8]=[.L8];[.$H$1];IF([.CR8]=[.S8];[.$O$1];IF([.CR8]=[.Z8];[.$V$1];IF([.CR8]=[.AG8];[.$AC$1];IF([.CR8]=[.AN8];[.$AJ$1];IF([.CR8]=[.AU8];[.$AQ$1];IF([.CR8]=[.BB8];[.$AX$1];IF([.CR8]=[.BI8];[.$BE$1];IF([.CR8]=[.BP8];[.$BL$1];IF([.CR8]=[.BW8];[.$BS$1];IF([.CR8]=[.CD8];[.$BZ$1];[.$CG$1]))))))))))))" office:value-type="string" office:string-value="Guided 1" calcext:value-type="string">
            <text:p>Guided 1</text:p>
          </table:table-cell>
          <table:table-cell table:style-name="ce19" table:formula="of:=IF([.CS8]=[.F8];[.$A$1];IF([.CS8]=[.M8];[.$H$1];IF([.CS8]=[.T8];[.$O$1];IF([.CS8]=[.AA8];[.$V$1];IF([.CS8]=[.AH8];[.$AC$1];IF([.CS8]=[.AO8];[.$AJ$1];IF([.CS8]=[.AV8];[.$AQ$1];IF([.CS8]=[.BC8];[.$AX$1];IF([.CS8]=[.BJ8];[.$BE$1];IF([.CS8]=[.BQ8];[.$BL$1];IF([.CS8]=[.BX8];[.$BS$1];IF([.CS8]=[.CE8];[.$BZ$1];[.$CG$1]))))))))))))" office:value-type="string" office:string-value="Guided 4" calcext:value-type="string">
            <text:p>Guided 4</text:p>
          </table:table-cell>
          <table:table-cell/>
          <table:table-cell table:style-name="ce7" office:value-type="string" calcext:value-type="string">
            <text:p>Dynamic 2</text:p>
          </table:table-cell>
          <table:table-cell table:style-name="ce27" table:formula="of:=COUNTIF([.$CV$5:.$CZ$9];&quot;Dynamic 2&quot;)" office:value-type="float" office:value="2" calcext:value-type="float">
            <text:p>2</text:p>
          </table:table-cell>
          <table:table-cell table:style-name="ce27" table:formula="of:=COUNTIF([.$CV$14:.$CZ$18];&quot;Dynamic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E62]" office:value-type="float" office:value="0.200036666666667" calcext:value-type="float">
            <text:p>0,20004</text:p>
          </table:table-cell>
          <table:table-cell table:style-name="ce18" table:formula="of:=[$data.$E65]" office:value-type="float" office:value="0.732631666666667" calcext:value-type="float">
            <text:p>0,73263</text:p>
          </table:table-cell>
          <table:table-cell table:style-name="ce18" table:formula="of:=[$data.$E68]" office:value-type="float" office:value="2.73085866666667" calcext:value-type="float">
            <text:p>2,73086</text:p>
          </table:table-cell>
          <table:table-cell table:style-name="ce18" table:formula="of:=[$data.$E71]" office:value-type="float" office:value="10.496631" calcext:value-type="float">
            <text:p>10,49663</text:p>
          </table:table-cell>
          <table:table-cell table:style-name="ce18" table:formula="of:=[$data.$E74]" office:value-type="float" office:value="40.5670496666667" calcext:value-type="float">
            <text:p>40,5670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K62]" office:value-type="float" office:value="0.187547" calcext:value-type="float">
            <text:p>0,18755</text:p>
          </table:table-cell>
          <table:table-cell table:style-name="ce18" table:formula="of:=[$data.$K65]" office:value-type="float" office:value="0.727467" calcext:value-type="float">
            <text:p>0,72747</text:p>
          </table:table-cell>
          <table:table-cell table:style-name="ce18" table:formula="of:=[$data.$K68]" office:value-type="float" office:value="2.730728" calcext:value-type="float">
            <text:p>2,73073</text:p>
          </table:table-cell>
          <table:table-cell table:style-name="ce18" table:formula="of:=[$data.$K71]" office:value-type="float" office:value="10.3099773333333" calcext:value-type="float">
            <text:p>10,30998</text:p>
          </table:table-cell>
          <table:table-cell table:style-name="ce18" table:formula="of:=[$data.$K74]" office:value-type="float" office:value="40.411185" calcext:value-type="float">
            <text:p>40,4111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Q62]" office:value-type="float" office:value="0.190801666666667" calcext:value-type="float">
            <text:p>0,19080</text:p>
          </table:table-cell>
          <table:table-cell table:style-name="ce18" table:formula="of:=[$data.$Q65]" office:value-type="float" office:value="0.707563" calcext:value-type="float">
            <text:p>0,70756</text:p>
          </table:table-cell>
          <table:table-cell table:style-name="ce18" table:formula="of:=[$data.$Q68]" office:value-type="float" office:value="2.72099366666667" calcext:value-type="float">
            <text:p>2,72099</text:p>
          </table:table-cell>
          <table:table-cell table:style-name="ce18" table:formula="of:=[$data.$Q71]" office:value-type="float" office:value="10.2879966666667" calcext:value-type="float">
            <text:p>10,28800</text:p>
          </table:table-cell>
          <table:table-cell table:style-name="ce18" table:formula="of:=[$data.$Q74]" office:value-type="float" office:value="40.3682883333333" calcext:value-type="float">
            <text:p>40,3682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W62]" office:value-type="float" office:value="0.188543333333333" calcext:value-type="float">
            <text:p>0,18854</text:p>
          </table:table-cell>
          <table:table-cell table:style-name="ce18" table:formula="of:=[$data.$W65]" office:value-type="float" office:value="0.729983" calcext:value-type="float">
            <text:p>0,72998</text:p>
          </table:table-cell>
          <table:table-cell table:style-name="ce18" table:formula="of:=[$data.$W68]" office:value-type="float" office:value="2.69538366666667" calcext:value-type="float">
            <text:p>2,69538</text:p>
          </table:table-cell>
          <table:table-cell table:style-name="ce18" table:formula="of:=[$data.$W71]" office:value-type="float" office:value="10.402039" calcext:value-type="float">
            <text:p>10,40204</text:p>
          </table:table-cell>
          <table:table-cell table:style-name="ce18" table:formula="of:=[$data.$W74]" office:value-type="float" office:value="40.7497033333333" calcext:value-type="float">
            <text:p>40,7497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C62]" office:value-type="float" office:value="0.165473333333333" calcext:value-type="float">
            <text:p>0,16547</text:p>
          </table:table-cell>
          <table:table-cell table:style-name="ce18" table:formula="of:=[$data.$AC65]" office:value-type="float" office:value="0.636382333333333" calcext:value-type="float">
            <text:p>0,63638</text:p>
          </table:table-cell>
          <table:table-cell table:style-name="ce18" table:formula="of:=[$data.$AC68]" office:value-type="float" office:value="2.528593" calcext:value-type="float">
            <text:p>2,52859</text:p>
          </table:table-cell>
          <table:table-cell table:style-name="ce18" table:formula="of:=[$data.$AC71]" office:value-type="float" office:value="9.97843233333333" calcext:value-type="float">
            <text:p>9,97843</text:p>
          </table:table-cell>
          <table:table-cell table:style-name="ce18" table:formula="of:=[$data.$AC74]" office:value-type="float" office:value="39.7582833333333" calcext:value-type="float">
            <text:p>39,7582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I62]" office:value-type="float" office:value="0.167408" calcext:value-type="float">
            <text:p>0,16741</text:p>
          </table:table-cell>
          <table:table-cell table:style-name="ce18" table:formula="of:=[$data.$AI65]" office:value-type="float" office:value="0.640524333333333" calcext:value-type="float">
            <text:p>0,64052</text:p>
          </table:table-cell>
          <table:table-cell table:style-name="ce18" table:formula="of:=[$data.$AI68]" office:value-type="float" office:value="2.52287866666667" calcext:value-type="float">
            <text:p>2,52288</text:p>
          </table:table-cell>
          <table:table-cell table:style-name="ce18" table:formula="of:=[$data.$AI71]" office:value-type="float" office:value="10.039376" calcext:value-type="float">
            <text:p>10,03938</text:p>
          </table:table-cell>
          <table:table-cell table:style-name="ce18" table:formula="of:=[$data.$AI74]" office:value-type="float" office:value="40.1517213333333" calcext:value-type="float">
            <text:p>40,1517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O62]" office:value-type="float" office:value="0.16188" calcext:value-type="float">
            <text:p>0,16188</text:p>
          </table:table-cell>
          <table:table-cell table:style-name="ce18" table:formula="of:=[$data.$AO65]" office:value-type="float" office:value="0.635450666666667" calcext:value-type="float">
            <text:p>0,63545</text:p>
          </table:table-cell>
          <table:table-cell table:style-name="ce18" table:formula="of:=[$data.$AO68]" office:value-type="float" office:value="2.49484333333333" calcext:value-type="float">
            <text:p>2,49484</text:p>
          </table:table-cell>
          <table:table-cell table:style-name="ce18" table:formula="of:=[$data.$AO71]" office:value-type="float" office:value="9.95005833333333" calcext:value-type="float">
            <text:p>9,95006</text:p>
          </table:table-cell>
          <table:table-cell table:style-name="ce18" table:formula="of:=[$data.$AO74]" office:value-type="float" office:value="39.7508173333333" calcext:value-type="float">
            <text:p>39,7508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AU62]" office:value-type="float" office:value="0.162045333333333" calcext:value-type="float">
            <text:p>0,16205</text:p>
          </table:table-cell>
          <table:table-cell table:style-name="ce18" table:formula="of:=[$data.$AU65]" office:value-type="float" office:value="0.629385333333333" calcext:value-type="float">
            <text:p>0,62939</text:p>
          </table:table-cell>
          <table:table-cell table:style-name="ce18" table:formula="of:=[$data.$AU68]" office:value-type="float" office:value="2.50097866666667" calcext:value-type="float">
            <text:p>2,50098</text:p>
          </table:table-cell>
          <table:table-cell table:style-name="ce18" table:formula="of:=[$data.$AU71]" office:value-type="float" office:value="9.95571633333333" calcext:value-type="float">
            <text:p>9,95572</text:p>
          </table:table-cell>
          <table:table-cell table:style-name="ce18" table:formula="of:=[$data.$AU74]" office:value-type="float" office:value="39.7799226666667" calcext:value-type="float">
            <text:p>39,779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A62]" office:value-type="float" office:value="0.171760666666667" calcext:value-type="float">
            <text:p>0,17176</text:p>
          </table:table-cell>
          <table:table-cell table:style-name="ce18" table:formula="of:=[$data.$BA65]" office:value-type="float" office:value="0.64734" calcext:value-type="float">
            <text:p>0,64734</text:p>
          </table:table-cell>
          <table:table-cell table:style-name="ce18" table:formula="of:=[$data.$BA68]" office:value-type="float" office:value="2.513983" calcext:value-type="float">
            <text:p>2,51398</text:p>
          </table:table-cell>
          <table:table-cell table:style-name="ce18" table:formula="of:=[$data.$BA71]" office:value-type="float" office:value="9.960484" calcext:value-type="float">
            <text:p>9,96048</text:p>
          </table:table-cell>
          <table:table-cell table:style-name="ce18" table:formula="of:=[$data.$BA74]" office:value-type="float" office:value="39.7925663333333" calcext:value-type="float">
            <text:p>39,7925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G62]" office:value-type="float" office:value="0.165024333333333" calcext:value-type="float">
            <text:p>0,16502</text:p>
          </table:table-cell>
          <table:table-cell table:style-name="ce18" table:formula="of:=[$data.$BG65]" office:value-type="float" office:value="0.635365666666667" calcext:value-type="float">
            <text:p>0,63537</text:p>
          </table:table-cell>
          <table:table-cell table:style-name="ce18" table:formula="of:=[$data.$BG68]" office:value-type="float" office:value="2.510027" calcext:value-type="float">
            <text:p>2,51003</text:p>
          </table:table-cell>
          <table:table-cell table:style-name="ce18" table:formula="of:=[$data.$BG71]" office:value-type="float" office:value="9.95718666666667" calcext:value-type="float">
            <text:p>9,95719</text:p>
          </table:table-cell>
          <table:table-cell table:style-name="ce18" table:formula="of:=[$data.$BG74]" office:value-type="float" office:value="43.265482" calcext:value-type="float">
            <text:p>43,2654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M62]" office:value-type="float" office:value="0.180714333333333" calcext:value-type="float">
            <text:p>0,18071</text:p>
          </table:table-cell>
          <table:table-cell table:style-name="ce18" table:formula="of:=[$data.$BM65]" office:value-type="float" office:value="0.639611333333333" calcext:value-type="float">
            <text:p>0,63961</text:p>
          </table:table-cell>
          <table:table-cell table:style-name="ce18" table:formula="of:=[$data.$BM68]" office:value-type="float" office:value="2.502613" calcext:value-type="float">
            <text:p>2,50261</text:p>
          </table:table-cell>
          <table:table-cell table:style-name="ce18" table:formula="of:=[$data.$BM71]" office:value-type="float" office:value="9.96018533333333" calcext:value-type="float">
            <text:p>9,96019</text:p>
          </table:table-cell>
          <table:table-cell table:style-name="ce18" table:formula="of:=[$data.$BM74]" office:value-type="float" office:value="39.775392" calcext:value-type="float">
            <text:p>39,7753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S62]" office:value-type="float" office:value="0.169477333333333" calcext:value-type="float">
            <text:p>0,16948</text:p>
          </table:table-cell>
          <table:table-cell table:style-name="ce18" table:formula="of:=[$data.$BS65]" office:value-type="float" office:value="0.639924666666667" calcext:value-type="float">
            <text:p>0,63992</text:p>
          </table:table-cell>
          <table:table-cell table:style-name="ce18" table:formula="of:=[$data.$BS68]" office:value-type="float" office:value="2.498312" calcext:value-type="float">
            <text:p>2,49831</text:p>
          </table:table-cell>
          <table:table-cell table:style-name="ce18" table:formula="of:=[$data.$BS71]" office:value-type="float" office:value="9.96218766666667" calcext:value-type="float">
            <text:p>9,96219</text:p>
          </table:table-cell>
          <table:table-cell table:style-name="ce18" table:formula="of:=[$data.$BS74]" office:value-type="float" office:value="39.8002006666667" calcext:value-type="float">
            <text:p>39,8002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8" table:formula="of:=[$data.$BY62]" office:value-type="float" office:value="0.244730333333333" calcext:value-type="float">
            <text:p>0,24473</text:p>
          </table:table-cell>
          <table:table-cell table:style-name="ce18" table:formula="of:=[$data.$BY65]" office:value-type="float" office:value="0.924661666666667" calcext:value-type="float">
            <text:p>0,92466</text:p>
          </table:table-cell>
          <table:table-cell table:style-name="ce18" table:formula="of:=[$data.$BY68]" office:value-type="float" office:value="3.58619433333333" calcext:value-type="float">
            <text:p>3,58619</text:p>
          </table:table-cell>
          <table:table-cell table:style-name="ce18" table:formula="of:=[$data.$BY71]" office:value-type="float" office:value="14.7376216666667" calcext:value-type="float">
            <text:p>14,73762</text:p>
          </table:table-cell>
          <table:table-cell table:style-name="ce18" table:formula="of:=[$data.$BY74]" office:value-type="float" office:value="59.0893613333333" calcext:value-type="float">
            <text:p>59,0893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IN([.B9];[.I9];[.P9];[.W9];[.AD9];[.AK9];[.AR9];[.AY9];[.BF9];[.BM9];[.BT9];[.CA9];[.CH9])" office:value-type="float" office:value="0.16188" calcext:value-type="float">
            <text:p>0,16188</text:p>
          </table:table-cell>
          <table:table-cell table:style-name="ce18" table:formula="of:=MIN([.C9];[.J9];[.Q9];[.X9];[.AE9];[.AL9];[.AS9];[.AZ9];[.BG9];[.BN9];[.BU9];[.CB9];[.CI9])" office:value-type="float" office:value="0.629385333333333" calcext:value-type="float">
            <text:p>0,62939</text:p>
          </table:table-cell>
          <table:table-cell table:style-name="ce18" table:formula="of:=MIN([.D9];[.K9];[.R9];[.Y9];[.AF9];[.AM9];[.AT9];[.BA9];[.BH9];[.BO9];[.BV9];[.CC9];[.CJ9])" office:value-type="float" office:value="2.49484333333333" calcext:value-type="float">
            <text:p>2,49484</text:p>
          </table:table-cell>
          <table:table-cell table:style-name="ce18" table:formula="of:=MIN([.E9];[.L9];[.S9];[.Z9];[.AG9];[.AN9];[.AU9];[.BB9];[.BI9];[.BP9];[.BW9];[.CD9];[.CK9])" office:value-type="float" office:value="9.95005833333333" calcext:value-type="float">
            <text:p>9,95006</text:p>
          </table:table-cell>
          <table:table-cell table:style-name="ce18" table:formula="of:=MIN([.F9];[.M9];[.T9];[.AA9];[.AH9];[.AO9];[.AV9];[.BC9];[.BJ9];[.BQ9];[.BX9];[.CE9];[.CL9])" office:value-type="float" office:value="39.7508173333333" calcext:value-type="float">
            <text:p>39,75082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O9]=[.B9];[.$A$1];IF([.CO9]=[.I9];[.$H$1];IF([.CO9]=[.P9];[.$O$1];IF([.CO9]=[.W9];[.$V$1];IF([.CO9]=[.AD9];[.$AC$1];IF([.CO9]=[.AK9];[.$AJ$1];IF([.CO9]=[.AR9];[.$AQ$1];IF([.CO9]=[.AY9];[.$AX$1];IF([.CO9]=[.BF9];[.$BE$1];IF([.CO9]=[.BM9];[.$BL$1];IF([.CO9]=[.BT9];[.$BS$1];IF([.CO9]=[.CA9];[.$BZ$1];[.$CG$1]))))))))))))" office:value-type="string" office:string-value="Dynamic 4" calcext:value-type="string">
            <text:p>Dynamic 4</text:p>
          </table:table-cell>
          <table:table-cell table:style-name="ce18" table:formula="of:=IF([.CP9]=[.C9];[.$A$1];IF([.CP9]=[.J9];[.$H$1];IF([.CP9]=[.Q9];[.$O$1];IF([.CP9]=[.X9];[.$V$1];IF([.CP9]=[.AE9];[.$AC$1];IF([.CP9]=[.AL9];[.$AJ$1];IF([.CP9]=[.AS9];[.$AQ$1];IF([.CP9]=[.AZ9];[.$AX$1];IF([.CP9]=[.BG9];[.$BE$1];IF([.CP9]=[.BN9];[.$BL$1];IF([.CP9]=[.BU9];[.$BS$1];IF([.CP9]=[.CB9];[.$BZ$1];[.$CG$1]))))))))))))" office:value-type="string" office:string-value="Dynamic 10" calcext:value-type="string">
            <text:p>Dynamic 10</text:p>
          </table:table-cell>
          <table:table-cell table:style-name="ce18" table:formula="of:=IF([.CQ9]=[.D9];[.$A$1];IF([.CQ9]=[.K9];[.$H$1];IF([.CQ9]=[.R9];[.$O$1];IF([.CQ9]=[.Y9];[.$V$1];IF([.CQ9]=[.AF9];[.$AC$1];IF([.CQ9]=[.AM9];[.$AJ$1];IF([.CQ9]=[.AT9];[.$AQ$1];IF([.CQ9]=[.BA9];[.$AX$1];IF([.CQ9]=[.BH9];[.$BE$1];IF([.CQ9]=[.BO9];[.$BL$1];IF([.CQ9]=[.BV9];[.$BS$1];IF([.CQ9]=[.CC9];[.$BZ$1];[.$CG$1]))))))))))))" office:value-type="string" office:string-value="Dynamic 4" calcext:value-type="string">
            <text:p>Dynamic 4</text:p>
          </table:table-cell>
          <table:table-cell table:style-name="ce18" table:formula="of:=IF([.CR9]=[.E9];[.$A$1];IF([.CR9]=[.L9];[.$H$1];IF([.CR9]=[.S9];[.$O$1];IF([.CR9]=[.Z9];[.$V$1];IF([.CR9]=[.AG9];[.$AC$1];IF([.CR9]=[.AN9];[.$AJ$1];IF([.CR9]=[.AU9];[.$AQ$1];IF([.CR9]=[.BB9];[.$AX$1];IF([.CR9]=[.BI9];[.$BE$1];IF([.CR9]=[.BP9];[.$BL$1];IF([.CR9]=[.BW9];[.$BS$1];IF([.CR9]=[.CD9];[.$BZ$1];[.$CG$1]))))))))))))" office:value-type="string" office:string-value="Dynamic 4" calcext:value-type="string">
            <text:p>Dynamic 4</text:p>
          </table:table-cell>
          <table:table-cell table:style-name="ce18" table:formula="of:=IF([.CS9]=[.F9];[.$A$1];IF([.CS9]=[.M9];[.$H$1];IF([.CS9]=[.T9];[.$O$1];IF([.CS9]=[.AA9];[.$V$1];IF([.CS9]=[.AH9];[.$AC$1];IF([.CS9]=[.AO9];[.$AJ$1];IF([.CS9]=[.AV9];[.$AQ$1];IF([.CS9]=[.BC9];[.$AX$1];IF([.CS9]=[.BJ9];[.$BE$1];IF([.CS9]=[.BQ9];[.$BL$1];IF([.CS9]=[.BX9];[.$BS$1];IF([.CS9]=[.CE9];[.$BZ$1];[.$CG$1]))))))))))))" office:value-type="string" office:string-value="Dynamic 4" calcext:value-type="string">
            <text:p>Dynamic 4</text:p>
          </table:table-cell>
          <table:table-cell/>
          <table:table-cell table:style-name="ce7" office:value-type="string" calcext:value-type="string">
            <text:p>Dynamic 4</text:p>
          </table:table-cell>
          <table:table-cell table:style-name="ce36" table:formula="of:=COUNTIF([.$CV$5:.$CZ$9];&quot;Dynamic 4&quot;)" office:value-type="float" office:value="4" calcext:value-type="float">
            <text:p>4</text:p>
          </table:table-cell>
          <table:table-cell table:style-name="ce26" table:formula="of:=COUNTIF([.$CV$14:.$CZ$18];&quot;Dynamic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7" office:value-type="string" calcext:value-type="string">
            <text:p>Dynamic 10</text:p>
          </table:table-cell>
          <table:table-cell table:style-name="ce37" table:formula="of:=COUNTIF([.$CV$5:.$CZ$9];&quot;Dynamic 10&quot;)" office:value-type="float" office:value="4" calcext:value-type="float">
            <text:p>4</text:p>
          </table:table-cell>
          <table:table-cell table:style-name="ce27" table:formula="of:=COUNTIF([.$CV$14:.$CZ$18];&quot;Dynamic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Pior Config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1</text:p>
          </table:table-cell>
          <table:table-cell table:style-name="ce36" table:formula="of:=COUNTIF([.$CV$5:.$CZ$9];&quot;Guided 1&quot;)" office:value-type="float" office:value="6" calcext:value-type="float">
            <text:p>6</text:p>
          </table:table-cell>
          <table:table-cell table:style-name="ce26" table:formula="of:=COUNTIF([.$CV$14:.$CZ$18];&quot;Guided 1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7" office:value-type="string" calcext:value-type="string">
            <text:p>Guided 2</text:p>
          </table:table-cell>
          <table:table-cell table:style-name="ce27" table:formula="of:=COUNTIF([.$CV$5:.$CZ$9];&quot;Guided 2&quot;)" office:value-type="float" office:value="1" calcext:value-type="float">
            <text:p>1</text:p>
          </table:table-cell>
          <table:table-cell table:style-name="ce27" table:formula="of:=COUNTIF([.$CV$14:.$CZ$18];&quot;Guided 2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20000" calcext:value-type="float">
            <text:p>20000</text:p>
          </table:table-cell>
          <table:table-cell table:style-name="ce16" table:formula="of:=[.C4]" office:value-type="float" office:value="40000" calcext:value-type="float">
            <text:p>40000</text:p>
          </table:table-cell>
          <table:table-cell table:style-name="ce16" table:formula="of:=[.D4]" office:value-type="float" office:value="80000" calcext:value-type="float">
            <text:p>80000</text:p>
          </table:table-cell>
          <table:table-cell table:style-name="ce16" table:formula="of:=[.E4]" office:value-type="float" office:value="160000" calcext:value-type="float">
            <text:p>160000</text:p>
          </table:table-cell>
          <table:table-cell table:style-name="ce16" table:formula="of:=[.F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20000" calcext:value-type="float">
            <text:p>20000</text:p>
          </table:table-cell>
          <table:table-cell table:style-name="ce16" table:formula="of:=[.J4]" office:value-type="float" office:value="40000" calcext:value-type="float">
            <text:p>40000</text:p>
          </table:table-cell>
          <table:table-cell table:style-name="ce16" table:formula="of:=[.K4]" office:value-type="float" office:value="80000" calcext:value-type="float">
            <text:p>80000</text:p>
          </table:table-cell>
          <table:table-cell table:style-name="ce16" table:formula="of:=[.L4]" office:value-type="float" office:value="160000" calcext:value-type="float">
            <text:p>160000</text:p>
          </table:table-cell>
          <table:table-cell table:style-name="ce16" table:formula="of:=[.M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P4]" office:value-type="float" office:value="20000" calcext:value-type="float">
            <text:p>20000</text:p>
          </table:table-cell>
          <table:table-cell table:style-name="ce16" table:formula="of:=[.Q4]" office:value-type="float" office:value="40000" calcext:value-type="float">
            <text:p>40000</text:p>
          </table:table-cell>
          <table:table-cell table:style-name="ce16" table:formula="of:=[.R4]" office:value-type="float" office:value="80000" calcext:value-type="float">
            <text:p>80000</text:p>
          </table:table-cell>
          <table:table-cell table:style-name="ce16" table:formula="of:=[.S4]" office:value-type="float" office:value="160000" calcext:value-type="float">
            <text:p>160000</text:p>
          </table:table-cell>
          <table:table-cell table:style-name="ce16" table:formula="of:=[.T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W4]" office:value-type="float" office:value="20000" calcext:value-type="float">
            <text:p>20000</text:p>
          </table:table-cell>
          <table:table-cell table:style-name="ce16" table:formula="of:=[.X4]" office:value-type="float" office:value="40000" calcext:value-type="float">
            <text:p>40000</text:p>
          </table:table-cell>
          <table:table-cell table:style-name="ce16" table:formula="of:=[.Y4]" office:value-type="float" office:value="80000" calcext:value-type="float">
            <text:p>80000</text:p>
          </table:table-cell>
          <table:table-cell table:style-name="ce16" table:formula="of:=[.Z4]" office:value-type="float" office:value="160000" calcext:value-type="float">
            <text:p>160000</text:p>
          </table:table-cell>
          <table:table-cell table:style-name="ce16" table:formula="of:=[.AA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D4]" office:value-type="float" office:value="20000" calcext:value-type="float">
            <text:p>20000</text:p>
          </table:table-cell>
          <table:table-cell table:style-name="ce16" table:formula="of:=[.AE4]" office:value-type="float" office:value="40000" calcext:value-type="float">
            <text:p>40000</text:p>
          </table:table-cell>
          <table:table-cell table:style-name="ce16" table:formula="of:=[.AF4]" office:value-type="float" office:value="80000" calcext:value-type="float">
            <text:p>80000</text:p>
          </table:table-cell>
          <table:table-cell table:style-name="ce16" table:formula="of:=[.AG4]" office:value-type="float" office:value="160000" calcext:value-type="float">
            <text:p>160000</text:p>
          </table:table-cell>
          <table:table-cell table:style-name="ce16" table:formula="of:=[.AH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K4]" office:value-type="float" office:value="20000" calcext:value-type="float">
            <text:p>20000</text:p>
          </table:table-cell>
          <table:table-cell table:style-name="ce16" table:formula="of:=[.AL4]" office:value-type="float" office:value="40000" calcext:value-type="float">
            <text:p>40000</text:p>
          </table:table-cell>
          <table:table-cell table:style-name="ce16" table:formula="of:=[.AM4]" office:value-type="float" office:value="80000" calcext:value-type="float">
            <text:p>80000</text:p>
          </table:table-cell>
          <table:table-cell table:style-name="ce16" table:formula="of:=[.AN4]" office:value-type="float" office:value="160000" calcext:value-type="float">
            <text:p>16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R4]" office:value-type="float" office:value="20000" calcext:value-type="float">
            <text:p>20000</text:p>
          </table:table-cell>
          <table:table-cell table:style-name="ce16" table:formula="of:=[.AS4]" office:value-type="float" office:value="40000" calcext:value-type="float">
            <text:p>40000</text:p>
          </table:table-cell>
          <table:table-cell table:style-name="ce16" table:formula="of:=[.AT4]" office:value-type="float" office:value="80000" calcext:value-type="float">
            <text:p>80000</text:p>
          </table:table-cell>
          <table:table-cell table:style-name="ce16" table:formula="of:=[.AU4]" office:value-type="float" office:value="160000" calcext:value-type="float">
            <text:p>160000</text:p>
          </table:table-cell>
          <table:table-cell table:style-name="ce16" table:formula="of:=[.AV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AY4]" office:value-type="float" office:value="20000" calcext:value-type="float">
            <text:p>20000</text:p>
          </table:table-cell>
          <table:table-cell table:style-name="ce16" table:formula="of:=[.AZ4]" office:value-type="float" office:value="40000" calcext:value-type="float">
            <text:p>40000</text:p>
          </table:table-cell>
          <table:table-cell table:style-name="ce16" table:formula="of:=[.BA4]" office:value-type="float" office:value="80000" calcext:value-type="float">
            <text:p>80000</text:p>
          </table:table-cell>
          <table:table-cell table:style-name="ce16" table:formula="of:=[.BB4]" office:value-type="float" office:value="160000" calcext:value-type="float">
            <text:p>160000</text:p>
          </table:table-cell>
          <table:table-cell table:style-name="ce16" table:formula="of:=[.BC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F4]" office:value-type="float" office:value="20000" calcext:value-type="float">
            <text:p>20000</text:p>
          </table:table-cell>
          <table:table-cell table:style-name="ce16" table:formula="of:=[.BG4]" office:value-type="float" office:value="40000" calcext:value-type="float">
            <text:p>40000</text:p>
          </table:table-cell>
          <table:table-cell table:style-name="ce16" table:formula="of:=[.BH4]" office:value-type="float" office:value="80000" calcext:value-type="float">
            <text:p>80000</text:p>
          </table:table-cell>
          <table:table-cell table:style-name="ce16" table:formula="of:=[.BI4]" office:value-type="float" office:value="160000" calcext:value-type="float">
            <text:p>160000</text:p>
          </table:table-cell>
          <table:table-cell table:style-name="ce16" table:formula="of:=[.BJ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M4]" office:value-type="float" office:value="20000" calcext:value-type="float">
            <text:p>20000</text:p>
          </table:table-cell>
          <table:table-cell table:style-name="ce16" table:formula="of:=[.BN4]" office:value-type="float" office:value="40000" calcext:value-type="float">
            <text:p>40000</text:p>
          </table:table-cell>
          <table:table-cell table:style-name="ce16" table:formula="of:=[.BO4]" office:value-type="float" office:value="80000" calcext:value-type="float">
            <text:p>80000</text:p>
          </table:table-cell>
          <table:table-cell table:style-name="ce16" table:formula="of:=[.BP4]" office:value-type="float" office:value="160000" calcext:value-type="float">
            <text:p>160000</text:p>
          </table:table-cell>
          <table:table-cell table:style-name="ce16" table:formula="of:=[.BQ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BT4]" office:value-type="float" office:value="20000" calcext:value-type="float">
            <text:p>20000</text:p>
          </table:table-cell>
          <table:table-cell table:style-name="ce16" table:formula="of:=[.BU4]" office:value-type="float" office:value="40000" calcext:value-type="float">
            <text:p>40000</text:p>
          </table:table-cell>
          <table:table-cell table:style-name="ce16" table:formula="of:=[.BV4]" office:value-type="float" office:value="80000" calcext:value-type="float">
            <text:p>80000</text:p>
          </table:table-cell>
          <table:table-cell table:style-name="ce16" table:formula="of:=[.BW4]" office:value-type="float" office:value="160000" calcext:value-type="float">
            <text:p>160000</text:p>
          </table:table-cell>
          <table:table-cell table:style-name="ce16" table:formula="of:=[.BX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A4]" office:value-type="float" office:value="20000" calcext:value-type="float">
            <text:p>20000</text:p>
          </table:table-cell>
          <table:table-cell table:style-name="ce16" table:formula="of:=[.CB4]" office:value-type="float" office:value="40000" calcext:value-type="float">
            <text:p>40000</text:p>
          </table:table-cell>
          <table:table-cell table:style-name="ce16" table:formula="of:=[.CC4]" office:value-type="float" office:value="80000" calcext:value-type="float">
            <text:p>80000</text:p>
          </table:table-cell>
          <table:table-cell table:style-name="ce16" table:formula="of:=[.CD4]" office:value-type="float" office:value="160000" calcext:value-type="float">
            <text:p>160000</text:p>
          </table:table-cell>
          <table:table-cell table:style-name="ce16" table:formula="of:=[.CE4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CH4]" office:value-type="float" office:value="20000" calcext:value-type="float">
            <text:p>20000</text:p>
          </table:table-cell>
          <table:table-cell table:style-name="ce16" table:formula="of:=[.CI4]" office:value-type="float" office:value="40000" calcext:value-type="float">
            <text:p>40000</text:p>
          </table:table-cell>
          <table:table-cell table:style-name="ce16" table:formula="of:=[.CJ4]" office:value-type="float" office:value="80000" calcext:value-type="float">
            <text:p>80000</text:p>
          </table:table-cell>
          <table:table-cell table:style-name="ce16" table:formula="of:=[.CK4]" office:value-type="float" office:value="160000" calcext:value-type="float">
            <text:p>160000</text:p>
          </table:table-cell>
          <table:table-cell table:style-name="ce16" table:formula="of:=[.CL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O4]" office:value-type="float" office:value="20000" calcext:value-type="float">
            <text:p>20000</text:p>
          </table:table-cell>
          <table:table-cell table:style-name="ce16" table:formula="of:=[.CP4]" office:value-type="float" office:value="40000" calcext:value-type="float">
            <text:p>40000</text:p>
          </table:table-cell>
          <table:table-cell table:style-name="ce16" table:formula="of:=[.CQ4]" office:value-type="float" office:value="80000" calcext:value-type="float">
            <text:p>80000</text:p>
          </table:table-cell>
          <table:table-cell table:style-name="ce16" table:formula="of:=[.CR4]" office:value-type="float" office:value="160000" calcext:value-type="float">
            <text:p>160000</text:p>
          </table:table-cell>
          <table:table-cell table:style-name="ce16" table:formula="of:=[.CS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p</text:p>
          </table:table-cell>
          <table:table-cell table:style-name="ce16" table:formula="of:=[.CV4]" office:value-type="float" office:value="20000" calcext:value-type="float">
            <text:p>20000</text:p>
          </table:table-cell>
          <table:table-cell table:style-name="ce16" table:formula="of:=[.CW4]" office:value-type="float" office:value="40000" calcext:value-type="float">
            <text:p>40000</text:p>
          </table:table-cell>
          <table:table-cell table:style-name="ce16" table:formula="of:=[.CX4]" office:value-type="float" office:value="80000" calcext:value-type="float">
            <text:p>80000</text:p>
          </table:table-cell>
          <table:table-cell table:style-name="ce16" table:formula="of:=[.CY4]" office:value-type="float" office:value="160000" calcext:value-type="float">
            <text:p>160000</text:p>
          </table:table-cell>
          <table:table-cell table:style-name="ce16" table:formula="of:=[.CZ4]" office:value-type="float" office:value="320000" calcext:value-type="float">
            <text:p>320000</text:p>
          </table:table-cell>
          <table:table-cell/>
          <table:table-cell table:style-name="ce7" office:value-type="string" calcext:value-type="string">
            <text:p>Guided 4</text:p>
          </table:table-cell>
          <table:table-cell table:style-name="ce26" table:formula="of:=COUNTIF([.$CV$5:.$CZ$9];&quot;Guided 4&quot;)" office:value-type="float" office:value="3" calcext:value-type="float">
            <text:p>3</text:p>
          </table:table-cell>
          <table:table-cell table:style-name="ce26" table:formula="of:=COUNTIF([.$CV$14:.$CZ$18];&quot;Guided 4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5]/[.P5]" office:value-type="float" office:value="1" calcext:value-type="float">
            <text:p>1,0000</text:p>
          </table:table-cell>
          <table:table-cell table:style-name="ce12" table:formula="of:=[.Q5]/[.Q5]" office:value-type="float" office:value="1" calcext:value-type="float">
            <text:p>1,0000</text:p>
          </table:table-cell>
          <table:table-cell table:style-name="ce12" table:formula="of:=[.R5]/[.R5]" office:value-type="float" office:value="1" calcext:value-type="float">
            <text:p>1,0000</text:p>
          </table:table-cell>
          <table:table-cell table:style-name="ce12" table:formula="of:=[.S5]/[.S5]" office:value-type="float" office:value="1" calcext:value-type="float">
            <text:p>1,0000</text:p>
          </table:table-cell>
          <table:table-cell table:style-name="ce12" table:formula="of:=[.T5]/[.T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5]/[.W5]" office:value-type="float" office:value="1" calcext:value-type="float">
            <text:p>1,0000</text:p>
          </table:table-cell>
          <table:table-cell table:style-name="ce12" table:formula="of:=[.X5]/[.X5]" office:value-type="float" office:value="1" calcext:value-type="float">
            <text:p>1,0000</text:p>
          </table:table-cell>
          <table:table-cell table:style-name="ce12" table:formula="of:=[.Y5]/[.Y5]" office:value-type="float" office:value="1" calcext:value-type="float">
            <text:p>1,0000</text:p>
          </table:table-cell>
          <table:table-cell table:style-name="ce12" table:formula="of:=[.Z5]/[.Z5]" office:value-type="float" office:value="1" calcext:value-type="float">
            <text:p>1,0000</text:p>
          </table:table-cell>
          <table:table-cell table:style-name="ce12" table:formula="of:=[.AA5]/[.AA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5]/[.AD5]" office:value-type="float" office:value="1" calcext:value-type="float">
            <text:p>1,0000</text:p>
          </table:table-cell>
          <table:table-cell table:style-name="ce12" table:formula="of:=[.AE5]/[.AE5]" office:value-type="float" office:value="1" calcext:value-type="float">
            <text:p>1,0000</text:p>
          </table:table-cell>
          <table:table-cell table:style-name="ce12" table:formula="of:=[.AF5]/[.AF5]" office:value-type="float" office:value="1" calcext:value-type="float">
            <text:p>1,0000</text:p>
          </table:table-cell>
          <table:table-cell table:style-name="ce12" table:formula="of:=[.AG5]/[.AG5]" office:value-type="float" office:value="1" calcext:value-type="float">
            <text:p>1,0000</text:p>
          </table:table-cell>
          <table:table-cell table:style-name="ce12" table:formula="of:=[.AH5]/[.AH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5]/[.AK5]" office:value-type="float" office:value="1" calcext:value-type="float">
            <text:p>1,0000</text:p>
          </table:table-cell>
          <table:table-cell table:style-name="ce12" table:formula="of:=[.AL5]/[.AL5]" office:value-type="float" office:value="1" calcext:value-type="float">
            <text:p>1,0000</text:p>
          </table:table-cell>
          <table:table-cell table:style-name="ce12" table:formula="of:=[.AM5]/[.AM5]" office:value-type="float" office:value="1" calcext:value-type="float">
            <text:p>1,0000</text:p>
          </table:table-cell>
          <table:table-cell table:style-name="ce12" table:formula="of:=[.AN5]/[.AN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5]/[.AR5]" office:value-type="float" office:value="1" calcext:value-type="float">
            <text:p>1,0000</text:p>
          </table:table-cell>
          <table:table-cell table:style-name="ce12" table:formula="of:=[.AS5]/[.AS5]" office:value-type="float" office:value="1" calcext:value-type="float">
            <text:p>1,0000</text:p>
          </table:table-cell>
          <table:table-cell table:style-name="ce12" table:formula="of:=[.AT5]/[.AT5]" office:value-type="float" office:value="1" calcext:value-type="float">
            <text:p>1,0000</text:p>
          </table:table-cell>
          <table:table-cell table:style-name="ce12" table:formula="of:=[.AU5]/[.AU5]" office:value-type="float" office:value="1" calcext:value-type="float">
            <text:p>1,0000</text:p>
          </table:table-cell>
          <table:table-cell table:style-name="ce12" table:formula="of:=[.AV5]/[.AV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5]/[.AY5]" office:value-type="float" office:value="1" calcext:value-type="float">
            <text:p>1,0000</text:p>
          </table:table-cell>
          <table:table-cell table:style-name="ce12" table:formula="of:=[.AZ5]/[.AZ5]" office:value-type="float" office:value="1" calcext:value-type="float">
            <text:p>1,0000</text:p>
          </table:table-cell>
          <table:table-cell table:style-name="ce12" table:formula="of:=[.BA5]/[.BA5]" office:value-type="float" office:value="1" calcext:value-type="float">
            <text:p>1,0000</text:p>
          </table:table-cell>
          <table:table-cell table:style-name="ce12" table:formula="of:=[.BB5]/[.BB5]" office:value-type="float" office:value="1" calcext:value-type="float">
            <text:p>1,0000</text:p>
          </table:table-cell>
          <table:table-cell table:style-name="ce12" table:formula="of:=[.BC5]/[.BC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5]/[.BF5]" office:value-type="float" office:value="1" calcext:value-type="float">
            <text:p>1,0000</text:p>
          </table:table-cell>
          <table:table-cell table:style-name="ce12" table:formula="of:=[.BG5]/[.BG5]" office:value-type="float" office:value="1" calcext:value-type="float">
            <text:p>1,0000</text:p>
          </table:table-cell>
          <table:table-cell table:style-name="ce12" table:formula="of:=[.BH5]/[.BH5]" office:value-type="float" office:value="1" calcext:value-type="float">
            <text:p>1,0000</text:p>
          </table:table-cell>
          <table:table-cell table:style-name="ce12" table:formula="of:=[.BI5]/[.BI5]" office:value-type="float" office:value="1" calcext:value-type="float">
            <text:p>1,0000</text:p>
          </table:table-cell>
          <table:table-cell table:style-name="ce12" table:formula="of:=[.BJ5]/[.BJ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5]/[.BM5]" office:value-type="float" office:value="1" calcext:value-type="float">
            <text:p>1,0000</text:p>
          </table:table-cell>
          <table:table-cell table:style-name="ce12" table:formula="of:=[.BN5]/[.BN5]" office:value-type="float" office:value="1" calcext:value-type="float">
            <text:p>1,0000</text:p>
          </table:table-cell>
          <table:table-cell table:style-name="ce12" table:formula="of:=[.BO5]/[.BO5]" office:value-type="float" office:value="1" calcext:value-type="float">
            <text:p>1,0000</text:p>
          </table:table-cell>
          <table:table-cell table:style-name="ce12" table:formula="of:=[.BP5]/[.BP5]" office:value-type="float" office:value="1" calcext:value-type="float">
            <text:p>1,0000</text:p>
          </table:table-cell>
          <table:table-cell table:style-name="ce12" table:formula="of:=[.BQ5]/[.BQ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5]/[.BT5]" office:value-type="float" office:value="1" calcext:value-type="float">
            <text:p>1,0000</text:p>
          </table:table-cell>
          <table:table-cell table:style-name="ce12" table:formula="of:=[.BU5]/[.BU5]" office:value-type="float" office:value="1" calcext:value-type="float">
            <text:p>1,0000</text:p>
          </table:table-cell>
          <table:table-cell table:style-name="ce12" table:formula="of:=[.BV5]/[.BV5]" office:value-type="float" office:value="1" calcext:value-type="float">
            <text:p>1,0000</text:p>
          </table:table-cell>
          <table:table-cell table:style-name="ce12" table:formula="of:=[.BW5]/[.BW5]" office:value-type="float" office:value="1" calcext:value-type="float">
            <text:p>1,0000</text:p>
          </table:table-cell>
          <table:table-cell table:style-name="ce12" table:formula="of:=[.BX5]/[.BX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5]/[.CA5]" office:value-type="float" office:value="1" calcext:value-type="float">
            <text:p>1,0000</text:p>
          </table:table-cell>
          <table:table-cell table:style-name="ce12" table:formula="of:=[.CB5]/[.CB5]" office:value-type="float" office:value="1" calcext:value-type="float">
            <text:p>1,0000</text:p>
          </table:table-cell>
          <table:table-cell table:style-name="ce12" table:formula="of:=[.CC5]/[.CC5]" office:value-type="float" office:value="1" calcext:value-type="float">
            <text:p>1,0000</text:p>
          </table:table-cell>
          <table:table-cell table:style-name="ce12" table:formula="of:=[.CD5]/[.CD5]" office:value-type="float" office:value="1" calcext:value-type="float">
            <text:p>1,0000</text:p>
          </table:table-cell>
          <table:table-cell table:style-name="ce12" table:formula="of:=[.CE5]/[.CE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H5]/[.CH5]" office:value-type="float" office:value="1" calcext:value-type="float">
            <text:p>1,0000</text:p>
          </table:table-cell>
          <table:table-cell table:style-name="ce12" table:formula="of:=[.CI5]/[.CI5]" office:value-type="float" office:value="1" calcext:value-type="float">
            <text:p>1,0000</text:p>
          </table:table-cell>
          <table:table-cell table:style-name="ce12" table:formula="of:=[.CJ5]/[.CJ5]" office:value-type="float" office:value="1" calcext:value-type="float">
            <text:p>1,0000</text:p>
          </table:table-cell>
          <table:table-cell table:style-name="ce12" table:formula="of:=[.CK5]/[.CK5]" office:value-type="float" office:value="1" calcext:value-type="float">
            <text:p>1,0000</text:p>
          </table:table-cell>
          <table:table-cell table:style-name="ce12" table:formula="of:=[.CL5]/[.CL5]" office:value-type="float" office:value="1" calcext:value-type="float">
            <text:p>1,00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MAX([.B5];[.I5];[.P5];[.W5];[.AD5];[.AK5];[.AR5];[.AY5];[.BF5];[.BM5];[.BT5];[.CA5];[.CH5])" office:value-type="float" office:value="1.72539966666667" calcext:value-type="float">
            <text:p>1,72540</text:p>
          </table:table-cell>
          <table:table-cell table:style-name="ce18" table:formula="of:=MAX([.C5];[.J5];[.Q5];[.X5];[.AE5];[.AL5];[.AS5];[.AZ5];[.BG5];[.BN5];[.BU5];[.CB5];[.CI5])" office:value-type="float" office:value="6.82797566666667" calcext:value-type="float">
            <text:p>6,82798</text:p>
          </table:table-cell>
          <table:table-cell table:style-name="ce18" table:formula="of:=MAX([.D5];[.K5];[.R5];[.Y5];[.AF5];[.AM5];[.AT5];[.BA5];[.BH5];[.BO5];[.BV5];[.CC5];[.CJ5])" office:value-type="float" office:value="27.1850206666667" calcext:value-type="float">
            <text:p>27,18502</text:p>
          </table:table-cell>
          <table:table-cell table:style-name="ce18" table:formula="of:=MAX([.E5];[.L5];[.S5];[.Z5];[.AG5];[.AN5];[.AU5];[.BB5];[.BI5];[.BP5];[.BW5];[.CD5];[.CK5])" office:value-type="float" office:value="108.753414" calcext:value-type="float">
            <text:p>108,75341</text:p>
          </table:table-cell>
          <table:table-cell table:style-name="ce18" table:formula="of:=MAX([.F5];[.M5];[.T5];[.AA5];[.AH5];[.AO5];[.AV5];[.BC5];[.BJ5];[.BQ5];[.BX5];[.CE5];[.CL5])" office:value-type="float" office:value="436.003011666667" calcext:value-type="float">
            <text:p>436,0030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" table:formula="of:=IF([.CO14]=[.B5];[.$A$1];IF([.CO14]=[.I5];[.$H$1];IF([.CO14]=[.P5];[.$O$1];IF([.CO14]=[.W5];[.$V$1];IF([.CO14]=[.AD5];[.$AC$1];IF([.CO14]=[.AK5];[.$AJ$1];IF([.CO14]=[.AR5];[.$AQ$1];IF([.CO14]=[.AY5];[.$AX$1];IF([.CO14]=[.BF5];[.$BE$1];IF([.CO14]=[.BM5];[.$BL$1];IF([.CO14]=[.BT5];[.$BS$1];IF([.CO14]=[.CA5];[.$BZ$1];[.$CG$1]))))))))))))" office:value-type="string" office:string-value="Static 4" calcext:value-type="string">
            <text:p>Static 4</text:p>
          </table:table-cell>
          <table:table-cell table:style-name="ce18" table:formula="of:=IF([.CP14]=[.C5];[.$A$1];IF([.CP14]=[.J5];[.$H$1];IF([.CP14]=[.Q5];[.$O$1];IF([.CP14]=[.X5];[.$V$1];IF([.CP14]=[.AE5];[.$AC$1];IF([.CP14]=[.AL5];[.$AJ$1];IF([.CP14]=[.AS5];[.$AQ$1];IF([.CP14]=[.AZ5];[.$AX$1];IF([.CP14]=[.BG5];[.$BE$1];IF([.CP14]=[.BN5];[.$BL$1];IF([.CP14]=[.BU5];[.$BS$1];IF([.CP14]=[.CB5];[.$BZ$1];[.$CG$1]))))))))))))" office:value-type="string" office:string-value="Static 10" calcext:value-type="string">
            <text:p>Static 10</text:p>
          </table:table-cell>
          <table:table-cell table:style-name="ce18" table:formula="of:=IF([.CQ14]=[.D5];[.$A$1];IF([.CQ14]=[.K5];[.$H$1];IF([.CQ14]=[.R5];[.$O$1];IF([.CQ14]=[.Y5];[.$V$1];IF([.CQ14]=[.AF5];[.$AC$1];IF([.CQ14]=[.AM5];[.$AJ$1];IF([.CQ14]=[.AT5];[.$AQ$1];IF([.CQ14]=[.BA5];[.$AX$1];IF([.CQ14]=[.BH5];[.$BE$1];IF([.CQ14]=[.BO5];[.$BL$1];IF([.CQ14]=[.BV5];[.$BS$1];IF([.CQ14]=[.CC5];[.$BZ$1];[.$CG$1]))))))))))))" office:value-type="string" office:string-value="Dynamic 1" calcext:value-type="string">
            <text:p>Dynamic 1</text:p>
          </table:table-cell>
          <table:table-cell table:style-name="ce18" table:formula="of:=IF([.CR14]=[.E5];[.$A$1];IF([.CR14]=[.L5];[.$H$1];IF([.CR14]=[.S5];[.$O$1];IF([.CR14]=[.Z5];[.$V$1];IF([.CR14]=[.AG5];[.$AC$1];IF([.CR14]=[.AN5];[.$AJ$1];IF([.CR14]=[.AU5];[.$AQ$1];IF([.CR14]=[.BB5];[.$AX$1];IF([.CR14]=[.BI5];[.$BE$1];IF([.CR14]=[.BP5];[.$BL$1];IF([.CR14]=[.BW5];[.$BS$1];IF([.CR14]=[.CD5];[.$BZ$1];[.$CG$1]))))))))))))" office:value-type="string" office:string-value="Dynamic 1" calcext:value-type="string">
            <text:p>Dynamic 1</text:p>
          </table:table-cell>
          <table:table-cell table:style-name="ce18" table:formula="of:=IF([.CS14]=[.F5];[.$A$1];IF([.CS14]=[.M5];[.$H$1];IF([.CS14]=[.T5];[.$O$1];IF([.CS14]=[.AA5];[.$V$1];IF([.CS14]=[.AH5];[.$AC$1];IF([.CS14]=[.AO5];[.$AJ$1];IF([.CS14]=[.AV5];[.$AQ$1];IF([.CS14]=[.BC5];[.$AX$1];IF([.CS14]=[.BJ5];[.$BE$1];IF([.CS14]=[.BQ5];[.$BL$1];IF([.CS14]=[.BX5];[.$BS$1];IF([.CS14]=[.CE5];[.$BZ$1];[.$CG$1]))))))))))))" office:value-type="string" office:string-value="Block" calcext:value-type="string">
            <text:p>Block</text:p>
          </table:table-cell>
          <table:table-cell/>
          <table:table-cell table:style-name="ce7" office:value-type="string" calcext:value-type="string">
            <text:p>Guided 10</text:p>
          </table:table-cell>
          <table:table-cell table:style-name="ce27" table:formula="of:=COUNTIF([.$CV$5:.$CZ$9];&quot;Guided 10&quot;)" office:value-type="float" office:value="2" calcext:value-type="float">
            <text:p>2</text:p>
          </table:table-cell>
          <table:table-cell table:style-name="ce27" table:formula="of:=COUNTIF([.$CV$14:.$CZ$18];&quot;Guided 10&quot;)" office:value-type="float" office:value="0" calcext:value-type="float">
            <text:p>0</text:p>
          </table:table-cell>
          <table:table-cell table:number-columns-repeated="9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5041294052562" calcext:value-type="float">
            <text:p>1,9504</text:p>
          </table:table-cell>
          <table:table-cell table:style-name="ce4" table:formula="of:=[.C5]/[.C6]" office:value-type="float" office:value="1.98394256697424" calcext:value-type="float">
            <text:p>1,9839</text:p>
          </table:table-cell>
          <table:table-cell table:style-name="ce4" table:formula="of:=[.D5]/[.D6]" office:value-type="float" office:value="1.99684849267139" calcext:value-type="float">
            <text:p>1,9968</text:p>
          </table:table-cell>
          <table:table-cell table:style-name="ce4" table:formula="of:=[.E5]/[.E6]" office:value-type="float" office:value="1.9993543085984" calcext:value-type="float">
            <text:p>1,9994</text:p>
          </table:table-cell>
          <table:table-cell table:style-name="ce4" table:formula="of:=[.F5]/[.F6]" office:value-type="float" office:value="1.99987161353343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1.94229988349544" calcext:value-type="float">
            <text:p>1,9423</text:p>
          </table:table-cell>
          <table:table-cell table:style-name="ce4" table:formula="of:=[.J5]/[.J6]" office:value-type="float" office:value="1.9885224646622" calcext:value-type="float">
            <text:p>1,9885</text:p>
          </table:table-cell>
          <table:table-cell table:style-name="ce4" table:formula="of:=[.K5]/[.K6]" office:value-type="float" office:value="1.99689368687242" calcext:value-type="float">
            <text:p>1,9969</text:p>
          </table:table-cell>
          <table:table-cell table:style-name="ce4" table:formula="of:=[.L5]/[.L6]" office:value-type="float" office:value="1.99909933146446" calcext:value-type="float">
            <text:p>1,9991</text:p>
          </table:table-cell>
          <table:table-cell table:style-name="ce4" table:formula="of:=[.M5]/[.M6]" office:value-type="float" office:value="1.99908150353752" calcext:value-type="float">
            <text:p>1,999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5]/[.P6]" office:value-type="float" office:value="1.96271106105935" calcext:value-type="float">
            <text:p>1,9627</text:p>
          </table:table-cell>
          <table:table-cell table:style-name="ce4" table:formula="of:=[.Q5]/[.Q6]" office:value-type="float" office:value="1.99071544558078" calcext:value-type="float">
            <text:p>1,9907</text:p>
          </table:table-cell>
          <table:table-cell table:style-name="ce4" table:formula="of:=[.R5]/[.R6]" office:value-type="float" office:value="1.99749544068598" calcext:value-type="float">
            <text:p>1,9975</text:p>
          </table:table-cell>
          <table:table-cell table:style-name="ce4" table:formula="of:=[.S5]/[.S6]" office:value-type="float" office:value="1.99955227254405" calcext:value-type="float">
            <text:p>1,9996</text:p>
          </table:table-cell>
          <table:table-cell table:style-name="ce4" table:formula="of:=[.T5]/[.T6]" office:value-type="float" office:value="1.99978511572897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5]/[.W6]" office:value-type="float" office:value="1.95442376166566" calcext:value-type="float">
            <text:p>1,9544</text:p>
          </table:table-cell>
          <table:table-cell table:style-name="ce4" table:formula="of:=[.X5]/[.X6]" office:value-type="float" office:value="1.99391282061116" calcext:value-type="float">
            <text:p>1,9939</text:p>
          </table:table-cell>
          <table:table-cell table:style-name="ce4" table:formula="of:=[.Y5]/[.Y6]" office:value-type="float" office:value="1.99686462571687" calcext:value-type="float">
            <text:p>1,9969</text:p>
          </table:table-cell>
          <table:table-cell table:style-name="ce4" table:formula="of:=[.Z5]/[.Z6]" office:value-type="float" office:value="2.00014267078895" calcext:value-type="float">
            <text:p>2,0001</text:p>
          </table:table-cell>
          <table:table-cell table:style-name="ce4" table:formula="of:=[.AA5]/[.AA6]" office:value-type="float" office:value="1.99969999790233" calcext:value-type="float">
            <text:p>1,999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5]/[.AD6]" office:value-type="float" office:value="1.95451678156431" calcext:value-type="float">
            <text:p>1,9545</text:p>
          </table:table-cell>
          <table:table-cell table:style-name="ce4" table:formula="of:=[.AE5]/[.AE6]" office:value-type="float" office:value="1.99430446400787" calcext:value-type="float">
            <text:p>1,9943</text:p>
          </table:table-cell>
          <table:table-cell table:style-name="ce4" table:formula="of:=[.AF5]/[.AF6]" office:value-type="float" office:value="1.9931828822539" calcext:value-type="float">
            <text:p>1,9932</text:p>
          </table:table-cell>
          <table:table-cell table:style-name="ce4" table:formula="of:=[.AG5]/[.AG6]" office:value-type="float" office:value="1.99520904346021" calcext:value-type="float">
            <text:p>1,9952</text:p>
          </table:table-cell>
          <table:table-cell table:style-name="ce4" table:formula="of:=[.AH5]/[.AH6]" office:value-type="float" office:value="1.99165446961778" calcext:value-type="float">
            <text:p>1,9917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5]/[.AK6]" office:value-type="float" office:value="1.94926181109869" calcext:value-type="float">
            <text:p>1,9493</text:p>
          </table:table-cell>
          <table:table-cell table:style-name="ce4" table:formula="of:=[.AL5]/[.AL6]" office:value-type="float" office:value="1.99540327030356" calcext:value-type="float">
            <text:p>1,9954</text:p>
          </table:table-cell>
          <table:table-cell table:style-name="ce4" table:formula="of:=[.AM5]/[.AM6]" office:value-type="float" office:value="1.99470587010493" calcext:value-type="float">
            <text:p>1,9947</text:p>
          </table:table-cell>
          <table:table-cell table:style-name="ce4" table:formula="of:=[.AN5]/[.AN6]" office:value-type="float" office:value="1.99766660299367" calcext:value-type="float">
            <text:p>1,9977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5]/[.AR6]" office:value-type="float" office:value="1.95484030941345" calcext:value-type="float">
            <text:p>1,9548</text:p>
          </table:table-cell>
          <table:table-cell table:style-name="ce4" table:formula="of:=[.AS5]/[.AS6]" office:value-type="float" office:value="1.99015706033315" calcext:value-type="float">
            <text:p>1,9902</text:p>
          </table:table-cell>
          <table:table-cell table:style-name="ce4" table:formula="of:=[.AT5]/[.AT6]" office:value-type="float" office:value="1.99629395423371" calcext:value-type="float">
            <text:p>1,9963</text:p>
          </table:table-cell>
          <table:table-cell table:style-name="ce4" table:formula="of:=[.AU5]/[.AU6]" office:value-type="float" office:value="1.99941425139933" calcext:value-type="float">
            <text:p>1,9994</text:p>
          </table:table-cell>
          <table:table-cell table:style-name="ce4" table:formula="of:=[.AV5]/[.AV6]" office:value-type="float" office:value="1.99961278041436" calcext:value-type="float">
            <text:p>1,999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5]/[.AY6]" office:value-type="float" office:value="1.9450514704766" calcext:value-type="float">
            <text:p>1,9451</text:p>
          </table:table-cell>
          <table:table-cell table:style-name="ce4" table:formula="of:=[.AZ5]/[.AZ6]" office:value-type="float" office:value="1.99413264733742" calcext:value-type="float">
            <text:p>1,9941</text:p>
          </table:table-cell>
          <table:table-cell table:style-name="ce4" table:formula="of:=[.BA5]/[.BA6]" office:value-type="float" office:value="1.99725153576297" calcext:value-type="float">
            <text:p>1,9973</text:p>
          </table:table-cell>
          <table:table-cell table:style-name="ce4" table:formula="of:=[.BB5]/[.BB6]" office:value-type="float" office:value="1.99981775894493" calcext:value-type="float">
            <text:p>1,9998</text:p>
          </table:table-cell>
          <table:table-cell table:style-name="ce4" table:formula="of:=[.BC5]/[.BC6]" office:value-type="float" office:value="1.99952280864224" calcext:value-type="float">
            <text:p>1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5]/[.BF6]" office:value-type="float" office:value="1.96761001151419" calcext:value-type="float">
            <text:p>1,9676</text:p>
          </table:table-cell>
          <table:table-cell table:style-name="ce4" table:formula="of:=[.BG5]/[.BG6]" office:value-type="float" office:value="1.99058491797694" calcext:value-type="float">
            <text:p>1,9906</text:p>
          </table:table-cell>
          <table:table-cell table:style-name="ce4" table:formula="of:=[.BH5]/[.BH6]" office:value-type="float" office:value="1.99741049181883" calcext:value-type="float">
            <text:p>1,9974</text:p>
          </table:table-cell>
          <table:table-cell table:style-name="ce4" table:formula="of:=[.BI5]/[.BI6]" office:value-type="float" office:value="2.00016147665909" calcext:value-type="float">
            <text:p>2,0002</text:p>
          </table:table-cell>
          <table:table-cell table:style-name="ce4" table:formula="of:=[.BJ5]/[.BJ6]" office:value-type="float" office:value="1.99979990416038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5]/[.BM6]" office:value-type="float" office:value="1.96159550146387" calcext:value-type="float">
            <text:p>1,9616</text:p>
          </table:table-cell>
          <table:table-cell table:style-name="ce4" table:formula="of:=[.BN5]/[.BN6]" office:value-type="float" office:value="1.98819805089849" calcext:value-type="float">
            <text:p>1,9882</text:p>
          </table:table-cell>
          <table:table-cell table:style-name="ce4" table:formula="of:=[.BO5]/[.BO6]" office:value-type="float" office:value="1.9974853864737" calcext:value-type="float">
            <text:p>1,9975</text:p>
          </table:table-cell>
          <table:table-cell table:style-name="ce4" table:formula="of:=[.BP5]/[.BP6]" office:value-type="float" office:value="1.99950035623443" calcext:value-type="float">
            <text:p>1,9995</text:p>
          </table:table-cell>
          <table:table-cell table:style-name="ce4" table:formula="of:=[.BQ5]/[.BQ6]" office:value-type="float" office:value="2.00009277533105" calcext:value-type="float">
            <text:p>2,0001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5]/[.BT6]" office:value-type="float" office:value="1.9694927307598" calcext:value-type="float">
            <text:p>1,9695</text:p>
          </table:table-cell>
          <table:table-cell table:style-name="ce4" table:formula="of:=[.BU5]/[.BU6]" office:value-type="float" office:value="1.99727900830108" calcext:value-type="float">
            <text:p>1,9973</text:p>
          </table:table-cell>
          <table:table-cell table:style-name="ce4" table:formula="of:=[.BV5]/[.BV6]" office:value-type="float" office:value="1.99761731707328" calcext:value-type="float">
            <text:p>1,9976</text:p>
          </table:table-cell>
          <table:table-cell table:style-name="ce4" table:formula="of:=[.BW5]/[.BW6]" office:value-type="float" office:value="1.99921248176814" calcext:value-type="float">
            <text:p>1,9992</text:p>
          </table:table-cell>
          <table:table-cell table:style-name="ce4" table:formula="of:=[.BX5]/[.BX6]" office:value-type="float" office:value="1.9997954439199" calcext:value-type="float">
            <text:p>1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5]/[.CA6]" office:value-type="float" office:value="1.95528691176783" calcext:value-type="float">
            <text:p>1,9553</text:p>
          </table:table-cell>
          <table:table-cell table:style-name="ce4" table:formula="of:=[.CB5]/[.CB6]" office:value-type="float" office:value="1.99661333668696" calcext:value-type="float">
            <text:p>1,9966</text:p>
          </table:table-cell>
          <table:table-cell table:style-name="ce4" table:formula="of:=[.CC5]/[.CC6]" office:value-type="float" office:value="1.99811361616436" calcext:value-type="float">
            <text:p>1,9981</text:p>
          </table:table-cell>
          <table:table-cell table:style-name="ce4" table:formula="of:=[.CD5]/[.CD6]" office:value-type="float" office:value="1.99968117521132" calcext:value-type="float">
            <text:p>1,9997</text:p>
          </table:table-cell>
          <table:table-cell table:style-name="ce4" table:formula="of:=[.CE5]/[.CE6]" office:value-type="float" office:value="1.99993343156172" calcext:value-type="float">
            <text:p>1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H5]/[.CH6]" office:value-type="float" office:value="1.3192518184471" calcext:value-type="float">
            <text:p>1,3193</text:p>
          </table:table-cell>
          <table:table-cell table:style-name="ce4" table:formula="of:=[.CI5]/[.CI6]" office:value-type="float" office:value="1.33154850863774" calcext:value-type="float">
            <text:p>1,3315</text:p>
          </table:table-cell>
          <table:table-cell table:style-name="ce4" table:formula="of:=[.CJ5]/[.CJ6]" office:value-type="float" office:value="1.3310998950724" calcext:value-type="float">
            <text:p>1,3311</text:p>
          </table:table-cell>
          <table:table-cell table:style-name="ce4" table:formula="of:=[.CK5]/[.CK6]" office:value-type="float" office:value="1.33163944309267" calcext:value-type="float">
            <text:p>1,3316</text:p>
          </table:table-cell>
          <table:table-cell table:style-name="ce4" table:formula="of:=[.CL5]/[.CL6]" office:value-type="float" office:value="1.33660693121001" calcext:value-type="float">
            <text:p>1,3366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MAX([.B6];[.I6];[.P6];[.W6];[.AD6];[.AK6];[.AR6];[.AY6];[.BF6];[.BM6];[.BT6];[.CA6];[.CH6])" office:value-type="float" office:value="1.30335566666667" calcext:value-type="float">
            <text:p>1,30336</text:p>
          </table:table-cell>
          <table:table-cell table:style-name="ce19" table:formula="of:=MAX([.C6];[.J6];[.Q6];[.X6];[.AE6];[.AL6];[.AS6];[.AZ6];[.BG6];[.BN6];[.BU6];[.CB6];[.CI6])" office:value-type="float" office:value="5.11248466666667" calcext:value-type="float">
            <text:p>5,11248</text:p>
          </table:table-cell>
          <table:table-cell table:style-name="ce19" table:formula="of:=MAX([.D6];[.K6];[.R6];[.Y6];[.AF6];[.AM6];[.AT6];[.BA6];[.BH6];[.BO6];[.BV6];[.CC6];[.CJ6])" office:value-type="float" office:value="20.4188416666667" calcext:value-type="float">
            <text:p>20,41884</text:p>
          </table:table-cell>
          <table:table-cell table:style-name="ce19" table:formula="of:=MAX([.E6];[.L6];[.S6];[.Z6];[.AG6];[.AN6];[.AU6];[.BB6];[.BI6];[.BP6];[.BW6];[.CD6];[.CK6])" office:value-type="float" office:value="81.5992133333333" calcext:value-type="float">
            <text:p>81,59921</text:p>
          </table:table-cell>
          <table:table-cell table:style-name="ce19" table:formula="of:=MAX([.F6];[.M6];[.T6];[.AA6];[.AH6];[.AO6];[.AV6];[.BC6];[.BJ6];[.BQ6];[.BX6];[.CE6];[.CL6])" office:value-type="float" office:value="326.201369666667" calcext:value-type="float">
            <text:p>326,20137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table:formula="of:=IF([.CO15]=[.B6];[.$A$1];IF([.CO15]=[.I6];[.$H$1];IF([.CO15]=[.P6];[.$O$1];IF([.CO15]=[.W6];[.$V$1];IF([.CO15]=[.AD6];[.$AC$1];IF([.CO15]=[.AK6];[.$AJ$1];IF([.CO15]=[.AR6];[.$AQ$1];IF([.CO15]=[.AY6];[.$AX$1];IF([.CO15]=[.BF6];[.$BE$1];IF([.CO15]=[.BM6];[.$BL$1];IF([.CO15]=[.BT6];[.$BS$1];IF([.CO15]=[.CA6];[.$BZ$1];[.$CG$1]))))))))))))" office:value-type="string" office:string-value="Block" calcext:value-type="string">
            <text:p>Block</text:p>
          </table:table-cell>
          <table:table-cell table:style-name="ce19" table:formula="of:=IF([.CP15]=[.C6];[.$A$1];IF([.CP15]=[.J6];[.$H$1];IF([.CP15]=[.Q6];[.$O$1];IF([.CP15]=[.X6];[.$V$1];IF([.CP15]=[.AE6];[.$AC$1];IF([.CP15]=[.AL6];[.$AJ$1];IF([.CP15]=[.AS6];[.$AQ$1];IF([.CP15]=[.AZ6];[.$AX$1];IF([.CP15]=[.BG6];[.$BE$1];IF([.CP15]=[.BN6];[.$BL$1];IF([.CP15]=[.BU6];[.$BS$1];IF([.CP15]=[.CB6];[.$BZ$1];[.$CG$1]))))))))))))" office:value-type="string" office:string-value="Block" calcext:value-type="string">
            <text:p>Block</text:p>
          </table:table-cell>
          <table:table-cell table:style-name="ce19" table:formula="of:=IF([.CQ15]=[.D6];[.$A$1];IF([.CQ15]=[.K6];[.$H$1];IF([.CQ15]=[.R6];[.$O$1];IF([.CQ15]=[.Y6];[.$V$1];IF([.CQ15]=[.AF6];[.$AC$1];IF([.CQ15]=[.AM6];[.$AJ$1];IF([.CQ15]=[.AT6];[.$AQ$1];IF([.CQ15]=[.BA6];[.$AX$1];IF([.CQ15]=[.BH6];[.$BE$1];IF([.CQ15]=[.BO6];[.$BL$1];IF([.CQ15]=[.BV6];[.$BS$1];IF([.CQ15]=[.CC6];[.$BZ$1];[.$CG$1]))))))))))))" office:value-type="string" office:string-value="Block" calcext:value-type="string">
            <text:p>Block</text:p>
          </table:table-cell>
          <table:table-cell table:style-name="ce19" table:formula="of:=IF([.CR15]=[.E6];[.$A$1];IF([.CR15]=[.L6];[.$H$1];IF([.CR15]=[.S6];[.$O$1];IF([.CR15]=[.Z6];[.$V$1];IF([.CR15]=[.AG6];[.$AC$1];IF([.CR15]=[.AN6];[.$AJ$1];IF([.CR15]=[.AU6];[.$AQ$1];IF([.CR15]=[.BB6];[.$AX$1];IF([.CR15]=[.BI6];[.$BE$1];IF([.CR15]=[.BP6];[.$BL$1];IF([.CR15]=[.BW6];[.$BS$1];IF([.CR15]=[.CD6];[.$BZ$1];[.$CG$1]))))))))))))" office:value-type="string" office:string-value="Block" calcext:value-type="string">
            <text:p>Block</text:p>
          </table:table-cell>
          <table:table-cell table:style-name="ce19" table:formula="of:=IF([.CS15]=[.F6];[.$A$1];IF([.CS15]=[.M6];[.$H$1];IF([.CS15]=[.T6];[.$O$1];IF([.CS15]=[.AA6];[.$V$1];IF([.CS15]=[.AH6];[.$AC$1];IF([.CS15]=[.AO6];[.$AJ$1];IF([.CS15]=[.AV6];[.$AQ$1];IF([.CS15]=[.BC6];[.$AX$1];IF([.CS15]=[.BJ6];[.$BE$1];IF([.CS15]=[.BQ6];[.$BL$1];IF([.CS15]=[.BX6];[.$BS$1];IF([.CS15]=[.CE6];[.$BZ$1];[.$CG$1]))))))))))))" office:value-type="string" office:string-value="Block" calcext:value-type="string">
            <text:p>Block</text:p>
          </table:table-cell>
          <table:table-cell/>
          <table:table-cell table:style-name="ce7" office:value-type="string" calcext:value-type="string">
            <text:p>Block</text:p>
          </table:table-cell>
          <table:table-cell table:style-name="ce26" table:formula="of:=COUNTIF([.$CV$5:.$CZ$9];&quot;Block&quot;)" office:value-type="float" office:value="0" calcext:value-type="float">
            <text:p>0</text:p>
          </table:table-cell>
          <table:table-cell table:style-name="ce38" table:formula="of:=COUNTIF([.$CV$14:.$CZ$18];&quot;Block&quot;)" office:value-type="float" office:value="21" calcext:value-type="float">
            <text:p>21</text:p>
          </table:table-cell>
          <table:table-cell table:number-columns-repeated="9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69805141475588" calcext:value-type="float">
            <text:p>3,6981</text:p>
          </table:table-cell>
          <table:table-cell table:style-name="ce12" table:formula="of:=[.C5]/[.C7]" office:value-type="float" office:value="3.88426788975079" calcext:value-type="float">
            <text:p>3,8843</text:p>
          </table:table-cell>
          <table:table-cell table:style-name="ce12" table:formula="of:=[.D5]/[.D7]" office:value-type="float" office:value="3.92998226415715" calcext:value-type="float">
            <text:p>3,9300</text:p>
          </table:table-cell>
          <table:table-cell table:style-name="ce12" table:formula="of:=[.E5]/[.E7]" office:value-type="float" office:value="3.94240050439633" calcext:value-type="float">
            <text:p>3,9424</text:p>
          </table:table-cell>
          <table:table-cell table:style-name="ce12" table:formula="of:=[.F5]/[.F7]" office:value-type="float" office:value="3.9451968208951" calcext:value-type="float">
            <text:p>3,945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3.72166829306601" calcext:value-type="float">
            <text:p>3,7217</text:p>
          </table:table-cell>
          <table:table-cell table:style-name="ce12" table:formula="of:=[.J5]/[.J7]" office:value-type="float" office:value="3.88972327422636" calcext:value-type="float">
            <text:p>3,8897</text:p>
          </table:table-cell>
          <table:table-cell table:style-name="ce12" table:formula="of:=[.K5]/[.K7]" office:value-type="float" office:value="3.92881712071861" calcext:value-type="float">
            <text:p>3,9288</text:p>
          </table:table-cell>
          <table:table-cell table:style-name="ce12" table:formula="of:=[.L5]/[.L7]" office:value-type="float" office:value="3.94250383081183" calcext:value-type="float">
            <text:p>3,9425</text:p>
          </table:table-cell>
          <table:table-cell table:style-name="ce12" table:formula="of:=[.M5]/[.M7]" office:value-type="float" office:value="3.94272814289793" calcext:value-type="float">
            <text:p>3,942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5]/[.P7]" office:value-type="float" office:value="3.76193109883992" calcext:value-type="float">
            <text:p>3,7619</text:p>
          </table:table-cell>
          <table:table-cell table:style-name="ce12" table:formula="of:=[.Q5]/[.Q7]" office:value-type="float" office:value="3.88368487185618" calcext:value-type="float">
            <text:p>3,8837</text:p>
          </table:table-cell>
          <table:table-cell table:style-name="ce12" table:formula="of:=[.R5]/[.R7]" office:value-type="float" office:value="3.93054287608923" calcext:value-type="float">
            <text:p>3,9305</text:p>
          </table:table-cell>
          <table:table-cell table:style-name="ce12" table:formula="of:=[.S5]/[.S7]" office:value-type="float" office:value="3.94350521082132" calcext:value-type="float">
            <text:p>3,9435</text:p>
          </table:table-cell>
          <table:table-cell table:style-name="ce12" table:formula="of:=[.T5]/[.T7]" office:value-type="float" office:value="3.94555130328919" calcext:value-type="float">
            <text:p>3,945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5]/[.W7]" office:value-type="float" office:value="3.70224475570802" calcext:value-type="float">
            <text:p>3,7022</text:p>
          </table:table-cell>
          <table:table-cell table:style-name="ce12" table:formula="of:=[.X5]/[.X7]" office:value-type="float" office:value="3.88098773422377" calcext:value-type="float">
            <text:p>3,8810</text:p>
          </table:table-cell>
          <table:table-cell table:style-name="ce12" table:formula="of:=[.Y5]/[.Y7]" office:value-type="float" office:value="3.9327439009153" calcext:value-type="float">
            <text:p>3,9327</text:p>
          </table:table-cell>
          <table:table-cell table:style-name="ce12" table:formula="of:=[.Z5]/[.Z7]" office:value-type="float" office:value="3.94352325053" calcext:value-type="float">
            <text:p>3,9435</text:p>
          </table:table-cell>
          <table:table-cell table:style-name="ce12" table:formula="of:=[.AA5]/[.AA7]" office:value-type="float" office:value="3.94651207430104" calcext:value-type="float">
            <text:p>3,94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5]/[.AD7]" office:value-type="float" office:value="3.90179854170648" calcext:value-type="float">
            <text:p>3,9018</text:p>
          </table:table-cell>
          <table:table-cell table:style-name="ce12" table:formula="of:=[.AE5]/[.AE7]" office:value-type="float" office:value="3.89537858144937" calcext:value-type="float">
            <text:p>3,8954</text:p>
          </table:table-cell>
          <table:table-cell table:style-name="ce12" table:formula="of:=[.AF5]/[.AF7]" office:value-type="float" office:value="3.89832359545857" calcext:value-type="float">
            <text:p>3,8983</text:p>
          </table:table-cell>
          <table:table-cell table:style-name="ce12" table:formula="of:=[.AG5]/[.AG7]" office:value-type="float" office:value="3.90346003680515" calcext:value-type="float">
            <text:p>3,9035</text:p>
          </table:table-cell>
          <table:table-cell table:style-name="ce12" table:formula="of:=[.AH5]/[.AH7]" office:value-type="float" office:value="3.92072187740276" calcext:value-type="float">
            <text:p>3,920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5]/[.AK7]" office:value-type="float" office:value="3.86939358224083" calcext:value-type="float">
            <text:p>3,8694</text:p>
          </table:table-cell>
          <table:table-cell table:style-name="ce12" table:formula="of:=[.AL5]/[.AL7]" office:value-type="float" office:value="3.88708385656986" calcext:value-type="float">
            <text:p>3,8871</text:p>
          </table:table-cell>
          <table:table-cell table:style-name="ce12" table:formula="of:=[.AM5]/[.AM7]" office:value-type="float" office:value="3.92280762605902" calcext:value-type="float">
            <text:p>3,9228</text:p>
          </table:table-cell>
          <table:table-cell table:style-name="ce12" table:formula="of:=[.AN5]/[.AN7]" office:value-type="float" office:value="3.92815652223443" calcext:value-type="float">
            <text:p>3,9282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5]/[.AR7]" office:value-type="float" office:value="3.77994249396451" calcext:value-type="float">
            <text:p>3,7799</text:p>
          </table:table-cell>
          <table:table-cell table:style-name="ce12" table:formula="of:=[.AS5]/[.AS7]" office:value-type="float" office:value="3.90969127631099" calcext:value-type="float">
            <text:p>3,9097</text:p>
          </table:table-cell>
          <table:table-cell table:style-name="ce12" table:formula="of:=[.AT5]/[.AT7]" office:value-type="float" office:value="3.93642755606639" calcext:value-type="float">
            <text:p>3,9364</text:p>
          </table:table-cell>
          <table:table-cell table:style-name="ce12" table:formula="of:=[.AU5]/[.AU7]" office:value-type="float" office:value="3.94428760126968" calcext:value-type="float">
            <text:p>3,9443</text:p>
          </table:table-cell>
          <table:table-cell table:style-name="ce12" table:formula="of:=[.AV5]/[.AV7]" office:value-type="float" office:value="3.94207895668395" calcext:value-type="float">
            <text:p>3,9421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5]/[.AY7]" office:value-type="float" office:value="3.84504568183592" calcext:value-type="float">
            <text:p>3,8450</text:p>
          </table:table-cell>
          <table:table-cell table:style-name="ce12" table:formula="of:=[.AZ5]/[.AZ7]" office:value-type="float" office:value="3.93327429987726" calcext:value-type="float">
            <text:p>3,9333</text:p>
          </table:table-cell>
          <table:table-cell table:style-name="ce12" table:formula="of:=[.BA5]/[.BA7]" office:value-type="float" office:value="3.9416177916167" calcext:value-type="float">
            <text:p>3,9416</text:p>
          </table:table-cell>
          <table:table-cell table:style-name="ce12" table:formula="of:=[.BB5]/[.BB7]" office:value-type="float" office:value="3.94516913746495" calcext:value-type="float">
            <text:p>3,9452</text:p>
          </table:table-cell>
          <table:table-cell table:style-name="ce12" table:formula="of:=[.BC5]/[.BC7]" office:value-type="float" office:value="3.94530577348456" calcext:value-type="float">
            <text:p>3,945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5]/[.BF7]" office:value-type="float" office:value="3.81628052626769" calcext:value-type="float">
            <text:p>3,8163</text:p>
          </table:table-cell>
          <table:table-cell table:style-name="ce12" table:formula="of:=[.BG5]/[.BG7]" office:value-type="float" office:value="3.91607827842041" calcext:value-type="float">
            <text:p>3,9161</text:p>
          </table:table-cell>
          <table:table-cell table:style-name="ce12" table:formula="of:=[.BH5]/[.BH7]" office:value-type="float" office:value="3.93694745568174" calcext:value-type="float">
            <text:p>3,9369</text:p>
          </table:table-cell>
          <table:table-cell table:style-name="ce12" table:formula="of:=[.BI5]/[.BI7]" office:value-type="float" office:value="3.94606174912488" calcext:value-type="float">
            <text:p>3,9461</text:p>
          </table:table-cell>
          <table:table-cell table:style-name="ce12" table:formula="of:=[.BJ5]/[.BJ7]" office:value-type="float" office:value="3.94577022063838" calcext:value-type="float">
            <text:p>3,9458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5]/[.BM7]" office:value-type="float" office:value="3.81838340042442" calcext:value-type="float">
            <text:p>3,8184</text:p>
          </table:table-cell>
          <table:table-cell table:style-name="ce12" table:formula="of:=[.BN5]/[.BN7]" office:value-type="float" office:value="3.92622685407734" calcext:value-type="float">
            <text:p>3,9262</text:p>
          </table:table-cell>
          <table:table-cell table:style-name="ce12" table:formula="of:=[.BO5]/[.BO7]" office:value-type="float" office:value="3.9384426971774" calcext:value-type="float">
            <text:p>3,9384</text:p>
          </table:table-cell>
          <table:table-cell table:style-name="ce12" table:formula="of:=[.BP5]/[.BP7]" office:value-type="float" office:value="3.94399245971291" calcext:value-type="float">
            <text:p>3,9440</text:p>
          </table:table-cell>
          <table:table-cell table:style-name="ce12" table:formula="of:=[.BQ5]/[.BQ7]" office:value-type="float" office:value="3.94588801534717" calcext:value-type="float">
            <text:p>3,945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5]/[.BT7]" office:value-type="float" office:value="3.91153130694712" calcext:value-type="float">
            <text:p>3,9115</text:p>
          </table:table-cell>
          <table:table-cell table:style-name="ce12" table:formula="of:=[.BU5]/[.BU7]" office:value-type="float" office:value="3.91205607658995" calcext:value-type="float">
            <text:p>3,9121</text:p>
          </table:table-cell>
          <table:table-cell table:style-name="ce12" table:formula="of:=[.BV5]/[.BV7]" office:value-type="float" office:value="3.93931156792972" calcext:value-type="float">
            <text:p>3,9393</text:p>
          </table:table-cell>
          <table:table-cell table:style-name="ce12" table:formula="of:=[.BW5]/[.BW7]" office:value-type="float" office:value="3.94515409547318" calcext:value-type="float">
            <text:p>3,9452</text:p>
          </table:table-cell>
          <table:table-cell table:style-name="ce12" table:formula="of:=[.BX5]/[.BX7]" office:value-type="float" office:value="3.9453675865706" calcext:value-type="float">
            <text:p>3,945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5]/[.CA7]" office:value-type="float" office:value="3.83932349245529" calcext:value-type="float">
            <text:p>3,8393</text:p>
          </table:table-cell>
          <table:table-cell table:style-name="ce12" table:formula="of:=[.CB5]/[.CB7]" office:value-type="float" office:value="3.93236391216364" calcext:value-type="float">
            <text:p>3,9324</text:p>
          </table:table-cell>
          <table:table-cell table:style-name="ce12" table:formula="of:=[.CC5]/[.CC7]" office:value-type="float" office:value="3.93871372673764" calcext:value-type="float">
            <text:p>3,9387</text:p>
          </table:table-cell>
          <table:table-cell table:style-name="ce12" table:formula="of:=[.CD5]/[.CD7]" office:value-type="float" office:value="3.94283619439187" calcext:value-type="float">
            <text:p>3,9428</text:p>
          </table:table-cell>
          <table:table-cell table:style-name="ce12" table:formula="of:=[.CE5]/[.CE7]" office:value-type="float" office:value="3.94744773495089" calcext:value-type="float">
            <text:p>3,947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H5]/[.CH7]" office:value-type="float" office:value="2.23354779598812" calcext:value-type="float">
            <text:p>2,2335</text:p>
          </table:table-cell>
          <table:table-cell table:style-name="ce12" table:formula="of:=[.CI5]/[.CI7]" office:value-type="float" office:value="2.27539014365023" calcext:value-type="float">
            <text:p>2,2754</text:p>
          </table:table-cell>
          <table:table-cell table:style-name="ce12" table:formula="of:=[.CJ5]/[.CJ7]" office:value-type="float" office:value="2.27722509420322" calcext:value-type="float">
            <text:p>2,2772</text:p>
          </table:table-cell>
          <table:table-cell table:style-name="ce12" table:formula="of:=[.CK5]/[.CK7]" office:value-type="float" office:value="2.27890922985515" calcext:value-type="float">
            <text:p>2,2789</text:p>
          </table:table-cell>
          <table:table-cell table:style-name="ce12" table:formula="of:=[.CL5]/[.CL7]" office:value-type="float" office:value="2.28226836072693" calcext:value-type="float">
            <text:p>2,282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MAX([.B7];[.I7];[.P7];[.W7];[.AD7];[.AK7];[.AR7];[.AY7];[.BF7];[.BM7];[.BT7];[.CA7];[.CH7])" office:value-type="float" office:value="0.769831" calcext:value-type="float">
            <text:p>0,76983</text:p>
          </table:table-cell>
          <table:table-cell table:style-name="ce18" table:formula="of:=MAX([.C7];[.J7];[.Q7];[.X7];[.AE7];[.AL7];[.AS7];[.AZ7];[.BG7];[.BN7];[.BU7];[.CB7];[.CI7])" office:value-type="float" office:value="2.991804" calcext:value-type="float">
            <text:p>2,99180</text:p>
          </table:table-cell>
          <table:table-cell table:style-name="ce18" table:formula="of:=MAX([.D7];[.K7];[.R7];[.Y7];[.AF7];[.AM7];[.AT7];[.BA7];[.BH7];[.BO7];[.BV7];[.CC7];[.CJ7])" office:value-type="float" office:value="11.9353673333333" calcext:value-type="float">
            <text:p>11,93537</text:p>
          </table:table-cell>
          <table:table-cell table:style-name="ce18" table:formula="of:=MAX([.E7];[.L7];[.S7];[.Z7];[.AG7];[.AN7];[.AU7];[.BB7];[.BI7];[.BP7];[.BW7];[.CD7];[.CK7])" office:value-type="float" office:value="47.6810263333333" calcext:value-type="float">
            <text:p>47,68103</text:p>
          </table:table-cell>
          <table:table-cell table:style-name="ce18" table:formula="of:=MAX([.F7];[.M7];[.T7];[.AA7];[.AH7];[.AO7];[.AV7];[.BC7];[.BJ7];[.BQ7];[.BX7];[.CE7];[.CL7])" office:value-type="float" office:value="191.039327" calcext:value-type="float">
            <text:p>191,0393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8" table:formula="of:=IF([.CO16]=[.B7];[.$A$1];IF([.CO16]=[.I7];[.$H$1];IF([.CO16]=[.P7];[.$O$1];IF([.CO16]=[.W7];[.$V$1];IF([.CO16]=[.AD7];[.$AC$1];IF([.CO16]=[.AK7];[.$AJ$1];IF([.CO16]=[.AR7];[.$AQ$1];IF([.CO16]=[.AY7];[.$AX$1];IF([.CO16]=[.BF7];[.$BE$1];IF([.CO16]=[.BM7];[.$BL$1];IF([.CO16]=[.BT7];[.$BS$1];IF([.CO16]=[.CA7];[.$BZ$1];[.$CG$1]))))))))))))" office:value-type="string" office:string-value="Block" calcext:value-type="string">
            <text:p>Block</text:p>
          </table:table-cell>
          <table:table-cell table:style-name="ce18" table:formula="of:=IF([.CP16]=[.C7];[.$A$1];IF([.CP16]=[.J7];[.$H$1];IF([.CP16]=[.Q7];[.$O$1];IF([.CP16]=[.X7];[.$V$1];IF([.CP16]=[.AE7];[.$AC$1];IF([.CP16]=[.AL7];[.$AJ$1];IF([.CP16]=[.AS7];[.$AQ$1];IF([.CP16]=[.AZ7];[.$AX$1];IF([.CP16]=[.BG7];[.$BE$1];IF([.CP16]=[.BN7];[.$BL$1];IF([.CP16]=[.BU7];[.$BS$1];IF([.CP16]=[.CB7];[.$BZ$1];[.$CG$1]))))))))))))" office:value-type="string" office:string-value="Block" calcext:value-type="string">
            <text:p>Block</text:p>
          </table:table-cell>
          <table:table-cell table:style-name="ce18" table:formula="of:=IF([.CQ16]=[.D7];[.$A$1];IF([.CQ16]=[.K7];[.$H$1];IF([.CQ16]=[.R7];[.$O$1];IF([.CQ16]=[.Y7];[.$V$1];IF([.CQ16]=[.AF7];[.$AC$1];IF([.CQ16]=[.AM7];[.$AJ$1];IF([.CQ16]=[.AT7];[.$AQ$1];IF([.CQ16]=[.BA7];[.$AX$1];IF([.CQ16]=[.BH7];[.$BE$1];IF([.CQ16]=[.BO7];[.$BL$1];IF([.CQ16]=[.BV7];[.$BS$1];IF([.CQ16]=[.CC7];[.$BZ$1];[.$CG$1]))))))))))))" office:value-type="string" office:string-value="Block" calcext:value-type="string">
            <text:p>Block</text:p>
          </table:table-cell>
          <table:table-cell table:style-name="ce18" table:formula="of:=IF([.CR16]=[.E7];[.$A$1];IF([.CR16]=[.L7];[.$H$1];IF([.CR16]=[.S7];[.$O$1];IF([.CR16]=[.Z7];[.$V$1];IF([.CR16]=[.AG7];[.$AC$1];IF([.CR16]=[.AN7];[.$AJ$1];IF([.CR16]=[.AU7];[.$AQ$1];IF([.CR16]=[.BB7];[.$AX$1];IF([.CR16]=[.BI7];[.$BE$1];IF([.CR16]=[.BP7];[.$BL$1];IF([.CR16]=[.BW7];[.$BS$1];IF([.CR16]=[.CD7];[.$BZ$1];[.$CG$1]))))))))))))" office:value-type="string" office:string-value="Block" calcext:value-type="string">
            <text:p>Block</text:p>
          </table:table-cell>
          <table:table-cell table:style-name="ce18" table:formula="of:=IF([.CS16]=[.F7];[.$A$1];IF([.CS16]=[.M7];[.$H$1];IF([.CS16]=[.T7];[.$O$1];IF([.CS16]=[.AA7];[.$V$1];IF([.CS16]=[.AH7];[.$AC$1];IF([.CS16]=[.AO7];[.$AJ$1];IF([.CS16]=[.AV7];[.$AQ$1];IF([.CS16]=[.BC7];[.$AX$1];IF([.CS16]=[.BJ7];[.$BE$1];IF([.CS16]=[.BQ7];[.$BL$1];IF([.CS16]=[.BX7];[.$BS$1];IF([.CS16]=[.CE7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7.08180794764115" calcext:value-type="float">
            <text:p>7,0818</text:p>
          </table:table-cell>
          <table:table-cell table:style-name="ce4" table:formula="of:=[.C5]/[.C8]" office:value-type="float" office:value="7.31525588822527" calcext:value-type="float">
            <text:p>7,3153</text:p>
          </table:table-cell>
          <table:table-cell table:style-name="ce4" table:formula="of:=[.D5]/[.D8]" office:value-type="float" office:value="7.29796163074913" calcext:value-type="float">
            <text:p>7,2980</text:p>
          </table:table-cell>
          <table:table-cell table:style-name="ce4" table:formula="of:=[.E5]/[.E8]" office:value-type="float" office:value="7.33969824003536" calcext:value-type="float">
            <text:p>7,3397</text:p>
          </table:table-cell>
          <table:table-cell table:style-name="ce4" table:formula="of:=[.F5]/[.F8]" office:value-type="float" office:value="7.34201585149255" calcext:value-type="float">
            <text:p>7,342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7.11462755531831" calcext:value-type="float">
            <text:p>7,1146</text:p>
          </table:table-cell>
          <table:table-cell table:style-name="ce4" table:formula="of:=[.J5]/[.J8]" office:value-type="float" office:value="7.36989085622172" calcext:value-type="float">
            <text:p>7,3699</text:p>
          </table:table-cell>
          <table:table-cell table:style-name="ce4" table:formula="of:=[.K5]/[.K8]" office:value-type="float" office:value="7.33879176898701" calcext:value-type="float">
            <text:p>7,3388</text:p>
          </table:table-cell>
          <table:table-cell table:style-name="ce4" table:formula="of:=[.L5]/[.L8]" office:value-type="float" office:value="7.34377653116902" calcext:value-type="float">
            <text:p>7,3438</text:p>
          </table:table-cell>
          <table:table-cell table:style-name="ce4" table:formula="of:=[.M5]/[.M8]" office:value-type="float" office:value="7.34331661956521" calcext:value-type="float">
            <text:p>7,343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5]/[.P8]" office:value-type="float" office:value="7.09608825351912" calcext:value-type="float">
            <text:p>7,0961</text:p>
          </table:table-cell>
          <table:table-cell table:style-name="ce4" table:formula="of:=[.Q5]/[.Q8]" office:value-type="float" office:value="7.34791545381303" calcext:value-type="float">
            <text:p>7,3479</text:p>
          </table:table-cell>
          <table:table-cell table:style-name="ce4" table:formula="of:=[.R5]/[.R8]" office:value-type="float" office:value="7.32548580907153" calcext:value-type="float">
            <text:p>7,3255</text:p>
          </table:table-cell>
          <table:table-cell table:style-name="ce4" table:formula="of:=[.S5]/[.S8]" office:value-type="float" office:value="7.33842172754515" calcext:value-type="float">
            <text:p>7,3384</text:p>
          </table:table-cell>
          <table:table-cell table:style-name="ce4" table:formula="of:=[.T5]/[.T8]" office:value-type="float" office:value="7.34206238491766" calcext:value-type="float">
            <text:p>7,342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5]/[.W8]" office:value-type="float" office:value="6.89748918050909" calcext:value-type="float">
            <text:p>6,8975</text:p>
          </table:table-cell>
          <table:table-cell table:style-name="ce4" table:formula="of:=[.X5]/[.X8]" office:value-type="float" office:value="7.34882089822112" calcext:value-type="float">
            <text:p>7,3488</text:p>
          </table:table-cell>
          <table:table-cell table:style-name="ce4" table:formula="of:=[.Y5]/[.Y8]" office:value-type="float" office:value="7.33651108172707" calcext:value-type="float">
            <text:p>7,3365</text:p>
          </table:table-cell>
          <table:table-cell table:style-name="ce4" table:formula="of:=[.Z5]/[.Z8]" office:value-type="float" office:value="7.35040586595878" calcext:value-type="float">
            <text:p>7,3504</text:p>
          </table:table-cell>
          <table:table-cell table:style-name="ce4" table:formula="of:=[.AA5]/[.AA8]" office:value-type="float" office:value="7.33561507196349" calcext:value-type="float">
            <text:p>7,335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5]/[.AD8]" office:value-type="float" office:value="7.20343893107239" calcext:value-type="float">
            <text:p>7,2034</text:p>
          </table:table-cell>
          <table:table-cell table:style-name="ce4" table:formula="of:=[.AE5]/[.AE8]" office:value-type="float" office:value="7.3744975770466" calcext:value-type="float">
            <text:p>7,3745</text:p>
          </table:table-cell>
          <table:table-cell table:style-name="ce4" table:formula="of:=[.AF5]/[.AF8]" office:value-type="float" office:value="7.37435614021493" calcext:value-type="float">
            <text:p>7,3744</text:p>
          </table:table-cell>
          <table:table-cell table:style-name="ce4" table:formula="of:=[.AG5]/[.AG8]" office:value-type="float" office:value="7.37177006854797" calcext:value-type="float">
            <text:p>7,3718</text:p>
          </table:table-cell>
          <table:table-cell table:style-name="ce4" table:formula="of:=[.AH5]/[.AH8]" office:value-type="float" office:value="7.3663182583882" calcext:value-type="float">
            <text:p>7,366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5]/[.AK8]" office:value-type="float" office:value="7.19626705034189" calcext:value-type="float">
            <text:p>7,1963</text:p>
          </table:table-cell>
          <table:table-cell table:style-name="ce4" table:formula="of:=[.AL5]/[.AL8]" office:value-type="float" office:value="7.34673230309791" calcext:value-type="float">
            <text:p>7,3467</text:p>
          </table:table-cell>
          <table:table-cell table:style-name="ce4" table:formula="of:=[.AM5]/[.AM8]" office:value-type="float" office:value="7.35789350606072" calcext:value-type="float">
            <text:p>7,3579</text:p>
          </table:table-cell>
          <table:table-cell table:style-name="ce4" table:formula="of:=[.AN5]/[.AN8]" office:value-type="float" office:value="7.37917190579069" calcext:value-type="float">
            <text:p>7,3792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5]/[.AR8]" office:value-type="float" office:value="6.99521157917336" calcext:value-type="float">
            <text:p>6,9952</text:p>
          </table:table-cell>
          <table:table-cell table:style-name="ce4" table:formula="of:=[.AS5]/[.AS8]" office:value-type="float" office:value="7.34726889438581" calcext:value-type="float">
            <text:p>7,3473</text:p>
          </table:table-cell>
          <table:table-cell table:style-name="ce4" table:formula="of:=[.AT5]/[.AT8]" office:value-type="float" office:value="7.39323976112352" calcext:value-type="float">
            <text:p>7,3932</text:p>
          </table:table-cell>
          <table:table-cell table:style-name="ce4" table:formula="of:=[.AU5]/[.AU8]" office:value-type="float" office:value="7.41192356384629" calcext:value-type="float">
            <text:p>7,4119</text:p>
          </table:table-cell>
          <table:table-cell table:style-name="ce4" table:formula="of:=[.AV5]/[.AV8]" office:value-type="float" office:value="7.38055814633071" calcext:value-type="float">
            <text:p>7,380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5]/[.AY8]" office:value-type="float" office:value="7.33486635777155" calcext:value-type="float">
            <text:p>7,3349</text:p>
          </table:table-cell>
          <table:table-cell table:style-name="ce4" table:formula="of:=[.AZ5]/[.AZ8]" office:value-type="float" office:value="7.39560144558663" calcext:value-type="float">
            <text:p>7,3956</text:p>
          </table:table-cell>
          <table:table-cell table:style-name="ce4" table:formula="of:=[.BA5]/[.BA8]" office:value-type="float" office:value="7.40351503730695" calcext:value-type="float">
            <text:p>7,4035</text:p>
          </table:table-cell>
          <table:table-cell table:style-name="ce4" table:formula="of:=[.BB5]/[.BB8]" office:value-type="float" office:value="7.39923204862743" calcext:value-type="float">
            <text:p>7,3992</text:p>
          </table:table-cell>
          <table:table-cell table:style-name="ce4" table:formula="of:=[.BC5]/[.BC8]" office:value-type="float" office:value="7.39901780319019" calcext:value-type="float">
            <text:p>7,3990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5]/[.BF8]" office:value-type="float" office:value="7.28095882637959" calcext:value-type="float">
            <text:p>7,2810</text:p>
          </table:table-cell>
          <table:table-cell table:style-name="ce4" table:formula="of:=[.BG5]/[.BG8]" office:value-type="float" office:value="7.40817950986329" calcext:value-type="float">
            <text:p>7,4082</text:p>
          </table:table-cell>
          <table:table-cell table:style-name="ce4" table:formula="of:=[.BH5]/[.BH8]" office:value-type="float" office:value="7.42030265620789" calcext:value-type="float">
            <text:p>7,4203</text:p>
          </table:table-cell>
          <table:table-cell table:style-name="ce4" table:formula="of:=[.BI5]/[.BI8]" office:value-type="float" office:value="7.41624256384926" calcext:value-type="float">
            <text:p>7,4162</text:p>
          </table:table-cell>
          <table:table-cell table:style-name="ce4" table:formula="of:=[.BJ5]/[.BJ8]" office:value-type="float" office:value="7.4016882394502" calcext:value-type="float">
            <text:p>7,401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5]/[.BM8]" office:value-type="float" office:value="7.37717272135491" calcext:value-type="float">
            <text:p>7,3772</text:p>
          </table:table-cell>
          <table:table-cell table:style-name="ce4" table:formula="of:=[.BN5]/[.BN8]" office:value-type="float" office:value="7.38627757673448" calcext:value-type="float">
            <text:p>7,3863</text:p>
          </table:table-cell>
          <table:table-cell table:style-name="ce4" table:formula="of:=[.BO5]/[.BO8]" office:value-type="float" office:value="7.41790488323684" calcext:value-type="float">
            <text:p>7,4179</text:p>
          </table:table-cell>
          <table:table-cell table:style-name="ce4" table:formula="of:=[.BP5]/[.BP8]" office:value-type="float" office:value="7.40986647500032" calcext:value-type="float">
            <text:p>7,4099</text:p>
          </table:table-cell>
          <table:table-cell table:style-name="ce4" table:formula="of:=[.BQ5]/[.BQ8]" office:value-type="float" office:value="7.39423991832621" calcext:value-type="float">
            <text:p>7,394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5]/[.BT8]" office:value-type="float" office:value="7.23242038368263" calcext:value-type="float">
            <text:p>7,2324</text:p>
          </table:table-cell>
          <table:table-cell table:style-name="ce4" table:formula="of:=[.BU5]/[.BU8]" office:value-type="float" office:value="7.40408901865073" calcext:value-type="float">
            <text:p>7,4041</text:p>
          </table:table-cell>
          <table:table-cell table:style-name="ce4" table:formula="of:=[.BV5]/[.BV8]" office:value-type="float" office:value="7.4136495539654" calcext:value-type="float">
            <text:p>7,4136</text:p>
          </table:table-cell>
          <table:table-cell table:style-name="ce4" table:formula="of:=[.BW5]/[.BW8]" office:value-type="float" office:value="7.40421428515905" calcext:value-type="float">
            <text:p>7,4042</text:p>
          </table:table-cell>
          <table:table-cell table:style-name="ce4" table:formula="of:=[.BX5]/[.BX8]" office:value-type="float" office:value="7.41251049928141" calcext:value-type="float">
            <text:p>7,4125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5]/[.CA8]" office:value-type="float" office:value="7.37472265392797" calcext:value-type="float">
            <text:p>7,3747</text:p>
          </table:table-cell>
          <table:table-cell table:style-name="ce4" table:formula="of:=[.CB5]/[.CB8]" office:value-type="float" office:value="7.39415261561159" calcext:value-type="float">
            <text:p>7,3942</text:p>
          </table:table-cell>
          <table:table-cell table:style-name="ce4" table:formula="of:=[.CC5]/[.CC8]" office:value-type="float" office:value="7.39576237574181" calcext:value-type="float">
            <text:p>7,3958</text:p>
          </table:table-cell>
          <table:table-cell table:style-name="ce4" table:formula="of:=[.CD5]/[.CD8]" office:value-type="float" office:value="7.40851798766965" calcext:value-type="float">
            <text:p>7,4085</text:p>
          </table:table-cell>
          <table:table-cell table:style-name="ce4" table:formula="of:=[.CE5]/[.CE8]" office:value-type="float" office:value="7.40339351374306" calcext:value-type="float">
            <text:p>7,403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H5]/[.CH8]" office:value-type="float" office:value="4.01787665721855" calcext:value-type="float">
            <text:p>4,0179</text:p>
          </table:table-cell>
          <table:table-cell table:style-name="ce4" table:formula="of:=[.CI5]/[.CI8]" office:value-type="float" office:value="4.09647614894538" calcext:value-type="float">
            <text:p>4,0965</text:p>
          </table:table-cell>
          <table:table-cell table:style-name="ce4" table:formula="of:=[.CJ5]/[.CJ8]" office:value-type="float" office:value="4.10832226626209" calcext:value-type="float">
            <text:p>4,1083</text:p>
          </table:table-cell>
          <table:table-cell table:style-name="ce4" table:formula="of:=[.CK5]/[.CK8]" office:value-type="float" office:value="4.11775935674559" calcext:value-type="float">
            <text:p>4,1178</text:p>
          </table:table-cell>
          <table:table-cell table:style-name="ce4" table:formula="of:=[.CL5]/[.CL8]" office:value-type="float" office:value="4.12358513339165" calcext:value-type="float">
            <text:p>4,1236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MAX([.B8];[.I8];[.P8];[.W8];[.AD8];[.AK8];[.AR8];[.AY8];[.BF8];[.BM8];[.BT8];[.CA8];[.CH8])" office:value-type="float" office:value="0.427951" calcext:value-type="float">
            <text:p>0,42795</text:p>
          </table:table-cell>
          <table:table-cell table:style-name="ce19" table:formula="of:=MAX([.C8];[.J8];[.Q8];[.X8];[.AE8];[.AL8];[.AS8];[.AZ8];[.BG8];[.BN8];[.BU8];[.CB8];[.CI8])" office:value-type="float" office:value="1.66179933333333" calcext:value-type="float">
            <text:p>1,66180</text:p>
          </table:table-cell>
          <table:table-cell table:style-name="ce19" table:formula="of:=MAX([.D8];[.K8];[.R8];[.Y8];[.AF8];[.AM8];[.AT8];[.BA8];[.BH8];[.BO8];[.BV8];[.CC8];[.CJ8])" office:value-type="float" office:value="6.615722" calcext:value-type="float">
            <text:p>6,61572</text:p>
          </table:table-cell>
          <table:table-cell table:style-name="ce19" table:formula="of:=MAX([.E8];[.L8];[.S8];[.Z8];[.AG8];[.AN8];[.AU8];[.BB8];[.BI8];[.BP8];[.BW8];[.CD8];[.CK8])" office:value-type="float" office:value="26.388315" calcext:value-type="float">
            <text:p>26,38832</text:p>
          </table:table-cell>
          <table:table-cell table:style-name="ce19" table:formula="of:=MAX([.F8];[.M8];[.T8];[.AA8];[.AH8];[.AO8];[.AV8];[.BC8];[.BJ8];[.BQ8];[.BX8];[.CE8];[.CL8])" office:value-type="float" office:value="105.733966333333" calcext:value-type="float">
            <text:p>105,7339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table:formula="of:=IF([.CO17]=[.B8];[.$A$1];IF([.CO17]=[.I8];[.$H$1];IF([.CO17]=[.P8];[.$O$1];IF([.CO17]=[.W8];[.$V$1];IF([.CO17]=[.AD8];[.$AC$1];IF([.CO17]=[.AK8];[.$AJ$1];IF([.CO17]=[.AR8];[.$AQ$1];IF([.CO17]=[.AY8];[.$AX$1];IF([.CO17]=[.BF8];[.$BE$1];IF([.CO17]=[.BM8];[.$BL$1];IF([.CO17]=[.BT8];[.$BS$1];IF([.CO17]=[.CA8];[.$BZ$1];[.$CG$1]))))))))))))" office:value-type="string" office:string-value="Block" calcext:value-type="string">
            <text:p>Block</text:p>
          </table:table-cell>
          <table:table-cell table:style-name="ce19" table:formula="of:=IF([.CP17]=[.C8];[.$A$1];IF([.CP17]=[.J8];[.$H$1];IF([.CP17]=[.Q8];[.$O$1];IF([.CP17]=[.X8];[.$V$1];IF([.CP17]=[.AE8];[.$AC$1];IF([.CP17]=[.AL8];[.$AJ$1];IF([.CP17]=[.AS8];[.$AQ$1];IF([.CP17]=[.AZ8];[.$AX$1];IF([.CP17]=[.BG8];[.$BE$1];IF([.CP17]=[.BN8];[.$BL$1];IF([.CP17]=[.BU8];[.$BS$1];IF([.CP17]=[.CB8];[.$BZ$1];[.$CG$1]))))))))))))" office:value-type="string" office:string-value="Block" calcext:value-type="string">
            <text:p>Block</text:p>
          </table:table-cell>
          <table:table-cell table:style-name="ce19" table:formula="of:=IF([.CQ17]=[.D8];[.$A$1];IF([.CQ17]=[.K8];[.$H$1];IF([.CQ17]=[.R8];[.$O$1];IF([.CQ17]=[.Y8];[.$V$1];IF([.CQ17]=[.AF8];[.$AC$1];IF([.CQ17]=[.AM8];[.$AJ$1];IF([.CQ17]=[.AT8];[.$AQ$1];IF([.CQ17]=[.BA8];[.$AX$1];IF([.CQ17]=[.BH8];[.$BE$1];IF([.CQ17]=[.BO8];[.$BL$1];IF([.CQ17]=[.BV8];[.$BS$1];IF([.CQ17]=[.CC8];[.$BZ$1];[.$CG$1]))))))))))))" office:value-type="string" office:string-value="Block" calcext:value-type="string">
            <text:p>Block</text:p>
          </table:table-cell>
          <table:table-cell table:style-name="ce19" table:formula="of:=IF([.CR17]=[.E8];[.$A$1];IF([.CR17]=[.L8];[.$H$1];IF([.CR17]=[.S8];[.$O$1];IF([.CR17]=[.Z8];[.$V$1];IF([.CR17]=[.AG8];[.$AC$1];IF([.CR17]=[.AN8];[.$AJ$1];IF([.CR17]=[.AU8];[.$AQ$1];IF([.CR17]=[.BB8];[.$AX$1];IF([.CR17]=[.BI8];[.$BE$1];IF([.CR17]=[.BP8];[.$BL$1];IF([.CR17]=[.BW8];[.$BS$1];IF([.CR17]=[.CD8];[.$BZ$1];[.$CG$1]))))))))))))" office:value-type="string" office:string-value="Block" calcext:value-type="string">
            <text:p>Block</text:p>
          </table:table-cell>
          <table:table-cell table:style-name="ce19" table:formula="of:=IF([.CS17]=[.F8];[.$A$1];IF([.CS17]=[.M8];[.$H$1];IF([.CS17]=[.T8];[.$O$1];IF([.CS17]=[.AA8];[.$V$1];IF([.CS17]=[.AH8];[.$AC$1];IF([.CS17]=[.AO8];[.$AJ$1];IF([.CS17]=[.AV8];[.$AQ$1];IF([.CS17]=[.BC8];[.$AX$1];IF([.CS17]=[.BJ8];[.$BE$1];IF([.CS17]=[.BQ8];[.$BL$1];IF([.CS17]=[.BX8];[.$BS$1];IF([.CS17]=[.CE8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8.55377514122411" calcext:value-type="float">
            <text:p>8,5538</text:p>
          </table:table-cell>
          <table:table-cell table:style-name="ce12" table:formula="of:=[.C5]/[.C9]" office:value-type="float" office:value="9.26679845943505" calcext:value-type="float">
            <text:p>9,2668</text:p>
          </table:table-cell>
          <table:table-cell table:style-name="ce12" table:formula="of:=[.D5]/[.D9]" office:value-type="float" office:value="9.94759731249365" calcext:value-type="float">
            <text:p>9,9476</text:p>
          </table:table-cell>
          <table:table-cell table:style-name="ce12" table:formula="of:=[.E5]/[.E9]" office:value-type="float" office:value="10.3481337646971" calcext:value-type="float">
            <text:p>10,3481</text:p>
          </table:table-cell>
          <table:table-cell table:style-name="ce12" table:formula="of:=[.F5]/[.F9]" office:value-type="float" office:value="10.7093509445831" calcext:value-type="float">
            <text:p>10,709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9.09662644563763" calcext:value-type="float">
            <text:p>9,0966</text:p>
          </table:table-cell>
          <table:table-cell table:style-name="ce12" table:formula="of:=[.J5]/[.J9]" office:value-type="float" office:value="9.35579254225049" calcext:value-type="float">
            <text:p>9,3558</text:p>
          </table:table-cell>
          <table:table-cell table:style-name="ce12" table:formula="of:=[.K5]/[.K9]" office:value-type="float" office:value="9.94802301803768" calcext:value-type="float">
            <text:p>9,9480</text:p>
          </table:table-cell>
          <table:table-cell table:style-name="ce12" table:formula="of:=[.L5]/[.L9]" office:value-type="float" office:value="10.5334853306499" calcext:value-type="float">
            <text:p>10,5335</text:p>
          </table:table-cell>
          <table:table-cell table:style-name="ce12" table:formula="of:=[.M5]/[.M9]" office:value-type="float" office:value="10.7478784483388" calcext:value-type="float">
            <text:p>10,747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5]/[.P9]" office:value-type="float" office:value="9.04289620111634" calcext:value-type="float">
            <text:p>9,0429</text:p>
          </table:table-cell>
          <table:table-cell table:style-name="ce12" table:formula="of:=[.Q5]/[.Q9]" office:value-type="float" office:value="9.60286174752872" calcext:value-type="float">
            <text:p>9,6029</text:p>
          </table:table-cell>
          <table:table-cell table:style-name="ce12" table:formula="of:=[.R5]/[.R9]" office:value-type="float" office:value="9.98490269669867" calcext:value-type="float">
            <text:p>9,9849</text:p>
          </table:table-cell>
          <table:table-cell table:style-name="ce12" table:formula="of:=[.S5]/[.S9]" office:value-type="float" office:value="10.5579974267747" calcext:value-type="float">
            <text:p>10,5580</text:p>
          </table:table-cell>
          <table:table-cell table:style-name="ce12" table:formula="of:=[.T5]/[.T9]" office:value-type="float" office:value="10.7598740479996" calcext:value-type="float">
            <text:p>10,759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5]/[.W9]" office:value-type="float" office:value="9.08983787988615" calcext:value-type="float">
            <text:p>9,0898</text:p>
          </table:table-cell>
          <table:table-cell table:style-name="ce12" table:formula="of:=[.X5]/[.X9]" office:value-type="float" office:value="9.35360914797559" calcext:value-type="float">
            <text:p>9,3536</text:p>
          </table:table-cell>
          <table:table-cell table:style-name="ce12" table:formula="of:=[.Y5]/[.Y9]" office:value-type="float" office:value="10.0817085904035" calcext:value-type="float">
            <text:p>10,0817</text:p>
          </table:table-cell>
          <table:table-cell table:style-name="ce12" table:formula="of:=[.Z5]/[.Z9]" office:value-type="float" office:value="10.4481613973312" calcext:value-type="float">
            <text:p>10,4482</text:p>
          </table:table-cell>
          <table:table-cell table:style-name="ce12" table:formula="of:=[.AA5]/[.AA9]" office:value-type="float" office:value="10.6590719883359" calcext:value-type="float">
            <text:p>10,65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5]/[.AD9]" office:value-type="float" office:value="10.323574795536" calcext:value-type="float">
            <text:p>10,3236</text:p>
          </table:table-cell>
          <table:table-cell table:style-name="ce12" table:formula="of:=[.AE5]/[.AE9]" office:value-type="float" office:value="10.7115580937455" calcext:value-type="float">
            <text:p>10,7116</text:p>
          </table:table-cell>
          <table:table-cell table:style-name="ce12" table:formula="of:=[.AF5]/[.AF9]" office:value-type="float" office:value="10.7510463987944" calcext:value-type="float">
            <text:p>10,7510</text:p>
          </table:table-cell>
          <table:table-cell table:style-name="ce12" table:formula="of:=[.AG5]/[.AG9]" office:value-type="float" office:value="10.8988476713627" calcext:value-type="float">
            <text:p>10,8988</text:p>
          </table:table-cell>
          <table:table-cell table:style-name="ce12" table:formula="of:=[.AH5]/[.AH9]" office:value-type="float" office:value="10.9356431552838" calcext:value-type="float">
            <text:p>10,935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5]/[.AK9]" office:value-type="float" office:value="10.1780759183153" calcext:value-type="float">
            <text:p>10,1781</text:p>
          </table:table-cell>
          <table:table-cell table:style-name="ce12" table:formula="of:=[.AL5]/[.AL9]" office:value-type="float" office:value="10.6107329776178" calcext:value-type="float">
            <text:p>10,6107</text:p>
          </table:table-cell>
          <table:table-cell table:style-name="ce12" table:formula="of:=[.AM5]/[.AM9]" office:value-type="float" office:value="10.7588445262792" calcext:value-type="float">
            <text:p>10,7588</text:p>
          </table:table-cell>
          <table:table-cell table:style-name="ce12" table:formula="of:=[.AN5]/[.AN9]" office:value-type="float" office:value="10.8169402162047" calcext:value-type="float">
            <text:p>10,8169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5]/[.AR9]" office:value-type="float" office:value="10.6005889135986" calcext:value-type="float">
            <text:p>10,6006</text:p>
          </table:table-cell>
          <table:table-cell table:style-name="ce12" table:formula="of:=[.AS5]/[.AS9]" office:value-type="float" office:value="10.6915706018616" calcext:value-type="float">
            <text:p>10,6916</text:p>
          </table:table-cell>
          <table:table-cell table:style-name="ce12" table:formula="of:=[.AT5]/[.AT9]" office:value-type="float" office:value="10.8813739807309" calcext:value-type="float">
            <text:p>10,8814</text:p>
          </table:table-cell>
          <table:table-cell table:style-name="ce12" table:formula="of:=[.AU5]/[.AU9]" office:value-type="float" office:value="10.9140056297827" calcext:value-type="float">
            <text:p>10,9140</text:p>
          </table:table-cell>
          <table:table-cell table:style-name="ce12" table:formula="of:=[.AV5]/[.AV9]" office:value-type="float" office:value="10.9268152574339" calcext:value-type="float">
            <text:p>10,926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5]/[.AY9]" office:value-type="float" office:value="10.5408301380684" calcext:value-type="float">
            <text:p>10,5408</text:p>
          </table:table-cell>
          <table:table-cell table:style-name="ce12" table:formula="of:=[.AZ5]/[.AZ9]" office:value-type="float" office:value="10.826136717517" calcext:value-type="float">
            <text:p>10,8261</text:p>
          </table:table-cell>
          <table:table-cell table:style-name="ce12" table:formula="of:=[.BA5]/[.BA9]" office:value-type="float" office:value="10.8559210687656" calcext:value-type="float">
            <text:p>10,8559</text:p>
          </table:table-cell>
          <table:table-cell table:style-name="ce12" table:formula="of:=[.BB5]/[.BB9]" office:value-type="float" office:value="10.9094915286357" calcext:value-type="float">
            <text:p>10,9095</text:p>
          </table:table-cell>
          <table:table-cell table:style-name="ce12" table:formula="of:=[.BC5]/[.BC9]" office:value-type="float" office:value="10.9190599985078" calcext:value-type="float">
            <text:p>10,919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5]/[.BF9]" office:value-type="float" office:value="9.88604492297422" calcext:value-type="float">
            <text:p>9,8860</text:p>
          </table:table-cell>
          <table:table-cell table:style-name="ce12" table:formula="of:=[.BG5]/[.BG9]" office:value-type="float" office:value="10.4953749188989" calcext:value-type="float">
            <text:p>10,4954</text:p>
          </table:table-cell>
          <table:table-cell table:style-name="ce12" table:formula="of:=[.BH5]/[.BH9]" office:value-type="float" office:value="10.8069144991567" calcext:value-type="float">
            <text:p>10,8069</text:p>
          </table:table-cell>
          <table:table-cell table:style-name="ce12" table:formula="of:=[.BI5]/[.BI9]" office:value-type="float" office:value="10.9058105007749" calcext:value-type="float">
            <text:p>10,9058</text:p>
          </table:table-cell>
          <table:table-cell table:style-name="ce12" table:formula="of:=[.BJ5]/[.BJ9]" office:value-type="float" office:value="10.915398319078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5]/[.BM9]" office:value-type="float" office:value="10.4383373765081" calcext:value-type="float">
            <text:p>10,4383</text:p>
          </table:table-cell>
          <table:table-cell table:style-name="ce12" table:formula="of:=[.BN5]/[.BN9]" office:value-type="float" office:value="10.7125335174443" calcext:value-type="float">
            <text:p>10,7125</text:p>
          </table:table-cell>
          <table:table-cell table:style-name="ce12" table:formula="of:=[.BO5]/[.BO9]" office:value-type="float" office:value="10.8254192750383" calcext:value-type="float">
            <text:p>10,8254</text:p>
          </table:table-cell>
          <table:table-cell table:style-name="ce12" table:formula="of:=[.BP5]/[.BP9]" office:value-type="float" office:value="10.9079936233662" calcext:value-type="float">
            <text:p>10,9080</text:p>
          </table:table-cell>
          <table:table-cell table:style-name="ce12" table:formula="of:=[.BQ5]/[.BQ9]" office:value-type="float" office:value="10.0400705270466" calcext:value-type="float">
            <text:p>10,04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5]/[.BT9]" office:value-type="float" office:value="9.52195822873301" calcext:value-type="float">
            <text:p>9,5220</text:p>
          </table:table-cell>
          <table:table-cell table:style-name="ce12" table:formula="of:=[.BU5]/[.BU9]" office:value-type="float" office:value="10.6574972092427" calcext:value-type="float">
            <text:p>10,6575</text:p>
          </table:table-cell>
          <table:table-cell table:style-name="ce12" table:formula="of:=[.BV5]/[.BV9]" office:value-type="float" office:value="10.8536300525358" calcext:value-type="float">
            <text:p>10,8536</text:p>
          </table:table-cell>
          <table:table-cell table:style-name="ce12" table:formula="of:=[.BW5]/[.BW9]" office:value-type="float" office:value="10.902115609897" calcext:value-type="float">
            <text:p>10,9021</text:p>
          </table:table-cell>
          <table:table-cell table:style-name="ce12" table:formula="of:=[.BX5]/[.BX9]" office:value-type="float" office:value="10.9200657113155" calcext:value-type="float">
            <text:p>10,920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5]/[.CA9]" office:value-type="float" office:value="10.1263335116594" calcext:value-type="float">
            <text:p>10,1263</text:p>
          </table:table-cell>
          <table:table-cell table:style-name="ce12" table:formula="of:=[.CB5]/[.CB9]" office:value-type="float" office:value="10.6515678407979" calcext:value-type="float">
            <text:p>10,6516</text:p>
          </table:table-cell>
          <table:table-cell table:style-name="ce12" table:formula="of:=[.CC5]/[.CC9]" office:value-type="float" office:value="10.8771585241021" calcext:value-type="float">
            <text:p>10,8772</text:p>
          </table:table-cell>
          <table:table-cell table:style-name="ce12" table:formula="of:=[.CD5]/[.CD9]" office:value-type="float" office:value="10.9039821005848" calcext:value-type="float">
            <text:p>10,9040</text:p>
          </table:table-cell>
          <table:table-cell table:style-name="ce12" table:formula="of:=[.CE5]/[.CE9]" office:value-type="float" office:value="10.9154140529375" calcext:value-type="float">
            <text:p>10,9154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H5]/[.CH9]" office:value-type="float" office:value="7.02591423757578" calcext:value-type="float">
            <text:p>7,0259</text:p>
          </table:table-cell>
          <table:table-cell table:style-name="ce12" table:formula="of:=[.CI5]/[.CI9]" office:value-type="float" office:value="7.36217535422866" calcext:value-type="float">
            <text:p>7,3622</text:p>
          </table:table-cell>
          <table:table-cell table:style-name="ce12" table:formula="of:=[.CJ5]/[.CJ9]" office:value-type="float" office:value="7.57893060824088" calcext:value-type="float">
            <text:p>7,5789</text:p>
          </table:table-cell>
          <table:table-cell table:style-name="ce12" table:formula="of:=[.CK5]/[.CK9]" office:value-type="float" office:value="7.37301672262135" calcext:value-type="float">
            <text:p>7,3730</text:p>
          </table:table-cell>
          <table:table-cell table:style-name="ce12" table:formula="of:=[.CL5]/[.CL9]" office:value-type="float" office:value="7.37870577424417" calcext:value-type="float">
            <text:p>7,3787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MAX([.B9];[.I9];[.P9];[.W9];[.AD9];[.AK9];[.AR9];[.AY9];[.BF9];[.BM9];[.BT9];[.CA9];[.CH9])" office:value-type="float" office:value="0.244730333333333" calcext:value-type="float">
            <text:p>0,24473</text:p>
          </table:table-cell>
          <table:table-cell table:style-name="ce18" table:formula="of:=MAX([.C9];[.J9];[.Q9];[.X9];[.AE9];[.AL9];[.AS9];[.AZ9];[.BG9];[.BN9];[.BU9];[.CB9];[.CI9])" office:value-type="float" office:value="0.924661666666667" calcext:value-type="float">
            <text:p>0,92466</text:p>
          </table:table-cell>
          <table:table-cell table:style-name="ce18" table:formula="of:=MAX([.D9];[.K9];[.R9];[.Y9];[.AF9];[.AM9];[.AT9];[.BA9];[.BH9];[.BO9];[.BV9];[.CC9];[.CJ9])" office:value-type="float" office:value="3.58619433333333" calcext:value-type="float">
            <text:p>3,58619</text:p>
          </table:table-cell>
          <table:table-cell table:style-name="ce18" table:formula="of:=MAX([.E9];[.L9];[.S9];[.Z9];[.AG9];[.AN9];[.AU9];[.BB9];[.BI9];[.BP9];[.BW9];[.CD9];[.CK9])" office:value-type="float" office:value="14.7376216666667" calcext:value-type="float">
            <text:p>14,73762</text:p>
          </table:table-cell>
          <table:table-cell table:style-name="ce18" table:formula="of:=MAX([.F9];[.M9];[.T9];[.AA9];[.AH9];[.AO9];[.AV9];[.BC9];[.BJ9];[.BQ9];[.BX9];[.CE9];[.CL9])" office:value-type="float" office:value="59.0893613333333" calcext:value-type="float">
            <text:p>59,0893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8" table:formula="of:=IF([.CO18]=[.B9];[.$A$1];IF([.CO18]=[.I9];[.$H$1];IF([.CO18]=[.P9];[.$O$1];IF([.CO18]=[.W9];[.$V$1];IF([.CO18]=[.AD9];[.$AC$1];IF([.CO18]=[.AK9];[.$AJ$1];IF([.CO18]=[.AR9];[.$AQ$1];IF([.CO18]=[.AY9];[.$AX$1];IF([.CO18]=[.BF9];[.$BE$1];IF([.CO18]=[.BM9];[.$BL$1];IF([.CO18]=[.BT9];[.$BS$1];IF([.CO18]=[.CA9];[.$BZ$1];[.$CG$1]))))))))))))" office:value-type="string" office:string-value="Block" calcext:value-type="string">
            <text:p>Block</text:p>
          </table:table-cell>
          <table:table-cell table:style-name="ce18" table:formula="of:=IF([.CP18]=[.C9];[.$A$1];IF([.CP18]=[.J9];[.$H$1];IF([.CP18]=[.Q9];[.$O$1];IF([.CP18]=[.X9];[.$V$1];IF([.CP18]=[.AE9];[.$AC$1];IF([.CP18]=[.AL9];[.$AJ$1];IF([.CP18]=[.AS9];[.$AQ$1];IF([.CP18]=[.AZ9];[.$AX$1];IF([.CP18]=[.BG9];[.$BE$1];IF([.CP18]=[.BN9];[.$BL$1];IF([.CP18]=[.BU9];[.$BS$1];IF([.CP18]=[.CB9];[.$BZ$1];[.$CG$1]))))))))))))" office:value-type="string" office:string-value="Block" calcext:value-type="string">
            <text:p>Block</text:p>
          </table:table-cell>
          <table:table-cell table:style-name="ce18" table:formula="of:=IF([.CQ18]=[.D9];[.$A$1];IF([.CQ18]=[.K9];[.$H$1];IF([.CQ18]=[.R9];[.$O$1];IF([.CQ18]=[.Y9];[.$V$1];IF([.CQ18]=[.AF9];[.$AC$1];IF([.CQ18]=[.AM9];[.$AJ$1];IF([.CQ18]=[.AT9];[.$AQ$1];IF([.CQ18]=[.BA9];[.$AX$1];IF([.CQ18]=[.BH9];[.$BE$1];IF([.CQ18]=[.BO9];[.$BL$1];IF([.CQ18]=[.BV9];[.$BS$1];IF([.CQ18]=[.CC9];[.$BZ$1];[.$CG$1]))))))))))))" office:value-type="string" office:string-value="Block" calcext:value-type="string">
            <text:p>Block</text:p>
          </table:table-cell>
          <table:table-cell table:style-name="ce18" table:formula="of:=IF([.CR18]=[.E9];[.$A$1];IF([.CR18]=[.L9];[.$H$1];IF([.CR18]=[.S9];[.$O$1];IF([.CR18]=[.Z9];[.$V$1];IF([.CR18]=[.AG9];[.$AC$1];IF([.CR18]=[.AN9];[.$AJ$1];IF([.CR18]=[.AU9];[.$AQ$1];IF([.CR18]=[.BB9];[.$AX$1];IF([.CR18]=[.BI9];[.$BE$1];IF([.CR18]=[.BP9];[.$BL$1];IF([.CR18]=[.BW9];[.$BS$1];IF([.CR18]=[.CD9];[.$BZ$1];[.$CG$1]))))))))))))" office:value-type="string" office:string-value="Block" calcext:value-type="string">
            <text:p>Block</text:p>
          </table:table-cell>
          <table:table-cell table:style-name="ce18" table:formula="of:=IF([.CS18]=[.F9];[.$A$1];IF([.CS18]=[.M9];[.$H$1];IF([.CS18]=[.T9];[.$O$1];IF([.CS18]=[.AA9];[.$V$1];IF([.CS18]=[.AH9];[.$AC$1];IF([.CS18]=[.AO9];[.$AJ$1];IF([.CS18]=[.AV9];[.$AQ$1];IF([.CS18]=[.BC9];[.$AX$1];IF([.CS18]=[.BJ9];[.$BE$1];IF([.CS18]=[.BQ9];[.$BL$1];IF([.CS18]=[.BX9];[.$BS$1];IF([.CS18]=[.CE9];[.$BZ$1];[.$CG$1]))))))))))))" office:value-type="string" office:string-value="Block" calcext:value-type="string">
            <text:p>Block</text:p>
          </table:table-cell>
          <table:table-cell table:number-columns-repeated="920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covered-table-cell table:style-name="ce7"/>
          <table:table-cell table:style-name="ce9" table:number-columns-repeated="6"/>
          <table:table-cell/>
          <table:table-cell table:style-name="ce9" table:number-columns-repeated="6"/>
          <table:table-cell/>
          <table:table-cell table:style-name="ce9" table:number-columns-repeated="6"/>
          <table:table-cell table:number-columns-repeated="920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34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20000" calcext:value-type="float">
            <text:p>20000</text:p>
          </table:table-cell>
          <table:table-cell table:style-name="ce1" table:formula="of:=[.C13]" office:value-type="float" office:value="40000" calcext:value-type="float">
            <text:p>40000</text:p>
          </table:table-cell>
          <table:table-cell table:style-name="ce1" table:formula="of:=[.D13]" office:value-type="float" office:value="80000" calcext:value-type="float">
            <text:p>80000</text:p>
          </table:table-cell>
          <table:table-cell table:style-name="ce1" table:formula="of:=[.E13]" office:value-type="float" office:value="160000" calcext:value-type="float">
            <text:p>160000</text:p>
          </table:table-cell>
          <table:table-cell table:style-name="ce1" table:formula="of:=[.F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20000" calcext:value-type="float">
            <text:p>20000</text:p>
          </table:table-cell>
          <table:table-cell table:style-name="ce1" table:formula="of:=[.J13]" office:value-type="float" office:value="40000" calcext:value-type="float">
            <text:p>40000</text:p>
          </table:table-cell>
          <table:table-cell table:style-name="ce1" table:formula="of:=[.K13]" office:value-type="float" office:value="80000" calcext:value-type="float">
            <text:p>80000</text:p>
          </table:table-cell>
          <table:table-cell table:style-name="ce1" table:formula="of:=[.L13]" office:value-type="float" office:value="160000" calcext:value-type="float">
            <text:p>160000</text:p>
          </table:table-cell>
          <table:table-cell table:style-name="ce1" table:formula="of:=[.M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P13]" office:value-type="float" office:value="20000" calcext:value-type="float">
            <text:p>20000</text:p>
          </table:table-cell>
          <table:table-cell table:style-name="ce1" table:formula="of:=[.Q13]" office:value-type="float" office:value="40000" calcext:value-type="float">
            <text:p>40000</text:p>
          </table:table-cell>
          <table:table-cell table:style-name="ce1" table:formula="of:=[.R13]" office:value-type="float" office:value="80000" calcext:value-type="float">
            <text:p>80000</text:p>
          </table:table-cell>
          <table:table-cell table:style-name="ce1" table:formula="of:=[.S13]" office:value-type="float" office:value="160000" calcext:value-type="float">
            <text:p>160000</text:p>
          </table:table-cell>
          <table:table-cell table:style-name="ce1" table:formula="of:=[.T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W13]" office:value-type="float" office:value="20000" calcext:value-type="float">
            <text:p>20000</text:p>
          </table:table-cell>
          <table:table-cell table:style-name="ce1" table:formula="of:=[.X13]" office:value-type="float" office:value="40000" calcext:value-type="float">
            <text:p>40000</text:p>
          </table:table-cell>
          <table:table-cell table:style-name="ce1" table:formula="of:=[.Y13]" office:value-type="float" office:value="80000" calcext:value-type="float">
            <text:p>80000</text:p>
          </table:table-cell>
          <table:table-cell table:style-name="ce1" table:formula="of:=[.Z13]" office:value-type="float" office:value="160000" calcext:value-type="float">
            <text:p>160000</text:p>
          </table:table-cell>
          <table:table-cell table:style-name="ce1" table:formula="of:=[.AA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D13]" office:value-type="float" office:value="20000" calcext:value-type="float">
            <text:p>20000</text:p>
          </table:table-cell>
          <table:table-cell table:style-name="ce1" table:formula="of:=[.AE13]" office:value-type="float" office:value="40000" calcext:value-type="float">
            <text:p>40000</text:p>
          </table:table-cell>
          <table:table-cell table:style-name="ce1" table:formula="of:=[.AF13]" office:value-type="float" office:value="80000" calcext:value-type="float">
            <text:p>80000</text:p>
          </table:table-cell>
          <table:table-cell table:style-name="ce1" table:formula="of:=[.AG13]" office:value-type="float" office:value="160000" calcext:value-type="float">
            <text:p>160000</text:p>
          </table:table-cell>
          <table:table-cell table:style-name="ce1" table:formula="of:=[.AH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K13]" office:value-type="float" office:value="20000" calcext:value-type="float">
            <text:p>20000</text:p>
          </table:table-cell>
          <table:table-cell table:style-name="ce1" table:formula="of:=[.AL13]" office:value-type="float" office:value="40000" calcext:value-type="float">
            <text:p>40000</text:p>
          </table:table-cell>
          <table:table-cell table:style-name="ce1" table:formula="of:=[.AM13]" office:value-type="float" office:value="80000" calcext:value-type="float">
            <text:p>80000</text:p>
          </table:table-cell>
          <table:table-cell table:style-name="ce1" table:formula="of:=[.AN13]" office:value-type="float" office:value="160000" calcext:value-type="float">
            <text:p>16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R13]" office:value-type="float" office:value="20000" calcext:value-type="float">
            <text:p>20000</text:p>
          </table:table-cell>
          <table:table-cell table:style-name="ce1" table:formula="of:=[.AS13]" office:value-type="float" office:value="40000" calcext:value-type="float">
            <text:p>40000</text:p>
          </table:table-cell>
          <table:table-cell table:style-name="ce1" table:formula="of:=[.AT13]" office:value-type="float" office:value="80000" calcext:value-type="float">
            <text:p>80000</text:p>
          </table:table-cell>
          <table:table-cell table:style-name="ce1" table:formula="of:=[.AU13]" office:value-type="float" office:value="160000" calcext:value-type="float">
            <text:p>160000</text:p>
          </table:table-cell>
          <table:table-cell table:style-name="ce1" table:formula="of:=[.AV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AY13]" office:value-type="float" office:value="20000" calcext:value-type="float">
            <text:p>20000</text:p>
          </table:table-cell>
          <table:table-cell table:style-name="ce1" table:formula="of:=[.AZ13]" office:value-type="float" office:value="40000" calcext:value-type="float">
            <text:p>40000</text:p>
          </table:table-cell>
          <table:table-cell table:style-name="ce1" table:formula="of:=[.BA13]" office:value-type="float" office:value="80000" calcext:value-type="float">
            <text:p>80000</text:p>
          </table:table-cell>
          <table:table-cell table:style-name="ce1" table:formula="of:=[.BB13]" office:value-type="float" office:value="160000" calcext:value-type="float">
            <text:p>160000</text:p>
          </table:table-cell>
          <table:table-cell table:style-name="ce1" table:formula="of:=[.BC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F13]" office:value-type="float" office:value="20000" calcext:value-type="float">
            <text:p>20000</text:p>
          </table:table-cell>
          <table:table-cell table:style-name="ce1" table:formula="of:=[.BG13]" office:value-type="float" office:value="40000" calcext:value-type="float">
            <text:p>40000</text:p>
          </table:table-cell>
          <table:table-cell table:style-name="ce1" table:formula="of:=[.BH13]" office:value-type="float" office:value="80000" calcext:value-type="float">
            <text:p>80000</text:p>
          </table:table-cell>
          <table:table-cell table:style-name="ce1" table:formula="of:=[.BI13]" office:value-type="float" office:value="160000" calcext:value-type="float">
            <text:p>160000</text:p>
          </table:table-cell>
          <table:table-cell table:style-name="ce1" table:formula="of:=[.BJ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M13]" office:value-type="float" office:value="20000" calcext:value-type="float">
            <text:p>20000</text:p>
          </table:table-cell>
          <table:table-cell table:style-name="ce1" table:formula="of:=[.BN13]" office:value-type="float" office:value="40000" calcext:value-type="float">
            <text:p>40000</text:p>
          </table:table-cell>
          <table:table-cell table:style-name="ce1" table:formula="of:=[.BO13]" office:value-type="float" office:value="80000" calcext:value-type="float">
            <text:p>80000</text:p>
          </table:table-cell>
          <table:table-cell table:style-name="ce1" table:formula="of:=[.BP13]" office:value-type="float" office:value="160000" calcext:value-type="float">
            <text:p>160000</text:p>
          </table:table-cell>
          <table:table-cell table:style-name="ce1" table:formula="of:=[.BQ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BT13]" office:value-type="float" office:value="20000" calcext:value-type="float">
            <text:p>20000</text:p>
          </table:table-cell>
          <table:table-cell table:style-name="ce1" table:formula="of:=[.BU13]" office:value-type="float" office:value="40000" calcext:value-type="float">
            <text:p>40000</text:p>
          </table:table-cell>
          <table:table-cell table:style-name="ce1" table:formula="of:=[.BV13]" office:value-type="float" office:value="80000" calcext:value-type="float">
            <text:p>80000</text:p>
          </table:table-cell>
          <table:table-cell table:style-name="ce1" table:formula="of:=[.BW13]" office:value-type="float" office:value="160000" calcext:value-type="float">
            <text:p>160000</text:p>
          </table:table-cell>
          <table:table-cell table:style-name="ce1" table:formula="of:=[.BX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A13]" office:value-type="float" office:value="20000" calcext:value-type="float">
            <text:p>20000</text:p>
          </table:table-cell>
          <table:table-cell table:style-name="ce1" table:formula="of:=[.CB13]" office:value-type="float" office:value="40000" calcext:value-type="float">
            <text:p>40000</text:p>
          </table:table-cell>
          <table:table-cell table:style-name="ce1" table:formula="of:=[.CC13]" office:value-type="float" office:value="80000" calcext:value-type="float">
            <text:p>80000</text:p>
          </table:table-cell>
          <table:table-cell table:style-name="ce1" table:formula="of:=[.CD13]" office:value-type="float" office:value="160000" calcext:value-type="float">
            <text:p>160000</text:p>
          </table:table-cell>
          <table:table-cell table:style-name="ce1" table:formula="of:=[.CE13]" office:value-type="float" office:value="320000" calcext:value-type="float">
            <text:p>320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CH13]" office:value-type="float" office:value="20000" calcext:value-type="float">
            <text:p>20000</text:p>
          </table:table-cell>
          <table:table-cell table:style-name="ce1" table:formula="of:=[.CI13]" office:value-type="float" office:value="40000" calcext:value-type="float">
            <text:p>40000</text:p>
          </table:table-cell>
          <table:table-cell table:style-name="ce1" table:formula="of:=[.CJ13]" office:value-type="float" office:value="80000" calcext:value-type="float">
            <text:p>80000</text:p>
          </table:table-cell>
          <table:table-cell table:style-name="ce1" table:formula="of:=[.CK13]" office:value-type="float" office:value="160000" calcext:value-type="float">
            <text:p>160000</text:p>
          </table:table-cell>
          <table:table-cell table:style-name="ce1" table:formula="of:=[.CL13]" office:value-type="float" office:value="320000" calcext:value-type="float">
            <text:p>320000</text:p>
          </table:table-cell>
          <table:table-cell table:number-columns-repeated="934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P14]/[.$A$23]" office:value-type="float" office:value="1" calcext:value-type="float">
            <text:p>1,0000</text:p>
          </table:table-cell>
          <table:table-cell table:style-name="ce12" table:formula="of:=[.Q14]/[.$A$23]" office:value-type="float" office:value="1" calcext:value-type="float">
            <text:p>1,0000</text:p>
          </table:table-cell>
          <table:table-cell table:style-name="ce12" table:formula="of:=[.R14]/[.$A$23]" office:value-type="float" office:value="1" calcext:value-type="float">
            <text:p>1,0000</text:p>
          </table:table-cell>
          <table:table-cell table:style-name="ce12" table:formula="of:=[.S14]/[.$A$23]" office:value-type="float" office:value="1" calcext:value-type="float">
            <text:p>1,0000</text:p>
          </table:table-cell>
          <table:table-cell table:style-name="ce12" table:formula="of:=[.T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W14]/[.$A$23]" office:value-type="float" office:value="1" calcext:value-type="float">
            <text:p>1,0000</text:p>
          </table:table-cell>
          <table:table-cell table:style-name="ce12" table:formula="of:=[.X14]/[.$A$23]" office:value-type="float" office:value="1" calcext:value-type="float">
            <text:p>1,0000</text:p>
          </table:table-cell>
          <table:table-cell table:style-name="ce12" table:formula="of:=[.Y14]/[.$A$23]" office:value-type="float" office:value="1" calcext:value-type="float">
            <text:p>1,0000</text:p>
          </table:table-cell>
          <table:table-cell table:style-name="ce12" table:formula="of:=[.Z14]/[.$A$23]" office:value-type="float" office:value="1" calcext:value-type="float">
            <text:p>1,0000</text:p>
          </table:table-cell>
          <table:table-cell table:style-name="ce12" table:formula="of:=[.AA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D14]/[.$A$23]" office:value-type="float" office:value="1" calcext:value-type="float">
            <text:p>1,0000</text:p>
          </table:table-cell>
          <table:table-cell table:style-name="ce12" table:formula="of:=[.AE14]/[.$A$23]" office:value-type="float" office:value="1" calcext:value-type="float">
            <text:p>1,0000</text:p>
          </table:table-cell>
          <table:table-cell table:style-name="ce12" table:formula="of:=[.AF14]/[.$A$23]" office:value-type="float" office:value="1" calcext:value-type="float">
            <text:p>1,0000</text:p>
          </table:table-cell>
          <table:table-cell table:style-name="ce12" table:formula="of:=[.AG14]/[.$A$23]" office:value-type="float" office:value="1" calcext:value-type="float">
            <text:p>1,0000</text:p>
          </table:table-cell>
          <table:table-cell table:style-name="ce12" table:formula="of:=[.AH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K14]/[.$A$23]" office:value-type="float" office:value="1" calcext:value-type="float">
            <text:p>1,0000</text:p>
          </table:table-cell>
          <table:table-cell table:style-name="ce12" table:formula="of:=[.AL14]/[.$A$23]" office:value-type="float" office:value="1" calcext:value-type="float">
            <text:p>1,0000</text:p>
          </table:table-cell>
          <table:table-cell table:style-name="ce12" table:formula="of:=[.AM14]/[.$A$23]" office:value-type="float" office:value="1" calcext:value-type="float">
            <text:p>1,0000</text:p>
          </table:table-cell>
          <table:table-cell table:style-name="ce12" table:formula="of:=[.AN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R14]/[.$A$23]" office:value-type="float" office:value="1" calcext:value-type="float">
            <text:p>1,0000</text:p>
          </table:table-cell>
          <table:table-cell table:style-name="ce12" table:formula="of:=[.AS14]/[.$A$23]" office:value-type="float" office:value="1" calcext:value-type="float">
            <text:p>1,0000</text:p>
          </table:table-cell>
          <table:table-cell table:style-name="ce12" table:formula="of:=[.AT14]/[.$A$23]" office:value-type="float" office:value="1" calcext:value-type="float">
            <text:p>1,0000</text:p>
          </table:table-cell>
          <table:table-cell table:style-name="ce12" table:formula="of:=[.AU14]/[.$A$23]" office:value-type="float" office:value="1" calcext:value-type="float">
            <text:p>1,0000</text:p>
          </table:table-cell>
          <table:table-cell table:style-name="ce12" table:formula="of:=[.AV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AY14]/[.$A$23]" office:value-type="float" office:value="1" calcext:value-type="float">
            <text:p>1,0000</text:p>
          </table:table-cell>
          <table:table-cell table:style-name="ce12" table:formula="of:=[.AZ14]/[.$A$23]" office:value-type="float" office:value="1" calcext:value-type="float">
            <text:p>1,0000</text:p>
          </table:table-cell>
          <table:table-cell table:style-name="ce12" table:formula="of:=[.BA14]/[.$A$23]" office:value-type="float" office:value="1" calcext:value-type="float">
            <text:p>1,0000</text:p>
          </table:table-cell>
          <table:table-cell table:style-name="ce12" table:formula="of:=[.BB14]/[.$A$23]" office:value-type="float" office:value="1" calcext:value-type="float">
            <text:p>1,0000</text:p>
          </table:table-cell>
          <table:table-cell table:style-name="ce12" table:formula="of:=[.BC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F14]/[.$A$23]" office:value-type="float" office:value="1" calcext:value-type="float">
            <text:p>1,0000</text:p>
          </table:table-cell>
          <table:table-cell table:style-name="ce12" table:formula="of:=[.BG14]/[.$A$23]" office:value-type="float" office:value="1" calcext:value-type="float">
            <text:p>1,0000</text:p>
          </table:table-cell>
          <table:table-cell table:style-name="ce12" table:formula="of:=[.BH14]/[.$A$23]" office:value-type="float" office:value="1" calcext:value-type="float">
            <text:p>1,0000</text:p>
          </table:table-cell>
          <table:table-cell table:style-name="ce12" table:formula="of:=[.BI14]/[.$A$23]" office:value-type="float" office:value="1" calcext:value-type="float">
            <text:p>1,0000</text:p>
          </table:table-cell>
          <table:table-cell table:style-name="ce12" table:formula="of:=[.BJ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M14]/[.$A$23]" office:value-type="float" office:value="1" calcext:value-type="float">
            <text:p>1,0000</text:p>
          </table:table-cell>
          <table:table-cell table:style-name="ce12" table:formula="of:=[.BN14]/[.$A$23]" office:value-type="float" office:value="1" calcext:value-type="float">
            <text:p>1,0000</text:p>
          </table:table-cell>
          <table:table-cell table:style-name="ce12" table:formula="of:=[.BO14]/[.$A$23]" office:value-type="float" office:value="1" calcext:value-type="float">
            <text:p>1,0000</text:p>
          </table:table-cell>
          <table:table-cell table:style-name="ce12" table:formula="of:=[.BP14]/[.$A$23]" office:value-type="float" office:value="1" calcext:value-type="float">
            <text:p>1,0000</text:p>
          </table:table-cell>
          <table:table-cell table:style-name="ce12" table:formula="of:=[.BQ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BT14]/[.$A$23]" office:value-type="float" office:value="1" calcext:value-type="float">
            <text:p>1,0000</text:p>
          </table:table-cell>
          <table:table-cell table:style-name="ce12" table:formula="of:=[.BU14]/[.$A$23]" office:value-type="float" office:value="1" calcext:value-type="float">
            <text:p>1,0000</text:p>
          </table:table-cell>
          <table:table-cell table:style-name="ce12" table:formula="of:=[.BV14]/[.$A$23]" office:value-type="float" office:value="1" calcext:value-type="float">
            <text:p>1,0000</text:p>
          </table:table-cell>
          <table:table-cell table:style-name="ce12" table:formula="of:=[.BW14]/[.$A$23]" office:value-type="float" office:value="1" calcext:value-type="float">
            <text:p>1,0000</text:p>
          </table:table-cell>
          <table:table-cell table:style-name="ce12" table:formula="of:=[.BX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A14]/[.$A$23]" office:value-type="float" office:value="1" calcext:value-type="float">
            <text:p>1,0000</text:p>
          </table:table-cell>
          <table:table-cell table:style-name="ce12" table:formula="of:=[.CB14]/[.$A$23]" office:value-type="float" office:value="1" calcext:value-type="float">
            <text:p>1,0000</text:p>
          </table:table-cell>
          <table:table-cell table:style-name="ce12" table:formula="of:=[.CC14]/[.$A$23]" office:value-type="float" office:value="1" calcext:value-type="float">
            <text:p>1,0000</text:p>
          </table:table-cell>
          <table:table-cell table:style-name="ce12" table:formula="of:=[.CD14]/[.$A$23]" office:value-type="float" office:value="1" calcext:value-type="float">
            <text:p>1,0000</text:p>
          </table:table-cell>
          <table:table-cell table:style-name="ce12" table:formula="of:=[.CE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CH14]/[.$A$23]" office:value-type="float" office:value="1" calcext:value-type="float">
            <text:p>1,0000</text:p>
          </table:table-cell>
          <table:table-cell table:style-name="ce12" table:formula="of:=[.CI14]/[.$A$23]" office:value-type="float" office:value="1" calcext:value-type="float">
            <text:p>1,0000</text:p>
          </table:table-cell>
          <table:table-cell table:style-name="ce12" table:formula="of:=[.CJ14]/[.$A$23]" office:value-type="float" office:value="1" calcext:value-type="float">
            <text:p>1,0000</text:p>
          </table:table-cell>
          <table:table-cell table:style-name="ce12" table:formula="of:=[.CK14]/[.$A$23]" office:value-type="float" office:value="1" calcext:value-type="float">
            <text:p>1,0000</text:p>
          </table:table-cell>
          <table:table-cell table:style-name="ce12" table:formula="of:=[.CL14]/[.$A$23]" office:value-type="float" office:value="1" calcext:value-type="float">
            <text:p>1,0000</text:p>
          </table:table-cell>
          <table:table-cell table:number-columns-repeated="934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75206470262811" calcext:value-type="float">
            <text:p>0,9752</text:p>
          </table:table-cell>
          <table:table-cell table:style-name="ce4" table:formula="of:=[.C15]/[.$A$24]" office:value-type="float" office:value="0.991971283487119" calcext:value-type="float">
            <text:p>0,9920</text:p>
          </table:table-cell>
          <table:table-cell table:style-name="ce4" table:formula="of:=[.D15]/[.$A$24]" office:value-type="float" office:value="0.998424246335697" calcext:value-type="float">
            <text:p>0,9984</text:p>
          </table:table-cell>
          <table:table-cell table:style-name="ce4" table:formula="of:=[.E15]/[.$A$24]" office:value-type="float" office:value="0.9996771542992" calcext:value-type="float">
            <text:p>0,9997</text:p>
          </table:table-cell>
          <table:table-cell table:style-name="ce4" table:formula="of:=[.F15]/[.$A$24]" office:value-type="float" office:value="0.999935806766717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0.97114994174772" calcext:value-type="float">
            <text:p>0,9711</text:p>
          </table:table-cell>
          <table:table-cell table:style-name="ce4" table:formula="of:=[.J15]/[.$A$24]" office:value-type="float" office:value="0.9942612323311" calcext:value-type="float">
            <text:p>0,9943</text:p>
          </table:table-cell>
          <table:table-cell table:style-name="ce4" table:formula="of:=[.K15]/[.$A$24]" office:value-type="float" office:value="0.998446843436212" calcext:value-type="float">
            <text:p>0,9984</text:p>
          </table:table-cell>
          <table:table-cell table:style-name="ce4" table:formula="of:=[.L15]/[.$A$24]" office:value-type="float" office:value="0.99954966573223" calcext:value-type="float">
            <text:p>0,9995</text:p>
          </table:table-cell>
          <table:table-cell table:style-name="ce4" table:formula="of:=[.M15]/[.$A$24]" office:value-type="float" office:value="0.999540751768758" calcext:value-type="float">
            <text:p>0,9995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P15]/[.$A$24]" office:value-type="float" office:value="0.981355530529677" calcext:value-type="float">
            <text:p>0,9814</text:p>
          </table:table-cell>
          <table:table-cell table:style-name="ce4" table:formula="of:=[.Q15]/[.$A$24]" office:value-type="float" office:value="0.995357722790388" calcext:value-type="float">
            <text:p>0,9954</text:p>
          </table:table-cell>
          <table:table-cell table:style-name="ce4" table:formula="of:=[.R15]/[.$A$24]" office:value-type="float" office:value="0.998747720342991" calcext:value-type="float">
            <text:p>0,9987</text:p>
          </table:table-cell>
          <table:table-cell table:style-name="ce4" table:formula="of:=[.S15]/[.$A$24]" office:value-type="float" office:value="0.999776136272026" calcext:value-type="float">
            <text:p>0,9998</text:p>
          </table:table-cell>
          <table:table-cell table:style-name="ce4" table:formula="of:=[.T15]/[.$A$24]" office:value-type="float" office:value="0.999892557864485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W15]/[.$A$24]" office:value-type="float" office:value="0.977211880832831" calcext:value-type="float">
            <text:p>0,9772</text:p>
          </table:table-cell>
          <table:table-cell table:style-name="ce4" table:formula="of:=[.X15]/[.$A$24]" office:value-type="float" office:value="0.99695641030558" calcext:value-type="float">
            <text:p>0,9970</text:p>
          </table:table-cell>
          <table:table-cell table:style-name="ce4" table:formula="of:=[.Y15]/[.$A$24]" office:value-type="float" office:value="0.998432312858434" calcext:value-type="float">
            <text:p>0,9984</text:p>
          </table:table-cell>
          <table:table-cell table:style-name="ce4" table:formula="of:=[.Z15]/[.$A$24]" office:value-type="float" office:value="1.00007133539447" calcext:value-type="float">
            <text:p>1,0001</text:p>
          </table:table-cell>
          <table:table-cell table:style-name="ce4" table:formula="of:=[.AA15]/[.$A$24]" office:value-type="float" office:value="0.999849998951166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D15]/[.$A$24]" office:value-type="float" office:value="0.977258390782153" calcext:value-type="float">
            <text:p>0,9773</text:p>
          </table:table-cell>
          <table:table-cell table:style-name="ce4" table:formula="of:=[.AE15]/[.$A$24]" office:value-type="float" office:value="0.997152232003933" calcext:value-type="float">
            <text:p>0,9972</text:p>
          </table:table-cell>
          <table:table-cell table:style-name="ce4" table:formula="of:=[.AF15]/[.$A$24]" office:value-type="float" office:value="0.99659144112695" calcext:value-type="float">
            <text:p>0,9966</text:p>
          </table:table-cell>
          <table:table-cell table:style-name="ce4" table:formula="of:=[.AG15]/[.$A$24]" office:value-type="float" office:value="0.997604521730107" calcext:value-type="float">
            <text:p>0,9976</text:p>
          </table:table-cell>
          <table:table-cell table:style-name="ce4" table:formula="of:=[.AH15]/[.$A$24]" office:value-type="float" office:value="0.995827234808889" calcext:value-type="float">
            <text:p>0,995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K15]/[.$A$24]" office:value-type="float" office:value="0.974630905549344" calcext:value-type="float">
            <text:p>0,9746</text:p>
          </table:table-cell>
          <table:table-cell table:style-name="ce4" table:formula="of:=[.AL15]/[.$A$24]" office:value-type="float" office:value="0.99770163515178" calcext:value-type="float">
            <text:p>0,9977</text:p>
          </table:table-cell>
          <table:table-cell table:style-name="ce4" table:formula="of:=[.AM15]/[.$A$24]" office:value-type="float" office:value="0.997352935052464" calcext:value-type="float">
            <text:p>0,9974</text:p>
          </table:table-cell>
          <table:table-cell table:style-name="ce4" table:formula="of:=[.AN15]/[.$A$24]" office:value-type="float" office:value="0.998833301496835" calcext:value-type="float">
            <text:p>0,998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R15]/[.$A$24]" office:value-type="float" office:value="0.977420154706723" calcext:value-type="float">
            <text:p>0,9774</text:p>
          </table:table-cell>
          <table:table-cell table:style-name="ce4" table:formula="of:=[.AS15]/[.$A$24]" office:value-type="float" office:value="0.995078530166576" calcext:value-type="float">
            <text:p>0,9951</text:p>
          </table:table-cell>
          <table:table-cell table:style-name="ce4" table:formula="of:=[.AT15]/[.$A$24]" office:value-type="float" office:value="0.998146977116857" calcext:value-type="float">
            <text:p>0,9981</text:p>
          </table:table-cell>
          <table:table-cell table:style-name="ce4" table:formula="of:=[.AU15]/[.$A$24]" office:value-type="float" office:value="0.999707125699666" calcext:value-type="float">
            <text:p>0,9997</text:p>
          </table:table-cell>
          <table:table-cell table:style-name="ce4" table:formula="of:=[.AV15]/[.$A$24]" office:value-type="float" office:value="0.999806390207179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AY15]/[.$A$24]" office:value-type="float" office:value="0.972525735238298" calcext:value-type="float">
            <text:p>0,9725</text:p>
          </table:table-cell>
          <table:table-cell table:style-name="ce4" table:formula="of:=[.AZ15]/[.$A$24]" office:value-type="float" office:value="0.997066323668712" calcext:value-type="float">
            <text:p>0,9971</text:p>
          </table:table-cell>
          <table:table-cell table:style-name="ce4" table:formula="of:=[.BA15]/[.$A$24]" office:value-type="float" office:value="0.998625767881483" calcext:value-type="float">
            <text:p>0,9986</text:p>
          </table:table-cell>
          <table:table-cell table:style-name="ce4" table:formula="of:=[.BB15]/[.$A$24]" office:value-type="float" office:value="0.999908879472464" calcext:value-type="float">
            <text:p>0,9999</text:p>
          </table:table-cell>
          <table:table-cell table:style-name="ce4" table:formula="of:=[.BC15]/[.$A$24]" office:value-type="float" office:value="0.999761404321121" calcext:value-type="float">
            <text:p>0,999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F15]/[.$A$24]" office:value-type="float" office:value="0.983805005757096" calcext:value-type="float">
            <text:p>0,9838</text:p>
          </table:table-cell>
          <table:table-cell table:style-name="ce4" table:formula="of:=[.BG15]/[.$A$24]" office:value-type="float" office:value="0.995292458988472" calcext:value-type="float">
            <text:p>0,9953</text:p>
          </table:table-cell>
          <table:table-cell table:style-name="ce4" table:formula="of:=[.BH15]/[.$A$24]" office:value-type="float" office:value="0.998705245909417" calcext:value-type="float">
            <text:p>0,9987</text:p>
          </table:table-cell>
          <table:table-cell table:style-name="ce4" table:formula="of:=[.BI15]/[.$A$24]" office:value-type="float" office:value="1.00008073832954" calcext:value-type="float">
            <text:p>1,0001</text:p>
          </table:table-cell>
          <table:table-cell table:style-name="ce4" table:formula="of:=[.BJ15]/[.$A$24]" office:value-type="float" office:value="0.999899952080192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M15]/[.$A$24]" office:value-type="float" office:value="0.980797750731934" calcext:value-type="float">
            <text:p>0,9808</text:p>
          </table:table-cell>
          <table:table-cell table:style-name="ce4" table:formula="of:=[.BN15]/[.$A$24]" office:value-type="float" office:value="0.994099025449243" calcext:value-type="float">
            <text:p>0,9941</text:p>
          </table:table-cell>
          <table:table-cell table:style-name="ce4" table:formula="of:=[.BO15]/[.$A$24]" office:value-type="float" office:value="0.998742693236851" calcext:value-type="float">
            <text:p>0,9987</text:p>
          </table:table-cell>
          <table:table-cell table:style-name="ce4" table:formula="of:=[.BP15]/[.$A$24]" office:value-type="float" office:value="0.999750178117216" calcext:value-type="float">
            <text:p>0,9998</text:p>
          </table:table-cell>
          <table:table-cell table:style-name="ce4" table:formula="of:=[.BQ15]/[.$A$24]" office:value-type="float" office:value="1.00004638766553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BT15]/[.$A$24]" office:value-type="float" office:value="0.984746365379898" calcext:value-type="float">
            <text:p>0,9847</text:p>
          </table:table-cell>
          <table:table-cell table:style-name="ce4" table:formula="of:=[.BU15]/[.$A$24]" office:value-type="float" office:value="0.998639504150538" calcext:value-type="float">
            <text:p>0,9986</text:p>
          </table:table-cell>
          <table:table-cell table:style-name="ce4" table:formula="of:=[.BV15]/[.$A$24]" office:value-type="float" office:value="0.998808658536642" calcext:value-type="float">
            <text:p>0,9988</text:p>
          </table:table-cell>
          <table:table-cell table:style-name="ce4" table:formula="of:=[.BW15]/[.$A$24]" office:value-type="float" office:value="0.999606240884068" calcext:value-type="float">
            <text:p>0,9996</text:p>
          </table:table-cell>
          <table:table-cell table:style-name="ce4" table:formula="of:=[.BX15]/[.$A$24]" office:value-type="float" office:value="0.999897721959949" calcext:value-type="float">
            <text:p>0,9999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A15]/[.$A$24]" office:value-type="float" office:value="0.977643455883917" calcext:value-type="float">
            <text:p>0,9776</text:p>
          </table:table-cell>
          <table:table-cell table:style-name="ce4" table:formula="of:=[.CB15]/[.$A$24]" office:value-type="float" office:value="0.998306668343481" calcext:value-type="float">
            <text:p>0,9983</text:p>
          </table:table-cell>
          <table:table-cell table:style-name="ce4" table:formula="of:=[.CC15]/[.$A$24]" office:value-type="float" office:value="0.999056808082179" calcext:value-type="float">
            <text:p>0,9991</text:p>
          </table:table-cell>
          <table:table-cell table:style-name="ce4" table:formula="of:=[.CD15]/[.$A$24]" office:value-type="float" office:value="0.999840587605658" calcext:value-type="float">
            <text:p>0,9998</text:p>
          </table:table-cell>
          <table:table-cell table:style-name="ce4" table:formula="of:=[.CE15]/[.$A$24]" office:value-type="float" office:value="0.999966715780858" calcext:value-type="float">
            <text:p>1,0000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CH15]/[.$A$24]" office:value-type="float" office:value="0.65962590922355" calcext:value-type="float">
            <text:p>0,6596</text:p>
          </table:table-cell>
          <table:table-cell table:style-name="ce4" table:formula="of:=[.CI15]/[.$A$24]" office:value-type="float" office:value="0.665774254318872" calcext:value-type="float">
            <text:p>0,6658</text:p>
          </table:table-cell>
          <table:table-cell table:style-name="ce4" table:formula="of:=[.CJ15]/[.$A$24]" office:value-type="float" office:value="0.665549947536201" calcext:value-type="float">
            <text:p>0,6655</text:p>
          </table:table-cell>
          <table:table-cell table:style-name="ce4" table:formula="of:=[.CK15]/[.$A$24]" office:value-type="float" office:value="0.665819721546335" calcext:value-type="float">
            <text:p>0,6658</text:p>
          </table:table-cell>
          <table:table-cell table:style-name="ce4" table:formula="of:=[.CL15]/[.$A$24]" office:value-type="float" office:value="0.668303465605007" calcext:value-type="float">
            <text:p>0,6683</text:p>
          </table:table-cell>
          <table:table-cell table:number-columns-repeated="934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92451285368897" calcext:value-type="float">
            <text:p>0,9245</text:p>
          </table:table-cell>
          <table:table-cell table:style-name="ce12" table:formula="of:=[.C16]/[.$A$25]" office:value-type="float" office:value="0.971066972437698" calcext:value-type="float">
            <text:p>0,9711</text:p>
          </table:table-cell>
          <table:table-cell table:style-name="ce12" table:formula="of:=[.D16]/[.$A$25]" office:value-type="float" office:value="0.982495566039287" calcext:value-type="float">
            <text:p>0,9825</text:p>
          </table:table-cell>
          <table:table-cell table:style-name="ce12" table:formula="of:=[.E16]/[.$A$25]" office:value-type="float" office:value="0.985600126099083" calcext:value-type="float">
            <text:p>0,9856</text:p>
          </table:table-cell>
          <table:table-cell table:style-name="ce12" table:formula="of:=[.F16]/[.$A$25]" office:value-type="float" office:value="0.986299205223774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0.930417073266503" calcext:value-type="float">
            <text:p>0,9304</text:p>
          </table:table-cell>
          <table:table-cell table:style-name="ce12" table:formula="of:=[.J16]/[.$A$25]" office:value-type="float" office:value="0.972430818556591" calcext:value-type="float">
            <text:p>0,9724</text:p>
          </table:table-cell>
          <table:table-cell table:style-name="ce12" table:formula="of:=[.K16]/[.$A$25]" office:value-type="float" office:value="0.982204280179653" calcext:value-type="float">
            <text:p>0,9822</text:p>
          </table:table-cell>
          <table:table-cell table:style-name="ce12" table:formula="of:=[.L16]/[.$A$25]" office:value-type="float" office:value="0.985625957702958" calcext:value-type="float">
            <text:p>0,9856</text:p>
          </table:table-cell>
          <table:table-cell table:style-name="ce12" table:formula="of:=[.M16]/[.$A$25]" office:value-type="float" office:value="0.985682035724482" calcext:value-type="float">
            <text:p>0,985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P16]/[.$A$25]" office:value-type="float" office:value="0.940482774709981" calcext:value-type="float">
            <text:p>0,9405</text:p>
          </table:table-cell>
          <table:table-cell table:style-name="ce12" table:formula="of:=[.Q16]/[.$A$25]" office:value-type="float" office:value="0.970921217964045" calcext:value-type="float">
            <text:p>0,9709</text:p>
          </table:table-cell>
          <table:table-cell table:style-name="ce12" table:formula="of:=[.R16]/[.$A$25]" office:value-type="float" office:value="0.982635719022308" calcext:value-type="float">
            <text:p>0,9826</text:p>
          </table:table-cell>
          <table:table-cell table:style-name="ce12" table:formula="of:=[.S16]/[.$A$25]" office:value-type="float" office:value="0.985876302705329" calcext:value-type="float">
            <text:p>0,9859</text:p>
          </table:table-cell>
          <table:table-cell table:style-name="ce12" table:formula="of:=[.T16]/[.$A$25]" office:value-type="float" office:value="0.986387825822299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W16]/[.$A$25]" office:value-type="float" office:value="0.925561188927005" calcext:value-type="float">
            <text:p>0,9256</text:p>
          </table:table-cell>
          <table:table-cell table:style-name="ce12" table:formula="of:=[.X16]/[.$A$25]" office:value-type="float" office:value="0.970246933555942" calcext:value-type="float">
            <text:p>0,9702</text:p>
          </table:table-cell>
          <table:table-cell table:style-name="ce12" table:formula="of:=[.Y16]/[.$A$25]" office:value-type="float" office:value="0.983185975228826" calcext:value-type="float">
            <text:p>0,9832</text:p>
          </table:table-cell>
          <table:table-cell table:style-name="ce12" table:formula="of:=[.Z16]/[.$A$25]" office:value-type="float" office:value="0.9858808126325" calcext:value-type="float">
            <text:p>0,9859</text:p>
          </table:table-cell>
          <table:table-cell table:style-name="ce12" table:formula="of:=[.AA16]/[.$A$25]" office:value-type="float" office:value="0.98662801857526" calcext:value-type="float">
            <text:p>0,9866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D16]/[.$A$25]" office:value-type="float" office:value="0.97544963542662" calcext:value-type="float">
            <text:p>0,9754</text:p>
          </table:table-cell>
          <table:table-cell table:style-name="ce12" table:formula="of:=[.AE16]/[.$A$25]" office:value-type="float" office:value="0.973844645362343" calcext:value-type="float">
            <text:p>0,9738</text:p>
          </table:table-cell>
          <table:table-cell table:style-name="ce12" table:formula="of:=[.AF16]/[.$A$25]" office:value-type="float" office:value="0.974580898864642" calcext:value-type="float">
            <text:p>0,9746</text:p>
          </table:table-cell>
          <table:table-cell table:style-name="ce12" table:formula="of:=[.AG16]/[.$A$25]" office:value-type="float" office:value="0.975865009201288" calcext:value-type="float">
            <text:p>0,9759</text:p>
          </table:table-cell>
          <table:table-cell table:style-name="ce12" table:formula="of:=[.AH16]/[.$A$25]" office:value-type="float" office:value="0.980180469350689" calcext:value-type="float">
            <text:p>0,980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K16]/[.$A$25]" office:value-type="float" office:value="0.967348395560208" calcext:value-type="float">
            <text:p>0,9673</text:p>
          </table:table-cell>
          <table:table-cell table:style-name="ce12" table:formula="of:=[.AL16]/[.$A$25]" office:value-type="float" office:value="0.971770964142466" calcext:value-type="float">
            <text:p>0,9718</text:p>
          </table:table-cell>
          <table:table-cell table:style-name="ce12" table:formula="of:=[.AM16]/[.$A$25]" office:value-type="float" office:value="0.980701906514754" calcext:value-type="float">
            <text:p>0,9807</text:p>
          </table:table-cell>
          <table:table-cell table:style-name="ce12" table:formula="of:=[.AN16]/[.$A$25]" office:value-type="float" office:value="0.982039130558607" calcext:value-type="float">
            <text:p>0,9820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R16]/[.$A$25]" office:value-type="float" office:value="0.944985623491128" calcext:value-type="float">
            <text:p>0,9450</text:p>
          </table:table-cell>
          <table:table-cell table:style-name="ce12" table:formula="of:=[.AS16]/[.$A$25]" office:value-type="float" office:value="0.977422819077748" calcext:value-type="float">
            <text:p>0,9774</text:p>
          </table:table-cell>
          <table:table-cell table:style-name="ce12" table:formula="of:=[.AT16]/[.$A$25]" office:value-type="float" office:value="0.984106889016598" calcext:value-type="float">
            <text:p>0,9841</text:p>
          </table:table-cell>
          <table:table-cell table:style-name="ce12" table:formula="of:=[.AU16]/[.$A$25]" office:value-type="float" office:value="0.986071900317421" calcext:value-type="float">
            <text:p>0,9861</text:p>
          </table:table-cell>
          <table:table-cell table:style-name="ce12" table:formula="of:=[.AV16]/[.$A$25]" office:value-type="float" office:value="0.985519739170987" calcext:value-type="float">
            <text:p>0,985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AY16]/[.$A$25]" office:value-type="float" office:value="0.961261420458979" calcext:value-type="float">
            <text:p>0,9613</text:p>
          </table:table-cell>
          <table:table-cell table:style-name="ce12" table:formula="of:=[.AZ16]/[.$A$25]" office:value-type="float" office:value="0.983318574969314" calcext:value-type="float">
            <text:p>0,9833</text:p>
          </table:table-cell>
          <table:table-cell table:style-name="ce12" table:formula="of:=[.BA16]/[.$A$25]" office:value-type="float" office:value="0.985404447904174" calcext:value-type="float">
            <text:p>0,9854</text:p>
          </table:table-cell>
          <table:table-cell table:style-name="ce12" table:formula="of:=[.BB16]/[.$A$25]" office:value-type="float" office:value="0.986292284366238" calcext:value-type="float">
            <text:p>0,9863</text:p>
          </table:table-cell>
          <table:table-cell table:style-name="ce12" table:formula="of:=[.BC16]/[.$A$25]" office:value-type="float" office:value="0.986326443371139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F16]/[.$A$25]" office:value-type="float" office:value="0.954070131566922" calcext:value-type="float">
            <text:p>0,9541</text:p>
          </table:table-cell>
          <table:table-cell table:style-name="ce12" table:formula="of:=[.BG16]/[.$A$25]" office:value-type="float" office:value="0.979019569605101" calcext:value-type="float">
            <text:p>0,9790</text:p>
          </table:table-cell>
          <table:table-cell table:style-name="ce12" table:formula="of:=[.BH16]/[.$A$25]" office:value-type="float" office:value="0.984236863920434" calcext:value-type="float">
            <text:p>0,9842</text:p>
          </table:table-cell>
          <table:table-cell table:style-name="ce12" table:formula="of:=[.BI16]/[.$A$25]" office:value-type="float" office:value="0.986515437281219" calcext:value-type="float">
            <text:p>0,9865</text:p>
          </table:table-cell>
          <table:table-cell table:style-name="ce12" table:formula="of:=[.BJ16]/[.$A$25]" office:value-type="float" office:value="0.986442555159594" calcext:value-type="float">
            <text:p>0,9864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M16]/[.$A$25]" office:value-type="float" office:value="0.954595850106104" calcext:value-type="float">
            <text:p>0,9546</text:p>
          </table:table-cell>
          <table:table-cell table:style-name="ce12" table:formula="of:=[.BN16]/[.$A$25]" office:value-type="float" office:value="0.981556713519334" calcext:value-type="float">
            <text:p>0,9816</text:p>
          </table:table-cell>
          <table:table-cell table:style-name="ce12" table:formula="of:=[.BO16]/[.$A$25]" office:value-type="float" office:value="0.984610674294349" calcext:value-type="float">
            <text:p>0,9846</text:p>
          </table:table-cell>
          <table:table-cell table:style-name="ce12" table:formula="of:=[.BP16]/[.$A$25]" office:value-type="float" office:value="0.985998114928228" calcext:value-type="float">
            <text:p>0,9860</text:p>
          </table:table-cell>
          <table:table-cell table:style-name="ce12" table:formula="of:=[.BQ16]/[.$A$25]" office:value-type="float" office:value="0.986472003836794" calcext:value-type="float">
            <text:p>0,9865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BT16]/[.$A$25]" office:value-type="float" office:value="0.977882826736781" calcext:value-type="float">
            <text:p>0,9779</text:p>
          </table:table-cell>
          <table:table-cell table:style-name="ce12" table:formula="of:=[.BU16]/[.$A$25]" office:value-type="float" office:value="0.978014019147488" calcext:value-type="float">
            <text:p>0,9780</text:p>
          </table:table-cell>
          <table:table-cell table:style-name="ce12" table:formula="of:=[.BV16]/[.$A$25]" office:value-type="float" office:value="0.984827891982431" calcext:value-type="float">
            <text:p>0,9848</text:p>
          </table:table-cell>
          <table:table-cell table:style-name="ce12" table:formula="of:=[.BW16]/[.$A$25]" office:value-type="float" office:value="0.986288523868295" calcext:value-type="float">
            <text:p>0,9863</text:p>
          </table:table-cell>
          <table:table-cell table:style-name="ce12" table:formula="of:=[.BX16]/[.$A$25]" office:value-type="float" office:value="0.98634189664265" calcext:value-type="float">
            <text:p>0,986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A16]/[.$A$25]" office:value-type="float" office:value="0.959830873113821" calcext:value-type="float">
            <text:p>0,9598</text:p>
          </table:table-cell>
          <table:table-cell table:style-name="ce12" table:formula="of:=[.CB16]/[.$A$25]" office:value-type="float" office:value="0.98309097804091" calcext:value-type="float">
            <text:p>0,9831</text:p>
          </table:table-cell>
          <table:table-cell table:style-name="ce12" table:formula="of:=[.CC16]/[.$A$25]" office:value-type="float" office:value="0.98467843168441" calcext:value-type="float">
            <text:p>0,9847</text:p>
          </table:table-cell>
          <table:table-cell table:style-name="ce12" table:formula="of:=[.CD16]/[.$A$25]" office:value-type="float" office:value="0.985709048597968" calcext:value-type="float">
            <text:p>0,9857</text:p>
          </table:table-cell>
          <table:table-cell table:style-name="ce12" table:formula="of:=[.CE16]/[.$A$25]" office:value-type="float" office:value="0.986861933737723" calcext:value-type="float">
            <text:p>0,9869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CH16]/[.$A$25]" office:value-type="float" office:value="0.558386948997031" calcext:value-type="float">
            <text:p>0,5584</text:p>
          </table:table-cell>
          <table:table-cell table:style-name="ce12" table:formula="of:=[.CI16]/[.$A$25]" office:value-type="float" office:value="0.568847535912558" calcext:value-type="float">
            <text:p>0,5688</text:p>
          </table:table-cell>
          <table:table-cell table:style-name="ce12" table:formula="of:=[.CJ16]/[.$A$25]" office:value-type="float" office:value="0.569306273550804" calcext:value-type="float">
            <text:p>0,5693</text:p>
          </table:table-cell>
          <table:table-cell table:style-name="ce12" table:formula="of:=[.CK16]/[.$A$25]" office:value-type="float" office:value="0.569727307463789" calcext:value-type="float">
            <text:p>0,5697</text:p>
          </table:table-cell>
          <table:table-cell table:style-name="ce12" table:formula="of:=[.CL16]/[.$A$25]" office:value-type="float" office:value="0.570567090181733" calcext:value-type="float">
            <text:p>0,5706</text:p>
          </table:table-cell>
          <table:table-cell table:number-columns-repeated="934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6" office:value-type="float" office:value="1.18030132460686" calcext:value-type="float">
            <text:p>1,1803</text:p>
          </table:table-cell>
          <table:table-cell table:style-name="ce4" table:formula="of:=[.C17]/6" office:value-type="float" office:value="1.21920931470421" calcext:value-type="float">
            <text:p>1,2192</text:p>
          </table:table-cell>
          <table:table-cell table:style-name="ce4" table:formula="of:=[.D17]/6" office:value-type="float" office:value="1.21632693845819" calcext:value-type="float">
            <text:p>1,2163</text:p>
          </table:table-cell>
          <table:table-cell table:style-name="ce4" table:formula="of:=[.E17]/6" office:value-type="float" office:value="1.22328304000589" calcext:value-type="float">
            <text:p>1,2233</text:p>
          </table:table-cell>
          <table:table-cell table:style-name="ce4" table:formula="of:=[.F17]/6" office:value-type="float" office:value="1.22366930858209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6" office:value-type="float" office:value="1.18577125921972" calcext:value-type="float">
            <text:p>1,1858</text:p>
          </table:table-cell>
          <table:table-cell table:style-name="ce4" table:formula="of:=[.J17]/6" office:value-type="float" office:value="1.22831514270362" calcext:value-type="float">
            <text:p>1,2283</text:p>
          </table:table-cell>
          <table:table-cell table:style-name="ce4" table:formula="of:=[.K17]/6" office:value-type="float" office:value="1.22313196149783" calcext:value-type="float">
            <text:p>1,2231</text:p>
          </table:table-cell>
          <table:table-cell table:style-name="ce4" table:formula="of:=[.L17]/6" office:value-type="float" office:value="1.22396275519484" calcext:value-type="float">
            <text:p>1,2240</text:p>
          </table:table-cell>
          <table:table-cell table:style-name="ce4" table:formula="of:=[.M17]/6" office:value-type="float" office:value="1.22388610326087" calcext:value-type="float">
            <text:p>1,22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P17]/6" office:value-type="float" office:value="1.18268137558652" calcext:value-type="float">
            <text:p>1,1827</text:p>
          </table:table-cell>
          <table:table-cell table:style-name="ce4" table:formula="of:=[.Q17]/6" office:value-type="float" office:value="1.22465257563551" calcext:value-type="float">
            <text:p>1,2247</text:p>
          </table:table-cell>
          <table:table-cell table:style-name="ce4" table:formula="of:=[.R17]/6" office:value-type="float" office:value="1.22091430151192" calcext:value-type="float">
            <text:p>1,2209</text:p>
          </table:table-cell>
          <table:table-cell table:style-name="ce4" table:formula="of:=[.S17]/6" office:value-type="float" office:value="1.22307028792419" calcext:value-type="float">
            <text:p>1,2231</text:p>
          </table:table-cell>
          <table:table-cell table:style-name="ce4" table:formula="of:=[.T17]/6" office:value-type="float" office:value="1.22367706415294" calcext:value-type="float">
            <text:p>1,2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W17]/6" office:value-type="float" office:value="1.14958153008485" calcext:value-type="float">
            <text:p>1,1496</text:p>
          </table:table-cell>
          <table:table-cell table:style-name="ce4" table:formula="of:=[.X17]/6" office:value-type="float" office:value="1.22480348303685" calcext:value-type="float">
            <text:p>1,2248</text:p>
          </table:table-cell>
          <table:table-cell table:style-name="ce4" table:formula="of:=[.Y17]/6" office:value-type="float" office:value="1.22275184695451" calcext:value-type="float">
            <text:p>1,2228</text:p>
          </table:table-cell>
          <table:table-cell table:style-name="ce4" table:formula="of:=[.Z17]/6" office:value-type="float" office:value="1.22506764432646" calcext:value-type="float">
            <text:p>1,2251</text:p>
          </table:table-cell>
          <table:table-cell table:style-name="ce4" table:formula="of:=[.AA17]/6" office:value-type="float" office:value="1.22260251199391" calcext:value-type="float">
            <text:p>1,222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D17]/6" office:value-type="float" office:value="1.20057315517873" calcext:value-type="float">
            <text:p>1,2006</text:p>
          </table:table-cell>
          <table:table-cell table:style-name="ce4" table:formula="of:=[.AE17]/6" office:value-type="float" office:value="1.22908292950777" calcext:value-type="float">
            <text:p>1,2291</text:p>
          </table:table-cell>
          <table:table-cell table:style-name="ce4" table:formula="of:=[.AF17]/6" office:value-type="float" office:value="1.22905935670249" calcext:value-type="float">
            <text:p>1,2291</text:p>
          </table:table-cell>
          <table:table-cell table:style-name="ce4" table:formula="of:=[.AG17]/6" office:value-type="float" office:value="1.22862834475799" calcext:value-type="float">
            <text:p>1,2286</text:p>
          </table:table-cell>
          <table:table-cell table:style-name="ce4" table:formula="of:=[.AH17]/6" office:value-type="float" office:value="1.22771970973137" calcext:value-type="float">
            <text:p>1,227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K17]/6" office:value-type="float" office:value="1.19937784172365" calcext:value-type="float">
            <text:p>1,1994</text:p>
          </table:table-cell>
          <table:table-cell table:style-name="ce4" table:formula="of:=[.AL17]/6" office:value-type="float" office:value="1.22445538384965" calcext:value-type="float">
            <text:p>1,2245</text:p>
          </table:table-cell>
          <table:table-cell table:style-name="ce4" table:formula="of:=[.AM17]/6" office:value-type="float" office:value="1.22631558434345" calcext:value-type="float">
            <text:p>1,2263</text:p>
          </table:table-cell>
          <table:table-cell table:style-name="ce4" table:formula="of:=[.AN17]/6" office:value-type="float" office:value="1.22986198429845" calcext:value-type="float">
            <text:p>1,2299</text:p>
          </table:table-cell>
          <table:table-cell table:style-name="ce4" table:formula="of:=[.AO17]/6" office:value-type="float" office:value="1.23469658497721" calcext:value-type="float">
            <text:p>1,234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R17]/6" office:value-type="float" office:value="1.16586859652889" calcext:value-type="float">
            <text:p>1,1659</text:p>
          </table:table-cell>
          <table:table-cell table:style-name="ce4" table:formula="of:=[.AS17]/6" office:value-type="float" office:value="1.22454481573097" calcext:value-type="float">
            <text:p>1,2245</text:p>
          </table:table-cell>
          <table:table-cell table:style-name="ce4" table:formula="of:=[.AT17]/6" office:value-type="float" office:value="1.23220662685392" calcext:value-type="float">
            <text:p>1,2322</text:p>
          </table:table-cell>
          <table:table-cell table:style-name="ce4" table:formula="of:=[.AU17]/6" office:value-type="float" office:value="1.23532059397438" calcext:value-type="float">
            <text:p>1,2353</text:p>
          </table:table-cell>
          <table:table-cell table:style-name="ce4" table:formula="of:=[.AV17]/6" office:value-type="float" office:value="1.23009302438845" calcext:value-type="float">
            <text:p>1,2301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AY17]/6" office:value-type="float" office:value="1.22247772629526" calcext:value-type="float">
            <text:p>1,2225</text:p>
          </table:table-cell>
          <table:table-cell table:style-name="ce4" table:formula="of:=[.AZ17]/6" office:value-type="float" office:value="1.2326002409311" calcext:value-type="float">
            <text:p>1,2326</text:p>
          </table:table-cell>
          <table:table-cell table:style-name="ce4" table:formula="of:=[.BA17]/6" office:value-type="float" office:value="1.23391917288449" calcext:value-type="float">
            <text:p>1,2339</text:p>
          </table:table-cell>
          <table:table-cell table:style-name="ce4" table:formula="of:=[.BB17]/6" office:value-type="float" office:value="1.2332053414379" calcext:value-type="float">
            <text:p>1,2332</text:p>
          </table:table-cell>
          <table:table-cell table:style-name="ce4" table:formula="of:=[.BC17]/6" office:value-type="float" office:value="1.23316963386503" calcext:value-type="float">
            <text:p>1,2332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F17]/6" office:value-type="float" office:value="1.21349313772993" calcext:value-type="float">
            <text:p>1,2135</text:p>
          </table:table-cell>
          <table:table-cell table:style-name="ce4" table:formula="of:=[.BG17]/6" office:value-type="float" office:value="1.23469658497721" calcext:value-type="float">
            <text:p>1,2347</text:p>
          </table:table-cell>
          <table:table-cell table:style-name="ce4" table:formula="of:=[.BH17]/6" office:value-type="float" office:value="1.23671710936798" calcext:value-type="float">
            <text:p>1,2367</text:p>
          </table:table-cell>
          <table:table-cell table:style-name="ce4" table:formula="of:=[.BI17]/6" office:value-type="float" office:value="1.23604042730821" calcext:value-type="float">
            <text:p>1,2360</text:p>
          </table:table-cell>
          <table:table-cell table:style-name="ce4" table:formula="of:=[.BJ17]/6" office:value-type="float" office:value="1.23361470657503" calcext:value-type="float">
            <text:p>1,2336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M17]/6" office:value-type="float" office:value="1.22952878689249" calcext:value-type="float">
            <text:p>1,2295</text:p>
          </table:table-cell>
          <table:table-cell table:style-name="ce4" table:formula="of:=[.BN17]/6" office:value-type="float" office:value="1.23104626278908" calcext:value-type="float">
            <text:p>1,2310</text:p>
          </table:table-cell>
          <table:table-cell table:style-name="ce4" table:formula="of:=[.BO17]/6" office:value-type="float" office:value="1.23631748053947" calcext:value-type="float">
            <text:p>1,2363</text:p>
          </table:table-cell>
          <table:table-cell table:style-name="ce4" table:formula="of:=[.BP17]/6" office:value-type="float" office:value="1.23497774583339" calcext:value-type="float">
            <text:p>1,2350</text:p>
          </table:table-cell>
          <table:table-cell table:style-name="ce4" table:formula="of:=[.BQ17]/6" office:value-type="float" office:value="1.23237331972104" calcext:value-type="float">
            <text:p>1,232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BT17]/6" office:value-type="float" office:value="1.20540339728044" calcext:value-type="float">
            <text:p>1,2054</text:p>
          </table:table-cell>
          <table:table-cell table:style-name="ce4" table:formula="of:=[.BU17]/6" office:value-type="float" office:value="1.23401483644179" calcext:value-type="float">
            <text:p>1,2340</text:p>
          </table:table-cell>
          <table:table-cell table:style-name="ce4" table:formula="of:=[.BV17]/6" office:value-type="float" office:value="1.23560825899423" calcext:value-type="float">
            <text:p>1,2356</text:p>
          </table:table-cell>
          <table:table-cell table:style-name="ce4" table:formula="of:=[.BW17]/6" office:value-type="float" office:value="1.23403571419318" calcext:value-type="float">
            <text:p>1,2340</text:p>
          </table:table-cell>
          <table:table-cell table:style-name="ce4" table:formula="of:=[.BX17]/6" office:value-type="float" office:value="1.2354184165469" calcext:value-type="float">
            <text:p>1,2354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A17]/6" office:value-type="float" office:value="1.22912044232133" calcext:value-type="float">
            <text:p>1,2291</text:p>
          </table:table-cell>
          <table:table-cell table:style-name="ce4" table:formula="of:=[.CB17]/6" office:value-type="float" office:value="1.2323587692686" calcext:value-type="float">
            <text:p>1,2324</text:p>
          </table:table-cell>
          <table:table-cell table:style-name="ce4" table:formula="of:=[.CC17]/6" office:value-type="float" office:value="1.23262706262364" calcext:value-type="float">
            <text:p>1,2326</text:p>
          </table:table-cell>
          <table:table-cell table:style-name="ce4" table:formula="of:=[.CD17]/6" office:value-type="float" office:value="1.23475299794494" calcext:value-type="float">
            <text:p>1,2348</text:p>
          </table:table-cell>
          <table:table-cell table:style-name="ce4" table:formula="of:=[.CE17]/6" office:value-type="float" office:value="1.23389891895718" calcext:value-type="float">
            <text:p>1,2339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CH17]/6" office:value-type="float" office:value="0.669646109536424" calcext:value-type="float">
            <text:p>0,6696</text:p>
          </table:table-cell>
          <table:table-cell table:style-name="ce4" table:formula="of:=[.CI17]/6" office:value-type="float" office:value="0.68274602482423" calcext:value-type="float">
            <text:p>0,6827</text:p>
          </table:table-cell>
          <table:table-cell table:style-name="ce4" table:formula="of:=[.CJ17]/6" office:value-type="float" office:value="0.684720377710349" calcext:value-type="float">
            <text:p>0,6847</text:p>
          </table:table-cell>
          <table:table-cell table:style-name="ce4" table:formula="of:=[.CK17]/6" office:value-type="float" office:value="0.686293226124265" calcext:value-type="float">
            <text:p>0,6863</text:p>
          </table:table-cell>
          <table:table-cell table:style-name="ce4" table:formula="of:=[.CL17]/6" office:value-type="float" office:value="0.687264188898608" calcext:value-type="float">
            <text:p>0,6873</text:p>
          </table:table-cell>
          <table:table-cell table:number-columns-repeated="934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6" office:value-type="float" office:value="1.42562919020402" calcext:value-type="float">
            <text:p>1,4256</text:p>
          </table:table-cell>
          <table:table-cell table:style-name="ce12" table:formula="of:=[.C18]/6" office:value-type="float" office:value="1.54446640990584" calcext:value-type="float">
            <text:p>1,5445</text:p>
          </table:table-cell>
          <table:table-cell table:style-name="ce12" table:formula="of:=[.D18]/6" office:value-type="float" office:value="1.65793288541561" calcext:value-type="float">
            <text:p>1,6579</text:p>
          </table:table-cell>
          <table:table-cell table:style-name="ce12" table:formula="of:=[.E18]/6" office:value-type="float" office:value="1.72468896078286" calcext:value-type="float">
            <text:p>1,7247</text:p>
          </table:table-cell>
          <table:table-cell table:style-name="ce12" table:formula="of:=[.F18]/6" office:value-type="float" office:value="1.78489182409719" calcext:value-type="float">
            <text:p>1,7849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6" office:value-type="float" office:value="1.51610440760627" calcext:value-type="float">
            <text:p>1,5161</text:p>
          </table:table-cell>
          <table:table-cell table:style-name="ce12" table:formula="of:=[.J18]/6" office:value-type="float" office:value="1.55929875704175" calcext:value-type="float">
            <text:p>1,5593</text:p>
          </table:table-cell>
          <table:table-cell table:style-name="ce12" table:formula="of:=[.K18]/6" office:value-type="float" office:value="1.65800383633961" calcext:value-type="float">
            <text:p>1,6580</text:p>
          </table:table-cell>
          <table:table-cell table:style-name="ce12" table:formula="of:=[.L18]/6" office:value-type="float" office:value="1.75558088844166" calcext:value-type="float">
            <text:p>1,7556</text:p>
          </table:table-cell>
          <table:table-cell table:style-name="ce12" table:formula="of:=[.M18]/6" office:value-type="float" office:value="1.79131307472314" calcext:value-type="float">
            <text:p>1,791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P18]/6" office:value-type="float" office:value="1.50714936685272" calcext:value-type="float">
            <text:p>1,5071</text:p>
          </table:table-cell>
          <table:table-cell table:style-name="ce12" table:formula="of:=[.Q18]/6" office:value-type="float" office:value="1.60047695792145" calcext:value-type="float">
            <text:p>1,6005</text:p>
          </table:table-cell>
          <table:table-cell table:style-name="ce12" table:formula="of:=[.R18]/6" office:value-type="float" office:value="1.66415044944978" calcext:value-type="float">
            <text:p>1,6642</text:p>
          </table:table-cell>
          <table:table-cell table:style-name="ce12" table:formula="of:=[.S18]/6" office:value-type="float" office:value="1.75966623779578" calcext:value-type="float">
            <text:p>1,7597</text:p>
          </table:table-cell>
          <table:table-cell table:style-name="ce12" table:formula="of:=[.T18]/6" office:value-type="float" office:value="1.79331234133327" calcext:value-type="float">
            <text:p>1,79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W18]/6" office:value-type="float" office:value="1.51497297998102" calcext:value-type="float">
            <text:p>1,5150</text:p>
          </table:table-cell>
          <table:table-cell table:style-name="ce12" table:formula="of:=[.X18]/6" office:value-type="float" office:value="1.55893485799593" calcext:value-type="float">
            <text:p>1,5589</text:p>
          </table:table-cell>
          <table:table-cell table:style-name="ce12" table:formula="of:=[.Y18]/6" office:value-type="float" office:value="1.68028476506725" calcext:value-type="float">
            <text:p>1,6803</text:p>
          </table:table-cell>
          <table:table-cell table:style-name="ce12" table:formula="of:=[.Z18]/6" office:value-type="float" office:value="1.74136023288853" calcext:value-type="float">
            <text:p>1,7414</text:p>
          </table:table-cell>
          <table:table-cell table:style-name="ce12" table:formula="of:=[.AA18]/6" office:value-type="float" office:value="1.77651199805599" calcext:value-type="float">
            <text:p>1,7765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D18]/6" office:value-type="float" office:value="1.72059579925601" calcext:value-type="float">
            <text:p>1,7206</text:p>
          </table:table-cell>
          <table:table-cell table:style-name="ce12" table:formula="of:=[.AE18]/6" office:value-type="float" office:value="1.78525968229092" calcext:value-type="float">
            <text:p>1,7853</text:p>
          </table:table-cell>
          <table:table-cell table:style-name="ce12" table:formula="of:=[.AF18]/6" office:value-type="float" office:value="1.79184106646573" calcext:value-type="float">
            <text:p>1,7918</text:p>
          </table:table-cell>
          <table:table-cell table:style-name="ce12" table:formula="of:=[.AG18]/6" office:value-type="float" office:value="1.81647461189378" calcext:value-type="float">
            <text:p>1,8165</text:p>
          </table:table-cell>
          <table:table-cell table:style-name="ce12" table:formula="of:=[.AH18]/6" office:value-type="float" office:value="1.8226071925473" calcext:value-type="float">
            <text:p>1,8226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K18]/6" office:value-type="float" office:value="1.69634598638589" calcext:value-type="float">
            <text:p>1,6963</text:p>
          </table:table-cell>
          <table:table-cell table:style-name="ce12" table:formula="of:=[.AL18]/6" office:value-type="float" office:value="1.76845549626964" calcext:value-type="float">
            <text:p>1,7685</text:p>
          </table:table-cell>
          <table:table-cell table:style-name="ce12" table:formula="of:=[.AM18]/6" office:value-type="float" office:value="1.79314075437987" calcext:value-type="float">
            <text:p>1,7931</text:p>
          </table:table-cell>
          <table:table-cell table:style-name="ce12" table:formula="of:=[.AN18]/6" office:value-type="float" office:value="1.80282336936745" calcext:value-type="float">
            <text:p>1,8028</text:p>
          </table:table-cell>
          <table:table-cell table:style-name="ce12" table:formula="of:=[.AO18]/6" office:value-type="float" office:value="1.74922915314981" calcext:value-type="float">
            <text:p>1,74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R18]/6" office:value-type="float" office:value="1.76676481893309" calcext:value-type="float">
            <text:p>1,7668</text:p>
          </table:table-cell>
          <table:table-cell table:style-name="ce12" table:formula="of:=[.AS18]/6" office:value-type="float" office:value="1.78192843364359" calcext:value-type="float">
            <text:p>1,7819</text:p>
          </table:table-cell>
          <table:table-cell table:style-name="ce12" table:formula="of:=[.AT18]/6" office:value-type="float" office:value="1.81356233012182" calcext:value-type="float">
            <text:p>1,8136</text:p>
          </table:table-cell>
          <table:table-cell table:style-name="ce12" table:formula="of:=[.AU18]/6" office:value-type="float" office:value="1.81900093829712" calcext:value-type="float">
            <text:p>1,8190</text:p>
          </table:table-cell>
          <table:table-cell table:style-name="ce12" table:formula="of:=[.AV18]/6" office:value-type="float" office:value="1.82113587623898" calcext:value-type="float">
            <text:p>1,821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AY18]/6" office:value-type="float" office:value="1.75680502301139" calcext:value-type="float">
            <text:p>1,7568</text:p>
          </table:table-cell>
          <table:table-cell table:style-name="ce12" table:formula="of:=[.AZ18]/6" office:value-type="float" office:value="1.80435611958616" calcext:value-type="float">
            <text:p>1,8044</text:p>
          </table:table-cell>
          <table:table-cell table:style-name="ce12" table:formula="of:=[.BA18]/6" office:value-type="float" office:value="1.8093201781276" calcext:value-type="float">
            <text:p>1,8093</text:p>
          </table:table-cell>
          <table:table-cell table:style-name="ce12" table:formula="of:=[.BB18]/6" office:value-type="float" office:value="1.81824858810595" calcext:value-type="float">
            <text:p>1,8182</text:p>
          </table:table-cell>
          <table:table-cell table:style-name="ce12" table:formula="of:=[.BC18]/6" office:value-type="float" office:value="1.81984333308463" calcext:value-type="float">
            <text:p>1,8198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F18]/6" office:value-type="float" office:value="1.64767415382904" calcext:value-type="float">
            <text:p>1,6477</text:p>
          </table:table-cell>
          <table:table-cell table:style-name="ce12" table:formula="of:=[.BG18]/6" office:value-type="float" office:value="1.74922915314981" calcext:value-type="float">
            <text:p>1,7492</text:p>
          </table:table-cell>
          <table:table-cell table:style-name="ce12" table:formula="of:=[.BH18]/6" office:value-type="float" office:value="1.80115241652611" calcext:value-type="float">
            <text:p>1,8012</text:p>
          </table:table-cell>
          <table:table-cell table:style-name="ce12" table:formula="of:=[.BI18]/6" office:value-type="float" office:value="1.81763508346248" calcext:value-type="float">
            <text:p>1,8176</text:p>
          </table:table-cell>
          <table:table-cell table:style-name="ce12" table:formula="of:=[.BJ18]/6" office:value-type="float" office:value="1.81923305317967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M18]/6" office:value-type="float" office:value="1.73972289608469" calcext:value-type="float">
            <text:p>1,7397</text:p>
          </table:table-cell>
          <table:table-cell table:style-name="ce12" table:formula="of:=[.BN18]/6" office:value-type="float" office:value="1.78542225290738" calcext:value-type="float">
            <text:p>1,7854</text:p>
          </table:table-cell>
          <table:table-cell table:style-name="ce12" table:formula="of:=[.BO18]/6" office:value-type="float" office:value="1.80423654583972" calcext:value-type="float">
            <text:p>1,8042</text:p>
          </table:table-cell>
          <table:table-cell table:style-name="ce12" table:formula="of:=[.BP18]/6" office:value-type="float" office:value="1.8179989372277" calcext:value-type="float">
            <text:p>1,8180</text:p>
          </table:table-cell>
          <table:table-cell table:style-name="ce12" table:formula="of:=[.BQ18]/6" office:value-type="float" office:value="1.67334508784111" calcext:value-type="float">
            <text:p>1,673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BT18]/6" office:value-type="float" office:value="1.58699303812217" calcext:value-type="float">
            <text:p>1,5870</text:p>
          </table:table-cell>
          <table:table-cell table:style-name="ce12" table:formula="of:=[.BU18]/6" office:value-type="float" office:value="1.77624953487378" calcext:value-type="float">
            <text:p>1,7762</text:p>
          </table:table-cell>
          <table:table-cell table:style-name="ce12" table:formula="of:=[.BV18]/6" office:value-type="float" office:value="1.80893834208929" calcext:value-type="float">
            <text:p>1,8089</text:p>
          </table:table-cell>
          <table:table-cell table:style-name="ce12" table:formula="of:=[.BW18]/6" office:value-type="float" office:value="1.81701926831616" calcext:value-type="float">
            <text:p>1,8170</text:p>
          </table:table-cell>
          <table:table-cell table:style-name="ce12" table:formula="of:=[.BX18]/6" office:value-type="float" office:value="1.82001095188592" calcext:value-type="float">
            <text:p>1,8200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A18]/6" office:value-type="float" office:value="1.68772225194323" calcext:value-type="float">
            <text:p>1,6877</text:p>
          </table:table-cell>
          <table:table-cell table:style-name="ce12" table:formula="of:=[.CB18]/6" office:value-type="float" office:value="1.77526130679965" calcext:value-type="float">
            <text:p>1,7753</text:p>
          </table:table-cell>
          <table:table-cell table:style-name="ce12" table:formula="of:=[.CC18]/6" office:value-type="float" office:value="1.81285975401702" calcext:value-type="float">
            <text:p>1,8129</text:p>
          </table:table-cell>
          <table:table-cell table:style-name="ce12" table:formula="of:=[.CD18]/6" office:value-type="float" office:value="1.81733035009747" calcext:value-type="float">
            <text:p>1,8173</text:p>
          </table:table-cell>
          <table:table-cell table:style-name="ce12" table:formula="of:=[.CE18]/6" office:value-type="float" office:value="1.81923567548959" calcext:value-type="float">
            <text:p>1,8192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CH18]/6" office:value-type="float" office:value="1.17098570626263" calcext:value-type="float">
            <text:p>1,1710</text:p>
          </table:table-cell>
          <table:table-cell table:style-name="ce12" table:formula="of:=[.CI18]/6" office:value-type="float" office:value="1.22702922570478" calcext:value-type="float">
            <text:p>1,2270</text:p>
          </table:table-cell>
          <table:table-cell table:style-name="ce12" table:formula="of:=[.CJ18]/6" office:value-type="float" office:value="1.26315510137348" calcext:value-type="float">
            <text:p>1,2632</text:p>
          </table:table-cell>
          <table:table-cell table:style-name="ce12" table:formula="of:=[.CK18]/6" office:value-type="float" office:value="1.22883612043689" calcext:value-type="float">
            <text:p>1,2288</text:p>
          </table:table-cell>
          <table:table-cell table:style-name="ce12" table:formula="of:=[.CL18]/6" office:value-type="float" office:value="1.22978429570736" calcext:value-type="float">
            <text:p>1,2298</text:p>
          </table:table-cell>
          <table:table-cell table:number-columns-repeated="934"/>
        </table:table-row>
        <table:table-row table:style-name="ro3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row table:style-name="ro5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s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d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1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2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4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g_10_output.txt</text:p>
          </table:table-cell>
          <table:covered-table-cell table:number-columns-repeated="4"/>
          <table:table-cell/>
          <table:table-cell table:style-name="ce39" office:value-type="string" calcext:value-type="string" table:number-columns-spanned="5" table:number-rows-spanned="1">
            <text:p>OpenMP/Task_6/omp_a_b_output.txt</text:p>
          </table:table-cell>
          <table:covered-table-cell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076" calcext:value-type="float">
            <text:p>1,71076</text:p>
          </table:table-cell>
          <table:table-cell table:formula="of:=AVERAGE([.D2:.D4])" office:value-type="float" office:value="1.71106866666667" calcext:value-type="float">
            <text:p>1,711068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642" calcext:value-type="float">
            <text:p>1,695642</text:p>
          </table:table-cell>
          <table:table-cell table:formula="of:=AVERAGE([.J2:.J4])" office:value-type="float" office:value="1.706045" calcext:value-type="float">
            <text:p>1,7060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5754" calcext:value-type="float">
            <text:p>1,715754</text:p>
          </table:table-cell>
          <table:table-cell table:formula="of:=AVERAGE([.P2:.P4])" office:value-type="float" office:value="1.72539966666667" calcext:value-type="float">
            <text:p>1,72539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2038" calcext:value-type="float">
            <text:p>1,722038</text:p>
          </table:table-cell>
          <table:table-cell table:formula="of:=AVERAGE([.V2:.V4])" office:value-type="float" office:value="1.71382833333333" calcext:value-type="float">
            <text:p>1,713828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682" calcext:value-type="float">
            <text:p>1,699682</text:p>
          </table:table-cell>
          <table:table-cell table:formula="of:=AVERAGE([.AB2:.AB4])" office:value-type="float" office:value="1.70827633333333" calcext:value-type="float">
            <text:p>1,708276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559" calcext:value-type="float">
            <text:p>1,696559</text:p>
          </table:table-cell>
          <table:table-cell table:formula="of:=AVERAGE([.AH2:.AH4])" office:value-type="float" office:value="1.70389133333333" calcext:value-type="float">
            <text:p>1,703891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392" calcext:value-type="float">
            <text:p>1,727392</text:p>
          </table:table-cell>
          <table:table-cell table:formula="of:=AVERAGE([.AN2:.AN4])" office:value-type="float" office:value="1.71602333333333" calcext:value-type="float">
            <text:p>1,71602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152" calcext:value-type="float">
            <text:p>1,699152</text:p>
          </table:table-cell>
          <table:table-cell table:formula="of:=AVERAGE([.AT2:.AT4])" office:value-type="float" office:value="1.70809233333333" calcext:value-type="float">
            <text:p>1,70809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0171" calcext:value-type="float">
            <text:p>1,700171</text:p>
          </table:table-cell>
          <table:table-cell table:formula="of:=AVERAGE([.AZ2:.AZ4])" office:value-type="float" office:value="1.69803366666667" calcext:value-type="float">
            <text:p>1,698033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2991" calcext:value-type="float">
            <text:p>1,702991</text:p>
          </table:table-cell>
          <table:table-cell table:formula="of:=AVERAGE([.BF2:.BF4])" office:value-type="float" office:value="1.72257966666667" calcext:value-type="float">
            <text:p>1,72257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5491" calcext:value-type="float">
            <text:p>1,705491</text:p>
          </table:table-cell>
          <table:table-cell table:formula="of:=AVERAGE([.BL2:.BL4])" office:value-type="float" office:value="1.72075433333333" calcext:value-type="float">
            <text:p>1,720754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208" calcext:value-type="float">
            <text:p>1,725208</text:p>
          </table:table-cell>
          <table:table-cell table:formula="of:=AVERAGE([.BR2:.BR4])" office:value-type="float" office:value="1.716184" calcext:value-type="float">
            <text:p>1,7161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05256" calcext:value-type="float">
            <text:p>1,705256</text:p>
          </table:table-cell>
          <table:table-cell table:formula="of:=AVERAGE([.BX2:.BX4])" office:value-type="float" office:value="1.71945433333333" calcext:value-type="float">
            <text:p>1,7194543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794" calcext:value-type="float">
            <text:p>1,7257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6136" calcext:value-type="float">
            <text:p>1,7261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37659" calcext:value-type="float">
            <text:p>1,7376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9213" calcext:value-type="float">
            <text:p>1,6992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7411" calcext:value-type="float">
            <text:p>1,697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19275" calcext:value-type="float">
            <text:p>1,7192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78" calcext:value-type="float">
            <text:p>1,69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9123" calcext:value-type="float">
            <text:p>1,729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8155" calcext:value-type="float">
            <text:p>1,6981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40271" calcext:value-type="float">
            <text:p>1,7402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30828" calcext:value-type="float">
            <text:p>1,7308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385" calcext:value-type="float">
            <text:p>1,7273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6026" calcext:value-type="float">
            <text:p>1,72602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652" calcext:value-type="float">
            <text:p>1,6966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357" calcext:value-type="float">
            <text:p>1,696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2786" calcext:value-type="float">
            <text:p>1,7227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0234" calcext:value-type="float">
            <text:p>1,720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736" calcext:value-type="float">
            <text:p>1,7277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84" calcext:value-type="float">
            <text:p>1,695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4898" calcext:value-type="float">
            <text:p>1,7248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6002" calcext:value-type="float">
            <text:p>1,6960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775" calcext:value-type="float">
            <text:p>1,695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4477" calcext:value-type="float">
            <text:p>1,7244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5944" calcext:value-type="float">
            <text:p>1,7259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695959" calcext:value-type="float">
            <text:p>1,6959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727081" calcext:value-type="float">
            <text:p>1,727081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97558" calcext:value-type="float">
            <text:p>6,797558</text:p>
          </table:table-cell>
          <table:table-cell table:formula="of:=AVERAGE([.D5:.D7])" office:value-type="float" office:value="6.78915" calcext:value-type="float">
            <text:p>6,789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6465" calcext:value-type="float">
            <text:p>6,786465</text:p>
          </table:table-cell>
          <table:table-cell table:formula="of:=AVERAGE([.J5:.J7])" office:value-type="float" office:value="6.80603033333333" calcext:value-type="float">
            <text:p>6,806030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258" calcext:value-type="float">
            <text:p>6,785258</text:p>
          </table:table-cell>
          <table:table-cell table:formula="of:=AVERAGE([.P5:.P7])" office:value-type="float" office:value="6.79462966666667" calcext:value-type="float">
            <text:p>6,794629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28529" calcext:value-type="float">
            <text:p>6,828529</text:p>
          </table:table-cell>
          <table:table-cell table:formula="of:=AVERAGE([.V5:.V7])" office:value-type="float" office:value="6.82797566666667" calcext:value-type="float">
            <text:p>6,827975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782" calcext:value-type="float">
            <text:p>6,817782</text:p>
          </table:table-cell>
          <table:table-cell table:formula="of:=AVERAGE([.AB5:.AB7])" office:value-type="float" office:value="6.81664633333333" calcext:value-type="float">
            <text:p>6,816646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9254" calcext:value-type="float">
            <text:p>6,789254</text:p>
          </table:table-cell>
          <table:table-cell table:formula="of:=AVERAGE([.AH5:.AH7])" office:value-type="float" office:value="6.79643266666667" calcext:value-type="float">
            <text:p>6,796432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936" calcext:value-type="float">
            <text:p>6,813936</text:p>
          </table:table-cell>
          <table:table-cell table:formula="of:=AVERAGE([.AN5:.AN7])" office:value-type="float" office:value="6.79396566666667" calcext:value-type="float">
            <text:p>6,793965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26" calcext:value-type="float">
            <text:p>6,81326</text:p>
          </table:table-cell>
          <table:table-cell table:formula="of:=AVERAGE([.AT5:.AT7])" office:value-type="float" office:value="6.81381166666667" calcext:value-type="float">
            <text:p>6,81381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703" calcext:value-type="float">
            <text:p>6,784703</text:p>
          </table:table-cell>
          <table:table-cell table:formula="of:=AVERAGE([.AZ5:.AZ7])" office:value-type="float" office:value="6.794076" calcext:value-type="float">
            <text:p>6,794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8492" calcext:value-type="float">
            <text:p>6,788492</text:p>
          </table:table-cell>
          <table:table-cell table:formula="of:=AVERAGE([.BF5:.BF7])" office:value-type="float" office:value="6.806376" calcext:value-type="float">
            <text:p>6,806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846" calcext:value-type="float">
            <text:p>6,816846</text:p>
          </table:table-cell>
          <table:table-cell table:formula="of:=AVERAGE([.BL5:.BL7])" office:value-type="float" office:value="6.816656" calcext:value-type="float">
            <text:p>6,816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5551" calcext:value-type="float">
            <text:p>6,815551</text:p>
          </table:table-cell>
          <table:table-cell table:formula="of:=AVERAGE([.BR5:.BR7])" office:value-type="float" office:value="6.816201" calcext:value-type="float">
            <text:p>6,816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8428" calcext:value-type="float">
            <text:p>6,818428</text:p>
          </table:table-cell>
          <table:table-cell table:formula="of:=AVERAGE([.BX5:.BX7])" office:value-type="float" office:value="6.80752133333333" calcext:value-type="float">
            <text:p>6,8075213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949" calcext:value-type="float">
            <text:p>6,7849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5107" calcext:value-type="float">
            <text:p>6,815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464" calcext:value-type="float">
            <text:p>6,7844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36156" calcext:value-type="float">
            <text:p>6,836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34402" calcext:value-type="float">
            <text:p>6,834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945" calcext:value-type="float">
            <text:p>6,8149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077" calcext:value-type="float">
            <text:p>6,7840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382" calcext:value-type="float">
            <text:p>6,8143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156" calcext:value-type="float">
            <text:p>6,8131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417" calcext:value-type="float">
            <text:p>6,8164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064" calcext:value-type="float">
            <text:p>6,8170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7024" calcext:value-type="float">
            <text:p>6,8170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836" calcext:value-type="float">
            <text:p>6,8183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943" calcext:value-type="float">
            <text:p>6,784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519" calcext:value-type="float">
            <text:p>6,816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167" calcext:value-type="float">
            <text:p>6,8141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9242" calcext:value-type="float">
            <text:p>6,8192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97755" calcext:value-type="float">
            <text:p>6,7977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099" calcext:value-type="float">
            <text:p>6,7850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3884" calcext:value-type="float">
            <text:p>6,7838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3793" calcext:value-type="float">
            <text:p>6,8137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4369" calcext:value-type="float">
            <text:p>6,784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4219" calcext:value-type="float">
            <text:p>6,8142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058" calcext:value-type="float">
            <text:p>6,8160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816028" calcext:value-type="float">
            <text:p>6,8160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6.785776" calcext:value-type="float">
            <text:p>6,78577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146" calcext:value-type="float">
            <text:p>27,142146</text:p>
          </table:table-cell>
          <table:table-cell table:formula="of:=AVERAGE([.D8:.D10])" office:value-type="float" office:value="27.1654823333333" calcext:value-type="float">
            <text:p>27,165482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6579" calcext:value-type="float">
            <text:p>27,176579</text:p>
          </table:table-cell>
          <table:table-cell table:formula="of:=AVERAGE([.J8:.J10])" office:value-type="float" office:value="27.165345" calcext:value-type="float">
            <text:p>27,165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5531" calcext:value-type="float">
            <text:p>27,175531</text:p>
          </table:table-cell>
          <table:table-cell table:formula="of:=AVERAGE([.P8:.P10])" office:value-type="float" office:value="27.168857" calcext:value-type="float">
            <text:p>27,168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675" calcext:value-type="float">
            <text:p>27,14675</text:p>
          </table:table-cell>
          <table:table-cell table:formula="of:=AVERAGE([.V8:.V10])" office:value-type="float" office:value="27.1740726666667" calcext:value-type="float">
            <text:p>27,174072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0026" calcext:value-type="float">
            <text:p>27,20026</text:p>
          </table:table-cell>
          <table:table-cell table:formula="of:=AVERAGE([.AB8:.AB10])" office:value-type="float" office:value="27.1850206666667" calcext:value-type="float">
            <text:p>27,185020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885" calcext:value-type="float">
            <text:p>27,142885</text:p>
          </table:table-cell>
          <table:table-cell table:formula="of:=AVERAGE([.AH8:.AH10])" office:value-type="float" office:value="27.1432593333333" calcext:value-type="float">
            <text:p>27,143259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0317" calcext:value-type="float">
            <text:p>27,140317</text:p>
          </table:table-cell>
          <table:table-cell table:formula="of:=AVERAGE([.AN8:.AN10])" office:value-type="float" office:value="27.1473233333333" calcext:value-type="float">
            <text:p>27,14732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1484" calcext:value-type="float">
            <text:p>27,161484</text:p>
          </table:table-cell>
          <table:table-cell table:formula="of:=AVERAGE([.AT8:.AT10])" office:value-type="float" office:value="27.150427" calcext:value-type="float">
            <text:p>27,15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9615" calcext:value-type="float">
            <text:p>27,169615</text:p>
          </table:table-cell>
          <table:table-cell table:formula="of:=AVERAGE([.AZ8:.AZ10])" office:value-type="float" office:value="27.1683993333333" calcext:value-type="float">
            <text:p>27,168399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1422" calcext:value-type="float">
            <text:p>27,171422</text:p>
          </table:table-cell>
          <table:table-cell table:formula="of:=AVERAGE([.BF8:.BF10])" office:value-type="float" office:value="27.1720946666667" calcext:value-type="float">
            <text:p>27,172094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004" calcext:value-type="float">
            <text:p>27,172004</text:p>
          </table:table-cell>
          <table:table-cell table:formula="of:=AVERAGE([.BL8:.BL10])" office:value-type="float" office:value="27.1624356666667" calcext:value-type="float">
            <text:p>27,162435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3277" calcext:value-type="float">
            <text:p>27,173277</text:p>
          </table:table-cell>
          <table:table-cell table:formula="of:=AVERAGE([.BR8:.BR10])" office:value-type="float" office:value="27.1745356666667" calcext:value-type="float">
            <text:p>27,174535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65789" calcext:value-type="float">
            <text:p>27,165789</text:p>
          </table:table-cell>
          <table:table-cell table:formula="of:=AVERAGE([.BX8:.BX10])" office:value-type="float" office:value="27.179518" calcext:value-type="float">
            <text:p>27,17951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9614" calcext:value-type="float">
            <text:p>27,1796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0806" calcext:value-type="float">
            <text:p>27,1708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88015" calcext:value-type="float">
            <text:p>27,1880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23246" calcext:value-type="float">
            <text:p>27,2232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8585" calcext:value-type="float">
            <text:p>27,1585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398" calcext:value-type="float">
            <text:p>27,1433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9262" calcext:value-type="float">
            <text:p>27,1592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5504" calcext:value-type="float">
            <text:p>27,145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84633" calcext:value-type="float">
            <text:p>27,184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135" calcext:value-type="float">
            <text:p>27,1721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1115" calcext:value-type="float">
            <text:p>27,141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6505" calcext:value-type="float">
            <text:p>27,17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7391" calcext:value-type="float">
            <text:p>27,157391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4687" calcext:value-type="float">
            <text:p>27,1746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865" calcext:value-type="float">
            <text:p>27,148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025" calcext:value-type="float">
            <text:p>27,143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2222" calcext:value-type="float">
            <text:p>27,1522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96217" calcext:value-type="float">
            <text:p>27,1962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3495" calcext:value-type="float">
            <text:p>27,143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2391" calcext:value-type="float">
            <text:p>27,142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44293" calcext:value-type="float">
            <text:p>27,1442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5095" calcext:value-type="float">
            <text:p>27,150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2727" calcext:value-type="float">
            <text:p>27,1727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4188" calcext:value-type="float">
            <text:p>27,174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173825" calcext:value-type="float">
            <text:p>27,173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7.215374" calcext:value-type="float">
            <text:p>27,215374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6442" calcext:value-type="float">
            <text:p>108,626442</text:p>
          </table:table-cell>
          <table:table-cell table:formula="of:=AVERAGE([.D11:.D13])" office:value-type="float" office:value="108.620541666667" calcext:value-type="float">
            <text:p>108,62054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44" calcext:value-type="float">
            <text:p>108,60944</text:p>
          </table:table-cell>
          <table:table-cell table:formula="of:=AVERAGE([.J11:.J13])" office:value-type="float" office:value="108.599995" calcext:value-type="float">
            <text:p>108,599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3464" calcext:value-type="float">
            <text:p>108,643464</text:p>
          </table:table-cell>
          <table:table-cell table:formula="of:=AVERAGE([.P11:.P13])" office:value-type="float" office:value="108.620642333333" calcext:value-type="float">
            <text:p>108,62064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68728" calcext:value-type="float">
            <text:p>108,768728</text:p>
          </table:table-cell>
          <table:table-cell table:formula="of:=AVERAGE([.V11:.V13])" office:value-type="float" office:value="108.682182333333" calcext:value-type="float">
            <text:p>108,68218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0837" calcext:value-type="float">
            <text:p>108,620837</text:p>
          </table:table-cell>
          <table:table-cell table:formula="of:=AVERAGE([.AB11:.AB13])" office:value-type="float" office:value="108.753414" calcext:value-type="float">
            <text:p>108,753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365" calcext:value-type="float">
            <text:p>108,58365</text:p>
          </table:table-cell>
          <table:table-cell table:formula="of:=AVERAGE([.AH11:.AH13])" office:value-type="float" office:value="108.59533" calcext:value-type="float">
            <text:p>108,59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2554" calcext:value-type="float">
            <text:p>108,592554</text:p>
          </table:table-cell>
          <table:table-cell table:formula="of:=AVERAGE([.AN11:.AN13])" office:value-type="float" office:value="108.594992666667" calcext:value-type="float">
            <text:p>108,594992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728" calcext:value-type="float">
            <text:p>108,609728</text:p>
          </table:table-cell>
          <table:table-cell table:formula="of:=AVERAGE([.AT11:.AT13])" office:value-type="float" office:value="108.611803" calcext:value-type="float">
            <text:p>108,611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3705" calcext:value-type="float">
            <text:p>108,643705</text:p>
          </table:table-cell>
          <table:table-cell table:formula="of:=AVERAGE([.AZ11:.AZ13])" office:value-type="float" office:value="108.627151" calcext:value-type="float">
            <text:p>108,6271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152" calcext:value-type="float">
            <text:p>108,61152</text:p>
          </table:table-cell>
          <table:table-cell table:formula="of:=AVERAGE([.BF11:.BF13])" office:value-type="float" office:value="108.612928666667" calcext:value-type="float">
            <text:p>108,612928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2832" calcext:value-type="float">
            <text:p>108,602832</text:p>
          </table:table-cell>
          <table:table-cell table:formula="of:=AVERAGE([.BL11:.BL13])" office:value-type="float" office:value="108.587092" calcext:value-type="float">
            <text:p>108,5870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48135" calcext:value-type="float">
            <text:p>108,648135</text:p>
          </table:table-cell>
          <table:table-cell table:formula="of:=AVERAGE([.BR11:.BR13])" office:value-type="float" office:value="108.627516" calcext:value-type="float">
            <text:p>108,627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0726" calcext:value-type="float">
            <text:p>108,590726</text:p>
          </table:table-cell>
          <table:table-cell table:formula="of:=AVERAGE([.BX11:.BX13])" office:value-type="float" office:value="108.660731" calcext:value-type="float">
            <text:p>108,66073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6995" calcext:value-type="float">
            <text:p>108,6269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519" calcext:value-type="float">
            <text:p>108,58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2176" calcext:value-type="float">
            <text:p>108,6121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75641" calcext:value-type="float">
            <text:p>108,6756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852556" calcext:value-type="float">
            <text:p>108,852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126" calcext:value-type="float">
            <text:p>108,601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9621" calcext:value-type="float">
            <text:p>108,6096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5185" calcext:value-type="float">
            <text:p>108,6151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8182" calcext:value-type="float">
            <text:p>108,6081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1001" calcext:value-type="float">
            <text:p>108,611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2119" calcext:value-type="float">
            <text:p>108,582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0888" calcext:value-type="float">
            <text:p>108,6008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98315" calcext:value-type="float">
            <text:p>108,598315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8188" calcext:value-type="float">
            <text:p>108,6081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5355" calcext:value-type="float">
            <text:p>108,605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6287" calcext:value-type="float">
            <text:p>108,606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2178" calcext:value-type="float">
            <text:p>108,6021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86849" calcext:value-type="float">
            <text:p>108,7868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0108" calcext:value-type="float">
            <text:p>108,60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82803" calcext:value-type="float">
            <text:p>108,5828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0496" calcext:value-type="float">
            <text:p>108,610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29566" calcext:value-type="float">
            <text:p>108,6295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16265" calcext:value-type="float">
            <text:p>108,616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576325" calcext:value-type="float">
            <text:p>108,576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633525" calcext:value-type="float">
            <text:p>108,633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8.793152" calcext:value-type="float">
            <text:p>108,79315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573749" calcext:value-type="float">
            <text:p>434,573749</text:p>
          </table:table-cell>
          <table:table-cell table:formula="of:=AVERAGE([.D14:.D16])" office:value-type="float" office:value="434.446771666667" calcext:value-type="float">
            <text:p>434,44677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9169" calcext:value-type="float">
            <text:p>434,329169</text:p>
          </table:table-cell>
          <table:table-cell table:formula="of:=AVERAGE([.J14:.J16])" office:value-type="float" office:value="434.334504333333" calcext:value-type="float">
            <text:p>434,334504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4963" calcext:value-type="float">
            <text:p>434,344963</text:p>
          </table:table-cell>
          <table:table-cell table:formula="of:=AVERAGE([.P14:.P16])" office:value-type="float" office:value="434.357698" calcext:value-type="float">
            <text:p>434,357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8898" calcext:value-type="float">
            <text:p>434,38898</text:p>
          </table:table-cell>
          <table:table-cell table:formula="of:=AVERAGE([.V14:.V16])" office:value-type="float" office:value="434.354021333333" calcext:value-type="float">
            <text:p>434,354021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122435" calcext:value-type="float">
            <text:p>435,122435</text:p>
          </table:table-cell>
          <table:table-cell table:formula="of:=AVERAGE([.AB14:.AB16])" office:value-type="float" office:value="434.782399" calcext:value-type="float">
            <text:p>434,7823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03217" calcext:value-type="float">
            <text:p>434,303217</text:p>
          </table:table-cell>
          <table:table-cell table:formula="of:=AVERAGE([.AH14:.AH16])" office:value-type="float" office:value="434.47579" calcext:value-type="float">
            <text:p>434,47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6639" calcext:value-type="float">
            <text:p>434,346639</text:p>
          </table:table-cell>
          <table:table-cell table:formula="of:=AVERAGE([.AN14:.AN16])" office:value-type="float" office:value="434.349837333333" calcext:value-type="float">
            <text:p>434,349837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6053" calcext:value-type="float">
            <text:p>434,356053</text:p>
          </table:table-cell>
          <table:table-cell table:formula="of:=AVERAGE([.AT14:.AT16])" office:value-type="float" office:value="434.359362333333" calcext:value-type="float">
            <text:p>434,359362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17071" calcext:value-type="float">
            <text:p>434,317071</text:p>
          </table:table-cell>
          <table:table-cell table:formula="of:=AVERAGE([.AZ14:.AZ16])" office:value-type="float" office:value="434.351711666667" calcext:value-type="float">
            <text:p>434,351711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30303" calcext:value-type="float">
            <text:p>434,430303</text:p>
          </table:table-cell>
          <table:table-cell table:formula="of:=AVERAGE([.BF14:.BF16])" office:value-type="float" office:value="434.388490666667" calcext:value-type="float">
            <text:p>434,388490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79899" calcext:value-type="float">
            <text:p>434,379899</text:p>
          </table:table-cell>
          <table:table-cell table:formula="of:=AVERAGE([.BL14:.BL16])" office:value-type="float" office:value="434.349894333333" calcext:value-type="float">
            <text:p>434,349894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66026" calcext:value-type="float">
            <text:p>434,466026</text:p>
          </table:table-cell>
          <table:table-cell table:formula="of:=AVERAGE([.BR14:.BR16])" office:value-type="float" office:value="434.435669666667" calcext:value-type="float">
            <text:p>434,435669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47509" calcext:value-type="float">
            <text:p>435,47509</text:p>
          </table:table-cell>
          <table:table-cell table:formula="of:=AVERAGE([.BX14:.BX16])" office:value-type="float" office:value="436.003011666667" calcext:value-type="float">
            <text:p>436,003011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6101" calcext:value-type="float">
            <text:p>434,36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2386" calcext:value-type="float">
            <text:p>434,3323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80333" calcext:value-type="float">
            <text:p>434,380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033" calcext:value-type="float">
            <text:p>434,35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821391" calcext:value-type="float">
            <text:p>434,821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1525" calcext:value-type="float">
            <text:p>434,331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5612" calcext:value-type="float">
            <text:p>434,3556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96809" calcext:value-type="float">
            <text:p>434,3968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38072" calcext:value-type="float">
            <text:p>434,3380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57547" calcext:value-type="float">
            <text:p>434,3575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63635" calcext:value-type="float">
            <text:p>434,3636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3744" calcext:value-type="float">
            <text:p>434,3237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5.530333" calcext:value-type="float">
            <text:p>435,53033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05556" calcext:value-type="float">
            <text:p>434,4055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1958" calcext:value-type="float">
            <text:p>434,3419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7798" calcext:value-type="float">
            <text:p>434,3477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2754" calcext:value-type="float">
            <text:p>434,3227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403371" calcext:value-type="float">
            <text:p>434,4033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792628" calcext:value-type="float">
            <text:p>434,7926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47261" calcext:value-type="float">
            <text:p>434,347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25225" calcext:value-type="float">
            <text:p>434,3252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99992" calcext:value-type="float">
            <text:p>434,3999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77622" calcext:value-type="float">
            <text:p>434,3776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306149" calcext:value-type="float">
            <text:p>434,3061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4.517239" calcext:value-type="float">
            <text:p>434,5172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7.003612" calcext:value-type="float">
            <text:p>437,00361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334" calcext:value-type="float">
            <text:p>0,879334</text:p>
          </table:table-cell>
          <table:table-cell table:formula="of:=AVERAGE([.D17:.D19])" office:value-type="float" office:value="0.877285333333333" calcext:value-type="float">
            <text:p>0,87728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275" calcext:value-type="float">
            <text:p>0,879275</text:p>
          </table:table-cell>
          <table:table-cell table:formula="of:=AVERAGE([.J17:.J19])" office:value-type="float" office:value="0.878363333333333" calcext:value-type="float">
            <text:p>0,87836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881" calcext:value-type="float">
            <text:p>0,879881</text:p>
          </table:table-cell>
          <table:table-cell table:formula="of:=AVERAGE([.P17:.P19])" office:value-type="float" office:value="0.87909" calcext:value-type="float">
            <text:p>0,87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772" calcext:value-type="float">
            <text:p>0,877772</text:p>
          </table:table-cell>
          <table:table-cell table:formula="of:=AVERAGE([.V17:.V19])" office:value-type="float" office:value="0.876897" calcext:value-type="float">
            <text:p>0,876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4752" calcext:value-type="float">
            <text:p>0,864752</text:p>
          </table:table-cell>
          <table:table-cell table:formula="of:=AVERAGE([.AB17:.AB19])" office:value-type="float" office:value="0.874014666666667" calcext:value-type="float">
            <text:p>0,87401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345" calcext:value-type="float">
            <text:p>0,879345</text:p>
          </table:table-cell>
          <table:table-cell table:formula="of:=AVERAGE([.AH17:.AH19])" office:value-type="float" office:value="0.874121333333333" calcext:value-type="float">
            <text:p>0,874121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78" calcext:value-type="float">
            <text:p>0,877578</text:p>
          </table:table-cell>
          <table:table-cell table:formula="of:=AVERAGE([.AN17:.AN19])" office:value-type="float" office:value="0.877833" calcext:value-type="float">
            <text:p>0,8778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009" calcext:value-type="float">
            <text:p>0,879009</text:p>
          </table:table-cell>
          <table:table-cell table:formula="of:=AVERAGE([.AT17:.AT19])" office:value-type="float" office:value="0.878173333333333" calcext:value-type="float">
            <text:p>0,87817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738" calcext:value-type="float">
            <text:p>0,878738</text:p>
          </table:table-cell>
          <table:table-cell table:formula="of:=AVERAGE([.AZ17:.AZ19])" office:value-type="float" office:value="0.862993" calcext:value-type="float">
            <text:p>0,862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181" calcext:value-type="float">
            <text:p>0,878181</text:p>
          </table:table-cell>
          <table:table-cell table:formula="of:=AVERAGE([.BF17:.BF19])" office:value-type="float" office:value="0.878152333333333" calcext:value-type="float">
            <text:p>0,878152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3403" calcext:value-type="float">
            <text:p>0,863403</text:p>
          </table:table-cell>
          <table:table-cell table:formula="of:=AVERAGE([.BL17:.BL19])" office:value-type="float" office:value="0.873704333333333" calcext:value-type="float">
            <text:p>0,873704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998" calcext:value-type="float">
            <text:p>0,879998</text:p>
          </table:table-cell>
          <table:table-cell table:formula="of:=AVERAGE([.BR17:.BR19])" office:value-type="float" office:value="0.877714666666667" calcext:value-type="float">
            <text:p>0,877714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304095" calcext:value-type="float">
            <text:p>1,304095</text:p>
          </table:table-cell>
          <table:table-cell table:formula="of:=AVERAGE([.BX17:.BX19])" office:value-type="float" office:value="1.30335566666667" calcext:value-type="float">
            <text:p>1,3033556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6847" calcext:value-type="float">
            <text:p>0,8768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095" calcext:value-type="float">
            <text:p>0,87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699" calcext:value-type="float">
            <text:p>0,8776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25" calcext:value-type="float">
            <text:p>0,87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936" calcext:value-type="float">
            <text:p>0,8789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3166" calcext:value-type="float">
            <text:p>0,8631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69" calcext:value-type="float">
            <text:p>0,8775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553" calcext:value-type="float">
            <text:p>0,8775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47951" calcext:value-type="float">
            <text:p>0,847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85" calcext:value-type="float">
            <text:p>0,87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997" calcext:value-type="float">
            <text:p>0,8779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201" calcext:value-type="float">
            <text:p>0,8782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283742" calcext:value-type="float">
            <text:p>1,28374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5675" calcext:value-type="float">
            <text:p>0,8756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72" calcext:value-type="float">
            <text:p>0,878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69" calcext:value-type="float">
            <text:p>0,879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4669" calcext:value-type="float">
            <text:p>0,8746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356" calcext:value-type="float">
            <text:p>0,8783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853" calcext:value-type="float">
            <text:p>0,8798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352" calcext:value-type="float">
            <text:p>0,8783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7958" calcext:value-type="float">
            <text:p>0,877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6229" calcext:value-type="float">
            <text:p>0,862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8426" calcext:value-type="float">
            <text:p>0,8784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9713" calcext:value-type="float">
            <text:p>0,8797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874945" calcext:value-type="float">
            <text:p>0,8749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1.32223" calcext:value-type="float">
            <text:p>1,3222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93" calcext:value-type="float">
            <text:p>3,422393</text:p>
          </table:table-cell>
          <table:table-cell table:formula="of:=AVERAGE([.D20:.D22])" office:value-type="float" office:value="3.42204966666667" calcext:value-type="float">
            <text:p>3,422049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497" calcext:value-type="float">
            <text:p>3,424497</text:p>
          </table:table-cell>
          <table:table-cell table:formula="of:=AVERAGE([.J20:.J22])" office:value-type="float" office:value="3.422657" calcext:value-type="float">
            <text:p>3,422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728" calcext:value-type="float">
            <text:p>3,392728</text:p>
          </table:table-cell>
          <table:table-cell table:formula="of:=AVERAGE([.P20:.P22])" office:value-type="float" office:value="3.41315966666667" calcext:value-type="float">
            <text:p>3,413159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808" calcext:value-type="float">
            <text:p>3,422808</text:p>
          </table:table-cell>
          <table:table-cell table:formula="of:=AVERAGE([.V20:.V22])" office:value-type="float" office:value="3.42441033333333" calcext:value-type="float">
            <text:p>3,424410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7964" calcext:value-type="float">
            <text:p>3,407964</text:p>
          </table:table-cell>
          <table:table-cell table:formula="of:=AVERAGE([.AB20:.AB22])" office:value-type="float" office:value="3.418057" calcext:value-type="float">
            <text:p>3,418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9821" calcext:value-type="float">
            <text:p>3,399821</text:p>
          </table:table-cell>
          <table:table-cell table:formula="of:=AVERAGE([.AH20:.AH22])" office:value-type="float" office:value="3.40604466666667" calcext:value-type="float">
            <text:p>3,406044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1064" calcext:value-type="float">
            <text:p>3,41064</text:p>
          </table:table-cell>
          <table:table-cell table:formula="of:=AVERAGE([.AN20:.AN22])" office:value-type="float" office:value="3.41378366666667" calcext:value-type="float">
            <text:p>3,413783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1935" calcext:value-type="float">
            <text:p>3,41935</text:p>
          </table:table-cell>
          <table:table-cell table:formula="of:=AVERAGE([.AT20:.AT22])" office:value-type="float" office:value="3.41693" calcext:value-type="float">
            <text:p>3,416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486" calcext:value-type="float">
            <text:p>3,408486</text:p>
          </table:table-cell>
          <table:table-cell table:formula="of:=AVERAGE([.AZ20:.AZ22])" office:value-type="float" office:value="3.41310533333333" calcext:value-type="float">
            <text:p>3,413105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16" calcext:value-type="float">
            <text:p>3,422316</text:p>
          </table:table-cell>
          <table:table-cell table:formula="of:=AVERAGE([.BF20:.BF22])" office:value-type="float" office:value="3.42338933333333" calcext:value-type="float">
            <text:p>3,423389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432" calcext:value-type="float">
            <text:p>3,424432</text:p>
          </table:table-cell>
          <table:table-cell table:formula="of:=AVERAGE([.BL20:.BL22])" office:value-type="float" office:value="3.41297133333333" calcext:value-type="float">
            <text:p>3,412971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6679" calcext:value-type="float">
            <text:p>3,426679</text:p>
          </table:table-cell>
          <table:table-cell table:formula="of:=AVERAGE([.BR20:.BR22])" office:value-type="float" office:value="3.41388133333333" calcext:value-type="float">
            <text:p>3,413881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107401" calcext:value-type="float">
            <text:p>5,107401</text:p>
          </table:table-cell>
          <table:table-cell table:formula="of:=AVERAGE([.BX20:.BX22])" office:value-type="float" office:value="5.11248466666667" calcext:value-type="float">
            <text:p>5,1124846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511" calcext:value-type="float">
            <text:p>3,4225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403" calcext:value-type="float">
            <text:p>3,4214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85" calcext:value-type="float">
            <text:p>3,424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5182" calcext:value-type="float">
            <text:p>3,4251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825" calcext:value-type="float">
            <text:p>3,423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9535" calcext:value-type="float">
            <text:p>3,4095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422" calcext:value-type="float">
            <text:p>3,4084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121" calcext:value-type="float">
            <text:p>3,4231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255" calcext:value-type="float">
            <text:p>3,4082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4241" calcext:value-type="float">
            <text:p>3,424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085" calcext:value-type="float">
            <text:p>3,4220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545" calcext:value-type="float">
            <text:p>3,3925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099369" calcext:value-type="float">
            <text:p>5,099369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245" calcext:value-type="float">
            <text:p>3,4212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071" calcext:value-type="float">
            <text:p>3,4220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1901" calcext:value-type="float">
            <text:p>3,4219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5241" calcext:value-type="float">
            <text:p>3,4252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382" calcext:value-type="float">
            <text:p>3,4223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778" calcext:value-type="float">
            <text:p>3,4087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289" calcext:value-type="float">
            <text:p>3,4222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08319" calcext:value-type="float">
            <text:p>3,4083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575" calcext:value-type="float">
            <text:p>3,422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3611" calcext:value-type="float">
            <text:p>3,4236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392397" calcext:value-type="float">
            <text:p>3,392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42242" calcext:value-type="float">
            <text:p>3,422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5.130684" calcext:value-type="float">
            <text:p>5,130684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834" calcext:value-type="float">
            <text:p>13,60834</text:p>
          </table:table-cell>
          <table:table-cell table:formula="of:=AVERAGE([.D23:.D25])" office:value-type="float" office:value="13.604178" calcext:value-type="float">
            <text:p>13,6041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607" calcext:value-type="float">
            <text:p>13,605607</text:p>
          </table:table-cell>
          <table:table-cell table:formula="of:=AVERAGE([.J23:.J25])" office:value-type="float" office:value="13.6038013333333" calcext:value-type="float">
            <text:p>13,603801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9566" calcext:value-type="float">
            <text:p>13,599566</text:p>
          </table:table-cell>
          <table:table-cell table:formula="of:=AVERAGE([.P23:.P25])" office:value-type="float" office:value="13.6014613333333" calcext:value-type="float">
            <text:p>13,601461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9723" calcext:value-type="float">
            <text:p>13,609723</text:p>
          </table:table-cell>
          <table:table-cell table:formula="of:=AVERAGE([.V23:.V25])" office:value-type="float" office:value="13.60837" calcext:value-type="float">
            <text:p>13,60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44142" calcext:value-type="float">
            <text:p>13,644142</text:p>
          </table:table-cell>
          <table:table-cell table:formula="of:=AVERAGE([.AB23:.AB25])" office:value-type="float" office:value="13.6389996666667" calcext:value-type="float">
            <text:p>13,638999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581" calcext:value-type="float">
            <text:p>13,602581</text:p>
          </table:table-cell>
          <table:table-cell table:formula="of:=AVERAGE([.AH23:.AH25])" office:value-type="float" office:value="13.60765" calcext:value-type="float">
            <text:p>13,60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9072" calcext:value-type="float">
            <text:p>13,589072</text:p>
          </table:table-cell>
          <table:table-cell table:formula="of:=AVERAGE([.AN23:.AN25])" office:value-type="float" office:value="13.5988606666667" calcext:value-type="float">
            <text:p>13,59886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8469" calcext:value-type="float">
            <text:p>13,588469</text:p>
          </table:table-cell>
          <table:table-cell table:formula="of:=AVERAGE([.AT23:.AT25])" office:value-type="float" office:value="13.5938946666667" calcext:value-type="float">
            <text:p>13,593894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127" calcext:value-type="float">
            <text:p>13,602127</text:p>
          </table:table-cell>
          <table:table-cell table:formula="of:=AVERAGE([.AZ23:.AZ25])" office:value-type="float" office:value="13.6018106666667" calcext:value-type="float">
            <text:p>13,60181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088" calcext:value-type="float">
            <text:p>13,605088</text:p>
          </table:table-cell>
          <table:table-cell table:formula="of:=AVERAGE([.BF23:.BF25])" office:value-type="float" office:value="13.6031506666667" calcext:value-type="float">
            <text:p>13,60315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261" calcext:value-type="float">
            <text:p>13,604261</text:p>
          </table:table-cell>
          <table:table-cell table:formula="of:=AVERAGE([.BL23:.BL25])" office:value-type="float" office:value="13.597417" calcext:value-type="float">
            <text:p>13,5974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443" calcext:value-type="float">
            <text:p>13,605443</text:p>
          </table:table-cell>
          <table:table-cell table:formula="of:=AVERAGE([.BR23:.BR25])" office:value-type="float" office:value="13.6000953333333" calcext:value-type="float">
            <text:p>13,600095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03128" calcext:value-type="float">
            <text:p>20,403128</text:p>
          </table:table-cell>
          <table:table-cell table:formula="of:=AVERAGE([.BX23:.BX25])" office:value-type="float" office:value="20.4188416666667" calcext:value-type="float">
            <text:p>20,418841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0651" calcext:value-type="float">
            <text:p>13,6006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846" calcext:value-type="float">
            <text:p>13,6018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9079" calcext:value-type="float">
            <text:p>13,5990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924" calcext:value-type="float">
            <text:p>13,6059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33877" calcext:value-type="float">
            <text:p>13,6338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974" calcext:value-type="float">
            <text:p>13,6059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186" calcext:value-type="float">
            <text:p>13,6031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2" calcext:value-type="float">
            <text:p>13,60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157" calcext:value-type="float">
            <text:p>13,6021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2423" calcext:value-type="float">
            <text:p>13,6024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052" calcext:value-type="float">
            <text:p>13,601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17" calcext:value-type="float">
            <text:p>13,604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47247" calcext:value-type="float">
            <text:p>20,44724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543" calcext:value-type="float">
            <text:p>13,6035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3951" calcext:value-type="float">
            <text:p>13,6039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5739" calcext:value-type="float">
            <text:p>13,6057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9463" calcext:value-type="float">
            <text:p>13,6094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3898" calcext:value-type="float">
            <text:p>13,638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14395" calcext:value-type="float">
            <text:p>13,6143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4324" calcext:value-type="float">
            <text:p>13,604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9015" calcext:value-type="float">
            <text:p>13,5890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148" calcext:value-type="float">
            <text:p>13,6011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601941" calcext:value-type="float">
            <text:p>13,6019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86938" calcext:value-type="float">
            <text:p>13,5869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3.590673" calcext:value-type="float">
            <text:p>13,5906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0.40615" calcext:value-type="float">
            <text:p>20,4061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4278" calcext:value-type="float">
            <text:p>54,34278</text:p>
          </table:table-cell>
          <table:table-cell table:formula="of:=AVERAGE([.D26:.D28])" office:value-type="float" office:value="54.3278103333333" calcext:value-type="float">
            <text:p>54,327810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6574" calcext:value-type="float">
            <text:p>54,316574</text:p>
          </table:table-cell>
          <table:table-cell table:formula="of:=AVERAGE([.J26:.J28])" office:value-type="float" office:value="54.3244616666667" calcext:value-type="float">
            <text:p>54,324461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7204" calcext:value-type="float">
            <text:p>54,317204</text:p>
          </table:table-cell>
          <table:table-cell table:formula="of:=AVERAGE([.P26:.P28])" office:value-type="float" office:value="54.322482" calcext:value-type="float">
            <text:p>54,322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37153" calcext:value-type="float">
            <text:p>54,337153</text:p>
          </table:table-cell>
          <table:table-cell table:formula="of:=AVERAGE([.V26:.V28])" office:value-type="float" office:value="54.337215" calcext:value-type="float">
            <text:p>54,3372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521848" calcext:value-type="float">
            <text:p>54,521848</text:p>
          </table:table-cell>
          <table:table-cell table:formula="of:=AVERAGE([.AB26:.AB28])" office:value-type="float" office:value="54.507278" calcext:value-type="float">
            <text:p>54,507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79025" calcext:value-type="float">
            <text:p>54,379025</text:p>
          </table:table-cell>
          <table:table-cell table:formula="of:=AVERAGE([.AH26:.AH28])" office:value-type="float" office:value="54.361088" calcext:value-type="float">
            <text:p>54,361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7912" calcext:value-type="float">
            <text:p>54,307912</text:p>
          </table:table-cell>
          <table:table-cell table:formula="of:=AVERAGE([.AN26:.AN28])" office:value-type="float" office:value="54.3134033333333" calcext:value-type="float">
            <text:p>54,31340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3925" calcext:value-type="float">
            <text:p>54,303925</text:p>
          </table:table-cell>
          <table:table-cell table:formula="of:=AVERAGE([.AT26:.AT28])" office:value-type="float" office:value="54.3108503333333" calcext:value-type="float">
            <text:p>54,310850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647" calcext:value-type="float">
            <text:p>54,304647</text:p>
          </table:table-cell>
          <table:table-cell table:formula="of:=AVERAGE([.AZ26:.AZ28])" office:value-type="float" office:value="54.3091906666667" calcext:value-type="float">
            <text:p>54,30919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065" calcext:value-type="float">
            <text:p>54,304065</text:p>
          </table:table-cell>
          <table:table-cell table:formula="of:=AVERAGE([.BF26:.BF28])" office:value-type="float" office:value="54.3200346666667" calcext:value-type="float">
            <text:p>54,320034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0971" calcext:value-type="float">
            <text:p>54,320971</text:p>
          </table:table-cell>
          <table:table-cell table:formula="of:=AVERAGE([.BL26:.BL28])" office:value-type="float" office:value="54.314933" calcext:value-type="float">
            <text:p>54,3149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354" calcext:value-type="float">
            <text:p>54,322354</text:p>
          </table:table-cell>
          <table:table-cell table:formula="of:=AVERAGE([.BR26:.BR28])" office:value-type="float" office:value="54.3224176666667" calcext:value-type="float">
            <text:p>54,322417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700262" calcext:value-type="float">
            <text:p>81,700262</text:p>
          </table:table-cell>
          <table:table-cell table:formula="of:=AVERAGE([.BX26:.BX28])" office:value-type="float" office:value="81.5992133333333" calcext:value-type="float">
            <text:p>81,599213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9826" calcext:value-type="float">
            <text:p>54,3098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9152" calcext:value-type="float">
            <text:p>54,3291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399" calcext:value-type="float">
            <text:p>54,3223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3294" calcext:value-type="float">
            <text:p>54,3232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60048" calcext:value-type="float">
            <text:p>54,600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44827" calcext:value-type="float">
            <text:p>54,344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868" calcext:value-type="float">
            <text:p>54,3228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2526" calcext:value-type="float">
            <text:p>54,322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4423" calcext:value-type="float">
            <text:p>54,3044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9033" calcext:value-type="float">
            <text:p>54,3290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5536" calcext:value-type="float">
            <text:p>54,3055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3634" calcext:value-type="float">
            <text:p>54,3236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543795" calcext:value-type="float">
            <text:p>81,54379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30825" calcext:value-type="float">
            <text:p>54,3308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659" calcext:value-type="float">
            <text:p>54,3276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843" calcext:value-type="float">
            <text:p>54,3278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51198" calcext:value-type="float">
            <text:p>54,3511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99506" calcext:value-type="float">
            <text:p>54,3995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59412" calcext:value-type="float">
            <text:p>54,3594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943" calcext:value-type="float">
            <text:p>54,309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061" calcext:value-type="float">
            <text:p>54,30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8502" calcext:value-type="float">
            <text:p>54,3185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7006" calcext:value-type="float">
            <text:p>54,327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18292" calcext:value-type="float">
            <text:p>54,3182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54.321265" calcext:value-type="float">
            <text:p>54,3212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81.553583" calcext:value-type="float">
            <text:p>81,55358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5924" calcext:value-type="float">
            <text:p>217,305924</text:p>
          </table:table-cell>
          <table:table-cell table:formula="of:=AVERAGE([.D29:.D31])" office:value-type="float" office:value="217.237331" calcext:value-type="float">
            <text:p>217,237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3066" calcext:value-type="float">
            <text:p>217,303066</text:p>
          </table:table-cell>
          <table:table-cell table:formula="of:=AVERAGE([.J29:.J31])" office:value-type="float" office:value="217.267031666667" calcext:value-type="float">
            <text:p>217,26703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27523" calcext:value-type="float">
            <text:p>217,227523</text:p>
          </table:table-cell>
          <table:table-cell table:formula="of:=AVERAGE([.P29:.P31])" office:value-type="float" office:value="217.202185666667" calcext:value-type="float">
            <text:p>217,202185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31722" calcext:value-type="float">
            <text:p>217,231722</text:p>
          </table:table-cell>
          <table:table-cell table:formula="of:=AVERAGE([.V29:.V31])" office:value-type="float" office:value="217.209592333333" calcext:value-type="float">
            <text:p>217,209592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8.84497" calcext:value-type="float">
            <text:p>218,84497</text:p>
          </table:table-cell>
          <table:table-cell table:formula="of:=AVERAGE([.AB29:.AB31])" office:value-type="float" office:value="218.302123" calcext:value-type="float">
            <text:p>218,302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11359" calcext:value-type="float">
            <text:p>217,311359</text:p>
          </table:table-cell>
          <table:table-cell table:formula="of:=AVERAGE([.AH29:.AH31])" office:value-type="float" office:value="217.319797" calcext:value-type="float">
            <text:p>217,3197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51243" calcext:value-type="float">
            <text:p>217,251243</text:p>
          </table:table-cell>
          <table:table-cell table:formula="of:=AVERAGE([.AN29:.AN31])" office:value-type="float" office:value="217.216974" calcext:value-type="float">
            <text:p>217,2169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45536" calcext:value-type="float">
            <text:p>217,245536</text:p>
          </table:table-cell>
          <table:table-cell table:formula="of:=AVERAGE([.AT29:.AT31])" office:value-type="float" office:value="217.231511666667" calcext:value-type="float">
            <text:p>217,23151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8498" calcext:value-type="float">
            <text:p>217,188498</text:p>
          </table:table-cell>
          <table:table-cell table:formula="of:=AVERAGE([.AZ29:.AZ31])" office:value-type="float" office:value="217.197586" calcext:value-type="float">
            <text:p>217,197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6573" calcext:value-type="float">
            <text:p>217,196573</text:p>
          </table:table-cell>
          <table:table-cell table:formula="of:=AVERAGE([.BF29:.BF31])" office:value-type="float" office:value="217.184170666667" calcext:value-type="float">
            <text:p>217,184170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9026" calcext:value-type="float">
            <text:p>217,189026</text:p>
          </table:table-cell>
          <table:table-cell table:formula="of:=AVERAGE([.BL29:.BL31])" office:value-type="float" office:value="217.197161666667" calcext:value-type="float">
            <text:p>217,197161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25806" calcext:value-type="float">
            <text:p>217,225806</text:p>
          </table:table-cell>
          <table:table-cell table:formula="of:=AVERAGE([.BR29:.BR31])" office:value-type="float" office:value="217.225065" calcext:value-type="float">
            <text:p>217,225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6.434146" calcext:value-type="float">
            <text:p>326,434146</text:p>
          </table:table-cell>
          <table:table-cell table:formula="of:=AVERAGE([.BX29:.BX31])" office:value-type="float" office:value="326.201369666667" calcext:value-type="float">
            <text:p>326,201369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6765" calcext:value-type="float">
            <text:p>217,2067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99866" calcext:value-type="float">
            <text:p>217,2998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6092" calcext:value-type="float">
            <text:p>217,196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5036" calcext:value-type="float">
            <text:p>217,1950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8.181164" calcext:value-type="float">
            <text:p>218,1811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01989" calcext:value-type="float">
            <text:p>217,3019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8146" calcext:value-type="float">
            <text:p>217,1981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8161" calcext:value-type="float">
            <text:p>217,188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3725" calcext:value-type="float">
            <text:p>217,2037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73475" calcext:value-type="float">
            <text:p>217,1734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1574" calcext:value-type="float">
            <text:p>217,2015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13319" calcext:value-type="float">
            <text:p>217,2133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6.26927" calcext:value-type="float">
            <text:p>326,2692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9304" calcext:value-type="float">
            <text:p>217,1993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98163" calcext:value-type="float">
            <text:p>217,1981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2942" calcext:value-type="float">
            <text:p>217,1829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2019" calcext:value-type="float">
            <text:p>217,20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880235" calcext:value-type="float">
            <text:p>217,8802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346043" calcext:value-type="float">
            <text:p>217,3460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1533" calcext:value-type="float">
            <text:p>217,2015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60838" calcext:value-type="float">
            <text:p>217,2608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0535" calcext:value-type="float">
            <text:p>217,2005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182464" calcext:value-type="float">
            <text:p>217,1824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00885" calcext:value-type="float">
            <text:p>217,2008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217.23607" calcext:value-type="float">
            <text:p>217,236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25.900693" calcext:value-type="float">
            <text:p>325,90069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0201" calcext:value-type="float">
            <text:p>0,460201</text:p>
          </table:table-cell>
          <table:table-cell table:formula="of:=AVERAGE([.D32:.D34])" office:value-type="float" office:value="0.462694666666667" calcext:value-type="float">
            <text:p>0,46269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083" calcext:value-type="float">
            <text:p>0,458083</text:p>
          </table:table-cell>
          <table:table-cell table:formula="of:=AVERAGE([.J32:.J34])" office:value-type="float" office:value="0.458408666666667" calcext:value-type="float">
            <text:p>0,458408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7803" calcext:value-type="float">
            <text:p>0,457803</text:p>
          </table:table-cell>
          <table:table-cell table:formula="of:=AVERAGE([.P32:.P34])" office:value-type="float" office:value="0.458647333333333" calcext:value-type="float">
            <text:p>0,458647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1269" calcext:value-type="float">
            <text:p>0,461269</text:p>
          </table:table-cell>
          <table:table-cell table:formula="of:=AVERAGE([.V32:.V34])" office:value-type="float" office:value="0.462916" calcext:value-type="float">
            <text:p>0,4629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5054" calcext:value-type="float">
            <text:p>0,435054</text:p>
          </table:table-cell>
          <table:table-cell table:formula="of:=AVERAGE([.AB32:.AB34])" office:value-type="float" office:value="0.437817666666667" calcext:value-type="float">
            <text:p>0,437817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334" calcext:value-type="float">
            <text:p>0,444334</text:p>
          </table:table-cell>
          <table:table-cell table:formula="of:=AVERAGE([.AH32:.AH34])" office:value-type="float" office:value="0.440351" calcext:value-type="float">
            <text:p>0,440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8228" calcext:value-type="float">
            <text:p>0,448228</text:p>
          </table:table-cell>
          <table:table-cell table:formula="of:=AVERAGE([.AN32:.AN34])" office:value-type="float" office:value="0.453981333333333" calcext:value-type="float">
            <text:p>0,453981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981" calcext:value-type="float">
            <text:p>0,444981</text:p>
          </table:table-cell>
          <table:table-cell table:formula="of:=AVERAGE([.AT32:.AT34])" office:value-type="float" office:value="0.444232" calcext:value-type="float">
            <text:p>0,4442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175" calcext:value-type="float">
            <text:p>0,451175</text:p>
          </table:table-cell>
          <table:table-cell table:formula="of:=AVERAGE([.AZ32:.AZ34])" office:value-type="float" office:value="0.444944666666667" calcext:value-type="float">
            <text:p>0,44494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996" calcext:value-type="float">
            <text:p>0,458996</text:p>
          </table:table-cell>
          <table:table-cell table:formula="of:=AVERAGE([.BF32:.BF34])" office:value-type="float" office:value="0.451128" calcext:value-type="float">
            <text:p>0,4511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644" calcext:value-type="float">
            <text:p>0,444644</text:p>
          </table:table-cell>
          <table:table-cell table:formula="of:=AVERAGE([.BL32:.BL34])" office:value-type="float" office:value="0.439918333333333" calcext:value-type="float">
            <text:p>0,439918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907" calcext:value-type="float">
            <text:p>0,451907</text:p>
          </table:table-cell>
          <table:table-cell table:formula="of:=AVERAGE([.BR32:.BR34])" office:value-type="float" office:value="0.447001666666667" calcext:value-type="float">
            <text:p>0,447001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75243" calcext:value-type="float">
            <text:p>0,775243</text:p>
          </table:table-cell>
          <table:table-cell table:formula="of:=AVERAGE([.BX32:.BX34])" office:value-type="float" office:value="0.769831" calcext:value-type="float">
            <text:p>0,76983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115" calcext:value-type="float">
            <text:p>0,46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921" calcext:value-type="float">
            <text:p>0,4589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9428" calcext:value-type="float">
            <text:p>0,4594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3059" calcext:value-type="float">
            <text:p>0,4630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318" calcext:value-type="float">
            <text:p>0,4393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6711" calcext:value-type="float">
            <text:p>0,4367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0961" calcext:value-type="float">
            <text:p>0,4509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3078" calcext:value-type="float">
            <text:p>0,4430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488" calcext:value-type="float">
            <text:p>0,4444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0823" calcext:value-type="float">
            <text:p>0,440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6364" calcext:value-type="float">
            <text:p>0,4363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7648" calcext:value-type="float">
            <text:p>0,4376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76489" calcext:value-type="float">
            <text:p>0,77648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6733" calcext:value-type="float">
            <text:p>0,4667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222" calcext:value-type="float">
            <text:p>0,4582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8711" calcext:value-type="float">
            <text:p>0,4587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442" calcext:value-type="float">
            <text:p>0,464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081" calcext:value-type="float">
            <text:p>0,439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0008" calcext:value-type="float">
            <text:p>0,4400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62755" calcext:value-type="float">
            <text:p>0,4627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4637" calcext:value-type="float">
            <text:p>0,4446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9171" calcext:value-type="float">
            <text:p>0,4391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3565" calcext:value-type="float">
            <text:p>0,4535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38747" calcext:value-type="float">
            <text:p>0,4387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5145" calcext:value-type="float">
            <text:p>0,451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757761" calcext:value-type="float">
            <text:p>0,75776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7697" calcext:value-type="float">
            <text:p>1,747697</text:p>
          </table:table-cell>
          <table:table-cell table:formula="of:=AVERAGE([.D35:.D37])" office:value-type="float" office:value="1.74785833333333" calcext:value-type="float">
            <text:p>1,747858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22" calcext:value-type="float">
            <text:p>1,74922</text:p>
          </table:table-cell>
          <table:table-cell table:formula="of:=AVERAGE([.J35:.J37])" office:value-type="float" office:value="1.74974666666667" calcext:value-type="float">
            <text:p>1,7497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0072" calcext:value-type="float">
            <text:p>1,750072</text:p>
          </table:table-cell>
          <table:table-cell table:formula="of:=AVERAGE([.P35:.P37])" office:value-type="float" office:value="1.74953166666667" calcext:value-type="float">
            <text:p>1,749531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5446" calcext:value-type="float">
            <text:p>1,755446</text:p>
          </table:table-cell>
          <table:table-cell table:formula="of:=AVERAGE([.V35:.V37])" office:value-type="float" office:value="1.75933966666667" calcext:value-type="float">
            <text:p>1,759339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69674" calcext:value-type="float">
            <text:p>1,769674</text:p>
          </table:table-cell>
          <table:table-cell table:formula="of:=AVERAGE([.AB35:.AB37])" office:value-type="float" office:value="1.74993166666667" calcext:value-type="float">
            <text:p>1,749931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5987" calcext:value-type="float">
            <text:p>1,745987</text:p>
          </table:table-cell>
          <table:table-cell table:formula="of:=AVERAGE([.AH35:.AH37])" office:value-type="float" office:value="1.74846566666667" calcext:value-type="float">
            <text:p>1,748465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088" calcext:value-type="float">
            <text:p>1,734088</text:p>
          </table:table-cell>
          <table:table-cell table:formula="of:=AVERAGE([.AN35:.AN37])" office:value-type="float" office:value="1.73772433333333" calcext:value-type="float">
            <text:p>1,737724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5519" calcext:value-type="float">
            <text:p>1,735519</text:p>
          </table:table-cell>
          <table:table-cell table:formula="of:=AVERAGE([.AT35:.AT37])" office:value-type="float" office:value="1.732351" calcext:value-type="float">
            <text:p>1,732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11" calcext:value-type="float">
            <text:p>1,73411</text:p>
          </table:table-cell>
          <table:table-cell table:formula="of:=AVERAGE([.AZ35:.AZ37])" office:value-type="float" office:value="1.73491833333333" calcext:value-type="float">
            <text:p>1,734918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315" calcext:value-type="float">
            <text:p>1,734315</text:p>
          </table:table-cell>
          <table:table-cell table:formula="of:=AVERAGE([.BF35:.BF37])" office:value-type="float" office:value="1.73356666666667" calcext:value-type="float">
            <text:p>1,7335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2387" calcext:value-type="float">
            <text:p>1,752387</text:p>
          </table:table-cell>
          <table:table-cell table:formula="of:=AVERAGE([.BL35:.BL37])" office:value-type="float" office:value="1.742474" calcext:value-type="float">
            <text:p>1,7424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1001" calcext:value-type="float">
            <text:p>1,741001</text:p>
          </table:table-cell>
          <table:table-cell table:formula="of:=AVERAGE([.BR35:.BR37])" office:value-type="float" office:value="1.73335966666667" calcext:value-type="float">
            <text:p>1,733359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3.00622" calcext:value-type="float">
            <text:p>3,00622</text:p>
          </table:table-cell>
          <table:table-cell table:formula="of:=AVERAGE([.BX35:.BX37])" office:value-type="float" office:value="2.991804" calcext:value-type="float">
            <text:p>2,99180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8785" calcext:value-type="float">
            <text:p>1,7487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865" calcext:value-type="float">
            <text:p>1,7498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103" calcext:value-type="float">
            <text:p>1,7491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2114" calcext:value-type="float">
            <text:p>1,7521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4958" calcext:value-type="float">
            <text:p>1,7449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5821" calcext:value-type="float">
            <text:p>1,7458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9071" calcext:value-type="float">
            <text:p>1,7390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84" calcext:value-type="float">
            <text:p>1,734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2635" calcext:value-type="float">
            <text:p>1,732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2599" calcext:value-type="float">
            <text:p>1,7325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0445" calcext:value-type="float">
            <text:p>1,7404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28862" calcext:value-type="float">
            <text:p>1,7288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2.993833" calcext:value-type="float">
            <text:p>2,9938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7093" calcext:value-type="float">
            <text:p>1,7470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0155" calcext:value-type="float">
            <text:p>1,750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942" calcext:value-type="float">
            <text:p>1,749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70459" calcext:value-type="float">
            <text:p>1,7704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5163" calcext:value-type="float">
            <text:p>1,7351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53589" calcext:value-type="float">
            <text:p>1,7535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40014" calcext:value-type="float">
            <text:p>1,7400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26694" calcext:value-type="float">
            <text:p>1,726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801" calcext:value-type="float">
            <text:p>1,738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3786" calcext:value-type="float">
            <text:p>1,7337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459" calcext:value-type="float">
            <text:p>1,734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730216" calcext:value-type="float">
            <text:p>1,7302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2.975359" calcext:value-type="float">
            <text:p>2,97535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7792" calcext:value-type="float">
            <text:p>6,907792</text:p>
          </table:table-cell>
          <table:table-cell table:formula="of:=AVERAGE([.D38:.D40])" office:value-type="float" office:value="6.91236766666667" calcext:value-type="float">
            <text:p>6,912367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0248" calcext:value-type="float">
            <text:p>6,910248</text:p>
          </table:table-cell>
          <table:table-cell table:formula="of:=AVERAGE([.J38:.J40])" office:value-type="float" office:value="6.91438266666667" calcext:value-type="float">
            <text:p>6,91438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795" calcext:value-type="float">
            <text:p>6,911795</text:p>
          </table:table-cell>
          <table:table-cell table:formula="of:=AVERAGE([.P38:.P40])" office:value-type="float" office:value="6.91224033333333" calcext:value-type="float">
            <text:p>6,912240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6367" calcext:value-type="float">
            <text:p>6,916367</text:p>
          </table:table-cell>
          <table:table-cell table:formula="of:=AVERAGE([.V38:.V40])" office:value-type="float" office:value="6.909698" calcext:value-type="float">
            <text:p>6,909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4845" calcext:value-type="float">
            <text:p>6,914845</text:p>
          </table:table-cell>
          <table:table-cell table:formula="of:=AVERAGE([.AB38:.AB40])" office:value-type="float" office:value="6.97351566666667" calcext:value-type="float">
            <text:p>6,973515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9649" calcext:value-type="float">
            <text:p>6,899649</text:p>
          </table:table-cell>
          <table:table-cell table:formula="of:=AVERAGE([.AH38:.AH40])" office:value-type="float" office:value="6.919345" calcext:value-type="float">
            <text:p>6,9193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4404" calcext:value-type="float">
            <text:p>6,904404</text:p>
          </table:table-cell>
          <table:table-cell table:formula="of:=AVERAGE([.AN38:.AN40])" office:value-type="float" office:value="6.89643666666667" calcext:value-type="float">
            <text:p>6,89643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831" calcext:value-type="float">
            <text:p>6,891831</text:p>
          </table:table-cell>
          <table:table-cell table:formula="of:=AVERAGE([.AT38:.AT40])" office:value-type="float" office:value="6.888143" calcext:value-type="float">
            <text:p>6,888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9201" calcext:value-type="float">
            <text:p>6,899201</text:p>
          </table:table-cell>
          <table:table-cell table:formula="of:=AVERAGE([.AZ38:.AZ40])" office:value-type="float" office:value="6.90087933333333" calcext:value-type="float">
            <text:p>6,900879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9728" calcext:value-type="float">
            <text:p>6,909728</text:p>
          </table:table-cell>
          <table:table-cell table:formula="of:=AVERAGE([.BF38:.BF40])" office:value-type="float" office:value="6.89919766666667" calcext:value-type="float">
            <text:p>6,899197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84771" calcext:value-type="float">
            <text:p>6,884771</text:p>
          </table:table-cell>
          <table:table-cell table:formula="of:=AVERAGE([.BL38:.BL40])" office:value-type="float" office:value="6.895224" calcext:value-type="float">
            <text:p>6,895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87075" calcext:value-type="float">
            <text:p>6,887075</text:p>
          </table:table-cell>
          <table:table-cell table:formula="of:=AVERAGE([.BR38:.BR40])" office:value-type="float" office:value="6.89934266666667" calcext:value-type="float">
            <text:p>6,89934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51927" calcext:value-type="float">
            <text:p>11,951927</text:p>
          </table:table-cell>
          <table:table-cell table:formula="of:=AVERAGE([.BX38:.BX40])" office:value-type="float" office:value="11.9353673333333" calcext:value-type="float">
            <text:p>11,935367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7394" calcext:value-type="float">
            <text:p>6,9073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273" calcext:value-type="float">
            <text:p>6,9112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0252" calcext:value-type="float">
            <text:p>6,9102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2813" calcext:value-type="float">
            <text:p>6,9028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2195" calcext:value-type="float">
            <text:p>6,9121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51813" calcext:value-type="float">
            <text:p>6,9518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3361" calcext:value-type="float">
            <text:p>6,8933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4588" calcext:value-type="float">
            <text:p>6,8945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0416" calcext:value-type="float">
            <text:p>6,9004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0752" calcext:value-type="float">
            <text:p>6,8907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8968" calcext:value-type="float">
            <text:p>6,908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1974" calcext:value-type="float">
            <text:p>6,9119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26693" calcext:value-type="float">
            <text:p>11,92669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21917" calcext:value-type="float">
            <text:p>6,921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21627" calcext:value-type="float">
            <text:p>6,9216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14674" calcext:value-type="float">
            <text:p>6,9146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9914" calcext:value-type="float">
            <text:p>6,9099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7.093507" calcext:value-type="float">
            <text:p>7,0935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6573" calcext:value-type="float">
            <text:p>6,9065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545" calcext:value-type="float">
            <text:p>6,8915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7801" calcext:value-type="float">
            <text:p>6,878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903021" calcext:value-type="float">
            <text:p>6,9030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7113" calcext:value-type="float">
            <text:p>6,8971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1933" calcext:value-type="float">
            <text:p>6,8919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898979" calcext:value-type="float">
            <text:p>6,8989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11.927482" calcext:value-type="float">
            <text:p>11,927482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97" calcext:value-type="float">
            <text:p>27,5397</text:p>
          </table:table-cell>
          <table:table-cell table:formula="of:=AVERAGE([.D41:.D43])" office:value-type="float" office:value="27.551879" calcext:value-type="float">
            <text:p>27,551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2658" calcext:value-type="float">
            <text:p>27,542658</text:p>
          </table:table-cell>
          <table:table-cell table:formula="of:=AVERAGE([.J41:.J43])" office:value-type="float" office:value="27.5459453333333" calcext:value-type="float">
            <text:p>27,545945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8732" calcext:value-type="float">
            <text:p>27,538732</text:p>
          </table:table-cell>
          <table:table-cell table:formula="of:=AVERAGE([.P41:.P43])" office:value-type="float" office:value="27.5441863333333" calcext:value-type="float">
            <text:p>27,544186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76251" calcext:value-type="float">
            <text:p>27,576251</text:p>
          </table:table-cell>
          <table:table-cell table:formula="of:=AVERAGE([.V41:.V43])" office:value-type="float" office:value="27.5596656666667" calcext:value-type="float">
            <text:p>27,559665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912358" calcext:value-type="float">
            <text:p>27,912358</text:p>
          </table:table-cell>
          <table:table-cell table:formula="of:=AVERAGE([.AB41:.AB43])" office:value-type="float" office:value="27.860773" calcext:value-type="float">
            <text:p>27,8607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614768" calcext:value-type="float">
            <text:p>27,614768</text:p>
          </table:table-cell>
          <table:table-cell table:formula="of:=AVERAGE([.AH41:.AH43])" office:value-type="float" office:value="27.6453673333333" calcext:value-type="float">
            <text:p>27,645367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9103" calcext:value-type="float">
            <text:p>27,529103</text:p>
          </table:table-cell>
          <table:table-cell table:formula="of:=AVERAGE([.AN41:.AN43])" office:value-type="float" office:value="27.5322196666667" calcext:value-type="float">
            <text:p>27,532219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713" calcext:value-type="float">
            <text:p>27,52713</text:p>
          </table:table-cell>
          <table:table-cell table:formula="of:=AVERAGE([.AT41:.AT43])" office:value-type="float" office:value="27.5303286666667" calcext:value-type="float">
            <text:p>27,530328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3156" calcext:value-type="float">
            <text:p>27,543156</text:p>
          </table:table-cell>
          <table:table-cell table:formula="of:=AVERAGE([.AZ41:.AZ43])" office:value-type="float" office:value="27.5279906666667" calcext:value-type="float">
            <text:p>27,527990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59421" calcext:value-type="float">
            <text:p>27,559421</text:p>
          </table:table-cell>
          <table:table-cell table:formula="of:=AVERAGE([.BF41:.BF43])" office:value-type="float" office:value="27.5388276666667" calcext:value-type="float">
            <text:p>27,538827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2367" calcext:value-type="float">
            <text:p>27,542367</text:p>
          </table:table-cell>
          <table:table-cell table:formula="of:=AVERAGE([.BL41:.BL43])" office:value-type="float" office:value="27.52417" calcext:value-type="float">
            <text:p>27,524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8326" calcext:value-type="float">
            <text:p>27,528326</text:p>
          </table:table-cell>
          <table:table-cell table:formula="of:=AVERAGE([.BR41:.BR43])" office:value-type="float" office:value="27.5506033333333" calcext:value-type="float">
            <text:p>27,55060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643179" calcext:value-type="float">
            <text:p>47,643179</text:p>
          </table:table-cell>
          <table:table-cell table:formula="of:=AVERAGE([.BX41:.BX43])" office:value-type="float" office:value="47.6810263333333" calcext:value-type="float">
            <text:p>47,681026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85572" calcext:value-type="float">
            <text:p>27,5855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2928" calcext:value-type="float">
            <text:p>27,5329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4435" calcext:value-type="float">
            <text:p>27,5344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7597" calcext:value-type="float">
            <text:p>27,5375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753994" calcext:value-type="float">
            <text:p>27,7539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90955" calcext:value-type="float">
            <text:p>27,5909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252" calcext:value-type="float">
            <text:p>27,522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9388" calcext:value-type="float">
            <text:p>27,5493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17735" calcext:value-type="float">
            <text:p>27,5177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7807" calcext:value-type="float">
            <text:p>27,5478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1271" calcext:value-type="float">
            <text:p>27,5212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73745" calcext:value-type="float">
            <text:p>27,5737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768969" calcext:value-type="float">
            <text:p>47,76896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30365" calcext:value-type="float">
            <text:p>27,53036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6225" calcext:value-type="float">
            <text:p>27,562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59392" calcext:value-type="float">
            <text:p>27,5593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65149" calcext:value-type="float">
            <text:p>27,5651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915967" calcext:value-type="float">
            <text:p>27,9159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730379" calcext:value-type="float">
            <text:p>27,7303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5036" calcext:value-type="float">
            <text:p>27,5450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14468" calcext:value-type="float">
            <text:p>27,5144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23081" calcext:value-type="float">
            <text:p>27,5230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09255" calcext:value-type="float">
            <text:p>27,5092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08872" calcext:value-type="float">
            <text:p>27,5088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7.549739" calcext:value-type="float">
            <text:p>27,5497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47.630931" calcext:value-type="float">
            <text:p>47,63093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205412" calcext:value-type="float">
            <text:p>110,205412</text:p>
          </table:table-cell>
          <table:table-cell table:formula="of:=AVERAGE([.D44:.D46])" office:value-type="float" office:value="110.120430333333" calcext:value-type="float">
            <text:p>110,120430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71231" calcext:value-type="float">
            <text:p>110,171231</text:p>
          </table:table-cell>
          <table:table-cell table:formula="of:=AVERAGE([.J44:.J46])" office:value-type="float" office:value="110.160906" calcext:value-type="float">
            <text:p>110,1609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4322" calcext:value-type="float">
            <text:p>110,054322</text:p>
          </table:table-cell>
          <table:table-cell table:formula="of:=AVERAGE([.P44:.P46])" office:value-type="float" office:value="110.087961" calcext:value-type="float">
            <text:p>110,0879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2919" calcext:value-type="float">
            <text:p>110,02919</text:p>
          </table:table-cell>
          <table:table-cell table:formula="of:=AVERAGE([.V44:.V46])" office:value-type="float" office:value="110.060228666667" calcext:value-type="float">
            <text:p>110,060228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906169" calcext:value-type="float">
            <text:p>110,906169</text:p>
          </table:table-cell>
          <table:table-cell table:formula="of:=AVERAGE([.AB44:.AB46])" office:value-type="float" office:value="110.893456" calcext:value-type="float">
            <text:p>110,8934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264433" calcext:value-type="float">
            <text:p>110,264433</text:p>
          </table:table-cell>
          <table:table-cell table:formula="of:=AVERAGE([.AH44:.AH46])" office:value-type="float" office:value="110.397844" calcext:value-type="float">
            <text:p>110,3978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23997" calcext:value-type="float">
            <text:p>110,023997</text:p>
          </table:table-cell>
          <table:table-cell table:formula="of:=AVERAGE([.AN44:.AN46])" office:value-type="float" office:value="110.182937" calcext:value-type="float">
            <text:p>110,1829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2256" calcext:value-type="float">
            <text:p>110,092256</text:p>
          </table:table-cell>
          <table:table-cell table:formula="of:=AVERAGE([.AT44:.AT46])" office:value-type="float" office:value="110.095234" calcext:value-type="float">
            <text:p>110,0952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44367" calcext:value-type="float">
            <text:p>110,144367</text:p>
          </table:table-cell>
          <table:table-cell table:formula="of:=AVERAGE([.AZ44:.AZ46])" office:value-type="float" office:value="110.080336" calcext:value-type="float">
            <text:p>110,080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65473" calcext:value-type="float">
            <text:p>110,165473</text:p>
          </table:table-cell>
          <table:table-cell table:formula="of:=AVERAGE([.BF44:.BF46])" office:value-type="float" office:value="110.086370666667" calcext:value-type="float">
            <text:p>110,086370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50749" calcext:value-type="float">
            <text:p>110,150749</text:p>
          </table:table-cell>
          <table:table-cell table:formula="of:=AVERAGE([.BL44:.BL46])" office:value-type="float" office:value="110.091109333333" calcext:value-type="float">
            <text:p>110,091109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3487" calcext:value-type="float">
            <text:p>110,093487</text:p>
          </table:table-cell>
          <table:table-cell table:formula="of:=AVERAGE([.BR44:.BR46])" office:value-type="float" office:value="110.054825" calcext:value-type="float">
            <text:p>110,054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0.539175" calcext:value-type="float">
            <text:p>190,539175</text:p>
          </table:table-cell>
          <table:table-cell table:formula="of:=AVERAGE([.BX44:.BX46])" office:value-type="float" office:value="191.039327" calcext:value-type="float">
            <text:p>191,039327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63892" calcext:value-type="float">
            <text:p>110,0638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86587" calcext:value-type="float">
            <text:p>110,1865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84912" calcext:value-type="float">
            <text:p>110,0849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4533" calcext:value-type="float">
            <text:p>110,0745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890399" calcext:value-type="float">
            <text:p>110,8903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500727" calcext:value-type="float">
            <text:p>110,5007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350008" calcext:value-type="float">
            <text:p>110,3500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49327" calcext:value-type="float">
            <text:p>110,1493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16903" calcext:value-type="float">
            <text:p>110,0169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1156" calcext:value-type="float">
            <text:p>110,0411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84" calcext:value-type="float">
            <text:p>110,04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6012" calcext:value-type="float">
            <text:p>110,0560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1.203433" calcext:value-type="float">
            <text:p>191,20343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91987" calcext:value-type="float">
            <text:p>110,0919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249" calcext:value-type="float">
            <text:p>110,12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24649" calcext:value-type="float">
            <text:p>110,1246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6963" calcext:value-type="float">
            <text:p>110,0769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8838" calcext:value-type="float">
            <text:p>110,88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428372" calcext:value-type="float">
            <text:p>110,4283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174806" calcext:value-type="float">
            <text:p>110,1748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44119" calcext:value-type="float">
            <text:p>110,0441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9738" calcext:value-type="float">
            <text:p>110,0797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52483" calcext:value-type="float">
            <text:p>110,0524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74179" calcext:value-type="float">
            <text:p>110,0741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10.014976" calcext:value-type="float">
            <text:p>110,0149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91.375373" calcext:value-type="float">
            <text:p>191,375373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4517" calcext:value-type="float">
            <text:p>0,254517</text:p>
          </table:table-cell>
          <table:table-cell table:formula="of:=AVERAGE([.D47:.D49])" office:value-type="float" office:value="0.241614666666667" calcext:value-type="float">
            <text:p>0,241614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7214" calcext:value-type="float">
            <text:p>0,257214</text:p>
          </table:table-cell>
          <table:table-cell table:formula="of:=AVERAGE([.J47:.J49])" office:value-type="float" office:value="0.239794" calcext:value-type="float">
            <text:p>0,239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8776" calcext:value-type="float">
            <text:p>0,258776</text:p>
          </table:table-cell>
          <table:table-cell table:formula="of:=AVERAGE([.P47:.P49])" office:value-type="float" office:value="0.243148" calcext:value-type="float">
            <text:p>0,2431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9894" calcext:value-type="float">
            <text:p>0,259894</text:p>
          </table:table-cell>
          <table:table-cell table:formula="of:=AVERAGE([.V47:.V49])" office:value-type="float" office:value="0.248471333333333" calcext:value-type="float">
            <text:p>0,24847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1394" calcext:value-type="float">
            <text:p>0,251394</text:p>
          </table:table-cell>
          <table:table-cell table:formula="of:=AVERAGE([.AB47:.AB49])" office:value-type="float" office:value="0.237147333333333" calcext:value-type="float">
            <text:p>0,237147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6699" calcext:value-type="float">
            <text:p>0,236699</text:p>
          </table:table-cell>
          <table:table-cell table:formula="of:=AVERAGE([.AH47:.AH49])" office:value-type="float" office:value="0.236774333333333" calcext:value-type="float">
            <text:p>0,236774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687" calcext:value-type="float">
            <text:p>0,243687</text:p>
          </table:table-cell>
          <table:table-cell table:formula="of:=AVERAGE([.AN47:.AN49])" office:value-type="float" office:value="0.245314" calcext:value-type="float">
            <text:p>0,2453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5886" calcext:value-type="float">
            <text:p>0,235886</text:p>
          </table:table-cell>
          <table:table-cell table:formula="of:=AVERAGE([.AT47:.AT49])" office:value-type="float" office:value="0.232873" calcext:value-type="float">
            <text:p>0,2328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957" calcext:value-type="float">
            <text:p>0,238957</text:p>
          </table:table-cell>
          <table:table-cell table:formula="of:=AVERAGE([.AZ47:.AZ49])" office:value-type="float" office:value="0.233215666666667" calcext:value-type="float">
            <text:p>0,233215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4044" calcext:value-type="float">
            <text:p>0,234044</text:p>
          </table:table-cell>
          <table:table-cell table:formula="of:=AVERAGE([.BF47:.BF49])" office:value-type="float" office:value="0.233501333333333" calcext:value-type="float">
            <text:p>0,23350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397" calcext:value-type="float">
            <text:p>0,23397</text:p>
          </table:table-cell>
          <table:table-cell table:formula="of:=AVERAGE([.BL47:.BL49])" office:value-type="float" office:value="0.237922333333333" calcext:value-type="float">
            <text:p>0,237922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606" calcext:value-type="float">
            <text:p>0,238606</text:p>
          </table:table-cell>
          <table:table-cell table:formula="of:=AVERAGE([.BR47:.BR49])" office:value-type="float" office:value="0.232711666666667" calcext:value-type="float">
            <text:p>0,232711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43945" calcext:value-type="float">
            <text:p>0,443945</text:p>
          </table:table-cell>
          <table:table-cell table:formula="of:=AVERAGE([.BX47:.BX49])" office:value-type="float" office:value="0.427951" calcext:value-type="float">
            <text:p>0,427951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984" calcext:value-type="float">
            <text:p>0,2309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14" calcext:value-type="float">
            <text:p>0,231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262" calcext:value-type="float">
            <text:p>0,2312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528" calcext:value-type="float">
            <text:p>0,2385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569" calcext:value-type="float">
            <text:p>0,2295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014" calcext:value-type="float">
            <text:p>0,2430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0037" calcext:value-type="float">
            <text:p>0,2500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274" calcext:value-type="float">
            <text:p>0,2302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966" calcext:value-type="float">
            <text:p>0,2309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7708" calcext:value-type="float">
            <text:p>0,2377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8428" calcext:value-type="float">
            <text:p>0,2384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802" calcext:value-type="float">
            <text:p>0,2298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26209" calcext:value-type="float">
            <text:p>0,42620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9343" calcext:value-type="float">
            <text:p>0,2393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1028" calcext:value-type="float">
            <text:p>0,2310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9406" calcext:value-type="float">
            <text:p>0,2394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6992" calcext:value-type="float">
            <text:p>0,2469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479" calcext:value-type="float">
            <text:p>0,2304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061" calcext:value-type="float">
            <text:p>0,230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2218" calcext:value-type="float">
            <text:p>0,2422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32459" calcext:value-type="float">
            <text:p>0,2324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724" calcext:value-type="float">
            <text:p>0,2297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8752" calcext:value-type="float">
            <text:p>0,228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1369" calcext:value-type="float">
            <text:p>0,2413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29727" calcext:value-type="float">
            <text:p>0,2297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413699" calcext:value-type="float">
            <text:p>0,41369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017" calcext:value-type="float">
            <text:p>0,925017</text:p>
          </table:table-cell>
          <table:table-cell table:formula="of:=AVERAGE([.D50:.D52])" office:value-type="float" office:value="0.928081" calcext:value-type="float">
            <text:p>0,9280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236" calcext:value-type="float">
            <text:p>0,923236</text:p>
          </table:table-cell>
          <table:table-cell table:formula="of:=AVERAGE([.J50:.J52])" office:value-type="float" office:value="0.923491333333333" calcext:value-type="float">
            <text:p>0,923491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99" calcext:value-type="float">
            <text:p>0,924999</text:p>
          </table:table-cell>
          <table:table-cell table:formula="of:=AVERAGE([.P50:.P52])" office:value-type="float" office:value="0.924701666666667" calcext:value-type="float">
            <text:p>0,924701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611" calcext:value-type="float">
            <text:p>0,925611</text:p>
          </table:table-cell>
          <table:table-cell table:formula="of:=AVERAGE([.V50:.V52])" office:value-type="float" office:value="0.929125333333333" calcext:value-type="float">
            <text:p>0,929125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429" calcext:value-type="float">
            <text:p>0,921429</text:p>
          </table:table-cell>
          <table:table-cell table:formula="of:=AVERAGE([.AB50:.AB52])" office:value-type="float" office:value="0.924354" calcext:value-type="float">
            <text:p>0,9243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66" calcext:value-type="float">
            <text:p>0,92366</text:p>
          </table:table-cell>
          <table:table-cell table:formula="of:=AVERAGE([.AH50:.AH52])" office:value-type="float" office:value="0.925096" calcext:value-type="float">
            <text:p>0,925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96" calcext:value-type="float">
            <text:p>0,924996</text:p>
          </table:table-cell>
          <table:table-cell table:formula="of:=AVERAGE([.AN50:.AN52])" office:value-type="float" office:value="0.924692666666667" calcext:value-type="float">
            <text:p>0,924692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0845" calcext:value-type="float">
            <text:p>0,930845</text:p>
          </table:table-cell>
          <table:table-cell table:formula="of:=AVERAGE([.AT50:.AT52])" office:value-type="float" office:value="0.921333" calcext:value-type="float">
            <text:p>0,921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329" calcext:value-type="float">
            <text:p>0,916329</text:p>
          </table:table-cell>
          <table:table-cell table:formula="of:=AVERAGE([.AZ50:.AZ52])" office:value-type="float" office:value="0.917104666666667" calcext:value-type="float">
            <text:p>0,917104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711" calcext:value-type="float">
            <text:p>0,922711</text:p>
          </table:table-cell>
          <table:table-cell table:formula="of:=AVERAGE([.BF50:.BF52])" office:value-type="float" office:value="0.921489333333333" calcext:value-type="float">
            <text:p>0,921489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197" calcext:value-type="float">
            <text:p>0,924197</text:p>
          </table:table-cell>
          <table:table-cell table:formula="of:=AVERAGE([.BL50:.BL52])" office:value-type="float" office:value="0.920661" calcext:value-type="float">
            <text:p>0,920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264" calcext:value-type="float">
            <text:p>0,915264</text:p>
          </table:table-cell>
          <table:table-cell table:formula="of:=AVERAGE([.BR50:.BR52])" office:value-type="float" office:value="0.921836666666667" calcext:value-type="float">
            <text:p>0,92183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52937" calcext:value-type="float">
            <text:p>1,652937</text:p>
          </table:table-cell>
          <table:table-cell table:formula="of:=AVERAGE([.BX50:.BX52])" office:value-type="float" office:value="1.66179933333333" calcext:value-type="float">
            <text:p>1,66179933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6007" calcext:value-type="float">
            <text:p>0,9360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08" calcext:value-type="float">
            <text:p>0,924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752" calcext:value-type="float">
            <text:p>0,9247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7349" calcext:value-type="float">
            <text:p>0,937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9421" calcext:value-type="float">
            <text:p>0,9294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202" calcext:value-type="float">
            <text:p>0,9212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7982" calcext:value-type="float">
            <text:p>0,9279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734" calcext:value-type="float">
            <text:p>0,9167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97" calcext:value-type="float">
            <text:p>0,91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823" calcext:value-type="float">
            <text:p>0,916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196" calcext:value-type="float">
            <text:p>0,9221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009" calcext:value-type="float">
            <text:p>0,9250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75585" calcext:value-type="float">
            <text:p>1,67558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219" calcext:value-type="float">
            <text:p>0,9232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3158" calcext:value-type="float">
            <text:p>0,9231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354" calcext:value-type="float">
            <text:p>0,9243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416" calcext:value-type="float">
            <text:p>0,9244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2212" calcext:value-type="float">
            <text:p>0,9222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0426" calcext:value-type="float">
            <text:p>0,9304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11" calcext:value-type="float">
            <text:p>0,92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642" calcext:value-type="float">
            <text:p>0,916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285" calcext:value-type="float">
            <text:p>0,9152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934" calcext:value-type="float">
            <text:p>0,9249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1559" calcext:value-type="float">
            <text:p>0,915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5237" calcext:value-type="float">
            <text:p>0,9252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1.656876" calcext:value-type="float">
            <text:p>1,656876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6408" calcext:value-type="float">
            <text:p>3,726408</text:p>
          </table:table-cell>
          <table:table-cell table:formula="of:=AVERAGE([.D53:.D55])" office:value-type="float" office:value="3.72233833333333" calcext:value-type="float">
            <text:p>3,722338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087" calcext:value-type="float">
            <text:p>3,698087</text:p>
          </table:table-cell>
          <table:table-cell table:formula="of:=AVERAGE([.J53:.J55])" office:value-type="float" office:value="3.70161" calcext:value-type="float">
            <text:p>3,701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444" calcext:value-type="float">
            <text:p>3,698444</text:p>
          </table:table-cell>
          <table:table-cell table:formula="of:=AVERAGE([.P53:.P55])" office:value-type="float" office:value="3.708813" calcext:value-type="float">
            <text:p>3,7088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691" calcext:value-type="float">
            <text:p>3,69691</text:p>
          </table:table-cell>
          <table:table-cell table:formula="of:=AVERAGE([.V53:.V55])" office:value-type="float" office:value="3.70395033333333" calcext:value-type="float">
            <text:p>3,703950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1015" calcext:value-type="float">
            <text:p>3,691015</text:p>
          </table:table-cell>
          <table:table-cell table:formula="of:=AVERAGE([.AB53:.AB55])" office:value-type="float" office:value="3.68642633333333" calcext:value-type="float">
            <text:p>3,686426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4221" calcext:value-type="float">
            <text:p>3,694221</text:p>
          </table:table-cell>
          <table:table-cell table:formula="of:=AVERAGE([.AH53:.AH55])" office:value-type="float" office:value="3.68899866666667" calcext:value-type="float">
            <text:p>3,68899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2368" calcext:value-type="float">
            <text:p>3,672368</text:p>
          </table:table-cell>
          <table:table-cell table:formula="of:=AVERAGE([.AN53:.AN55])" office:value-type="float" office:value="3.67191166666667" calcext:value-type="float">
            <text:p>3,671911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0834" calcext:value-type="float">
            <text:p>3,670834</text:p>
          </table:table-cell>
          <table:table-cell table:formula="of:=AVERAGE([.AT53:.AT55])" office:value-type="float" office:value="3.66723466666667" calcext:value-type="float">
            <text:p>3,667234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096" calcext:value-type="float">
            <text:p>3,66096</text:p>
          </table:table-cell>
          <table:table-cell table:formula="of:=AVERAGE([.AZ53:.AZ55])" office:value-type="float" office:value="3.66136" calcext:value-type="float">
            <text:p>3,6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935" calcext:value-type="float">
            <text:p>3,661935</text:p>
          </table:table-cell>
          <table:table-cell table:formula="of:=AVERAGE([.BF53:.BF55])" office:value-type="float" office:value="3.66304166666667" calcext:value-type="float">
            <text:p>3,663041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3265" calcext:value-type="float">
            <text:p>3,663265</text:p>
          </table:table-cell>
          <table:table-cell table:formula="of:=AVERAGE([.BL53:.BL55])" office:value-type="float" office:value="3.66384133333333" calcext:value-type="float">
            <text:p>3,663841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8347" calcext:value-type="float">
            <text:p>3,668347</text:p>
          </table:table-cell>
          <table:table-cell table:formula="of:=AVERAGE([.BR53:.BR55])" office:value-type="float" office:value="3.67433866666667" calcext:value-type="float">
            <text:p>3,67433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634625" calcext:value-type="float">
            <text:p>6,634625</text:p>
          </table:table-cell>
          <table:table-cell table:formula="of:=AVERAGE([.BX53:.BX55])" office:value-type="float" office:value="6.615722" calcext:value-type="float">
            <text:p>6,615722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5204" calcext:value-type="float">
            <text:p>3,7252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5983" calcext:value-type="float">
            <text:p>3,6959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29405" calcext:value-type="float">
            <text:p>3,7294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5311" calcext:value-type="float">
            <text:p>3,7153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42" calcext:value-type="float">
            <text:p>3,69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3886" calcext:value-type="float">
            <text:p>3,6838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2879" calcext:value-type="float">
            <text:p>3,66287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6902" calcext:value-type="float">
            <text:p>3,6669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343" calcext:value-type="float">
            <text:p>3,6613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59952" calcext:value-type="float">
            <text:p>3,6599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58981" calcext:value-type="float">
            <text:p>3,65898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8383" calcext:value-type="float">
            <text:p>3,668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620537" calcext:value-type="float">
            <text:p>6,62053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5403" calcext:value-type="float">
            <text:p>3,7154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71076" calcext:value-type="float">
            <text:p>3,7107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859" calcext:value-type="float">
            <text:p>3,698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9963" calcext:value-type="float">
            <text:p>3,699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74064" calcext:value-type="float">
            <text:p>3,6740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8889" calcext:value-type="float">
            <text:p>3,6888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0488" calcext:value-type="float">
            <text:p>3,6804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3968" calcext:value-type="float">
            <text:p>3,6639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1777" calcext:value-type="float">
            <text:p>3,661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7238" calcext:value-type="float">
            <text:p>3,6672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69278" calcext:value-type="float">
            <text:p>3,6692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86286" calcext:value-type="float">
            <text:p>3,6862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6.592004" calcext:value-type="float">
            <text:p>6,59200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01693" calcext:value-type="float">
            <text:p>14,801693</text:p>
          </table:table-cell>
          <table:table-cell table:formula="of:=AVERAGE([.D56:.D58])" office:value-type="float" office:value="14.7990473333333" calcext:value-type="float">
            <text:p>14,799047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0495" calcext:value-type="float">
            <text:p>14,790495</text:p>
          </table:table-cell>
          <table:table-cell table:formula="of:=AVERAGE([.J56:.J58])" office:value-type="float" office:value="14.788031" calcext:value-type="float">
            <text:p>14,7880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6753" calcext:value-type="float">
            <text:p>14,796753</text:p>
          </table:table-cell>
          <table:table-cell table:formula="of:=AVERAGE([.P56:.P58])" office:value-type="float" office:value="14.8016353333333" calcext:value-type="float">
            <text:p>14,80163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2239" calcext:value-type="float">
            <text:p>14,782239</text:p>
          </table:table-cell>
          <table:table-cell table:formula="of:=AVERAGE([.V56:.V58])" office:value-type="float" office:value="14.785875" calcext:value-type="float">
            <text:p>14,785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7665" calcext:value-type="float">
            <text:p>14,747665</text:p>
          </table:table-cell>
          <table:table-cell table:formula="of:=AVERAGE([.AB56:.AB58])" office:value-type="float" office:value="14.7526866666667" calcext:value-type="float">
            <text:p>14,75268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59627" calcext:value-type="float">
            <text:p>14,759627</text:p>
          </table:table-cell>
          <table:table-cell table:formula="of:=AVERAGE([.AH56:.AH58])" office:value-type="float" office:value="14.7164656666667" calcext:value-type="float">
            <text:p>14,716465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6082" calcext:value-type="float">
            <text:p>14,646082</text:p>
          </table:table-cell>
          <table:table-cell table:formula="of:=AVERAGE([.AN56:.AN58])" office:value-type="float" office:value="14.6513913333333" calcext:value-type="float">
            <text:p>14,651391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6124" calcext:value-type="float">
            <text:p>14,646124</text:p>
          </table:table-cell>
          <table:table-cell table:formula="of:=AVERAGE([.AT56:.AT58])" office:value-type="float" office:value="14.678794" calcext:value-type="float">
            <text:p>14,678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1561" calcext:value-type="float">
            <text:p>14,641561</text:p>
          </table:table-cell>
          <table:table-cell table:formula="of:=AVERAGE([.AZ56:.AZ58])" office:value-type="float" office:value="14.647195" calcext:value-type="float">
            <text:p>14,6471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4325" calcext:value-type="float">
            <text:p>14,654325</text:p>
          </table:table-cell>
          <table:table-cell table:formula="of:=AVERAGE([.BF56:.BF58])" office:value-type="float" office:value="14.6578793333333" calcext:value-type="float">
            <text:p>14,65787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9037" calcext:value-type="float">
            <text:p>14,649037</text:p>
          </table:table-cell>
          <table:table-cell table:formula="of:=AVERAGE([.BL56:.BL58])" office:value-type="float" office:value="14.6655793333333" calcext:value-type="float">
            <text:p>14,66557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5915" calcext:value-type="float">
            <text:p>14,675915</text:p>
          </table:table-cell>
          <table:table-cell table:formula="of:=AVERAGE([.BR56:.BR58])" office:value-type="float" office:value="14.6625163333333" calcext:value-type="float">
            <text:p>14,662516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403327" calcext:value-type="float">
            <text:p>26,403327</text:p>
          </table:table-cell>
          <table:table-cell table:formula="of:=AVERAGE([.BX56:.BX58])" office:value-type="float" office:value="26.388315" calcext:value-type="float">
            <text:p>26,388315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07604" calcext:value-type="float">
            <text:p>14,8076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7172" calcext:value-type="float">
            <text:p>14,7871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831" calcext:value-type="float">
            <text:p>14,788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1358" calcext:value-type="float">
            <text:p>14,7813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8742" calcext:value-type="float">
            <text:p>14,7487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23054" calcext:value-type="float">
            <text:p>14,7230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8598" calcext:value-type="float">
            <text:p>14,6685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44827" calcext:value-type="float">
            <text:p>14,7448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7464" calcext:value-type="float">
            <text:p>14,6474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5769" calcext:value-type="float">
            <text:p>14,6557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5794" calcext:value-type="float">
            <text:p>14,6757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0364" calcext:value-type="float">
            <text:p>14,6603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398506" calcext:value-type="float">
            <text:p>26,398506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7845" calcext:value-type="float">
            <text:p>14,7878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86426" calcext:value-type="float">
            <text:p>14,7864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19843" calcext:value-type="float">
            <text:p>14,8198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94028" calcext:value-type="float">
            <text:p>14,7940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61653" calcext:value-type="float">
            <text:p>14,7616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6716" calcext:value-type="float">
            <text:p>14,6667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39494" calcext:value-type="float">
            <text:p>14,6394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45431" calcext:value-type="float">
            <text:p>14,6454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256" calcext:value-type="float">
            <text:p>14,652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63544" calcext:value-type="float">
            <text:p>14,6635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71907" calcext:value-type="float">
            <text:p>14,6719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127" calcext:value-type="float">
            <text:p>14,65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26.363112" calcext:value-type="float">
            <text:p>26,36311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74636" calcext:value-type="float">
            <text:p>59,174636</text:p>
          </table:table-cell>
          <table:table-cell table:formula="of:=AVERAGE([.D59:.D61])" office:value-type="float" office:value="59.1726823333333" calcext:value-type="float">
            <text:p>59,172682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206168" calcext:value-type="float">
            <text:p>59,206168</text:p>
          </table:table-cell>
          <table:table-cell table:formula="of:=AVERAGE([.J59:.J61])" office:value-type="float" office:value="59.1469123333333" calcext:value-type="float">
            <text:p>59,146912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59051" calcext:value-type="float">
            <text:p>59,159051</text:p>
          </table:table-cell>
          <table:table-cell table:formula="of:=AVERAGE([.P59:.P61])" office:value-type="float" office:value="59.1601753333333" calcext:value-type="float">
            <text:p>59,16017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2663" calcext:value-type="float">
            <text:p>59,12663</text:p>
          </table:table-cell>
          <table:table-cell table:formula="of:=AVERAGE([.V59:.V61])" office:value-type="float" office:value="59.2116703333333" calcext:value-type="float">
            <text:p>59,211670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60401" calcext:value-type="float">
            <text:p>59,060401</text:p>
          </table:table-cell>
          <table:table-cell table:formula="of:=AVERAGE([.AB59:.AB61])" office:value-type="float" office:value="59.0230266666667" calcext:value-type="float">
            <text:p>59,02302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77911" calcext:value-type="float">
            <text:p>59,077911</text:p>
          </table:table-cell>
          <table:table-cell table:formula="of:=AVERAGE([.AH59:.AH61])" office:value-type="float" office:value="58.8978306666667" calcext:value-type="float">
            <text:p>58,897830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71347" calcext:value-type="float">
            <text:p>58,971347</text:p>
          </table:table-cell>
          <table:table-cell table:formula="of:=AVERAGE([.AN59:.AN61])" office:value-type="float" office:value="58.8505406666667" calcext:value-type="float">
            <text:p>58,850540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283" calcext:value-type="float">
            <text:p>58,9283</text:p>
          </table:table-cell>
          <table:table-cell table:formula="of:=AVERAGE([.AT59:.AT61])" office:value-type="float" office:value="58.705003" calcext:value-type="float">
            <text:p>58,7050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25298" calcext:value-type="float">
            <text:p>58,725298</text:p>
          </table:table-cell>
          <table:table-cell table:formula="of:=AVERAGE([.AZ59:.AZ61])" office:value-type="float" office:value="58.6827893333333" calcext:value-type="float">
            <text:p>58,682789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5319" calcext:value-type="float">
            <text:p>58,745319</text:p>
          </table:table-cell>
          <table:table-cell table:formula="of:=AVERAGE([.BF59:.BF61])" office:value-type="float" office:value="58.7468753333333" calcext:value-type="float">
            <text:p>58,746875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21374" calcext:value-type="float">
            <text:p>58,621374</text:p>
          </table:table-cell>
          <table:table-cell table:formula="of:=AVERAGE([.BL59:.BL61])" office:value-type="float" office:value="58.5968673333333" calcext:value-type="float">
            <text:p>58,596867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7027" calcext:value-type="float">
            <text:p>58,597027</text:p>
          </table:table-cell>
          <table:table-cell table:formula="of:=AVERAGE([.BR59:.BR61])" office:value-type="float" office:value="58.680613" calcext:value-type="float">
            <text:p>58,6806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869032" calcext:value-type="float">
            <text:p>105,869032</text:p>
          </table:table-cell>
          <table:table-cell table:formula="of:=AVERAGE([.BX59:.BX61])" office:value-type="float" office:value="105.733966333333" calcext:value-type="float">
            <text:p>105,733966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83156" calcext:value-type="float">
            <text:p>59,1831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01918" calcext:value-type="float">
            <text:p>59,1019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70657" calcext:value-type="float">
            <text:p>59,1706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14118" calcext:value-type="float">
            <text:p>59,1141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038441" calcext:value-type="float">
            <text:p>59,0384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27089" calcext:value-type="float">
            <text:p>58,8270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3269" calcext:value-type="float">
            <text:p>58,83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2668" calcext:value-type="float">
            <text:p>58,5926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22874" calcext:value-type="float">
            <text:p>58,7228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59823" calcext:value-type="float">
            <text:p>58,759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86633" calcext:value-type="float">
            <text:p>58,5866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05416" calcext:value-type="float">
            <text:p>58,6054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411347" calcext:value-type="float">
            <text:p>105,411347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60255" calcext:value-type="float">
            <text:p>59,1602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32651" calcext:value-type="float">
            <text:p>59,1326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150818" calcext:value-type="float">
            <text:p>59,1508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394263" calcext:value-type="float">
            <text:p>59,3942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70238" calcext:value-type="float">
            <text:p>58,97023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88492" calcext:value-type="float">
            <text:p>58,7884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7585" calcext:value-type="float">
            <text:p>58,7475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94041" calcext:value-type="float">
            <text:p>58,5940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600196" calcext:value-type="float">
            <text:p>58,6001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35484" calcext:value-type="float">
            <text:p>58,7354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582595" calcext:value-type="float">
            <text:p>58,582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839396" calcext:value-type="float">
            <text:p>58,8393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105.92152" calcext:value-type="float">
            <text:p>105,92152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2204" calcext:value-type="float">
            <text:p>0,192204</text:p>
          </table:table-cell>
          <table:table-cell table:formula="of:=AVERAGE([.D62:.D64])" office:value-type="float" office:value="0.200036666666667" calcext:value-type="float">
            <text:p>0,200036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6027" calcext:value-type="float">
            <text:p>0,196027</text:p>
          </table:table-cell>
          <table:table-cell table:formula="of:=AVERAGE([.J62:.J64])" office:value-type="float" office:value="0.187547" calcext:value-type="float">
            <text:p>0,1875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8937" calcext:value-type="float">
            <text:p>0,188937</text:p>
          </table:table-cell>
          <table:table-cell table:formula="of:=AVERAGE([.P62:.P64])" office:value-type="float" office:value="0.190801666666667" calcext:value-type="float">
            <text:p>0,190801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4051" calcext:value-type="float">
            <text:p>0,194051</text:p>
          </table:table-cell>
          <table:table-cell table:formula="of:=AVERAGE([.V62:.V64])" office:value-type="float" office:value="0.188543333333333" calcext:value-type="float">
            <text:p>0,18854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7546" calcext:value-type="float">
            <text:p>0,157546</text:p>
          </table:table-cell>
          <table:table-cell table:formula="of:=AVERAGE([.AB62:.AB64])" office:value-type="float" office:value="0.165473333333333" calcext:value-type="float">
            <text:p>0,16547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9007" calcext:value-type="float">
            <text:p>0,159007</text:p>
          </table:table-cell>
          <table:table-cell table:formula="of:=AVERAGE([.AH62:.AH64])" office:value-type="float" office:value="0.167408" calcext:value-type="float">
            <text:p>0,1674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57427" calcext:value-type="float">
            <text:p>0,157427</text:p>
          </table:table-cell>
          <table:table-cell table:formula="of:=AVERAGE([.AN62:.AN64])" office:value-type="float" office:value="0.16188" calcext:value-type="float">
            <text:p>0,161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1419" calcext:value-type="float">
            <text:p>0,161419</text:p>
          </table:table-cell>
          <table:table-cell table:formula="of:=AVERAGE([.AT62:.AT64])" office:value-type="float" office:value="0.162045333333333" calcext:value-type="float">
            <text:p>0,162045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8894" calcext:value-type="float">
            <text:p>0,168894</text:p>
          </table:table-cell>
          <table:table-cell table:formula="of:=AVERAGE([.AZ62:.AZ64])" office:value-type="float" office:value="0.171760666666667" calcext:value-type="float">
            <text:p>0,171760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834" calcext:value-type="float">
            <text:p>0,163834</text:p>
          </table:table-cell>
          <table:table-cell table:formula="of:=AVERAGE([.BF62:.BF64])" office:value-type="float" office:value="0.165024333333333" calcext:value-type="float">
            <text:p>0,16502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8827" calcext:value-type="float">
            <text:p>0,178827</text:p>
          </table:table-cell>
          <table:table-cell table:formula="of:=AVERAGE([.BL62:.BL64])" office:value-type="float" office:value="0.180714333333333" calcext:value-type="float">
            <text:p>0,18071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2806" calcext:value-type="float">
            <text:p>0,162806</text:p>
          </table:table-cell>
          <table:table-cell table:formula="of:=AVERAGE([.BR62:.BR64])" office:value-type="float" office:value="0.169477333333333" calcext:value-type="float">
            <text:p>0,169477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0142" calcext:value-type="float">
            <text:p>0,240142</text:p>
          </table:table-cell>
          <table:table-cell table:formula="of:=AVERAGE([.BX62:.BX64])" office:value-type="float" office:value="0.244730333333333" calcext:value-type="float">
            <text:p>0,2447303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00317" calcext:value-type="float">
            <text:p>0,2003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9911" calcext:value-type="float">
            <text:p>0,1799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2354" calcext:value-type="float">
            <text:p>0,1923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2965" calcext:value-type="float">
            <text:p>0,1829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9456" calcext:value-type="float">
            <text:p>0,1694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5693" calcext:value-type="float">
            <text:p>0,1756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4731" calcext:value-type="float">
            <text:p>0,1647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2848" calcext:value-type="float">
            <text:p>0,1628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9956" calcext:value-type="float">
            <text:p>0,1799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469" calcext:value-type="float">
            <text:p>0,1634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7293" calcext:value-type="float">
            <text:p>0,1872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0517" calcext:value-type="float">
            <text:p>0,1705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43921" calcext:value-type="float">
            <text:p>0,243921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07589" calcext:value-type="float">
            <text:p>0,2075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6703" calcext:value-type="float">
            <text:p>0,1867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91114" calcext:value-type="float">
            <text:p>0,1911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88614" calcext:value-type="float">
            <text:p>0,1886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9418" calcext:value-type="float">
            <text:p>0,1694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7524" calcext:value-type="float">
            <text:p>0,1675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3482" calcext:value-type="float">
            <text:p>0,1634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1869" calcext:value-type="float">
            <text:p>0,1618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6432" calcext:value-type="float">
            <text:p>0,16643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6777" calcext:value-type="float">
            <text:p>0,167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6023" calcext:value-type="float">
            <text:p>0,1760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175109" calcext:value-type="float">
            <text:p>0,1751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6666660000" calcext:value-type="float">
            <text:p>2666666660000</text:p>
          </table:table-cell>
          <table:table-cell office:value-type="float" office:value="0.250128" calcext:value-type="float">
            <text:p>0,2501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2131" calcext:value-type="float">
            <text:p>0,722131</text:p>
          </table:table-cell>
          <table:table-cell table:formula="of:=AVERAGE([.D65:.D67])" office:value-type="float" office:value="0.732631666666667" calcext:value-type="float">
            <text:p>0,732631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52508" calcext:value-type="float">
            <text:p>0,752508</text:p>
          </table:table-cell>
          <table:table-cell table:formula="of:=AVERAGE([.J65:.J67])" office:value-type="float" office:value="0.727467" calcext:value-type="float">
            <text:p>0,7274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7149" calcext:value-type="float">
            <text:p>0,67149</text:p>
          </table:table-cell>
          <table:table-cell table:formula="of:=AVERAGE([.P65:.P67])" office:value-type="float" office:value="0.707563" calcext:value-type="float">
            <text:p>0,7075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16452" calcext:value-type="float">
            <text:p>0,716452</text:p>
          </table:table-cell>
          <table:table-cell table:formula="of:=AVERAGE([.V65:.V67])" office:value-type="float" office:value="0.729983" calcext:value-type="float">
            <text:p>0,729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0178" calcext:value-type="float">
            <text:p>0,640178</text:p>
          </table:table-cell>
          <table:table-cell table:formula="of:=AVERAGE([.AB65:.AB67])" office:value-type="float" office:value="0.636382333333333" calcext:value-type="float">
            <text:p>0,636382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53779" calcext:value-type="float">
            <text:p>0,653779</text:p>
          </table:table-cell>
          <table:table-cell table:formula="of:=AVERAGE([.AH65:.AH67])" office:value-type="float" office:value="0.640524333333333" calcext:value-type="float">
            <text:p>0,64052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0716" calcext:value-type="float">
            <text:p>0,630716</text:p>
          </table:table-cell>
          <table:table-cell table:formula="of:=AVERAGE([.AN65:.AN67])" office:value-type="float" office:value="0.635450666666667" calcext:value-type="float">
            <text:p>0,635450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4707" calcext:value-type="float">
            <text:p>0,624707</text:p>
          </table:table-cell>
          <table:table-cell table:formula="of:=AVERAGE([.AT65:.AT67])" office:value-type="float" office:value="0.629385333333333" calcext:value-type="float">
            <text:p>0,629385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54121" calcext:value-type="float">
            <text:p>0,654121</text:p>
          </table:table-cell>
          <table:table-cell table:formula="of:=AVERAGE([.AZ65:.AZ67])" office:value-type="float" office:value="0.64734" calcext:value-type="float">
            <text:p>0,647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0872" calcext:value-type="float">
            <text:p>0,630872</text:p>
          </table:table-cell>
          <table:table-cell table:formula="of:=AVERAGE([.BF65:.BF67])" office:value-type="float" office:value="0.635365666666667" calcext:value-type="float">
            <text:p>0,635365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108" calcext:value-type="float">
            <text:p>0,64108</text:p>
          </table:table-cell>
          <table:table-cell table:formula="of:=AVERAGE([.BL65:.BL67])" office:value-type="float" office:value="0.639611333333333" calcext:value-type="float">
            <text:p>0,639611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2289" calcext:value-type="float">
            <text:p>0,642289</text:p>
          </table:table-cell>
          <table:table-cell table:formula="of:=AVERAGE([.BR65:.BR67])" office:value-type="float" office:value="0.639924666666667" calcext:value-type="float">
            <text:p>0,639924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2479" calcext:value-type="float">
            <text:p>0,92479</text:p>
          </table:table-cell>
          <table:table-cell table:formula="of:=AVERAGE([.BX65:.BX67])" office:value-type="float" office:value="0.924661666666667" calcext:value-type="float">
            <text:p>0,92466166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1979" calcext:value-type="float">
            <text:p>0,7219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82881" calcext:value-type="float">
            <text:p>0,6828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36581" calcext:value-type="float">
            <text:p>0,73658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45693" calcext:value-type="float">
            <text:p>0,7456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187" calcext:value-type="float">
            <text:p>0,6361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1102" calcext:value-type="float">
            <text:p>0,6311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8138" calcext:value-type="float">
            <text:p>0,6481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3521" calcext:value-type="float">
            <text:p>0,6235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7696" calcext:value-type="float">
            <text:p>0,6476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526" calcext:value-type="float">
            <text:p>0,6365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3949" calcext:value-type="float">
            <text:p>0,6439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9095" calcext:value-type="float">
            <text:p>0,6390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09634" calcext:value-type="float">
            <text:p>0,90963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53785" calcext:value-type="float">
            <text:p>0,7537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47012" calcext:value-type="float">
            <text:p>0,7470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14618" calcext:value-type="float">
            <text:p>0,7146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727804" calcext:value-type="float">
            <text:p>0,72780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2782" calcext:value-type="float">
            <text:p>0,6327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6692" calcext:value-type="float">
            <text:p>0,636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27498" calcext:value-type="float">
            <text:p>0,6274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9928" calcext:value-type="float">
            <text:p>0,6399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40203" calcext:value-type="float">
            <text:p>0,6402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8699" calcext:value-type="float">
            <text:p>0,6386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3805" calcext:value-type="float">
            <text:p>0,633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63839" calcext:value-type="float">
            <text:p>0,638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1333333320000" calcext:value-type="float">
            <text:p>21333333320000</text:p>
          </table:table-cell>
          <table:table-cell office:value-type="float" office:value="0.939561" calcext:value-type="float">
            <text:p>0,939561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81839" calcext:value-type="float">
            <text:p>2,781839</text:p>
          </table:table-cell>
          <table:table-cell table:formula="of:=AVERAGE([.D68:.D70])" office:value-type="float" office:value="2.73085866666667" calcext:value-type="float">
            <text:p>2,73085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5184" calcext:value-type="float">
            <text:p>2,675184</text:p>
          </table:table-cell>
          <table:table-cell table:formula="of:=AVERAGE([.J68:.J70])" office:value-type="float" office:value="2.730728" calcext:value-type="float">
            <text:p>2,730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16203" calcext:value-type="float">
            <text:p>2,716203</text:p>
          </table:table-cell>
          <table:table-cell table:formula="of:=AVERAGE([.P68:.P70])" office:value-type="float" office:value="2.72099366666667" calcext:value-type="float">
            <text:p>2,720993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64451" calcext:value-type="float">
            <text:p>2,664451</text:p>
          </table:table-cell>
          <table:table-cell table:formula="of:=AVERAGE([.V68:.V70])" office:value-type="float" office:value="2.69538366666667" calcext:value-type="float">
            <text:p>2,695383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67741" calcext:value-type="float">
            <text:p>2,567741</text:p>
          </table:table-cell>
          <table:table-cell table:formula="of:=AVERAGE([.AB68:.AB70])" office:value-type="float" office:value="2.528593" calcext:value-type="float">
            <text:p>2,5285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34268" calcext:value-type="float">
            <text:p>2,534268</text:p>
          </table:table-cell>
          <table:table-cell table:formula="of:=AVERAGE([.AH68:.AH70])" office:value-type="float" office:value="2.52287866666667" calcext:value-type="float">
            <text:p>2,52287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9697" calcext:value-type="float">
            <text:p>2,499697</text:p>
          </table:table-cell>
          <table:table-cell table:formula="of:=AVERAGE([.AN68:.AN70])" office:value-type="float" office:value="2.49484333333333" calcext:value-type="float">
            <text:p>2,49484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517" calcext:value-type="float">
            <text:p>2,498517</text:p>
          </table:table-cell>
          <table:table-cell table:formula="of:=AVERAGE([.AT68:.AT70])" office:value-type="float" office:value="2.50097866666667" calcext:value-type="float">
            <text:p>2,500978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32003" calcext:value-type="float">
            <text:p>2,532003</text:p>
          </table:table-cell>
          <table:table-cell table:formula="of:=AVERAGE([.AZ68:.AZ70])" office:value-type="float" office:value="2.513983" calcext:value-type="float">
            <text:p>2,513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3727" calcext:value-type="float">
            <text:p>2,503727</text:p>
          </table:table-cell>
          <table:table-cell table:formula="of:=AVERAGE([.BF68:.BF70])" office:value-type="float" office:value="2.510027" calcext:value-type="float">
            <text:p>2,5100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4764" calcext:value-type="float">
            <text:p>2,504764</text:p>
          </table:table-cell>
          <table:table-cell table:formula="of:=AVERAGE([.BL68:.BL70])" office:value-type="float" office:value="2.502613" calcext:value-type="float">
            <text:p>2,5026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7254" calcext:value-type="float">
            <text:p>2,497254</text:p>
          </table:table-cell>
          <table:table-cell table:formula="of:=AVERAGE([.BR68:.BR70])" office:value-type="float" office:value="2.498312" calcext:value-type="float">
            <text:p>2,4983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612381" calcext:value-type="float">
            <text:p>3,612381</text:p>
          </table:table-cell>
          <table:table-cell table:formula="of:=AVERAGE([.BX68:.BX70])" office:value-type="float" office:value="3.58619433333333" calcext:value-type="float">
            <text:p>3,586194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1995" calcext:value-type="float">
            <text:p>2,6719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70473" calcext:value-type="float">
            <text:p>2,6704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28401" calcext:value-type="float">
            <text:p>2,7284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58438" calcext:value-type="float">
            <text:p>2,7584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8285" calcext:value-type="float">
            <text:p>2,5082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9494" calcext:value-type="float">
            <text:p>2,5094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88685" calcext:value-type="float">
            <text:p>2,4886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117" calcext:value-type="float">
            <text:p>2,4981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3819" calcext:value-type="float">
            <text:p>2,4938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18877" calcext:value-type="float">
            <text:p>2,5188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8179" calcext:value-type="float">
            <text:p>2,4981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1877" calcext:value-type="float">
            <text:p>2,5018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551514" calcext:value-type="float">
            <text:p>3,55151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38742" calcext:value-type="float">
            <text:p>2,7387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846527" calcext:value-type="float">
            <text:p>2,8465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718377" calcext:value-type="float">
            <text:p>2,7183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663262" calcext:value-type="float">
            <text:p>2,6632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9753" calcext:value-type="float">
            <text:p>2,5097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24874" calcext:value-type="float">
            <text:p>2,5248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6148" calcext:value-type="float">
            <text:p>2,4961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6302" calcext:value-type="float">
            <text:p>2,5063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16127" calcext:value-type="float">
            <text:p>2,516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7477" calcext:value-type="float">
            <text:p>2,5074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504896" calcext:value-type="float">
            <text:p>2,5048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2.495805" calcext:value-type="float">
            <text:p>2,495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" calcext:value-type="float">
            <text:p>80000</text:p>
          </table:table-cell>
          <table:table-cell office:value-type="float" office:value="170666666640000" calcext:value-type="float">
            <text:p>170666666640000</text:p>
          </table:table-cell>
          <table:table-cell office:value-type="float" office:value="3.594688" calcext:value-type="float">
            <text:p>3,59468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53805" calcext:value-type="float">
            <text:p>10,453805</text:p>
          </table:table-cell>
          <table:table-cell table:formula="of:=AVERAGE([.D71:.D73])" office:value-type="float" office:value="10.496631" calcext:value-type="float">
            <text:p>10,4966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07561" calcext:value-type="float">
            <text:p>10,307561</text:p>
          </table:table-cell>
          <table:table-cell table:formula="of:=AVERAGE([.J71:.J73])" office:value-type="float" office:value="10.3099773333333" calcext:value-type="float">
            <text:p>10,309977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34484" calcext:value-type="float">
            <text:p>10,234484</text:p>
          </table:table-cell>
          <table:table-cell table:formula="of:=AVERAGE([.P71:.P73])" office:value-type="float" office:value="10.2879966666667" calcext:value-type="float">
            <text:p>10,28799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49014" calcext:value-type="float">
            <text:p>10,349014</text:p>
          </table:table-cell>
          <table:table-cell table:formula="of:=AVERAGE([.V71:.V73])" office:value-type="float" office:value="10.402039" calcext:value-type="float">
            <text:p>10,4020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2377" calcext:value-type="float">
            <text:p>9,972377</text:p>
          </table:table-cell>
          <table:table-cell table:formula="of:=AVERAGE([.AB71:.AB73])" office:value-type="float" office:value="9.97843233333333" calcext:value-type="float">
            <text:p>9,978432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96082" calcext:value-type="float">
            <text:p>9,996082</text:p>
          </table:table-cell>
          <table:table-cell table:formula="of:=AVERAGE([.AH71:.AH73])" office:value-type="float" office:value="10.039376" calcext:value-type="float">
            <text:p>10,0393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0366" calcext:value-type="float">
            <text:p>9,950366</text:p>
          </table:table-cell>
          <table:table-cell table:formula="of:=AVERAGE([.AN71:.AN73])" office:value-type="float" office:value="9.95005833333333" calcext:value-type="float">
            <text:p>9,950058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7637" calcext:value-type="float">
            <text:p>9,957637</text:p>
          </table:table-cell>
          <table:table-cell table:formula="of:=AVERAGE([.AT71:.AT73])" office:value-type="float" office:value="9.95571633333333" calcext:value-type="float">
            <text:p>9,955716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4238" calcext:value-type="float">
            <text:p>9,954238</text:p>
          </table:table-cell>
          <table:table-cell table:formula="of:=AVERAGE([.AZ71:.AZ73])" office:value-type="float" office:value="9.960484" calcext:value-type="float">
            <text:p>9,9604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873" calcext:value-type="float">
            <text:p>9,95873</text:p>
          </table:table-cell>
          <table:table-cell table:formula="of:=AVERAGE([.BF71:.BF73])" office:value-type="float" office:value="9.95718666666667" calcext:value-type="float">
            <text:p>9,957186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2877" calcext:value-type="float">
            <text:p>9,962877</text:p>
          </table:table-cell>
          <table:table-cell table:formula="of:=AVERAGE([.BL71:.BL73])" office:value-type="float" office:value="9.96018533333333" calcext:value-type="float">
            <text:p>9,960185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9999" calcext:value-type="float">
            <text:p>9,959999</text:p>
          </table:table-cell>
          <table:table-cell table:formula="of:=AVERAGE([.BR71:.BR73])" office:value-type="float" office:value="9.96218766666667" calcext:value-type="float">
            <text:p>9,9621876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846241" calcext:value-type="float">
            <text:p>14,846241</text:p>
          </table:table-cell>
          <table:table-cell table:formula="of:=AVERAGE([.BX71:.BX73])" office:value-type="float" office:value="14.7376216666667" calcext:value-type="float">
            <text:p>14,737621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722651" calcext:value-type="float">
            <text:p>10,7226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52428" calcext:value-type="float">
            <text:p>10,3524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13501" calcext:value-type="float">
            <text:p>10,2135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97755" calcext:value-type="float">
            <text:p>10,3977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028193" calcext:value-type="float">
            <text:p>10,0281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008288" calcext:value-type="float">
            <text:p>10,0082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8699" calcext:value-type="float">
            <text:p>9,9586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2544" calcext:value-type="float">
            <text:p>9,9525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6315" calcext:value-type="float">
            <text:p>9,9763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0983" calcext:value-type="float">
            <text:p>9,9609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70145" calcext:value-type="float">
            <text:p>9,970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3503" calcext:value-type="float">
            <text:p>9,9635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708076" calcext:value-type="float">
            <text:p>14,708076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313437" calcext:value-type="float">
            <text:p>10,31343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269943" calcext:value-type="float">
            <text:p>10,2699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16005" calcext:value-type="float">
            <text:p>10,4160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459348" calcext:value-type="float">
            <text:p>10,4593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34727" calcext:value-type="float">
            <text:p>9,9347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0.113758" calcext:value-type="float">
            <text:p>10,1137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4111" calcext:value-type="float">
            <text:p>9,941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6968" calcext:value-type="float">
            <text:p>9,9569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0899" calcext:value-type="float">
            <text:p>9,950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51847" calcext:value-type="float">
            <text:p>9,9518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47534" calcext:value-type="float">
            <text:p>9,9475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9.963061" calcext:value-type="float">
            <text:p>9,9630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5333333280000" calcext:value-type="float">
            <text:p>1365333333280000</text:p>
          </table:table-cell>
          <table:table-cell office:value-type="float" office:value="14.658548" calcext:value-type="float">
            <text:p>14,65854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675397" calcext:value-type="float">
            <text:p>40,675397</text:p>
          </table:table-cell>
          <table:table-cell table:formula="of:=AVERAGE([.D74:.D76])" office:value-type="float" office:value="40.5670496666667" calcext:value-type="float">
            <text:p>40,567049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373914" calcext:value-type="float">
            <text:p>40,373914</text:p>
          </table:table-cell>
          <table:table-cell table:formula="of:=AVERAGE([.J74:.J76])" office:value-type="float" office:value="40.411185" calcext:value-type="float">
            <text:p>40,4111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523182" calcext:value-type="float">
            <text:p>40,523182</text:p>
          </table:table-cell>
          <table:table-cell table:formula="of:=AVERAGE([.P74:.P76])" office:value-type="float" office:value="40.3682883333333" calcext:value-type="float">
            <text:p>40,368288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1.008677" calcext:value-type="float">
            <text:p>41,008677</text:p>
          </table:table-cell>
          <table:table-cell table:formula="of:=AVERAGE([.V74:.V76])" office:value-type="float" office:value="40.7497033333333" calcext:value-type="float">
            <text:p>40,74970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85608" calcext:value-type="float">
            <text:p>39,785608</text:p>
          </table:table-cell>
          <table:table-cell table:formula="of:=AVERAGE([.AB74:.AB76])" office:value-type="float" office:value="39.7582833333333" calcext:value-type="float">
            <text:p>39,75828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12198" calcext:value-type="float">
            <text:p>40,112198</text:p>
          </table:table-cell>
          <table:table-cell table:formula="of:=AVERAGE([.AH74:.AH76])" office:value-type="float" office:value="40.1517213333333" calcext:value-type="float">
            <text:p>40,151721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8493" calcext:value-type="float">
            <text:p>39,758493</text:p>
          </table:table-cell>
          <table:table-cell table:formula="of:=AVERAGE([.AN74:.AN76])" office:value-type="float" office:value="39.7508173333333" calcext:value-type="float">
            <text:p>39,750817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62575" calcext:value-type="float">
            <text:p>39,762575</text:p>
          </table:table-cell>
          <table:table-cell table:formula="of:=AVERAGE([.AT74:.AT76])" office:value-type="float" office:value="39.7799226666667" calcext:value-type="float">
            <text:p>39,779922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03493" calcext:value-type="float">
            <text:p>39,803493</text:p>
          </table:table-cell>
          <table:table-cell table:formula="of:=AVERAGE([.AZ74:.AZ76])" office:value-type="float" office:value="39.7925663333333" calcext:value-type="float">
            <text:p>39,792566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3.575862" calcext:value-type="float">
            <text:p>43,575862</text:p>
          </table:table-cell>
          <table:table-cell table:formula="of:=AVERAGE([.BF74:.BF76])" office:value-type="float" office:value="43.265482" calcext:value-type="float">
            <text:p>43,2654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4597" calcext:value-type="float">
            <text:p>39,774597</text:p>
          </table:table-cell>
          <table:table-cell table:formula="of:=AVERAGE([.BL74:.BL76])" office:value-type="float" office:value="39.775392" calcext:value-type="float">
            <text:p>39,7753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06113" calcext:value-type="float">
            <text:p>39,806113</text:p>
          </table:table-cell>
          <table:table-cell table:formula="of:=AVERAGE([.BR74:.BR76])" office:value-type="float" office:value="39.8002006666667" calcext:value-type="float">
            <text:p>39,8002006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749273" calcext:value-type="float">
            <text:p>58,749273</text:p>
          </table:table-cell>
          <table:table-cell table:formula="of:=AVERAGE([.BX74:.BX76])" office:value-type="float" office:value="59.0893613333333" calcext:value-type="float">
            <text:p>59,089361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628624" calcext:value-type="float">
            <text:p>40,6286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47192" calcext:value-type="float">
            <text:p>40,4471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295799" calcext:value-type="float">
            <text:p>40,2957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09747" calcext:value-type="float">
            <text:p>40,4097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37814" calcext:value-type="float">
            <text:p>39,7378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61352" calcext:value-type="float">
            <text:p>40,1613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42525" calcext:value-type="float">
            <text:p>39,7425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81328" calcext:value-type="float">
            <text:p>39,813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9941" calcext:value-type="float">
            <text:p>39,7799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4.383375" calcext:value-type="float">
            <text:p>44,383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1824" calcext:value-type="float">
            <text:p>39,7718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9071" calcext:value-type="float">
            <text:p>39,7990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9.60343" calcext:value-type="float">
            <text:p>59,60343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397128" calcext:value-type="float">
            <text:p>40,397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412449" calcext:value-type="float">
            <text:p>40,4124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285884" calcext:value-type="float">
            <text:p>40,2858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830686" calcext:value-type="float">
            <text:p>40,8306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1428" calcext:value-type="float">
            <text:p>39,7514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0.181614" calcext:value-type="float">
            <text:p>40,1816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51434" calcext:value-type="float">
            <text:p>39,7514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63913" calcext:value-type="float">
            <text:p>39,7639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4265" calcext:value-type="float">
            <text:p>39,7942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41.837209" calcext:value-type="float">
            <text:p>41,83720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79755" calcext:value-type="float">
            <text:p>39,7797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39.795418" calcext:value-type="float">
            <text:p>39,7954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0" calcext:value-type="float">
            <text:p>320000</text:p>
          </table:table-cell>
          <table:table-cell office:value-type="float" office:value="1.092266666656E+016" calcext:value-type="float">
            <text:p>1,092266666656E+016</text:p>
          </table:table-cell>
          <table:table-cell office:value-type="float" office:value="58.915381" calcext:value-type="float">
            <text:p>58,9153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5" number:min-decimal-places="5" number:min-integer-digits="1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40">
      <number:minutes number:style="long"/>
      <number:text>:</number:text>
      <number:seconds number:style="long"/>
    </number:time-style>
    <number:number-style style:name="N13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 number:decimal-places="1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1">
      <number:day/>
      <number:text>/</number:text>
      <number:month number:textual="true"/>
    </number:date-style>
    <number:date-style style:name="N130">
      <number:month number:textual="true"/>
      <number:text>/</number:text>
      <number:year/>
    </number:date-style>
    <number:date-style style:name="N12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8">
      <number:day/>
      <number:text>/</number:text>
      <number:month number:textual="true"/>
      <number:text>/</number:text>
      <number:year/>
    </number:date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4" number:min-decimal-places="4" number:min-integer-digits="1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2">
      <number:day/>
      <number:text>/</number:text>
      <number:month/>
      <number:text>/</number:text>
      <number:year number:style="long"/>
    </number:date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1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R$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hours/>
      <number:text>:</number:text>
      <number:minutes number:style="long"/>
      <number:text> </number:text>
      <number:am-pm/>
    </number:tim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1T14:29:29.439947299</dc:date>
    <meta:editing-duration>PT5H14M24S</meta:editing-duration>
    <meta:editing-cycles>18</meta:editing-cycles>
    <meta:generator>LibreOffice/7.3.7.2$Linux_X86_64 LibreOffice_project/30$Build-2</meta:generator>
    <meta:document-statistic meta:table-count="3" meta:cell-count="7502" meta:object-count="0"/>
  </office:meta>
</office:document-meta>
</file>